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5_2010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Сколько времени, в целом, в будний день вы уделяете просмотру телевидения?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string" calcext:value-type="string">
            <text:p>ESS_R05_2010_RUS_L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А сколько из того времени, которое проводите в будний день смотря телевизор, вы уделяете просмотру новостей или программ о политике и текущих событиях?</text:p>
          </table:table-cell>
          <table:table-cell office:value-type="float" office:value="4534" calcext:value-type="float">
            <text:p>4534</text:p>
          </table:table-cell>
        </table:table-row>
        <table:table-row table:style-name="ro1">
          <table:table-cell office:value-type="string" calcext:value-type="string">
            <text:p>ESS_R05_2010_RUS_L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Сколько времени, в целом, в будний день вы уделяете слушанию радио?</text:p>
          </table:table-cell>
          <table:table-cell office:value-type="float" office:value="4535" calcext:value-type="float">
            <text:p>4535</text:p>
          </table:table-cell>
        </table:table-row>
        <table:table-row table:style-name="ro1">
          <table:table-cell office:value-type="string" calcext:value-type="string">
            <text:p>ESS_R05_2010_RUS_L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А сколько из того времени, которое проводите в будний день слушая радио, вы уделяете слушанию новостей или программ о политике и текущих событиях?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string" calcext:value-type="string">
            <text:p>ESS_R05_2010_RUS_L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Сколько времени, в целом, в будний день вы уделяете чтению газет?</text:p>
          </table:table-cell>
          <table:table-cell office:value-type="float" office:value="4537" calcext:value-type="float">
            <text:p>4537</text:p>
          </table:table-cell>
        </table:table-row>
        <table:table-row table:style-name="ro1">
          <table:table-cell office:value-type="string" calcext:value-type="string">
            <text:p>ESS_R05_2010_RUS_L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А сколько из того времени, которое проводите в будний день читая газеты, вы уделяете чтению материалов, посвящённых политике и текущим событиям?</text:p>
          </table:table-cell>
          <table:table-cell office:value-type="float" office:value="4538" calcext:value-type="float">
            <text:p>4538</text:p>
          </table:table-cell>
        </table:table-row>
        <table:table-row table:style-name="ro1">
          <table:table-cell office:value-type="string" calcext:value-type="string">
            <text:p>ESS_R05_2010_RUS_L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А теперь, используя эту карточку, скажите, пожалуйста, как часто вы пользуетесь Интернетом или электронной почтой, – в личных целях дома, на работе или в каком-либо другом месте?</text:p>
          </table:table-cell>
          <table:table-cell office:value-type="float" office:value="4539" calcext:value-type="float">
            <text:p>4539</text:p>
          </table:table-cell>
        </table:table-row>
        <table:table-row table:style-name="ro1">
          <table:table-cell office:value-type="string" calcext:value-type="string">
            <text:p>ESS_R05_2010_RUS_LT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Используя эту карточку, скажите, пожалуйста, в целом, можно ли доверять большинству людей, или же, общаясь с людьми, «излишняя осторожность не помешает»?</text:p>
          </table:table-cell>
          <table:table-cell office:value-type="float" office:value="4540" calcext:value-type="float">
            <text:p>4540</text:p>
          </table:table-cell>
        </table:table-row>
        <table:table-row table:style-name="ro1">
          <table:table-cell office:value-type="string" calcext:value-type="string">
            <text:p>ESS_R05_2010_RUS_LT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Пожалуйста, укажите число по шкале от 0 до 10, где 0 означает, что, общаясь с людьми, «излишняя осторожность не помешает», а 10 – большинству людей можно доверять.</text:p>
          </table:table-cell>
          <table:table-cell office:value-type="float" office:value="4541" calcext:value-type="float">
            <text:p>4541</text:p>
          </table:table-cell>
        </table:table-row>
        <table:table-row table:style-name="ro1">
          <table:table-cell office:value-type="string" calcext:value-type="string">
            <text:p>ESS_R05_2010_RUS_LT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Используя эту карточку, скажите, пожалуйста, как вы думаете, большинство людей пытались бы воспользоваться вами, если бы у них была такая возможность, или же они старались бы быть порядочными?</text:p>
          </table:table-cell>
          <table:table-cell office:value-type="float" office:value="4542" calcext:value-type="float">
            <text:p>4542</text:p>
          </table:table-cell>
        </table:table-row>
        <table:table-row table:style-name="ro1">
          <table:table-cell office:value-type="string" calcext:value-type="string">
            <text:p>ESS_R05_2010_RUS_LT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Скажите, пожалуйста, в большинстве случаев стараются ли люди помочь другим или же, чаще всего они заботятся только о себе?</text:p>
          </table:table-cell>
          <table:table-cell office:value-type="float" office:value="4543" calcext:value-type="float">
            <text:p>4543</text:p>
          </table:table-cell>
        </table:table-row>
        <table:table-row table:style-name="ro1">
          <table:table-cell office:value-type="string" calcext:value-type="string">
            <text:p>ESS_R05_2010_RUS_LT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Насколько вы интересуетесь политикой...?</text:p>
          </table:table-cell>
          <table:table-cell office:value-type="float" office:value="4544" calcext:value-type="float">
            <text:p>4544</text:p>
          </table:table-cell>
        </table:table-row>
        <table:table-row table:style-name="ro1">
          <table:table-cell office:value-type="string" calcext:value-type="string">
            <text:p>ESS_R05_2010_RUS_LT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спользуя эту карточку, укажите, пожалуйста, число по шкале от 0 до 10, насколько вы лично доверяете каждой из институций, которые я назову.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office:value-type="string" calcext:value-type="string">
            <text:p>ESS_R05_2010_RUS_LT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означает, что вы полностью не доверяете этой институции, а 10 означает, что вы полностью ей доверяете.</text:p>
          </table:table-cell>
          <table:table-cell office:value-type="float" office:value="4546" calcext:value-type="float">
            <text:p>4546</text:p>
          </table:table-cell>
        </table:table-row>
        <table:table-row table:style-name="ro1">
          <table:table-cell office:value-type="string" calcext:value-type="string">
            <text:p>ESS_R05_2010_RUS_LT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 так насколько вы доверяете...</text:p>
          </table:table-cell>
          <table:table-cell office:value-type="float" office:value="4547" calcext:value-type="float">
            <text:p>4547</text:p>
          </table:table-cell>
        </table:table-row>
        <table:table-row table:style-name="ro1">
          <table:table-cell office:value-type="string" calcext:value-type="string">
            <text:p>ESS_R05_2010_RUS_LT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... Сейму Литвы?</text:p>
          </table:table-cell>
          <table:table-cell office:value-type="float" office:value="4548" calcext:value-type="float">
            <text:p>4548</text:p>
          </table:table-cell>
        </table:table-row>
        <table:table-row table:style-name="ro1">
          <table:table-cell office:value-type="string" calcext:value-type="string">
            <text:p>ESS_R05_2010_RUS_LT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 правовой системе?</text:p>
          </table:table-cell>
          <table:table-cell office:value-type="float" office:value="4549" calcext:value-type="float">
            <text:p>4549</text:p>
          </table:table-cell>
        </table:table-row>
        <table:table-row table:style-name="ro1">
          <table:table-cell office:value-type="string" calcext:value-type="string">
            <text:p>ESS_R05_2010_RUS_LT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... полиции?</text:p>
          </table:table-cell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string" calcext:value-type="string">
            <text:p>ESS_R05_2010_RUS_LT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... политикам?</text:p>
          </table:table-cell>
          <table:table-cell office:value-type="float" office:value="4551" calcext:value-type="float">
            <text:p>4551</text:p>
          </table:table-cell>
        </table:table-row>
        <table:table-row table:style-name="ro1">
          <table:table-cell office:value-type="string" calcext:value-type="string">
            <text:p>ESS_R05_2010_RUS_LT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... политическим партиям?</text:p>
          </table:table-cell>
          <table:table-cell office:value-type="float" office:value="4552" calcext:value-type="float">
            <text:p>4552</text:p>
          </table:table-cell>
        </table:table-row>
        <table:table-row table:style-name="ro1">
          <table:table-cell office:value-type="string" calcext:value-type="string">
            <text:p>ESS_R05_2010_RUS_LT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... Европарламенту?</text:p>
          </table:table-cell>
          <table:table-cell office:value-type="float" office:value="4553" calcext:value-type="float">
            <text:p>4553</text:p>
          </table:table-cell>
        </table:table-row>
        <table:table-row table:style-name="ro1">
          <table:table-cell office:value-type="string" calcext:value-type="string">
            <text:p>ESS_R05_2010_RUS_LT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... Организации объединённых наций?</text:p>
          </table:table-cell>
          <table:table-cell office:value-type="float" office:value="4554" calcext:value-type="float">
            <text:p>4554</text:p>
          </table:table-cell>
        </table:table-row>
        <table:table-row table:style-name="ro1">
          <table:table-cell office:value-type="string" calcext:value-type="string">
            <text:p>ESS_R05_2010_RUS_LT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которые люди в наше время не голосуют по той или иной причине.</text:p>
          </table:table-cell>
          <table:table-cell office:value-type="float" office:value="4555" calcext:value-type="float">
            <text:p>4555</text:p>
          </table:table-cell>
        </table:table-row>
        <table:table-row table:style-name="ro1">
          <table:table-cell office:value-type="string" calcext:value-type="string">
            <text:p>ESS_R05_2010_RUS_LT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Голосовали ли вы на выборах в Сейм Литвы в октябре 2008 года?</text:p>
          </table:table-cell>
          <table:table-cell office:value-type="float" office:value="4556" calcext:value-type="float">
            <text:p>4556</text:p>
          </table:table-cell>
        </table:table-row>
        <table:table-row table:style-name="ro1">
          <table:table-cell office:value-type="string" calcext:value-type="string">
            <text:p>ESS_R05_2010_RUS_LT_20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Уточните, пожалуйста, голосовали ли вы за какой-либо список – партийный или коалиционный - кандидатов в первом туре выборов?</text:p>
          </table:table-cell>
          <table:table-cell office:value-type="float" office:value="4557" calcext:value-type="float">
            <text:p>4557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За какой список вы голосовали?</text:p>
          </table:table-cell>
          <table:table-cell office:value-type="float" office:value="4558" calcext:value-type="float">
            <text:p>4558</text:p>
          </table:table-cell>
        </table:table-row>
        <table:table-row table:style-name="ro1">
          <table:table-cell office:value-type="string" calcext:value-type="string">
            <text:p>ESS_R05_2010_RUS_LT_22</text:p>
          </table:table-cell>
          <table:table-cell office:value-type="string" calcext:value-type="string">
            <text:p>B12c</text:p>
          </table:table-cell>
          <table:table-cell office:value-type="string" calcext:value-type="string">
            <text:p>А голосовали ли вы за какого-либо кандидата одномандатного округа в первом туре выборов?</text:p>
          </table:table-cell>
          <table:table-cell office:value-type="float" office:value="4559" calcext:value-type="float">
            <text:p>4559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За кандидата какой партии вы голосовали?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string" calcext:value-type="string">
            <text:p>ESS_R05_2010_RUS_LT_24</text:p>
          </table:table-cell>
          <table:table-cell office:value-type="string" calcext:value-type="string">
            <text:p>B12e</text:p>
          </table:table-cell>
          <table:table-cell office:value-type="string" calcext:value-type="string">
            <text:p>А голосовали ли вы за какого-либо кандидата одномандатного округа во втором туре выборов?</text:p>
          </table:table-cell>
          <table:table-cell office:value-type="float" office:value="4561" calcext:value-type="float">
            <text:p>4561</text:p>
          </table:table-cell>
        </table:table-row>
        <table:table-row table:style-name="ro1">
          <table:table-cell office:value-type="string" calcext:value-type="string">
            <text:p>ESS_R05_2010_RUS_LT_25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За кандидата какой партии вы голосовали?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string" calcext:value-type="string">
            <text:p>ESS_R05_2010_RUS_LT_26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Существуют различные способы улучшить положение в Литве или хотя бы предотвратить его ухудшение.</text:p>
          </table:table-cell>
          <table:table-cell office:value-type="float" office:value="4562" calcext:value-type="float">
            <text:p>4562</text:p>
          </table:table-cell>
        </table:table-row>
        <table:table-row table:style-name="ro1">
          <table:table-cell office:value-type="string" calcext:value-type="string">
            <text:p>ESS_R05_2010_RUS_LT_26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Предпринимали ли вы что-либо из перечисленных ниже действий в течение последних 12 месяцев...?</text:p>
          </table:table-cell>
          <table:table-cell office:value-type="float" office:value="4563" calcext:value-type="float">
            <text:p>4563</text:p>
          </table:table-cell>
        </table:table-row>
        <table:table-row table:style-name="ro1">
          <table:table-cell office:value-type="string" calcext:value-type="string">
            <text:p>ESS_R05_2010_RUS_LT_26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... связывались с политиками, с представителями правительства или местного самоуправления?</text:p>
          </table:table-cell>
          <table:table-cell office:value-type="float" office:value="4564" calcext:value-type="float">
            <text:p>4564</text:p>
          </table:table-cell>
        </table:table-row>
        <table:table-row table:style-name="ro1">
          <table:table-cell office:value-type="string" calcext:value-type="string">
            <text:p>ESS_R05_2010_RUS_LT_27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... работали в какой-либо политической партии или инициативной группе?</text:p>
          </table:table-cell>
          <table:table-cell office:value-type="float" office:value="4565" calcext:value-type="float">
            <text:p>4565</text:p>
          </table:table-cell>
        </table:table-row>
        <table:table-row table:style-name="ro1">
          <table:table-cell office:value-type="string" calcext:value-type="string">
            <text:p>ESS_R05_2010_RUS_LT_28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... работали в какой-либо другой организации или ассоциации?</text:p>
          </table:table-cell>
          <table:table-cell office:value-type="float" office:value="4566" calcext:value-type="float">
            <text:p>4566</text:p>
          </table:table-cell>
        </table:table-row>
        <table:table-row table:style-name="ro1">
          <table:table-cell office:value-type="string" calcext:value-type="string">
            <text:p>ESS_R05_2010_RUS_LT_29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... носили или другим образом демонстрировали символику или атрибутику политической, социальной, экологической или похожей кампании?</text:p>
          </table:table-cell>
          <table:table-cell office:value-type="float" office:value="4567" calcext:value-type="float">
            <text:p>4567</text:p>
          </table:table-cell>
        </table:table-row>
        <table:table-row table:style-name="ro1">
          <table:table-cell office:value-type="string" calcext:value-type="string">
            <text:p>ESS_R05_2010_RUS_LT_30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... подписывали петицию?</text:p>
          </table:table-cell>
          <table:table-cell office:value-type="float" office:value="4568" calcext:value-type="float">
            <text:p>4568</text:p>
          </table:table-cell>
        </table:table-row>
        <table:table-row table:style-name="ro1">
          <table:table-cell office:value-type="string" calcext:value-type="string">
            <text:p>ESS_R05_2010_RUS_LT_3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... принимали участие в законной общественной демонстрации?</text:p>
          </table:table-cell>
          <table:table-cell office:value-type="float" office:value="4569" calcext:value-type="float">
            <text:p>4569</text:p>
          </table:table-cell>
        </table:table-row>
        <table:table-row table:style-name="ro1">
          <table:table-cell office:value-type="string" calcext:value-type="string">
            <text:p>ESS_R05_2010_RUS_LT_32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... бойкотировали определённые продукты?</text:p>
          </table:table-cell>
          <table:table-cell office:value-type="float" office:value="4570" calcext:value-type="float">
            <text:p>4570</text:p>
          </table:table-cell>
        </table:table-row>
        <table:table-row table:style-name="ro1">
          <table:table-cell office:value-type="string" calcext:value-type="string">
            <text:p>ESS_R05_2010_RUS_LT_33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Существует ли какая-либо политическая партия, которую вы предпочитаете другим?</text:p>
          </table:table-cell>
          <table:table-cell office:value-type="float" office:value="4571" calcext:value-type="float">
            <text:p>4571</text:p>
          </table:table-cell>
        </table:table-row>
        <table:table-row table:style-name="ro1">
          <table:table-cell office:value-type="string" calcext:value-type="string">
            <text:p>ESS_R05_2010_RUS_LT_34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34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Какая это партия?</text:p>
          </table:table-cell>
          <table:table-cell office:value-type="float" office:value="4572" calcext:value-type="float">
            <text:p>4572</text:p>
          </table:table-cell>
        </table:table-row>
        <table:table-row table:style-name="ro1">
          <table:table-cell office:value-type="string" calcext:value-type="string">
            <text:p>ESS_R05_2010_RUS_LT_35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Насколько Вы близки к этой партии?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office:value-type="string" calcext:value-type="string">
            <text:p>ESS_R05_2010_RUS_LT_35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Насколько вам близка эта партия?</text:p>
          </table:table-cell>
          <table:table-cell office:value-type="float" office:value="4574" calcext:value-type="float">
            <text:p>4574</text:p>
          </table:table-cell>
        </table:table-row>
        <table:table-row table:style-name="ro1">
          <table:table-cell office:value-type="string" calcext:value-type="string">
            <text:p>ESS_R05_2010_RUS_LT_35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Она вам...?</text:p>
          </table:table-cell>
          <table:table-cell office:value-type="float" office:value="4575" calcext:value-type="float">
            <text:p>4575</text:p>
          </table:table-cell>
        </table:table-row>
        <table:table-row table:style-name="ro1">
          <table:table-cell office:value-type="string" calcext:value-type="string">
            <text:p>ESS_R05_2010_RUS_LT_36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Являетесь ли вы членом какой-либо политической партии?</text:p>
          </table:table-cell>
          <table:table-cell office:value-type="float" office:value="4576" calcext:value-type="float">
            <text:p>4576</text:p>
          </table:table-cell>
        </table:table-row>
        <table:table-row table:style-name="ro1">
          <table:table-cell office:value-type="string" calcext:value-type="string">
            <text:p>ESS_R05_2010_RUS_LT_37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Какой?</text:p>
          </table:table-cell>
          <table:table-cell office:value-type="float" office:value="4577" calcext:value-type="float">
            <text:p>4577</text:p>
          </table:table-cell>
        </table:table-row>
        <table:table-row table:style-name="ro1">
          <table:table-cell office:value-type="string" calcext:value-type="string">
            <text:p>ESS_R05_2010_RUS_LT_38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38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В политике иногда говорят о «левых» и «правых».</text:p>
          </table:table-cell>
          <table:table-cell office:value-type="float" office:value="4578" calcext:value-type="float">
            <text:p>4578</text:p>
          </table:table-cell>
        </table:table-row>
        <table:table-row table:style-name="ro1">
          <table:table-cell office:value-type="string" calcext:value-type="string">
            <text:p>ESS_R05_2010_RUS_LT_38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Используя эту карточку, скажите, пожалуйста, где бы вы поместили себя согласно шкале, на которой 0 означает «левыe», а 10 - «правыe»?</text:p>
          </table:table-cell>
          <table:table-cell office:value-type="float" office:value="4579" calcext:value-type="float">
            <text:p>4579</text:p>
          </table:table-cell>
        </table:table-row>
        <table:table-row table:style-name="ro1">
          <table:table-cell office:value-type="string" calcext:value-type="string">
            <text:p>ESS_R05_2010_RUS_LT_39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39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Насколько вы удовлетворены своей сегодняшней жизнью в целом?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5_2010_RUS_LT_39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Ответьте, используя карточку, где 0 означает, что вы чрезвычайно не удовлетворены, а 10 означает, что вы чрезвычайно удовлетворены.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5_2010_RUS_LT_4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В целом, насколько вы удовлетворены сегодняшней экономической ситуацией в Литве?</text:p>
          </table:table-cell>
          <table:table-cell office:value-type="float" office:value="4582" calcext:value-type="float">
            <text:p>4582</text:p>
          </table:table-cell>
        </table:table-row>
        <table:table-row table:style-name="ro1">
          <table:table-cell office:value-type="string" calcext:value-type="string">
            <text:p>ESS_R05_2010_RUS_LT_4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Рассуждая о сегодняшнем правительстве Литвы, скажите, пожалуйста, насколько вы удовлетворены его деятельностью?</text:p>
          </table:table-cell>
          <table:table-cell office:value-type="float" office:value="4583" calcext:value-type="float">
            <text:p>4583</text:p>
          </table:table-cell>
        </table:table-row>
        <table:table-row table:style-name="ro1">
          <table:table-cell office:value-type="string" calcext:value-type="string">
            <text:p>ESS_R05_2010_RUS_LT_4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В целом, насколько вы удовлетворены сегодняшней демократией в Литве?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5_2010_RUS_LT_43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43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Используя эту карточку, скажите, пожалуйста, что вы думаете о сегодняшнем состоянии образования в Литве?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ESS_R05_2010_RUS_LT_44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Используя эту карточку, скажите, пожалуйста, что вы думаете о сегодняшнем состоянии здравоохранения в Литве?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 office:value-type="string" calcext:value-type="string">
            <text:p>ESS_R05_2010_RUS_LT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Используя эту карточку скажите, пожалуйста, насколько вы согласны или не согласны с каждым из следующих утверждений.</text:p>
          </table:table-cell>
          <table:table-cell office:value-type="float" office:value="4587" calcext:value-type="float">
            <text:p>4587</text:p>
          </table:table-cell>
        </table:table-row>
        <table:table-row table:style-name="ro1">
          <table:table-cell office:value-type="string" calcext:value-type="string">
            <text:p>ESS_R05_2010_RUS_LT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Государство должно принять меры по уменьшению различий в уровнях доходов.</text:p>
          </table:table-cell>
          <table:table-cell office:value-type="float" office:value="4588" calcext:value-type="float">
            <text:p>4588</text:p>
          </table:table-cell>
        </table:table-row>
        <table:table-row table:style-name="ro1">
          <table:table-cell office:value-type="string" calcext:value-type="string">
            <text:p>ESS_R05_2010_RUS_LT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Геям и лесбиянкам должно быть позволено иметь свободу выбора жить, как они этого хотят.</text:p>
          </table:table-cell>
          <table:table-cell office:value-type="float" office:value="4589" calcext:value-type="float">
            <text:p>4589</text:p>
          </table:table-cell>
        </table:table-row>
        <table:table-row table:style-name="ro1">
          <table:table-cell office:value-type="string" calcext:value-type="string">
            <text:p>ESS_R05_2010_RUS_LT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Политические партии, стремящиеся к свержению демократии, должны быть запрещены.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string" calcext:value-type="string">
            <text:p>ESS_R05_2010_RUS_LT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Можно положиться на современную науку в решении наших экологических проблем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5_2010_RUS_LT_49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49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Используя эту карточку, скажите, пожалуйста, как вы думаете, какому количеству людей одной и той же расы или этнической группы, как большинство жителей Литвы должно быть разрешено переселиться в Литву?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string" calcext:value-type="string">
            <text:p>ESS_R05_2010_RUS_LT_50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Какому количеству людей другой расы или этнической группы, как большинство жителей Литвы должно быть разрешено переселиться в Литву?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string" calcext:value-type="string">
            <text:p>ESS_R05_2010_RUS_LT_51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какому количеству людей из более бедных не европейских стран должно быть разрешено переселиться в Литву?</text:p>
          </table:table-cell>
          <table:table-cell office:value-type="float" office:value="4594" calcext:value-type="float">
            <text:p>4594</text:p>
          </table:table-cell>
        </table:table-row>
        <table:table-row table:style-name="ro1">
          <table:table-cell office:value-type="string" calcext:value-type="string">
            <text:p>ESS_R05_2010_RUS_LT_52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52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Как вы думаете, в целом плохо или хорошо для экономики Литвы, если люди переселяются сюда из других стран?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string" calcext:value-type="string">
            <text:p>ESS_R05_2010_RUS_LT_53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53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Используя эту карточку, скажите, пожалуйста, в целом, люди, переезжающие жить сюда из других стран, разрушают или же обогащают культурную жизнь Литвы?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5_2010_RUS_LT_54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54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Литва становится более плохим или более хорошим местом для жизни, когда люди переселяются сюда из других стран?</text:p>
          </table:table-cell>
          <table:table-cell office:value-type="float" office:value="4597" calcext:value-type="float">
            <text:p>4597</text:p>
          </table:table-cell>
        </table:table-row>
        <table:table-row table:style-name="ro1">
          <table:table-cell office:value-type="string" calcext:value-type="string">
            <text:p>ESS_R05_2010_RUS_LT_5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Учитывая все обстоятельства, насколько, Вы бы сказали, что вы счастливы?</text:p>
          </table:table-cell>
          <table:table-cell office:value-type="float" office:value="4598" calcext:value-type="float">
            <text:p>4598</text:p>
          </table:table-cell>
        </table:table-row>
        <table:table-row table:style-name="ro1">
          <table:table-cell office:value-type="string" calcext:value-type="string">
            <text:p>ESS_R05_2010_RUS_LT_5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5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В целом, насколько вы себя чувствуете счастливым/-ой?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string" calcext:value-type="string">
            <text:p>ESS_R05_2010_RUS_LT_5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5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Используя эту карточку, ответьте, пожалуйста, как часто вы проводите свободное время с друзьями, родственниками или коллегами по работе?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ESS_R05_2010_RUS_LT_5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Есть ли у вас с кем обсуждать интимные и личные вопросы?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string" calcext:value-type="string">
            <text:p>ESS_R05_2010_RUS_LT_5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5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Скажите, пожалуйста, как часто, по сравнению с другими людьми вашего возраста, вы встречаетесь и проводите свободное время с другими людьми?</text:p>
          </table:table-cell>
          <table:table-cell office:value-type="float" office:value="4602" calcext:value-type="float">
            <text:p>4602</text:p>
          </table:table-cell>
        </table:table-row>
        <table:table-row table:style-name="ro1">
          <table:table-cell office:value-type="string" calcext:value-type="string">
            <text:p>ESS_R05_2010_RUS_LT_6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Были ли вы или члены вашей семьи жертвами ограбления или нападения в течение последних 5 лет?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string" calcext:value-type="string">
            <text:p>ESS_R05_2010_RUS_LT_6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Насколько безопасно вы себя чувствуете или чувствовали бы, ходя в одиночку в этом районе в тёмное время суток?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5_2010_RUS_LT_6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Вы чувствуете или чувствовали бы себя...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5_2010_RUS_LT_6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6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Насколько часто вас беспокоит, если вообще беспокоит, что ваш дом может быть ограблен?</text:p>
          </table:table-cell>
          <table:table-cell office:value-type="float" office:value="4606" calcext:value-type="float">
            <text:p>4606</text:p>
          </table:table-cell>
        </table:table-row>
        <table:table-row table:style-name="ro1">
          <table:table-cell office:value-type="string" calcext:value-type="string">
            <text:p>ESS_R05_2010_RUS_LT_63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беспокойство о том, что ваш дом может быть ограблен...</text:p>
          </table:table-cell>
          <table:table-cell office:value-type="float" office:value="4607" calcext:value-type="float">
            <text:p>4607</text:p>
          </table:table-cell>
        </table:table-row>
        <table:table-row table:style-name="ro1">
          <table:table-cell office:value-type="string" calcext:value-type="string">
            <text:p>ESS_R05_2010_RUS_LT_6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Насколько часто вас беспокоит, если вообще беспокоит, что вы можете стать жертвой насильственного преступления?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string" calcext:value-type="string">
            <text:p>ESS_R05_2010_RUS_LT_65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беспокойство о том, чтобы вы не стали жертвой насильственного преступления...</text:p>
          </table:table-cell>
          <table:table-cell office:value-type="float" office:value="4609" calcext:value-type="float">
            <text:p>4609</text:p>
          </table:table-cell>
        </table:table-row>
        <table:table-row table:style-name="ro1">
          <table:table-cell office:value-type="string" calcext:value-type="string">
            <text:p>ESS_R05_2010_RUS_LT_66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Далее несколько следующих, касающихся вас, вопросов.</text:p>
          </table:table-cell>
          <table:table-cell office:value-type="float" office:value="4610" calcext:value-type="float">
            <text:p>4610</text:p>
          </table:table-cell>
        </table:table-row>
        <table:table-row table:style-name="ro1">
          <table:table-cell office:value-type="string" calcext:value-type="string">
            <text:p>ESS_R05_2010_RUS_LT_66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Какое общее состояние вашего здоровья?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5_2010_RUS_LT_66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Вы бы сказали, что оно...</text:p>
          </table:table-cell>
          <table:table-cell office:value-type="float" office:value="4612" calcext:value-type="float">
            <text:p>4612</text:p>
          </table:table-cell>
        </table:table-row>
        <table:table-row table:style-name="ro1">
          <table:table-cell office:value-type="string" calcext:value-type="string">
            <text:p>ESS_R05_2010_RUS_LT_67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Ограничивает ли вашу повседневную деятельность какое-либо хроническое заболевание, инвалидность или проблемы психического здоровья?</text:p>
          </table:table-cell>
          <table:table-cell office:value-type="float" office:value="4613" calcext:value-type="float">
            <text:p>4613</text:p>
          </table:table-cell>
        </table:table-row>
        <table:table-row table:style-name="ro1">
          <table:table-cell office:value-type="string" calcext:value-type="string">
            <text:p>ESS_R05_2010_RUS_LT_67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ЕСЛИ ОТВЕТ - «ДА»: Очень беспокоит или частично?</text:p>
          </table:table-cell>
          <table:table-cell office:value-type="float" office:value="4614" calcext:value-type="float">
            <text:p>4614</text:p>
          </table:table-cell>
        </table:table-row>
        <table:table-row table:style-name="ro1">
          <table:table-cell office:value-type="string" calcext:value-type="string">
            <text:p>ESS_R05_2010_RUS_LT_68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Причисляете ли вы себя к какой-либо определённой религии или вероисповеданию?</text:p>
          </table:table-cell>
          <table:table-cell office:value-type="float" office:value="4615" calcext:value-type="float">
            <text:p>4615</text:p>
          </table:table-cell>
        </table:table-row>
        <table:table-row table:style-name="ro1">
          <table:table-cell office:value-type="string" calcext:value-type="string">
            <text:p>ESS_R05_2010_RUS_LT_69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которой?</text:p>
          </table:table-cell>
          <table:table-cell office:value-type="float" office:value="4616" calcext:value-type="float">
            <text:p>4616</text:p>
          </table:table-cell>
        </table:table-row>
        <table:table-row table:style-name="ro1">
          <table:table-cell office:value-type="string" calcext:value-type="string">
            <text:p>ESS_R05_2010_RUS_LT_70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А вы когда-нибудь причисляли себя к какой-либо определённой религии или вероисповеданию?</text:p>
          </table:table-cell>
          <table:table-cell office:value-type="float" office:value="4617" calcext:value-type="float">
            <text:p>4617</text:p>
          </table:table-cell>
        </table:table-row>
        <table:table-row table:style-name="ro1">
          <table:table-cell office:value-type="string" calcext:value-type="string">
            <text:p>ESS_R05_2010_RUS_LT_7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акой?</text:p>
          </table:table-cell>
          <table:table-cell office:value-type="float" office:value="4577" calcext:value-type="float">
            <text:p>4577</text:p>
          </table:table-cell>
        </table:table-row>
        <table:table-row table:style-name="ro1">
          <table:table-cell office:value-type="string" calcext:value-type="string">
            <text:p>ESS_R05_2010_RUS_LT_72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72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Независимо от того, причисляете ли вы себя к какой-либо религии или нет, насколько вы считаете себя верующим/-ей?</text:p>
          </table:table-cell>
          <table:table-cell office:value-type="float" office:value="4618" calcext:value-type="float">
            <text:p>4618</text:p>
          </table:table-cell>
        </table:table-row>
        <table:table-row table:style-name="ro1">
          <table:table-cell office:value-type="string" calcext:value-type="string">
            <text:p>ESS_R05_2010_RUS_LT_73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73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Насколько часто вы посещаете религиозные службы, за исключением таких событий, как свадьбы и похороны?</text:p>
          </table:table-cell>
          <table:table-cell office:value-type="float" office:value="4619" calcext:value-type="float">
            <text:p>4619</text:p>
          </table:table-cell>
        </table:table-row>
        <table:table-row table:style-name="ro1">
          <table:table-cell office:value-type="string" calcext:value-type="string">
            <text:p>ESS_R05_2010_RUS_LT_74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Как часто вы молитесь, если вообще молитесь, независимо от посещения религиозных служб?</text:p>
          </table:table-cell>
          <table:table-cell office:value-type="float" office:value="4620" calcext:value-type="float">
            <text:p>4620</text:p>
          </table:table-cell>
        </table:table-row>
        <table:table-row table:style-name="ro1">
          <table:table-cell office:value-type="string" calcext:value-type="string">
            <text:p>ESS_R05_2010_RUS_LT_75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Можете ли Вы сказать о себе, что принадлежите к группе, которую дискриминируют в Израиле?</text:p>
          </table:table-cell>
          <table:table-cell office:value-type="float" office:value="4621" calcext:value-type="float">
            <text:p>4621</text:p>
          </table:table-cell>
        </table:table-row>
        <table:table-row table:style-name="ro1">
          <table:table-cell office:value-type="string" calcext:value-type="string">
            <text:p>ESS_R05_2010_RUS_LT_76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На каком основании эта ваша группа подвергается дискриминации?</text:p>
          </table:table-cell>
          <table:table-cell office:value-type="float" office:value="4622" calcext:value-type="float">
            <text:p>4622</text:p>
          </table:table-cell>
        </table:table-row>
        <table:table-row table:style-name="ro1">
          <table:table-cell office:value-type="string" calcext:value-type="string">
            <text:p>ESS_R05_2010_RUS_LT_76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УТОЧНИТЕ: На каком ещё основании?</text:p>
          </table:table-cell>
          <table:table-cell office:value-type="float" office:value="4623" calcext:value-type="float">
            <text:p>4623</text:p>
          </table:table-cell>
        </table:table-row>
        <table:table-row table:style-name="ro1">
          <table:table-cell office:value-type="string" calcext:value-type="string">
            <text:p>ESS_R05_2010_RUS_LT_77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Являетесь ли вы гражданином/-кой Литвы?</text:p>
          </table:table-cell>
          <table:table-cell office:value-type="float" office:value="4624" calcext:value-type="float">
            <text:p>4624</text:p>
          </table:table-cell>
        </table:table-row>
        <table:table-row table:style-name="ro1">
          <table:table-cell office:value-type="string" calcext:value-type="string">
            <text:p>ESS_R05_2010_RUS_LT_78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Какое у вас гражданство?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office:value-type="string" calcext:value-type="string">
            <text:p>ESS_R05_2010_RUS_LT_79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Родились ли вы в Литве?</text:p>
          </table:table-cell>
          <table:table-cell office:value-type="float" office:value="4626" calcext:value-type="float">
            <text:p>4626</text:p>
          </table:table-cell>
        </table:table-row>
        <table:table-row table:style-name="ro1">
          <table:table-cell office:value-type="string" calcext:value-type="string">
            <text:p>ESS_R05_2010_RUS_LT_80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В какой стране вы родились?</text:p>
          </table:table-cell>
          <table:table-cell office:value-type="float" office:value="4627" calcext:value-type="float">
            <text:p>4627</text:p>
          </table:table-cell>
        </table:table-row>
        <table:table-row table:style-name="ro1">
          <table:table-cell office:value-type="string" calcext:value-type="string">
            <text:p>ESS_R05_2010_RUS_LT_81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В каком году вы впервые приехали жить в Литву?</text:p>
          </table:table-cell>
          <table:table-cell office:value-type="float" office:value="4628" calcext:value-type="float">
            <text:p>4628</text:p>
          </table:table-cell>
        </table:table-row>
        <table:table-row table:style-name="ro1">
          <table:table-cell office:value-type="string" calcext:value-type="string">
            <text:p>ESS_R05_2010_RUS_LT_8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На каком языке или языках чаще всего вы говорите у себя дома?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string" calcext:value-type="string">
            <text:p>ESS_R05_2010_RUS_LT_8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Причисляете ли вы себя к какой-либо группе этнических меньшинств Литвы?</text:p>
          </table:table-cell>
          <table:table-cell office:value-type="float" office:value="4630" calcext:value-type="float">
            <text:p>4630</text:p>
          </table:table-cell>
        </table:table-row>
        <table:table-row table:style-name="ro1">
          <table:table-cell office:value-type="string" calcext:value-type="string">
            <text:p>ESS_R05_2010_RUS_LT_84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Родился ли ваш отец в Литве?</text:p>
          </table:table-cell>
          <table:table-cell office:value-type="float" office:value="4631" calcext:value-type="float">
            <text:p>4631</text:p>
          </table:table-cell>
        </table:table-row>
        <table:table-row table:style-name="ro1">
          <table:table-cell office:value-type="string" calcext:value-type="string">
            <text:p>ESS_R05_2010_RUS_LT_85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В какой стране родился ваш отец?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5_2010_RUS_LT_86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Родилась ли ваша мать в Литве?</text:p>
          </table:table-cell>
          <table:table-cell office:value-type="float" office:value="4633" calcext:value-type="float">
            <text:p>4633</text:p>
          </table:table-cell>
        </table:table-row>
        <table:table-row table:style-name="ro1">
          <table:table-cell office:value-type="string" calcext:value-type="string">
            <text:p>ESS_R05_2010_RUS_LT_87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В какой стране родилась ваша мать?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ESS_R05_2010_RUS_LT_8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Сейчас некоторые вопросы на другую тему.</text:p>
          </table:table-cell>
          <table:table-cell office:value-type="float" office:value="4635" calcext:value-type="float">
            <text:p>4635</text:p>
          </table:table-cell>
        </table:table-row>
        <table:table-row table:style-name="ro1">
          <table:table-cell office:value-type="string" calcext:value-type="string">
            <text:p>ESS_R05_2010_RUS_LT_8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Я хотел/-а бы задать вам несколько вопросов о том, насколько плохим вы считаете определённое поведение.</text:p>
          </table:table-cell>
          <table:table-cell office:value-type="float" office:value="4636" calcext:value-type="float">
            <text:p>4636</text:p>
          </table:table-cell>
        </table:table-row>
        <table:table-row table:style-name="ro1">
          <table:table-cell office:value-type="string" calcext:value-type="string">
            <text:p>ESS_R05_2010_RUS_LT_8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Используя эту карточку, пожалуйста, скажите насколько плохо...</text:p>
          </table:table-cell>
          <table:table-cell office:value-type="float" office:value="4637" calcext:value-type="float">
            <text:p>4637</text:p>
          </table:table-cell>
        </table:table-row>
        <table:table-row table:style-name="ro1">
          <table:table-cell office:value-type="string" calcext:value-type="string">
            <text:p>ESS_R05_2010_RUS_LT_8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... предъявить преувеличенное или ложное заявление о выплате страховки?</text:p>
          </table:table-cell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string" calcext:value-type="string">
            <text:p>ESS_R05_2010_RUS_LT_8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... покупать то, что, по вашему мнению, возможно было украдено?</text:p>
          </table:table-cell>
          <table:table-cell office:value-type="float" office:value="4639" calcext:value-type="float">
            <text:p>4639</text:p>
          </table:table-cell>
        </table:table-row>
        <table:table-row table:style-name="ro1">
          <table:table-cell office:value-type="string" calcext:value-type="string">
            <text:p>ESS_R05_2010_RUS_LT_9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... нарушить правила дорожного движения, такие, как превышение скорости или проезд на красный свет?</text:p>
          </table:table-cell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string" calcext:value-type="string">
            <text:p>ESS_R05_2010_RUS_LT_9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9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Теперь предположим,что вы сделали какую-нибудь из этих вещей в Литве.</text:p>
          </table:table-cell>
          <table:table-cell office:value-type="float" office:value="4641" calcext:value-type="float">
            <text:p>4641</text:p>
          </table:table-cell>
        </table:table-row>
        <table:table-row table:style-name="ro1">
          <table:table-cell office:value-type="string" calcext:value-type="string">
            <text:p>ESS_R05_2010_RUS_LT_9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Используя эту карточку, скажите, пожалуйста, как вы считаете, насколько вероятно, что вы были бы пойманы и наказаны, если бы вы ...</text:p>
          </table:table-cell>
          <table:table-cell office:value-type="float" office:value="4642" calcext:value-type="float">
            <text:p>4642</text:p>
          </table:table-cell>
        </table:table-row>
        <table:table-row table:style-name="ro1">
          <table:table-cell office:value-type="string" calcext:value-type="string">
            <text:p>ESS_R05_2010_RUS_LT_9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 предъявили преувеличенное или ложное заявление о выплате страховки?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string" calcext:value-type="string">
            <text:p>ESS_R05_2010_RUS_LT_9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 купили то, что, по вашему мнению, возможно было украдено?</text:p>
          </table:table-cell>
          <table:table-cell office:value-type="float" office:value="4644" calcext:value-type="float">
            <text:p>4644</text:p>
          </table:table-cell>
        </table:table-row>
        <table:table-row table:style-name="ro1">
          <table:table-cell office:value-type="string" calcext:value-type="string">
            <text:p>ESS_R05_2010_RUS_LT_9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 нарушили правила дорожного движения, такие, как превышение скорости или проезд на красный свет?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string" calcext:value-type="string">
            <text:p>ESS_R05_2010_RUS_LT_94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Сейчас несколько вопросов о полиции в Литве.</text:p>
          </table:table-cell>
          <table:table-cell office:value-type="float" office:value="4646" calcext:value-type="float">
            <text:p>4646</text:p>
          </table:table-cell>
        </table:table-row>
        <table:table-row table:style-name="ro1">
          <table:table-cell office:value-type="string" calcext:value-type="string">
            <text:p>ESS_R05_2010_RUS_LT_94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94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Учитывая все то, что полиция должна выполнять, по вашему мнению, она выполняет свою работу хорошо или плохо?</text:p>
          </table:table-cell>
          <table:table-cell office:value-type="float" office:value="4647" calcext:value-type="float">
            <text:p>4647</text:p>
          </table:table-cell>
        </table:table-row>
        <table:table-row table:style-name="ro1">
          <table:table-cell office:value-type="string" calcext:value-type="string">
            <text:p>ESS_R05_2010_RUS_LT_9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Входила ли с вами в контакт, задерживала ли вас, обращалась ли к вам по какой-либо причине полиция Литвы в течение двух последних лет?</text:p>
          </table:table-cell>
          <table:table-cell office:value-type="float" office:value="4648" calcext:value-type="float">
            <text:p>4648</text:p>
          </table:table-cell>
        </table:table-row>
        <table:table-row table:style-name="ro1">
          <table:table-cell office:value-type="string" calcext:value-type="string">
            <text:p>ESS_R05_2010_RUS_LT_9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9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Насколько недовольны или довольны вы были тем, как полиция с вами обращалась в последний раз, когда вы сталкивались с ней?</text:p>
          </table:table-cell>
          <table:table-cell office:value-type="float" office:value="4649" calcext:value-type="float">
            <text:p>4649</text:p>
          </table:table-cell>
        </table:table-row>
        <table:table-row table:style-name="ro1">
          <table:table-cell office:value-type="string" calcext:value-type="string">
            <text:p>ESS_R05_2010_RUS_LT_9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Сейчас несколько вопросов о том, одинаково или нет обращается полиция с пострадавшими от преступлений в Литве.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office:value-type="string" calcext:value-type="string">
            <text:p>ESS_R05_2010_RUS_LT_9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Пожалуйста, ответьте, основываясь на том, что вы слышали, или на собственном опыте.</text:p>
          </table:table-cell>
          <table:table-cell office:value-type="float" office:value="4651" calcext:value-type="float">
            <text:p>4651</text:p>
          </table:table-cell>
        </table:table-row>
        <table:table-row table:style-name="ro1">
          <table:table-cell office:value-type="string" calcext:value-type="string">
            <text:p>ESS_R05_2010_RUS_LT_9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9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Как вы думаете, когда пострадавшие сообщают о преступлениях, полиция обращается хуже с богатыми людьми, хуже с бедными людьми или с богатыми и бедными обращается одинаково?</text:p>
          </table:table-cell>
          <table:table-cell office:value-type="float" office:value="4652" calcext:value-type="float">
            <text:p>4652</text:p>
          </table:table-cell>
        </table:table-row>
        <table:table-row table:style-name="ro1">
          <table:table-cell office:value-type="string" calcext:value-type="string">
            <text:p>ESS_R05_2010_RUS_LT_9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9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А как вы думаете, когда пострадавшие сообщают о преступлениях, полиция относится к некоторым людям хуже из-за их расы или этнической группы, или со всеми обращается одинаково?</text:p>
          </table:table-cell>
          <table:table-cell office:value-type="float" office:value="4653" calcext:value-type="float">
            <text:p>4653</text:p>
          </table:table-cell>
        </table:table-row>
        <table:table-row table:style-name="ro1">
          <table:table-cell office:value-type="string" calcext:value-type="string">
            <text:p>ESS_R05_2010_RUS_LT_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Основываясь на том, что вы слышали, или на собственном опыте, скажите, насколько успешной вы считаете работу полиции по предотвращению преступлений в Литве в случае применения или угрозы применения насилия?</text:p>
          </table:table-cell>
          <table:table-cell office:value-type="float" office:value="4654" calcext:value-type="float">
            <text:p>4654</text:p>
          </table:table-cell>
        </table:table-row>
        <table:table-row table:style-name="ro1">
          <table:table-cell office:value-type="string" calcext:value-type="string">
            <text:p>ESS_R05_2010_RUS_LT_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Выберите ответ из этой карточки, где 0 означает, что чрезвычайно не успешна, а 10 - чрезвычайно успешна.</text:p>
          </table:table-cell>
          <table:table-cell office:value-type="float" office:value="4655" calcext:value-type="float">
            <text:p>4655</text:p>
          </table:table-cell>
        </table:table-row>
        <table:table-row table:style-name="ro1">
          <table:table-cell office:value-type="string" calcext:value-type="string">
            <text:p>ESS_R05_2010_RUS_LT_100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А по вашему мнению, насколько успешна работа полиции по задержанию людей, совершающих ограбления жилых домов в Литве?</text:p>
          </table:table-cell>
          <table:table-cell office:value-type="float" office:value="4656" calcext:value-type="float">
            <text:p>4656</text:p>
          </table:table-cell>
        </table:table-row>
        <table:table-row table:style-name="ro1">
          <table:table-cell office:value-type="string" calcext:value-type="string">
            <text:p>ESS_R05_2010_RUS_LT_10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0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Как вы думаете, если насильственное преступление произошло недалеко от места, где вы живёте, и была вызвана полиция, насколько медленно или быстро она бы прибыла на место происшествия?</text:p>
          </table:table-cell>
          <table:table-cell office:value-type="float" office:value="4657" calcext:value-type="float">
            <text:p>4657</text:p>
          </table:table-cell>
        </table:table-row>
        <table:table-row table:style-name="ro1">
          <table:table-cell office:value-type="string" calcext:value-type="string">
            <text:p>ESS_R05_2010_RUS_LT_10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Выберите ответ из этой карточки, где 0 означает, что чрезвычайно медленно, а 10 - чрезвычайно быстро.</text:p>
          </table:table-cell>
          <table:table-cell office:value-type="float" office:value="4658" calcext:value-type="float">
            <text:p>4658</text:p>
          </table:table-cell>
        </table:table-row>
        <table:table-row table:style-name="ro1">
          <table:table-cell office:value-type="string" calcext:value-type="string">
            <text:p>ESS_R05_2010_RUS_LT_102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Теперь несколько вопросов о том, как ведёт себя полиция в случаях преступлений, связанных с ограблением жилых домов и физическим нападением на людей.</text:p>
          </table:table-cell>
          <table:table-cell office:value-type="float" office:value="4659" calcext:value-type="float">
            <text:p>4659</text:p>
          </table:table-cell>
        </table:table-row>
        <table:table-row table:style-name="ro1">
          <table:table-cell office:value-type="string" calcext:value-type="string">
            <text:p>ESS_R05_2010_RUS_LT_102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Несколько следующих вопросов без карточки.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string" calcext:value-type="string">
            <text:p>ESS_R05_2010_RUS_LT_102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Основываясь на том, что вы слышали, или на собственном опыте, скажите, как часто, по вашему мнению, полиция в целом обращается с людьми в Литве уважительно, т. е. ...</text:p>
          </table:table-cell>
          <table:table-cell office:value-type="float" office:value="4661" calcext:value-type="float">
            <text:p>4661</text:p>
          </table:table-cell>
        </table:table-row>
        <table:table-row table:style-name="ro1">
          <table:table-cell office:value-type="string" calcext:value-type="string">
            <text:p>ESS_R05_2010_RUS_LT_103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Насколько часто, по вашему мнению, полиция принимает правильные, беспристрастные решения в тех делах, которые она рассматривает?</text:p>
          </table:table-cell>
          <table:table-cell office:value-type="float" office:value="4662" calcext:value-type="float">
            <text:p>4662</text:p>
          </table:table-cell>
        </table:table-row>
        <table:table-row table:style-name="ro1">
          <table:table-cell office:value-type="string" calcext:value-type="string">
            <text:p>ESS_R05_2010_RUS_LT_103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Вы бы сказали, что...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ESS_R05_2010_RUS_LT_104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А как часто, по вашему мнению, общаясь к людям в Литве, полиция в целом объясняет свои решения и действия, когда её об этом просят?</text:p>
          </table:table-cell>
          <table:table-cell office:value-type="float" office:value="4664" calcext:value-type="float">
            <text:p>4664</text:p>
          </table:table-cell>
        </table:table-row>
        <table:table-row table:style-name="ro1">
          <table:table-cell office:value-type="string" calcext:value-type="string">
            <text:p>ESS_R05_2010_RUS_LT_104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Вы бы сказали, что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 office:value-type="string" calcext:value-type="string">
            <text:p>ESS_R05_2010_RUS_LT_105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Сейчас несколько вопросов о ваших обязанностях по отношению к полиции в Литве.</text:p>
          </table:table-cell>
          <table:table-cell office:value-type="float" office:value="4666" calcext:value-type="float">
            <text:p>4666</text:p>
          </table:table-cell>
        </table:table-row>
        <table:table-row table:style-name="ro1">
          <table:table-cell office:value-type="string" calcext:value-type="string">
            <text:p>ESS_R05_2010_RUS_LT_105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05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Используйте эту карточку для ответа, где 0 означает, что это совсем не ваши обязанности, а 10 - полностью ваши обязанности.</text:p>
          </table:table-cell>
          <table:table-cell office:value-type="float" office:value="4667" calcext:value-type="float">
            <text:p>4667</text:p>
          </table:table-cell>
        </table:table-row>
        <table:table-row table:style-name="ro1">
          <table:table-cell office:value-type="string" calcext:value-type="string">
            <text:p>ESS_R05_2010_RUS_LT_105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В какой степени это ваши обязанности ...</text:p>
          </table:table-cell>
          <table:table-cell office:value-type="float" office:value="4668" calcext:value-type="float">
            <text:p>4668</text:p>
          </table:table-cell>
        </table:table-row>
        <table:table-row table:style-name="ro1">
          <table:table-cell office:value-type="string" calcext:value-type="string">
            <text:p>ESS_R05_2010_RUS_LT_105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.. поддерживать решения полиции, даже если вы не согласны с ними?</text:p>
          </table:table-cell>
          <table:table-cell office:value-type="float" office:value="4669" calcext:value-type="float">
            <text:p>4669</text:p>
          </table:table-cell>
        </table:table-row>
        <table:table-row table:style-name="ro1">
          <table:table-cell office:value-type="string" calcext:value-type="string">
            <text:p>ESS_R05_2010_RUS_LT_106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... выполнять указания поли- ции, даже если вы не понимаете или не соглашаетесь с причинами этих указаний?</text:p>
          </table:table-cell>
          <table:table-cell office:value-type="float" office:value="4670" calcext:value-type="float">
            <text:p>4670</text:p>
          </table:table-cell>
        </table:table-row>
        <table:table-row table:style-name="ro1">
          <table:table-cell office:value-type="string" calcext:value-type="string">
            <text:p>ESS_R05_2010_RUS_LT_10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... выполнять указания полиции, даже если вам не нравится, как она с Вами обращается?</text:p>
          </table:table-cell>
          <table:table-cell office:value-type="float" office:value="4671" calcext:value-type="float">
            <text:p>4671</text:p>
          </table:table-cell>
        </table:table-row>
        <table:table-row table:style-name="ro1">
          <table:table-cell office:value-type="string" calcext:value-type="string">
            <text:p>ESS_R05_2010_RUS_LT_108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08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Используя эту карточку, скажите, пожалуйста, насколько вы согласны или не согласны с каждым из следующих утверждений о полиции в Литве.</text:p>
          </table:table-cell>
          <table:table-cell office:value-type="float" office:value="4672" calcext:value-type="float">
            <text:p>4672</text:p>
          </table:table-cell>
        </table:table-row>
        <table:table-row table:style-name="ro1">
          <table:table-cell office:value-type="string" calcext:value-type="string">
            <text:p>ESS_R05_2010_RUS_LT_108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Полиция, как правило, имеет такое же представле- ние о том, что хорошо и что плохо, как и я.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string" calcext:value-type="string">
            <text:p>ESS_R05_2010_RUS_LT_109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Полиция защищает ценности, которые важны для таких людей, как я.</text:p>
          </table:table-cell>
          <table:table-cell office:value-type="float" office:value="4674" calcext:value-type="float">
            <text:p>4674</text:p>
          </table:table-cell>
        </table:table-row>
        <table:table-row table:style-name="ro1">
          <table:table-cell office:value-type="string" calcext:value-type="string">
            <text:p>ESS_R05_2010_RUS_LT_110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Я в целом поддерживаю то, как обычно действует полиция.</text:p>
          </table:table-cell>
          <table:table-cell office:value-type="float" office:value="4675" calcext:value-type="float">
            <text:p>4675</text:p>
          </table:table-cell>
        </table:table-row>
        <table:table-row table:style-name="ro1">
          <table:table-cell office:value-type="string" calcext:value-type="string">
            <text:p>ESS_R05_2010_RUS_LT_111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Решения и действия поли- ции чрезмерно зависят от давления со стороны политических партий и политиков.</text:p>
          </table:table-cell>
          <table:table-cell office:value-type="float" office:value="4676" calcext:value-type="float">
            <text:p>4676</text:p>
          </table:table-cell>
        </table:table-row>
        <table:table-row table:style-name="ro1">
          <table:table-cell office:value-type="string" calcext:value-type="string">
            <text:p>ESS_R05_2010_RUS_LT_1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Сейчас ещё один последний вопрос о полиции и о том, что она, может быть, совершает или не совершает.</text:p>
          </table:table-cell>
          <table:table-cell office:value-type="float" office:value="4677" calcext:value-type="float">
            <text:p>4677</text:p>
          </table:table-cell>
        </table:table-row>
        <table:table-row table:style-name="ro1">
          <table:table-cell office:value-type="string" calcext:value-type="string">
            <text:p>ESS_R05_2010_RUS_LT_1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Как часто, по вашему мнению, полиция в Литве берет взятки?</text:p>
          </table:table-cell>
          <table:table-cell office:value-type="float" office:value="4678" calcext:value-type="float">
            <text:p>4678</text:p>
          </table:table-cell>
        </table:table-row>
        <table:table-row table:style-name="ro1">
          <table:table-cell office:value-type="string" calcext:value-type="string">
            <text:p>ESS_R05_2010_RUS_LT_1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Выберите ответ из этой карточки, где 0 означает, что никогда, а 10 - всегда.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string" calcext:value-type="string">
            <text:p>ESS_R05_2010_RUS_LT_113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Сейчас я задам вам несколько вопросов о судах в Литве, занимающихся такими преступлениями, как ограбление жилых домов и физическое нападение на людей.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office:value-type="string" calcext:value-type="string">
            <text:p>ESS_R05_2010_RUS_LT_113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Снова отвечайте, пожалуйста, основываясь на том, что вы слышали, или на собственном опыте.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5_2010_RUS_LT_113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13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Учитывая все то, что должны делать суды, по вашему мнению, они выполняют свою работу хорошо или плохо?</text:p>
          </table:table-cell>
          <table:table-cell office:value-type="float" office:value="4682" calcext:value-type="float">
            <text:p>4682</text:p>
          </table:table-cell>
        </table:table-row>
        <table:table-row table:style-name="ro1">
          <table:table-cell office:value-type="string" calcext:value-type="string">
            <text:p>ESS_R05_2010_RUS_LT_114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14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Скажите, пожалуйста, как часто, по вашему мнению, суды делают ошибки, которые позволяют виновным людям остаться на свободе?</text:p>
          </table:table-cell>
          <table:table-cell office:value-type="float" office:value="4683" calcext:value-type="float">
            <text:p>4683</text:p>
          </table:table-cell>
        </table:table-row>
        <table:table-row table:style-name="ro1">
          <table:table-cell office:value-type="string" calcext:value-type="string">
            <text:p>ESS_R05_2010_RUS_LT_114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Выберите ответ из этой карточки, где 0 означает, что никогда, а 10 - всегда</text:p>
          </table:table-cell>
          <table:table-cell office:value-type="float" office:value="4684" calcext:value-type="float">
            <text:p>4684</text:p>
          </table:table-cell>
        </table:table-row>
        <table:table-row table:style-name="ro1">
          <table:table-cell office:value-type="string" calcext:value-type="string">
            <text:p>ESS_R05_2010_RUS_LT_115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Как часто, по вашему мнению, суды принимают правильные, беспристрастные решения, основанные на доступных им доказательствах и показаниях?</text:p>
          </table:table-cell>
          <table:table-cell office:value-type="float" office:value="4685" calcext:value-type="float">
            <text:p>4685</text:p>
          </table:table-cell>
        </table:table-row>
        <table:table-row table:style-name="ro1">
          <table:table-cell office:value-type="string" calcext:value-type="string">
            <text:p>ESS_R05_2010_RUS_LT_116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Следующие несколько вопросов о том, насколько вероятно, что различные люди в Литве могут быть признанны виновными в преступлениях, которые они не совершали.</text:p>
          </table:table-cell>
          <table:table-cell office:value-type="float" office:value="4686" calcext:value-type="float">
            <text:p>4686</text:p>
          </table:table-cell>
        </table:table-row>
        <table:table-row table:style-name="ro1">
          <table:table-cell office:value-type="string" calcext:value-type="string">
            <text:p>ESS_R05_2010_RUS_LT_116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16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Предположим, что два человека - один богатый, другой бедный - предстают перед судом по обвинению в одинаковых преступлениях, которые они не совершали.</text:p>
          </table:table-cell>
          <table:table-cell office:value-type="float" office:value="4687" calcext:value-type="float">
            <text:p>4687</text:p>
          </table:table-cell>
        </table:table-row>
        <table:table-row table:style-name="ro1">
          <table:table-cell office:value-type="string" calcext:value-type="string">
            <text:p>ESS_R05_2010_RUS_LT_116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Выберите ответ из этой карточки, чтобы показать, кто, по вашему мнению, более вероятно, будет признан виновным.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string" calcext:value-type="string">
            <text:p>ESS_R05_2010_RUS_LT_117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17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Сейчас представьте, что два человека разной расы или этнической группы предстают перед судом по обвинению в одинаковых преступлениях, которые они не совершали.</text:p>
          </table:table-cell>
          <table:table-cell office:value-type="float" office:value="4689" calcext:value-type="float">
            <text:p>4689</text:p>
          </table:table-cell>
        </table:table-row>
        <table:table-row table:style-name="ro1">
          <table:table-cell office:value-type="string" calcext:value-type="string">
            <text:p>ESS_R05_2010_RUS_LT_117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Выберите ответ из этой карточки, чтобы показать, кто, по вашему мнению, более вероятно, будет признан виновным.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string" calcext:value-type="string">
            <text:p>ESS_R05_2010_RUS_LT_118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Теперь один вопрос о судьях и о том, что они, может быть, совершают или не совершают.</text:p>
          </table:table-cell>
          <table:table-cell office:value-type="float" office:value="4690" calcext:value-type="float">
            <text:p>4690</text:p>
          </table:table-cell>
        </table:table-row>
        <table:table-row table:style-name="ro1">
          <table:table-cell office:value-type="string" calcext:value-type="string">
            <text:p>ESS_R05_2010_RUS_LT_118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18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Как часто, по вашему мнению, судьи в Литве берут взятки?</text:p>
          </table:table-cell>
          <table:table-cell office:value-type="float" office:value="4691" calcext:value-type="float">
            <text:p>4691</text:p>
          </table:table-cell>
        </table:table-row>
        <table:table-row table:style-name="ro1">
          <table:table-cell office:value-type="string" calcext:value-type="string">
            <text:p>ESS_R05_2010_RUS_LT_119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19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Используя эту карточку, скажите пожалуйста, насколько вы согласны или не согласны с каждым из следующих утверждений о Литве сегодня.</text:p>
          </table:table-cell>
          <table:table-cell office:value-type="float" office:value="4692" calcext:value-type="float">
            <text:p>4692</text:p>
          </table:table-cell>
        </table:table-row>
        <table:table-row table:style-name="ro1">
          <table:table-cell office:value-type="string" calcext:value-type="string">
            <text:p>ESS_R05_2010_RUS_LT_119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Суды, в целом, защищают интересы богатых и влиятельных людей более, чем обычных людей</text:p>
          </table:table-cell>
          <table:table-cell office:value-type="float" office:value="4693" calcext:value-type="float">
            <text:p>4693</text:p>
          </table:table-cell>
        </table:table-row>
        <table:table-row table:style-name="ro1">
          <table:table-cell office:value-type="string" calcext:value-type="string">
            <text:p>ESS_R05_2010_RUS_LT_120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Люди, нарушающие зако- ны, должны быть наказаны гораздо более сурово, чем в настоящее время</text:p>
          </table:table-cell>
          <table:table-cell office:value-type="float" office:value="4694" calcext:value-type="float">
            <text:p>4694</text:p>
          </table:table-cell>
        </table:table-row>
        <table:table-row table:style-name="ro1">
          <table:table-cell office:value-type="string" calcext:value-type="string">
            <text:p>ESS_R05_2010_RUS_LT_121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Каждый человек обязан поддерживать оконча- тельное решение судов</text:p>
          </table:table-cell>
          <table:table-cell office:value-type="float" office:value="4695" calcext:value-type="float">
            <text:p>4695</text:p>
          </table:table-cell>
        </table:table-row>
        <table:table-row table:style-name="ro1">
          <table:table-cell office:value-type="string" calcext:value-type="string">
            <text:p>ESS_R05_2010_RUS_LT_12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Всем законам необходимо строго подчиняться</text:p>
          </table:table-cell>
          <table:table-cell office:value-type="float" office:value="4696" calcext:value-type="float">
            <text:p>4696</text:p>
          </table:table-cell>
        </table:table-row>
        <table:table-row table:style-name="ro1">
          <table:table-cell office:value-type="string" calcext:value-type="string">
            <text:p>ESS_R05_2010_RUS_LT_123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Поступать правильно иногда означает нарушать закон</text:p>
          </table:table-cell>
          <table:table-cell office:value-type="float" office:value="4697" calcext:value-type="float">
            <text:p>4697</text:p>
          </table:table-cell>
        </table:table-row>
        <table:table-row table:style-name="ro1">
          <table:table-cell office:value-type="string" calcext:value-type="string">
            <text:p>ESS_R05_2010_RUS_LT_124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Решения и действия судов чрезмерно зависят от давления политических партий и политиков</text:p>
          </table:table-cell>
          <table:table-cell office:value-type="float" office:value="4698" calcext:value-type="float">
            <text:p>4698</text:p>
          </table:table-cell>
        </table:table-row>
        <table:table-row table:style-name="ro1">
          <table:table-cell office:value-type="string" calcext:value-type="string">
            <text:p>ESS_R05_2010_RUS_LT_1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Люди имеют разные представления о приговорах, которые должны быть вынесены правонарушителям.</text:p>
          </table:table-cell>
          <table:table-cell office:value-type="float" office:value="4699" calcext:value-type="float">
            <text:p>4699</text:p>
          </table:table-cell>
        </table:table-row>
        <table:table-row table:style-name="ro1">
          <table:table-cell office:value-type="string" calcext:value-type="string">
            <text:p>ESS_R05_2010_RUS_LT_1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Возьмём, например, случай с 25-летним мужчиной, который вторично признан виновным в ограблении жилого дома.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string" calcext:value-type="string">
            <text:p>ESS_R05_2010_RUS_LT_1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Какой один из следующих приговоров, по вашему мнению, он должен получить?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string" calcext:value-type="string">
            <text:p>ESS_R05_2010_RUS_LT_126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26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Какой из ответов на этой карточке, по вашему мнению, ближе всего к тому сроку, который он должен был бы провести в тюрьме?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ESS_R05_2010_RUS_LT_127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Сейчас <text:s/>несколько вопросов о том, что бы вы делали, если бы были единственным свидетелем преступления.</text:p>
          </table:table-cell>
          <table:table-cell office:value-type="float" office:value="4703" calcext:value-type="float">
            <text:p>4703</text:p>
          </table:table-cell>
        </table:table-row>
        <table:table-row table:style-name="ro1">
          <table:table-cell office:value-type="string" calcext:value-type="string">
            <text:p>ESS_R05_2010_RUS_LT_127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Несколько следующих вопросов без карточки.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string" calcext:value-type="string">
            <text:p>ESS_R05_2010_RUS_LT_127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Представьте, что вы вне дома видите, как кто-то толкает мужчину на землю и крадёт его кошелёк.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string" calcext:value-type="string">
            <text:p>ESS_R05_2010_RUS_LT_127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Насколько вероятно, что вы бы звонили в полицию?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ESS_R05_2010_RUS_LT_127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Это было бы...</text:p>
          </table:table-cell>
          <table:table-cell office:value-type="float" office:value="4706" calcext:value-type="float">
            <text:p>4706</text:p>
          </table:table-cell>
        </table:table-row>
        <table:table-row table:style-name="ro1">
          <table:table-cell office:value-type="string" calcext:value-type="string">
            <text:p>ESS_R05_2010_RUS_LT_128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Насколько вы были бы готовы опознать человека, который это сделал?</text:p>
          </table:table-cell>
          <table:table-cell office:value-type="float" office:value="4707" calcext:value-type="float">
            <text:p>4707</text:p>
          </table:table-cell>
        </table:table-row>
        <table:table-row table:style-name="ro1">
          <table:table-cell office:value-type="string" calcext:value-type="string">
            <text:p>ESS_R05_2010_RUS_LT_128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Вы были бы...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ESS_R05_2010_RUS_LT_129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Насколько Вы были бы готовы свидетельствовать в суде против обвиняемого?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ESS_R05_2010_RUS_LT_129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Вы бы были...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string" calcext:value-type="string">
            <text:p>ESS_R05_2010_RUS_LT_130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Сейчас несколько вопросов о том, что вы, может быть, совершили.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string" calcext:value-type="string">
            <text:p>ESS_R05_2010_RUS_LT_130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30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Пользуясь этой карточкой, скажите, пожалуйста, как часто вы делали каждую из этих вещей в последние пять лет?</text:p>
          </table:table-cell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string" calcext:value-type="string">
            <text:p>ESS_R05_2010_RUS_LT_130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Как часто вы...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office:value-type="string" calcext:value-type="string">
            <text:p>ESS_R05_2010_RUS_LT_130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... предъявляли преувеличенное или ложное заявление о выплате страховки?</text:p>
          </table:table-cell>
          <table:table-cell office:value-type="float" office:value="4714" calcext:value-type="float">
            <text:p>4714</text:p>
          </table:table-cell>
        </table:table-row>
        <table:table-row table:style-name="ro1">
          <table:table-cell office:value-type="string" calcext:value-type="string">
            <text:p>ESS_R05_2010_RUS_LT_131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... покупали то, что, по вашему мнению, возможно было украдено?</text:p>
          </table:table-cell>
          <table:table-cell office:value-type="float" office:value="4715" calcext:value-type="float">
            <text:p>4715</text:p>
          </table:table-cell>
        </table:table-row>
        <table:table-row table:style-name="ro1">
          <table:table-cell office:value-type="string" calcext:value-type="string">
            <text:p>ESS_R05_2010_RUS_LT_132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... нарушали правила дорожного движения, такие, как превышение скорости или проезд на красный свет?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ESS_R05_2010_RUS_LT_134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Сколько людей, включая вас и детей, живёт постоянно в вашем домохозяйстве?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ESS_R05_2010_RUS_LT_135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Ваш/его/её пол?</text:p>
          </table:table-cell>
          <table:table-cell office:value-type="float" office:value="4718" calcext:value-type="float">
            <text:p>4718</text:p>
          </table:table-cell>
        </table:table-row>
        <table:table-row table:style-name="ro1">
          <table:table-cell office:value-type="string" calcext:value-type="string">
            <text:p>ESS_R05_2010_RUS_LT_136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А в каком году вы родились?</text:p>
          </table:table-cell>
          <table:table-cell office:value-type="float" office:value="4719" calcext:value-type="float">
            <text:p>4719</text:p>
          </table:table-cell>
        </table:table-row>
        <table:table-row table:style-name="ro1">
          <table:table-cell office:value-type="string" calcext:value-type="string">
            <text:p>ESS_R05_2010_RUS_LT_136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<text:s/>он родился?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string" calcext:value-type="string">
            <text:p>ESS_R05_2010_RUS_LT_136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... она родилась?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ESS_R05_2010_RUS_LT_13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Посмотрите на эту карточку и скажите, пожалуйста, что вас с ним/ней связывает?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office:value-type="string" calcext:value-type="string">
            <text:p>ESS_R05_2010_RUS_LT_138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38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Вы только что сказали что живёте с мужем/женой/партнёром/партнёршей.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ESS_R05_2010_RUS_LT_138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Какое из следующих описаний на этой карточке лучше всего отражает ваши с ним/ней отношения?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string" calcext:value-type="string">
            <text:p>ESS_R05_2010_RUS_LT_139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Ещё я хочу уточнить, жили ли вы когда-нибудь с партнёром/-шей, официально не заключая брака?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ESS_R05_2010_RUS_LT_14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Ещё хотел/-а бы уточнить, были ли вы когда-нибудь разведены?</text:p>
          </table:table-cell>
          <table:table-cell office:value-type="float" office:value="4726" calcext:value-type="float">
            <text:p>4726</text:p>
          </table:table-cell>
        </table:table-row>
        <table:table-row table:style-name="ro1">
          <table:table-cell office:value-type="string" calcext:value-type="string">
            <text:p>ESS_R05_2010_RUS_LT_14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4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Этот вопрос о вашем официальном семейном положении, а не о том, с кем вы живёте или не живёте.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string" calcext:value-type="string">
            <text:p>ESS_R05_2010_RUS_LT_14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Какое (одно) из описаний на этой карточке отражает ваше теперешнее официальное семейное положение?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string" calcext:value-type="string">
            <text:p>ESS_R05_2010_RUS_LT_142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Вы когда-нибудь имели собственных, опекаемых, приёмных или детей партнёра/-ши, живших вместе с вами в вашем домохозяйстве?</text:p>
          </table:table-cell>
          <table:table-cell office:value-type="float" office:value="4729" calcext:value-type="float">
            <text:p>4729</text:p>
          </table:table-cell>
        </table:table-row>
        <table:table-row table:style-name="ro1">
          <table:table-cell office:value-type="string" calcext:value-type="string">
            <text:p>ESS_R05_2010_RUS_LT_143</text:p>
          </table:table-cell>
          <table:table-cell office:value-type="string" calcext:value-type="string">
            <text:p>F13а</text:p>
          </table:table-cell>
          <table:table-cell office:value-type="string" calcext:value-type="string">
            <text:p>Есть ли фиксированная телефонная связь в этом жилье (в вашей части жилья)?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ESS_R05_2010_RUS_LT_14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4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Какое определение на этой карточке лучше всего характеризует место, где вы живёте?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ESS_R05_2010_RUS_LT_14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4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Какого наивысшего уровня образования вы успешно достигли?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string" calcext:value-type="string">
            <text:p>ESS_R05_2010_RUS_LT_14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Сколько приблизительно лет вы обучались, независимо от формы обучения?</text:p>
          </table:table-cell>
          <table:table-cell office:value-type="float" office:value="4733" calcext:value-type="float">
            <text:p>4733</text:p>
          </table:table-cell>
        </table:table-row>
        <table:table-row table:style-name="ro1">
          <table:table-cell office:value-type="string" calcext:value-type="string">
            <text:p>ESS_R05_2010_RUS_LT_14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Укажите, пожалуйста, общее время обучения, обязательно включите годы обучения в начальной, основной, средней школе, гимназии техникуме, в институте, университете и т. д.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 office:value-type="string" calcext:value-type="string">
            <text:p>ESS_R05_2010_RUS_LT_14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Подсчитывая, учтите обучение на дневном, вечернем и заочном отделении, когда вы активно учились.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ESS_R05_2010_RUS_LT_14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Не учитывайте время, которое вы провели в декретном, административном, академическом или другом отпуске.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string" calcext:value-type="string">
            <text:p>ESS_R05_2010_RUS_LT_14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Кроме того, если вы учились на вечернем или заочном отделении, пересчитайте года соответственно продолжительности обучения на дневном отделении, т. е. сколько длилось обучение, считая в годах обучения на дневном отделении.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ESS_R05_2010_RUS_LT_147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47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Используя эту карточку, скажите, пожалуйста, какое из этих описаний соответствует вашей занятости в течение последних 7 дней?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ESS_R05_2010_RUS_LT_147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Выберите все соответствующие варианты.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string" calcext:value-type="string">
            <text:p>ESS_R05_2010_RUS_LT_147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УТОЧНИТЕ: Чем ещё вы занимались?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ESS_R05_2010_RUS_LT_148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А какое из этих описаний более всего соответствует вашей занятости в течение последних 7 дней?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string" calcext:value-type="string">
            <text:p>ESS_R05_2010_RUS_LT_148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Пожалуйста, выберите только один вариант.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ESS_R05_2010_RUS_LT_14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Хотел/-а бы уточнить, работали ли вы на какой-либо оплачиваемой работе хотя бы час или больше в течение последних 7 дней?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string" calcext:value-type="string">
            <text:p>ESS_R05_2010_RUS_LT_15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Была ли у вас когда-нибудь оплачиваемая работа?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office:value-type="string" calcext:value-type="string">
            <text:p>ESS_R05_2010_RUS_LT_151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В каком году вы последний раз работали на оплачиваемой работе?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string" calcext:value-type="string">
            <text:p>ESS_R05_2010_RUS_LT_152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На вашей основной работе...?</text:p>
          </table:table-cell>
          <table:table-cell office:value-type="float" office:value="4746" calcext:value-type="float">
            <text:p>4746</text:p>
          </table:table-cell>
        </table:table-row>
        <table:table-row table:style-name="ro1">
          <table:table-cell office:value-type="string" calcext:value-type="string">
            <text:p>ESS_R05_2010_RUS_LT_153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Сколько работников у вас есть/было, если таких есть/было?</text:p>
          </table:table-cell>
          <table:table-cell office:value-type="float" office:value="4747" calcext:value-type="float">
            <text:p>4747</text:p>
          </table:table-cell>
        </table:table-row>
        <table:table-row table:style-name="ro1">
          <table:table-cell office:value-type="string" calcext:value-type="string">
            <text:p>ESS_R05_2010_RUS_LT_15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Вы оформлены/были оформлены на работу по...?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ESS_R05_2010_RUS_LT_155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Когда началась ваша работа, как вы думаете, ваш работодатель считал, что это будет ...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string" calcext:value-type="string">
            <text:p>ESS_R05_2010_RUS_LT_156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С учётом вас, приблизительно сколько людей работают/работали на вашей основной работе ...?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string" calcext:value-type="string">
            <text:p>ESS_R05_2010_RUS_LT_157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На вашей основной оплачиваемой работе есть/были ли у вас подчинённые?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 office:value-type="string" calcext:value-type="string">
            <text:p>ESS_R05_2010_RUS_LT_15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Сколько у вас есть/было подчинённых?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string" calcext:value-type="string">
            <text:p>ESS_R05_2010_RUS_LT_15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5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Теперь я зачитаю вопросы, касающиеся вашей трудовой жизни.</text:p>
          </table:table-cell>
          <table:table-cell office:value-type="float" office:value="4753" calcext:value-type="float">
            <text:p>4753</text:p>
          </table:table-cell>
        </table:table-row>
        <table:table-row table:style-name="ro1">
          <table:table-cell office:value-type="string" calcext:value-type="string">
            <text:p>ESS_R05_2010_RUS_LT_15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Используя эту карточку, скажите, пожалуйста, насколько руководители на вашей работе позволяют/позволяли вам ...?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string" calcext:value-type="string">
            <text:p>ESS_R05_2010_RUS_LT_15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... решать, как должна быть/была организова- на ваша ежедневная работа?</text:p>
          </table:table-cell>
          <table:table-cell office:value-type="float" office:value="4755" calcext:value-type="float">
            <text:p>4755</text:p>
          </table:table-cell>
        </table:table-row>
        <table:table-row table:style-name="ro1">
          <table:table-cell office:value-type="string" calcext:value-type="string">
            <text:p>ESS_R05_2010_RUS_LT_16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... оказывать влияние на решения в стратегии деятельности организации?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office:value-type="string" calcext:value-type="string">
            <text:p>ESS_R05_2010_RUS_LT_161</text:p>
          </table:table-cell>
          <table:table-cell office:value-type="string" calcext:value-type="string">
            <text:p>F28а</text:p>
          </table:table-cell>
          <table:table-cell office:value-type="string" calcext:value-type="string">
            <text:p>... выбирать или изменять ваш темп работы?</text:p>
          </table:table-cell>
          <table:table-cell office:value-type="float" office:value="4757" calcext:value-type="float">
            <text:p>4757</text:p>
          </table:table-cell>
        </table:table-row>
        <table:table-row table:style-name="ro1">
          <table:table-cell office:value-type="string" calcext:value-type="string">
            <text:p>ESS_R05_2010_RUS_LT_162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Сколько часов в неделю, вы должны/должны были работать соответственно договору на вашей основной работе, не учитывая оплачиваемых и неоплачиваемых сверхурочных?</text:p>
          </table:table-cell>
          <table:table-cell office:value-type="float" office:value="4758" calcext:value-type="float">
            <text:p>4758</text:p>
          </table:table-cell>
        </table:table-row>
        <table:table-row table:style-name="ro1">
          <table:table-cell office:value-type="string" calcext:value-type="string">
            <text:p>ESS_R05_2010_RUS_LT_163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Независимо от договора, сколько часов в неделю вы, обычно работаете/работали, учитывая оплачиваемые и неоплачиваемые сверхсрочные часы на вашей основной работе?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string" calcext:value-type="string">
            <text:p>ESS_R05_2010_RUS_LT_164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В основном, какой деятельностью занимается/занималась фирма или организация, в которой вы работаете/работали?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ESS_R05_2010_RUS_LT_165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65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К какому типу согласно этой карточке принадлежит организация, в которой вы работаете/работали?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ESS_R05_2010_RUS_LT_166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Как называется/называлась ваша должность на основной работе?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ESS_R05_2010_RUS_LT_167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Какую работу вы выполняете/выполняли на вашей основной работе большую часть времени?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string" calcext:value-type="string">
            <text:p>ESS_R05_2010_RUS_LT_168</text:p>
          </table:table-cell>
          <table:table-cell office:value-type="string" calcext:value-type="string">
            <text:p>F34а</text:p>
          </table:table-cell>
          <table:table-cell office:value-type="string" calcext:value-type="string">
            <text:p>Какое образование или квалификация нужна/была нужна для этой работы?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office:value-type="string" calcext:value-type="string">
            <text:p>ESS_R05_2010_RUS_LT_169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69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Какая из указанных на карточке причин лучше всего отражает основную причину, по которой вы ушли от вашего последнего работодателя?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string" calcext:value-type="string">
            <text:p>ESS_R05_2010_RUS_LT_170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В течение последних 10 лет работали ли вы на какой-либо оплачиваемой работе в другой стране 6 или более месяцев?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office:value-type="string" calcext:value-type="string">
            <text:p>ESS_R05_2010_RUS_LT_171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Были ли вы когда-нибудь безработным/-ой и искали работу более трёх месяцев?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ESS_R05_2010_RUS_LT_172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Продолжался ли хоть один из таких периодов 12 месяцев и более?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string" calcext:value-type="string">
            <text:p>ESS_R05_2010_RUS_LT_173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Был ли такой период в течение последних 5 лет?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ESS_R05_2010_RUS_LT_174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Являетесь ли вы или когда-нибудь были членом профсоюзов или подобных организаций?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ESS_R05_2010_RUS_LT_174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ЕСЛИ ОТВЕТ "ДА":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ESS_R05_2010_RUS_LT_174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... в настоящее время или раньше?</text:p>
          </table:table-cell>
          <table:table-cell office:value-type="float" office:value="4772" calcext:value-type="float">
            <text:p>4772</text:p>
          </table:table-cell>
        </table:table-row>
        <table:table-row table:style-name="ro1">
          <table:table-cell office:value-type="string" calcext:value-type="string">
            <text:p>ESS_R05_2010_RUS_LT_17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7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Подумайте, пожалуйста, о доходах всех, живущих в вашем домохозяйстве людей, и любых доходах, которые могут быть получены, в целом.</text:p>
          </table:table-cell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string" calcext:value-type="string">
            <text:p>ESS_R05_2010_RUS_LT_17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Что является основным источником доходов вашего домохозяйства?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string" calcext:value-type="string">
            <text:p>ESS_R05_2010_RUS_LT_17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респондент должен её видеть во время зачитывания ему вопроса )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string" calcext:value-type="string">
            <text:p>ESS_R05_2010_RUS_LT_17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Используя эту карточку, скажите, пожалуйста, которая буква описывает общий доход вашего домохозяйства из всех источников после уплаты налогов и обязательных отчислений?</text:p>
          </table:table-cell>
          <table:table-cell office:value-type="float" office:value="4776" calcext:value-type="float">
            <text:p>4776</text:p>
          </table:table-cell>
        </table:table-row>
        <table:table-row table:style-name="ro1">
          <table:table-cell office:value-type="string" calcext:value-type="string">
            <text:p>ESS_R05_2010_RUS_LT_17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Для ответа, назовите мне только букву из этой карточки.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string" calcext:value-type="string">
            <text:p>ESS_R05_2010_RUS_LT_17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Если вы не уверены в точном числе, пожалуйста, сделайте предварительную оценку.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string" calcext:value-type="string">
            <text:p>ESS_R05_2010_RUS_LT_17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Доход нетто всех членов вашей семьи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string" calcext:value-type="string">
            <text:p>ESS_R05_2010_RUS_LT_17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Среднемесячный доход (примерно)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string" calcext:value-type="string">
            <text:p>ESS_R05_2010_RUS_LT_177</text:p>
          </table:table-cell>
          <table:table-cell office:value-type="string" calcext:value-type="string">
            <text:p>F41а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77</text:p>
          </table:table-cell>
          <table:table-cell office:value-type="string" calcext:value-type="string">
            <text:p>F41а</text:p>
          </table:table-cell>
          <table:table-cell office:value-type="string" calcext:value-type="string">
            <text:p>Приблизительно какую долю ваших общих доходов домохозяйства составляют ваши собственные доходы?</text:p>
          </table:table-cell>
          <table:table-cell office:value-type="float" office:value="4781" calcext:value-type="float">
            <text:p>4781</text:p>
          </table:table-cell>
        </table:table-row>
        <table:table-row table:style-name="ro1">
          <table:table-cell office:value-type="string" calcext:value-type="string">
            <text:p>ESS_R05_2010_RUS_LT_178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78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Какое из описаний на этой карточке ближе к тому, что вы думаете по поводу общих доходов вашего домохозяйства в настоящее время?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office:value-type="string" calcext:value-type="string">
            <text:p>ESS_R05_2010_RUS_LT_179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79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Если по какой-либо причине у вас были бы серьёзные финансовые затруднения и пришлось бы взять в долг деньги, чтобы свести концы с концами, насколько трудно или легко было бы сделать это?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ESS_R05_2010_RUS_LT_18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8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Какого наивысшего уровня образования успешно достиг/-ла ваш муж/жена/партнёр/партнёрша?</text:p>
          </table:table-cell>
          <table:table-cell office:value-type="float" office:value="4784" calcext:value-type="float">
            <text:p>4784</text:p>
          </table:table-cell>
        </table:table-row>
        <table:table-row table:style-name="ro1">
          <table:table-cell office:value-type="string" calcext:value-type="string">
            <text:p>ESS_R05_2010_RUS_LT_181</text:p>
          </table:table-cell>
          <table:table-cell office:value-type="string" calcext:value-type="string">
            <text:p>F45R</text:p>
          </table:table-cell>
          <table:table-cell office:value-type="string" calcext:value-type="string">
            <text:p>Какой самый высокий уровень образования получен вашим мужем?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ESS_R05_2010_RUS_LT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Какое из описаний на этой карточке соответствует его/её занятости в течение последних 7 дней?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string" calcext:value-type="string">
            <text:p>ESS_R05_2010_RUS_LT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Выберите все соответствующие варианты.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string" calcext:value-type="string">
            <text:p>ESS_R05_2010_RUS_LT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УТОЧНИТЕ: Чем ещё он/она занимался/-ась?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string" calcext:value-type="string">
            <text:p>ESS_R05_2010_RUS_LT_183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А какое из этих описаний более всего соответствует его/её занятости в течение последних 7 дней?</text:p>
          </table:table-cell>
          <table:table-cell office:value-type="float" office:value="4788" calcext:value-type="float">
            <text:p>4788</text:p>
          </table:table-cell>
        </table:table-row>
        <table:table-row table:style-name="ro1">
          <table:table-cell office:value-type="string" calcext:value-type="string">
            <text:p>ESS_R05_2010_RUS_LT_183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Пожалуйста, выберите только один ответ.</text:p>
          </table:table-cell>
          <table:table-cell office:value-type="float" office:value="4789" calcext:value-type="float">
            <text:p>4789</text:p>
          </table:table-cell>
        </table:table-row>
        <table:table-row table:style-name="ro1">
          <table:table-cell office:value-type="string" calcext:value-type="string">
            <text:p>ESS_R05_2010_RUS_LT_184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Хотел/-а бы уточнить, работал/-а ли он/она на какой-либо оплачиваемой работе хотя бы час или больше в течение последних 7 дней?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string" calcext:value-type="string">
            <text:p>ESS_R05_2010_RUS_LT_185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Как называется его/её должность?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 office:value-type="string" calcext:value-type="string">
            <text:p>ESS_R05_2010_RUS_LT_18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Какую работу он/она выполняет на своей основной работе большую часть времени?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ESS_R05_2010_RUS_LT_187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Какое образование или квалификация нужна для этой работы?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ESS_R05_2010_RUS_LT_188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На своей основной работе он/она...?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string" calcext:value-type="string">
            <text:p>ESS_R05_2010_RUS_LT_189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Сколько работников у него/у неё есть, если таких есть вообще?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ESS_R05_2010_RUS_LT_190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На основной оплачиваемой работе есть у него/у неё подчинённые?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ESS_R05_2010_RUS_LT_19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Сколько у него/у неё есть подчинённых?</text:p>
          </table:table-cell>
          <table:table-cell office:value-type="float" office:value="4797" calcext:value-type="float">
            <text:p>4797</text:p>
          </table:table-cell>
        </table:table-row>
        <table:table-row table:style-name="ro1">
          <table:table-cell office:value-type="string" calcext:value-type="string">
            <text:p>ESS_R05_2010_RUS_LT_19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Сколько часов он/она обычно работает в неделю на основной работе?</text:p>
          </table:table-cell>
          <table:table-cell office:value-type="float" office:value="4798" calcext:value-type="float">
            <text:p>4798</text:p>
          </table:table-cell>
        </table:table-row>
        <table:table-row table:style-name="ro1">
          <table:table-cell office:value-type="string" calcext:value-type="string">
            <text:p>ESS_R05_2010_RUS_LT_19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Пожалуйста, включите любую сверхсрочную оплачиваемую и неоплачиваемую работу.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 office:value-type="string" calcext:value-type="string">
            <text:p>ESS_R05_2010_RUS_LT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Какого наивысшего уровня образования успешно достиг ваш отец?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ESS_R05_2010_RUS_LT_194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Когда вам было 14 лет, ваш отец работал как наёмный работник, работал самостоятельно, или он не работал в то время?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ESS_R05_2010_RUS_LT_19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Сколько работников у него тогда было?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string" calcext:value-type="string">
            <text:p>ESS_R05_2010_RUS_LT_19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Были ли у него какие-либо подчинённые на основной работе?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ESS_R05_2010_RUS_LT_19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Как тогда назвалась его должность на основной работе?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ESS_R05_2010_RUS_LT_19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9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Какое описание на этой карточке лучше всего характеризует работу, которую он делал, когда вам было 14?</text:p>
          </table:table-cell>
          <table:table-cell office:value-type="float" office:value="4805" calcext:value-type="float">
            <text:p>4805</text:p>
          </table:table-cell>
        </table:table-row>
        <table:table-row table:style-name="ro1">
          <table:table-cell office:value-type="string" calcext:value-type="string">
            <text:p>ESS_R05_2010_RUS_LT_19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19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Какого наивысшего уровня образования успешно достигла ваша мать?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string" calcext:value-type="string">
            <text:p>ESS_R05_2010_RUS_LT_20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Когда вам было 14 лет, ваша мать работала как наёмная работница, работала самостоятельно, или она не работала в то время?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office:value-type="string" calcext:value-type="string">
            <text:p>ESS_R05_2010_RUS_LT_201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Сколько работников у неё тогда было?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office:value-type="string" calcext:value-type="string">
            <text:p>ESS_R05_2010_RUS_LT_202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Были ли у неё какие-либо подчинённые на основной работе?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string" calcext:value-type="string">
            <text:p>ESS_R05_2010_RUS_LT_203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Как тогда назвалась её должность на основной работе?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string" calcext:value-type="string">
            <text:p>ESS_R05_2010_RUS_LT_204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204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Какое описание на этой карточке лучше всего характеризует работу, которую она делала, когда вам было 14?</text:p>
          </table:table-cell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string" calcext:value-type="string">
            <text:p>ESS_R05_2010_RUS_LT_205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Посещали ли вы какие-либо курсы, лекции или конференции для улучшения знаний или рабочих навыков, за последние двенадцать месяцев?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office:value-type="string" calcext:value-type="string">
            <text:p>ESS_R05_2010_RUS_LT_206</text:p>
          </table:table-cell>
          <table:table-cell office:value-type="string" calcext:value-type="string">
            <text:p>F70а</text:p>
          </table:table-cell>
          <table:table-cell office:value-type="string" calcext:value-type="string">
            <text:p>Примерно сколько дней в целом вы провели на этом обучении или курсах в последние 12 месяцев?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string" calcext:value-type="string">
            <text:p>ESS_R05_2010_RUS_LT_206</text:p>
          </table:table-cell>
          <table:table-cell office:value-type="string" calcext:value-type="string">
            <text:p>F70а</text:p>
          </table:table-cell>
          <table:table-cell office:value-type="string" calcext:value-type="string">
            <text:p>Пожалуйста, две половины дня считайте за один день.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ESS_R05_2010_RUS_LT_207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207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Сейчас подумайте о том, чему вы научились во время этого обучения или на этих курсах.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ESS_R05_2010_RUS_LT_207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Насколько полезным было бы то, чему вы научились, если бы вы захотели уйти и работать у другого работодателя или в другой фирме?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string" calcext:value-type="string">
            <text:p>ESS_R05_2010_RUS_LT_208</text:p>
          </table:table-cell>
          <table:table-cell office:value-type="string" calcext:value-type="string">
            <text:p>F70с</text:p>
          </table:table-cell>
          <table:table-cell office:value-type="string" calcext:value-type="string">
            <text:p>(респондент должен её видеть во время зачитывания ему вопроса)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ESS_R05_2010_RUS_LT_208</text:p>
          </table:table-cell>
          <table:table-cell office:value-type="string" calcext:value-type="string">
            <text:p>F70с</text:p>
          </table:table-cell>
          <table:table-cell office:value-type="string" calcext:value-type="string">
            <text:p>Какая часть этого обучения или курсов была оплачена вашим работодателем или фирмой?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string" calcext:value-type="string">
            <text:p>ESS_R05_2010_RUS_LT_209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Сколько времени, в целом, в будний день вы уделяете просмотру телевидения?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string" calcext:value-type="string">
            <text:p>ESS_R05_2010_RUS_LT_209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Пожалуйста, учтите любое время, уделённое просмотру телевидения в интернете.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ESS_R05_2010_RUS_LT_210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Сколько времени, в целом, в будний день вы уделяете слушанию радио?</text:p>
          </table:table-cell>
          <table:table-cell office:value-type="float" office:value="4535" calcext:value-type="float">
            <text:p>4535</text:p>
          </table:table-cell>
        </table:table-row>
        <table:table-row table:style-name="ro1">
          <table:table-cell office:value-type="string" calcext:value-type="string">
            <text:p>ESS_R05_2010_RUS_LT_210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Пожалуйста, учтите любое время, уделённое слушанию радио в интернете.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string" calcext:value-type="string">
            <text:p>ESS_R05_2010_RUS_LT_211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Сколько времени, в целом, в будний день вы уделяете чтению газет?</text:p>
          </table:table-cell>
          <table:table-cell office:value-type="float" office:value="4537" calcext:value-type="float">
            <text:p>4537</text:p>
          </table:table-cell>
        </table:table-row>
        <table:table-row table:style-name="ro1">
          <table:table-cell office:value-type="string" calcext:value-type="string">
            <text:p>ESS_R05_2010_RUS_LT_211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Пожалуйста, учтите любое время, уделённое чтению газет в интернете.</text:p>
          </table:table-cell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string" calcext:value-type="string">
            <text:p>ESS_R05_2010_RUS_LT_212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Сейчас несколько вопросов о политике и правительстве.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string" calcext:value-type="string">
            <text:p>ESS_R05_2010_RUS_LT_212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Насколько, по вашему мнению, политическая система Литвы позволяет таким людям, как вы, оказывать влияние на действия правительства?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string" calcext:value-type="string">
            <text:p>ESS_R05_2010_RUS_LT_213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По вашему мнению, вы бы могли активно участвовать в группе, занимающейся политическими вопросами?</text:p>
          </table:table-cell>
          <table:table-cell office:value-type="float" office:value="4823" calcext:value-type="float">
            <text:p>4823</text:p>
          </table:table-cell>
        </table:table-row>
        <table:table-row table:style-name="ro1">
          <table:table-cell office:value-type="string" calcext:value-type="string">
            <text:p>ESS_R05_2010_RUS_LT_214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Насколько, по вашему мнению, политическая система Литвы позволяет таким людям, как вы, оказывать непосредственное влияние на политику?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string" calcext:value-type="string">
            <text:p>ESS_R05_2010_RUS_LT_215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Насколько вы уверены в своих способностях участвовать в политике?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string" calcext:value-type="string">
            <text:p>ESS_R05_2010_RUS_LT_216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Чтобы помочь нам в будущем усовершенствовать наши вопросы, далее приведены некоторые заключительные вопросы, касающиеся различных тем, похожих на предыдущие.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string" calcext:value-type="string">
            <text:p>ESS_R05_2010_RUS_LT_216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Пожалуйста, не пытайтесь вспомнить, как вы отвечали раньше, но принимайте его как совершенно новый вопрос.</text:p>
          </table:table-cell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string" calcext:value-type="string">
            <text:p>ESS_R05_2010_RUS_LT_216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Первые несколько вопросов о том, сколько времени вы уделяете просмотру телевидения, слушанию радио и чтению газет.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string" calcext:value-type="string">
            <text:p>ESS_R05_2010_RUS_LT_216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Сколько времени, в целом, в будний день вы уделяете просмотру телевидения?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string" calcext:value-type="string">
            <text:p>ESS_R05_2010_RUS_LT_216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Пожалуйста, учтите любое время, уделённое просмотру телевидения в интернете.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ESS_R05_2010_RUS_LT_217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А сколько из того времени, которое проводите в будний день смотря телевизор, вы уделяете просмотру новостей или программ о политике и текущих событиях?</text:p>
          </table:table-cell>
          <table:table-cell office:value-type="float" office:value="4534" calcext:value-type="float">
            <text:p>4534</text:p>
          </table:table-cell>
        </table:table-row>
        <table:table-row table:style-name="ro1">
          <table:table-cell office:value-type="string" calcext:value-type="string">
            <text:p>ESS_R05_2010_RUS_LT_218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Сколько времени, в целом, в будний день вы уделяете слушанию радио?</text:p>
          </table:table-cell>
          <table:table-cell office:value-type="float" office:value="4535" calcext:value-type="float">
            <text:p>4535</text:p>
          </table:table-cell>
        </table:table-row>
        <table:table-row table:style-name="ro1">
          <table:table-cell office:value-type="string" calcext:value-type="string">
            <text:p>ESS_R05_2010_RUS_LT_218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Пожалуйста, учтите любое время, проведённое слушая радио по интернету.</text:p>
          </table:table-cell>
          <table:table-cell office:value-type="float" office:value="4829" calcext:value-type="float">
            <text:p>4829</text:p>
          </table:table-cell>
        </table:table-row>
        <table:table-row table:style-name="ro1">
          <table:table-cell office:value-type="string" calcext:value-type="string">
            <text:p>ESS_R05_2010_RUS_LT_219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А сколько из того времени, которое проводите в будний день слушая радио, вы уделяете слушанию новостей или программ о политике и текущих событиях?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string" calcext:value-type="string">
            <text:p>ESS_R05_2010_RUS_LT_220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Сколько времени, в целом, в будний день вы уделяете чтению газет?</text:p>
          </table:table-cell>
          <table:table-cell office:value-type="float" office:value="4537" calcext:value-type="float">
            <text:p>4537</text:p>
          </table:table-cell>
        </table:table-row>
        <table:table-row table:style-name="ro1">
          <table:table-cell office:value-type="string" calcext:value-type="string">
            <text:p>ESS_R05_2010_RUS_LT_220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Пожалуйста, учтите любое время, уделённое чтению газет в интернете.</text:p>
          </table:table-cell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string" calcext:value-type="string">
            <text:p>ESS_R05_2010_RUS_LT_221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А сколько из того времени, которое проводите в будний день читая газеты, вы уделяете чтению материалов, посвящённых политике и текущим событиям?</text:p>
          </table:table-cell>
          <table:table-cell office:value-type="float" office:value="4538" calcext:value-type="float">
            <text:p>4538</text:p>
          </table:table-cell>
        </table:table-row>
        <table:table-row table:style-name="ro1">
          <table:table-cell office:value-type="string" calcext:value-type="string">
            <text:p>ESS_R05_2010_RUS_LT_222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Сейчас подумайте, пожалуйста, об использовании интернета только для просмотра телевидения, слушания радио или чтения газет.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office:value-type="string" calcext:value-type="string">
            <text:p>ESS_R05_2010_RUS_LT_222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Сколько времени, в целом, в будний день вы уделяете просмотру телевизионных программ в интернете?</text:p>
          </table:table-cell>
          <table:table-cell office:value-type="float" office:value="4831" calcext:value-type="float">
            <text:p>4831</text:p>
          </table:table-cell>
        </table:table-row>
        <table:table-row table:style-name="ro1">
          <table:table-cell office:value-type="string" calcext:value-type="string">
            <text:p>ESS_R05_2010_RUS_LT_223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А сколько из того времени вы проводите, смотря телевизионные программы о политике и текущих событиях?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string" calcext:value-type="string">
            <text:p>ESS_R05_2010_RUS_LT_224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Сколько времени, в целом, в будний день вы уделяете слушанию радио в интернете?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string" calcext:value-type="string">
            <text:p>ESS_R05_2010_RUS_LT_225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А сколько из того времени вы уделяете слушанию радио программ о политике и текущих событиях?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string" calcext:value-type="string">
            <text:p>ESS_R05_2010_RUS_LT_226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Сколько времени, в целом, в будний день вы уделяете чтению газет в интернете?</text:p>
          </table:table-cell>
          <table:table-cell office:value-type="float" office:value="4835" calcext:value-type="float">
            <text:p>4835</text:p>
          </table:table-cell>
        </table:table-row>
        <table:table-row table:style-name="ro1">
          <table:table-cell office:value-type="string" calcext:value-type="string">
            <text:p>ESS_R05_2010_RUS_LT_227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А сколько из того времени, вы уделяете чтению газет, посвящённых политике и текущим событиям?</text:p>
          </table:table-cell>
          <table:table-cell office:value-type="float" office:value="4836" calcext:value-type="float">
            <text:p>4836</text:p>
          </table:table-cell>
        </table:table-row>
        <table:table-row table:style-name="ro1">
          <table:table-cell office:value-type="string" calcext:value-type="string">
            <text:p>ESS_R05_2010_RUS_LT_228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Сколько времени, в целом, в будний день вы пользуетесь интернетом в других целях, чем просмотр телевидения, слушание радио и чтение газет?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string" calcext:value-type="string">
            <text:p>ESS_R05_2010_RUS_LT_229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А сколько из того времени вы уделяете политике и текущим событиям?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ESS_R05_2010_RUS_LT_23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Основываясь на том, что вы слышали, или на собственном опыте, скажите, насколько успешной вы считаете работу полиции по предотвращению преступлений в Литве в случае применения или угрозы применения насилия?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string" calcext:value-type="string">
            <text:p>ESS_R05_2010_RUS_LT_23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Выберите ответ из этой карточки, где 0 означает, что чрезвычайно не успешна, а 10 - чрезвычайно успешна.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string" calcext:value-type="string">
            <text:p>ESS_R05_2010_RUS_LT_23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А по вашему мнению, насколько успешна работа полиции по задержанию людей, совершающих ограбления жилых домов в Литве?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string" calcext:value-type="string">
            <text:p>ESS_R05_2010_RUS_LT_232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Как вы думаете, если насильственное преступление произошло недалеко от места, где вы живёте, и была вызвана полиция, насколько медленно или быстро она бы прибыла на место происшествия?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office:value-type="string" calcext:value-type="string">
            <text:p>ESS_R05_2010_RUS_LT_232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Выберите ответ из этой карточки, где 0 означает, что чрезвычайно медленно, а 10 - чрезвычайно быстро.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string" calcext:value-type="string">
            <text:p>ESS_R05_2010_RUS_LT_233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Основываясь на том, что вы слышали, или на собственном опыте, скажите, как часто, по вашему мнению, полиция в целом обращается с людьми в Литве уважительно, т. е. ...</text:p>
          </table:table-cell>
          <table:table-cell office:value-type="float" office:value="4661" calcext:value-type="float">
            <text:p>4661</text:p>
          </table:table-cell>
        </table:table-row>
        <table:table-row table:style-name="ro1">
          <table:table-cell office:value-type="string" calcext:value-type="string">
            <text:p>ESS_R05_2010_RUS_LT_234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Насколько часто, по вашему мнению, полиция принимает правильные, беспристрастные решения в тех делах, которые она рассматривает?</text:p>
          </table:table-cell>
          <table:table-cell office:value-type="float" office:value="4662" calcext:value-type="float">
            <text:p>4662</text:p>
          </table:table-cell>
        </table:table-row>
        <table:table-row table:style-name="ro1">
          <table:table-cell office:value-type="string" calcext:value-type="string">
            <text:p>ESS_R05_2010_RUS_LT_234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Вы бы сказали, что...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ESS_R05_2010_RUS_LT_235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А как часто, по вашему мнению, общаясь к людям в Литве, полиция в целом объясняет свои решения и действия, когда её об этом просят?</text:p>
          </table:table-cell>
          <table:table-cell office:value-type="float" office:value="4844" calcext:value-type="float">
            <text:p>4844</text:p>
          </table:table-cell>
        </table:table-row>
        <table:table-row table:style-name="ro1">
          <table:table-cell office:value-type="string" calcext:value-type="string">
            <text:p>ESS_R05_2010_RUS_LT_235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Вы бы сказали, что...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ESS_R05_2010_RUS_LT_23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Используя эту карточку, скажите, пожалуйста, как вы считаете, насколько вероятно, что вы были бы пойманы и наказаны, если бы вы ... ... предъявили преувеличенное или ложное заявление о выплате страховки?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string" calcext:value-type="string">
            <text:p>ESS_R05_2010_RUS_LT_23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 купили то, что, по вашему мнению, возможно было украдено?</text:p>
          </table:table-cell>
          <table:table-cell office:value-type="float" office:value="4644" calcext:value-type="float">
            <text:p>4644</text:p>
          </table:table-cell>
        </table:table-row>
        <table:table-row table:style-name="ro1">
          <table:table-cell office:value-type="string" calcext:value-type="string">
            <text:p>ESS_R05_2010_RUS_LT_23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 нарушили правила дорожного движения, такие, как превышение скорости или проезд на красный свет?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ESS_R05_2010_RUS_LT_23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Насколько вероятно, что вы были бы пойманы и наказаны, если бы вы предъявили преувеличенное или ложное заявление о выплате страховки?</text:p>
          </table:table-cell>
          <table:table-cell office:value-type="float" office:value="4847" calcext:value-type="float">
            <text:p>4847</text:p>
          </table:table-cell>
        </table:table-row>
        <table:table-row table:style-name="ro1">
          <table:table-cell office:value-type="string" calcext:value-type="string">
            <text:p>ESS_R05_2010_RUS_LT_24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Насколько вероятно, что вы были бы пойманы и наказаны, если бы вы купили то, что, по вашему мнению, возможно было украдено?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ESS_R05_2010_RUS_LT_24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Насколько вероятно, что вы были бы пойманы и наказаны, если бы вы нарушили правила дорожного движения, такие, как превышение скорости или проезд на красный свет?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ESS_R05_2010_RUS_LT_24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Основываясь на том, что вы слышали, или на собственном опыте, скажите, насколько не успешной или успешной вы считаете работу полиции по предотвращению преступлений в Литве в случае применения или угрозы применения насилия?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string" calcext:value-type="string">
            <text:p>ESS_R05_2010_RUS_LT_24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А по вашему мнению, насколько не успешна или успешна работа полиции по задержанию людей, совершающих ограбления жилых домов в Литве?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string" calcext:value-type="string">
            <text:p>ESS_R05_2010_RUS_LT_24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Как вы думаете, если насильственное преступление произошло недалеко от места, где вы живёте, и была вызвана полиция, насколько медленно или быстро она бы прибыла на место происшествия?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office:value-type="string" calcext:value-type="string">
            <text:p>ESS_R05_2010_RUS_LT_24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Основываясь на том, что вы слышали, или на собственном опыте, скажите, как часто, по вашему мнению, полиция в целом обращается с людьми в Литве уважительно?</text:p>
          </table:table-cell>
          <table:table-cell office:value-type="float" office:value="4852" calcext:value-type="float">
            <text:p>4852</text:p>
          </table:table-cell>
        </table:table-row>
        <table:table-row table:style-name="ro1">
          <table:table-cell office:value-type="string" calcext:value-type="string">
            <text:p>ESS_R05_2010_RUS_LT_24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Насколько часто, по вашему мнению, полиция принимает правильные, беспристрастные решения в тех делах, которые она рассматривает?</text:p>
          </table:table-cell>
          <table:table-cell office:value-type="float" office:value="4662" calcext:value-type="float">
            <text:p>4662</text:p>
          </table:table-cell>
        </table:table-row>
        <table:table-row table:style-name="ro1">
          <table:table-cell office:value-type="string" calcext:value-type="string">
            <text:p>ESS_R05_2010_RUS_LT_24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А как часто, по вашему мнению, общаясь к людям в Литве, полиция в целом объясняет свои решения и действия, когда её об этом просят?</text:p>
          </table:table-cell>
          <table:table-cell office:value-type="float" office:value="4844" calcext:value-type="float">
            <text:p>4844</text:p>
          </table:table-cell>
        </table:table-row>
        <table:table-row table:style-name="ro1">
          <table:table-cell office:value-type="string" calcext:value-type="string">
            <text:p>ESS_R05_2010_RUS_LT_24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Насколько вероятно, что вы были бы пойманы и наказаны в Литве, если бы вы предъявили преувеличенное или ложное заявление о выплате страховки?</text:p>
          </table:table-cell>
          <table:table-cell office:value-type="float" office:value="4853" calcext:value-type="float">
            <text:p>4853</text:p>
          </table:table-cell>
        </table:table-row>
        <table:table-row table:style-name="ro1">
          <table:table-cell office:value-type="string" calcext:value-type="string">
            <text:p>ESS_R05_2010_RUS_LT_24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Насколько вероятно, что вы были бы пойманы и наказаны в Литве, если бы вы купили то, что, по вашему мнению, возможно было украдено?</text:p>
          </table:table-cell>
          <table:table-cell office:value-type="float" office:value="4854" calcext:value-type="float">
            <text:p>4854</text:p>
          </table:table-cell>
        </table:table-row>
        <table:table-row table:style-name="ro1">
          <table:table-cell office:value-type="string" calcext:value-type="string">
            <text:p>ESS_R05_2010_RUS_LT_25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Насколько вероятно, что вы были бы пойманы и наказаны в Литве, если бы вы нарушили правила дорожного движения, такие, как превышение скорости или проезд на красный свет?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 office:value-type="string" calcext:value-type="string">
            <text:p>ESS_R05_2010_RUS_LT_251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Основываясь на том, что вы слышали, или на собственном опыте, скажите, насколько успешной вы считаете работу полиции по предотвращению преступлений в Литве в случае применения или угрозы применения насилия?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string" calcext:value-type="string">
            <text:p>ESS_R05_2010_RUS_LT_252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А по вашему мнению, насколько успешна работа полиции по задержанию людей, совершающих ограбления жилых домов в Литве?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string" calcext:value-type="string">
            <text:p>ESS_R05_2010_RUS_LT_253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Как вы думаете, если насильственное преступление произошло недалеко от места, где вы живёте, и была вызвана полиция, насколько медленно или быстро она бы прибыла на место происшествия?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office:value-type="string" calcext:value-type="string">
            <text:p>ESS_R05_2010_RUS_LT_254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Основываясь на том, что вы слышали, или на собственном опыте, скажите, как часто, по вашему мнению, полиция в целом обращается с людьми в Литве уважительно?</text:p>
          </table:table-cell>
          <table:table-cell office:value-type="float" office:value="4852" calcext:value-type="float">
            <text:p>4852</text:p>
          </table:table-cell>
        </table:table-row>
        <table:table-row table:style-name="ro1">
          <table:table-cell office:value-type="string" calcext:value-type="string">
            <text:p>ESS_R05_2010_RUS_LT_255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Насколько часто, по вашему мнению, полиция принимает правильные, беспристрастные решения в тех делах, которые она рассматривает?</text:p>
          </table:table-cell>
          <table:table-cell office:value-type="float" office:value="4662" calcext:value-type="float">
            <text:p>4662</text:p>
          </table:table-cell>
        </table:table-row>
        <table:table-row table:style-name="ro1">
          <table:table-cell office:value-type="string" calcext:value-type="string">
            <text:p>ESS_R05_2010_RUS_LT_256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А как часто, по вашему мнению, общаясь к людям в Литве, полиция в целом объясняет свои решения и действия, когда её об этом просят?</text:p>
          </table:table-cell>
          <table:table-cell office:value-type="float" office:value="4844" calcext:value-type="float">
            <text:p>4844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5_2010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1394" calcext:value-type="float">
            <text:p>11394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1395" calcext:value-type="float">
            <text:p>1139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1396" calcext:value-type="float">
            <text:p>11396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1397" calcext:value-type="float">
            <text:p>11397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1398" calcext:value-type="float">
            <text:p>11398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двух часов, до двух с половиной часов</text:p>
          </table:table-cell>
          <table:table-cell office:value-type="float" office:value="11399" calcext:value-type="float">
            <text:p>11399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двух с половиной часов, до трёх часов</text:p>
          </table:table-cell>
          <table:table-cell office:value-type="float" office:value="11400" calcext:value-type="float">
            <text:p>1140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1401" calcext:value-type="float">
            <text:p>11401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02" calcext:value-type="float">
            <text:p>11402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1394" calcext:value-type="float">
            <text:p>11394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1395" calcext:value-type="float">
            <text:p>1139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1396" calcext:value-type="float">
            <text:p>11396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1397" calcext:value-type="float">
            <text:p>11397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1398" calcext:value-type="float">
            <text:p>11398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двух часов, до двух с половиной часов</text:p>
          </table:table-cell>
          <table:table-cell office:value-type="float" office:value="11399" calcext:value-type="float">
            <text:p>11399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двух с половиной часов, до трёх часов</text:p>
          </table:table-cell>
          <table:table-cell office:value-type="float" office:value="11400" calcext:value-type="float">
            <text:p>1140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1401" calcext:value-type="float">
            <text:p>11401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02" calcext:value-type="float">
            <text:p>11402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1394" calcext:value-type="float">
            <text:p>11394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1395" calcext:value-type="float">
            <text:p>1139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1396" calcext:value-type="float">
            <text:p>11396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1397" calcext:value-type="float">
            <text:p>11397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1398" calcext:value-type="float">
            <text:p>11398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двух часов, до двух с половиной часов</text:p>
          </table:table-cell>
          <table:table-cell office:value-type="float" office:value="11399" calcext:value-type="float">
            <text:p>11399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двух с половиной часов, до трёх часов</text:p>
          </table:table-cell>
          <table:table-cell office:value-type="float" office:value="11400" calcext:value-type="float">
            <text:p>1140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1401" calcext:value-type="float">
            <text:p>11401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02" calcext:value-type="float">
            <text:p>11402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Нисколько</text:p>
          </table:table-cell>
          <table:table-cell office:value-type="float" office:value="11403" calcext:value-type="float">
            <text:p>11403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ESS_R05_2010_RUS_L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1404" calcext:value-type="float">
            <text:p>11404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ESS_R05_2010_RUS_L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1405" calcext:value-type="float">
            <text:p>11405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ESS_R05_2010_RUS_L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1406" calcext:value-type="float">
            <text:p>11406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ESS_R05_2010_RUS_L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1407" calcext:value-type="float">
            <text:p>11407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ESS_R05_2010_RUS_L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двух часов, до двух с половиной часов</text:p>
          </table:table-cell>
          <table:table-cell office:value-type="float" office:value="11408" calcext:value-type="float">
            <text:p>11408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ESS_R05_2010_RUS_L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двух с половиной часов, до трёх часов</text:p>
          </table:table-cell>
          <table:table-cell office:value-type="float" office:value="11409" calcext:value-type="float">
            <text:p>11409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ESS_R05_2010_RUS_L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1410" calcext:value-type="float">
            <text:p>11410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ESS_R05_2010_RUS_L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11" calcext:value-type="float">
            <text:p>11411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ESS_R05_2010_RUS_L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1394" calcext:value-type="float">
            <text:p>11394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1395" calcext:value-type="float">
            <text:p>1139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1396" calcext:value-type="float">
            <text:p>11396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1397" calcext:value-type="float">
            <text:p>11397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1398" calcext:value-type="float">
            <text:p>11398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двух часов, до двух с половиной часов</text:p>
          </table:table-cell>
          <table:table-cell office:value-type="float" office:value="11399" calcext:value-type="float">
            <text:p>11399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двух с половиной часов, до трёх часов</text:p>
          </table:table-cell>
          <table:table-cell office:value-type="float" office:value="11400" calcext:value-type="float">
            <text:p>1140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1401" calcext:value-type="float">
            <text:p>11401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02" calcext:value-type="float">
            <text:p>11402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1394" calcext:value-type="float">
            <text:p>11394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1395" calcext:value-type="float">
            <text:p>1139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1396" calcext:value-type="float">
            <text:p>11396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1397" calcext:value-type="float">
            <text:p>11397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1398" calcext:value-type="float">
            <text:p>11398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двух часов, до двух с половиной часов</text:p>
          </table:table-cell>
          <table:table-cell office:value-type="float" office:value="11399" calcext:value-type="float">
            <text:p>11399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двух с половиной часов, до трёх часов</text:p>
          </table:table-cell>
          <table:table-cell office:value-type="float" office:value="11400" calcext:value-type="float">
            <text:p>1140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1401" calcext:value-type="float">
            <text:p>11401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02" calcext:value-type="float">
            <text:p>11402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5_2010_RUS_L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 имею доступа к Интернету ни дома, ни на работе, ни в каком-либо другом месте</text:p>
          </table:table-cell>
          <table:table-cell office:value-type="float" office:value="11412" calcext:value-type="float">
            <text:p>11412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ESS_R05_2010_RUS_L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Совсем не пользуюсь в личных целях</text:p>
          </table:table-cell>
          <table:table-cell office:value-type="float" office:value="11413" calcext:value-type="float">
            <text:p>11413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ESS_R05_2010_RUS_L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еже, чем раз в месяц</text:p>
          </table:table-cell>
          <table:table-cell office:value-type="float" office:value="11414" calcext:value-type="float">
            <text:p>11414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ESS_R05_2010_RUS_L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аз в месяц</text:p>
          </table:table-cell>
          <table:table-cell office:value-type="float" office:value="11415" calcext:value-type="float">
            <text:p>11415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ESS_R05_2010_RUS_L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сколько раз месяц</text:p>
          </table:table-cell>
          <table:table-cell office:value-type="float" office:value="11416" calcext:value-type="float">
            <text:p>11416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ESS_R05_2010_RUS_L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аз в неделю</text:p>
          </table:table-cell>
          <table:table-cell office:value-type="float" office:value="11417" calcext:value-type="float">
            <text:p>11417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ESS_R05_2010_RUS_L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1418" calcext:value-type="float">
            <text:p>11418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ESS_R05_2010_RUS_L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Ежедневно</text:p>
          </table:table-cell>
          <table:table-cell office:value-type="float" office:value="11419" calcext:value-type="float">
            <text:p>11419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ESS_R05_2010_RUS_L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20" calcext:value-type="float">
            <text:p>11420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ESS_R05_2010_RUS_LT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Общаясь с людьми, «излишняя осторожность не помешает»</text:p>
          </table:table-cell>
          <table:table-cell office:value-type="float" office:value="11421" calcext:value-type="float">
            <text:p>11421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5_2010_RUS_LT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11422" calcext:value-type="float">
            <text:p>11422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5_2010_RUS_LT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1423" calcext:value-type="float">
            <text:p>11423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5_2010_RUS_LT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11424" calcext:value-type="float">
            <text:p>11424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5_2010_RUS_LT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11425" calcext:value-type="float">
            <text:p>11425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5_2010_RUS_LT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11426" calcext:value-type="float">
            <text:p>11426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5_2010_RUS_LT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11427" calcext:value-type="float">
            <text:p>11427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5_2010_RUS_LT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11428" calcext:value-type="float">
            <text:p>11428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5_2010_RUS_LT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11429" calcext:value-type="float">
            <text:p>11429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5_2010_RUS_LT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11430" calcext:value-type="float">
            <text:p>11430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5_2010_RUS_LT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Большинству людей можно доверять</text:p>
          </table:table-cell>
          <table:table-cell office:value-type="float" office:value="11431" calcext:value-type="float">
            <text:p>11431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5_2010_RUS_LT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32" calcext:value-type="float">
            <text:p>11432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5_2010_RUS_LT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й пытались бы воспользоваться мной</text:p>
          </table:table-cell>
          <table:table-cell office:value-type="float" office:value="11433" calcext:value-type="float">
            <text:p>11433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ESS_R05_2010_RUS_LT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11434" calcext:value-type="float">
            <text:p>11434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ESS_R05_2010_RUS_LT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11435" calcext:value-type="float">
            <text:p>11435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ESS_R05_2010_RUS_LT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1436" calcext:value-type="float">
            <text:p>11436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ESS_R05_2010_RUS_LT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11437" calcext:value-type="float">
            <text:p>11437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ESS_R05_2010_RUS_LT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11438" calcext:value-type="float">
            <text:p>11438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ESS_R05_2010_RUS_LT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11439" calcext:value-type="float">
            <text:p>11439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ESS_R05_2010_RUS_LT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11440" calcext:value-type="float">
            <text:p>11440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ESS_R05_2010_RUS_LT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11441" calcext:value-type="float">
            <text:p>11441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ESS_R05_2010_RUS_LT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11442" calcext:value-type="float">
            <text:p>11442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ESS_R05_2010_RUS_LT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й старались бы быть порядочными</text:p>
          </table:table-cell>
          <table:table-cell office:value-type="float" office:value="11443" calcext:value-type="float">
            <text:p>11443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ESS_R05_2010_RUS_LT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44" calcext:value-type="float">
            <text:p>11444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ESS_R05_2010_RUS_LT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Люди чаще всего заботятся только о себе</text:p>
          </table:table-cell>
          <table:table-cell office:value-type="float" office:value="11445" calcext:value-type="float">
            <text:p>11445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5_2010_RUS_LT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11446" calcext:value-type="float">
            <text:p>11446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5_2010_RUS_LT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11447" calcext:value-type="float">
            <text:p>11447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5_2010_RUS_LT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1448" calcext:value-type="float">
            <text:p>11448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5_2010_RUS_LT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11449" calcext:value-type="float">
            <text:p>11449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5_2010_RUS_LT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11450" calcext:value-type="float">
            <text:p>11450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5_2010_RUS_LT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11451" calcext:value-type="float">
            <text:p>11451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5_2010_RUS_LT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11452" calcext:value-type="float">
            <text:p>11452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5_2010_RUS_LT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11453" calcext:value-type="float">
            <text:p>11453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5_2010_RUS_LT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11454" calcext:value-type="float">
            <text:p>11454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5_2010_RUS_LT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Люди чаще всего стараются помочь другим</text:p>
          </table:table-cell>
          <table:table-cell office:value-type="float" office:value="11455" calcext:value-type="float">
            <text:p>11455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5_2010_RUS_LT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56" calcext:value-type="float">
            <text:p>11456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5_2010_RUS_LT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... очень интересуюсь</text:p>
          </table:table-cell>
          <table:table-cell office:value-type="float" office:value="11457" calcext:value-type="float">
            <text:p>11457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ESS_R05_2010_RUS_LT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достаточно интересуюсь</text:p>
          </table:table-cell>
          <table:table-cell office:value-type="float" office:value="11458" calcext:value-type="float">
            <text:p>11458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ESS_R05_2010_RUS_LT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не очень интересуюсь</text:p>
          </table:table-cell>
          <table:table-cell office:value-type="float" office:value="11459" calcext:value-type="float">
            <text:p>11459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ESS_R05_2010_RUS_LT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совсем не интересуюсь</text:p>
          </table:table-cell>
          <table:table-cell office:value-type="float" office:value="11460" calcext:value-type="float">
            <text:p>11460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ESS_R05_2010_RUS_LT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61" calcext:value-type="float">
            <text:p>11461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ESS_R05_2010_RUS_LT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Полностью не доверяю</text:p>
          </table:table-cell>
          <table:table-cell office:value-type="float" office:value="11462" calcext:value-type="float">
            <text:p>11462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2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1463" calcext:value-type="float">
            <text:p>11463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2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11464" calcext:value-type="float">
            <text:p>11464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2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11465" calcext:value-type="float">
            <text:p>11465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2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11466" calcext:value-type="float">
            <text:p>11466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2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11467" calcext:value-type="float">
            <text:p>11467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2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11468" calcext:value-type="float">
            <text:p>11468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2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11469" calcext:value-type="float">
            <text:p>11469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2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11470" calcext:value-type="float">
            <text:p>11470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2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11471" calcext:value-type="float">
            <text:p>11471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1472" calcext:value-type="float">
            <text:p>11472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73" calcext:value-type="float">
            <text:p>11473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Полностью не доверяю</text:p>
          </table:table-cell>
          <table:table-cell office:value-type="float" office:value="11462" calcext:value-type="float">
            <text:p>11462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3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11463" calcext:value-type="float">
            <text:p>11463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3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11464" calcext:value-type="float">
            <text:p>11464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3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11465" calcext:value-type="float">
            <text:p>11465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3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11466" calcext:value-type="float">
            <text:p>11466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3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11467" calcext:value-type="float">
            <text:p>11467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3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11468" calcext:value-type="float">
            <text:p>11468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3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11469" calcext:value-type="float">
            <text:p>11469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3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11470" calcext:value-type="float">
            <text:p>11470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3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11471" calcext:value-type="float">
            <text:p>11471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1472" calcext:value-type="float">
            <text:p>11472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73" calcext:value-type="float">
            <text:p>11473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Полностью не доверяю</text:p>
          </table:table-cell>
          <table:table-cell office:value-type="float" office:value="11462" calcext:value-type="float">
            <text:p>11462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4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11463" calcext:value-type="float">
            <text:p>11463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4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11464" calcext:value-type="float">
            <text:p>11464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4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11465" calcext:value-type="float">
            <text:p>11465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4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11466" calcext:value-type="float">
            <text:p>11466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4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11467" calcext:value-type="float">
            <text:p>11467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4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11468" calcext:value-type="float">
            <text:p>11468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4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11469" calcext:value-type="float">
            <text:p>11469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4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11470" calcext:value-type="float">
            <text:p>11470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4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11471" calcext:value-type="float">
            <text:p>11471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1472" calcext:value-type="float">
            <text:p>11472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73" calcext:value-type="float">
            <text:p>11473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Полностью не доверяю</text:p>
          </table:table-cell>
          <table:table-cell office:value-type="float" office:value="11462" calcext:value-type="float">
            <text:p>11462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5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11463" calcext:value-type="float">
            <text:p>11463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5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11464" calcext:value-type="float">
            <text:p>11464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5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11465" calcext:value-type="float">
            <text:p>11465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5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11466" calcext:value-type="float">
            <text:p>11466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5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11467" calcext:value-type="float">
            <text:p>11467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5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11468" calcext:value-type="float">
            <text:p>11468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5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11469" calcext:value-type="float">
            <text:p>11469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5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11470" calcext:value-type="float">
            <text:p>11470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5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11471" calcext:value-type="float">
            <text:p>11471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1472" calcext:value-type="float">
            <text:p>11472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73" calcext:value-type="float">
            <text:p>11473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Полностью не доверяю</text:p>
          </table:table-cell>
          <table:table-cell office:value-type="float" office:value="11462" calcext:value-type="float">
            <text:p>11462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6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11463" calcext:value-type="float">
            <text:p>11463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6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11464" calcext:value-type="float">
            <text:p>11464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6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11465" calcext:value-type="float">
            <text:p>11465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6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11466" calcext:value-type="float">
            <text:p>11466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6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11467" calcext:value-type="float">
            <text:p>11467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6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11468" calcext:value-type="float">
            <text:p>11468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6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11469" calcext:value-type="float">
            <text:p>11469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6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11470" calcext:value-type="float">
            <text:p>11470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6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11471" calcext:value-type="float">
            <text:p>11471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1472" calcext:value-type="float">
            <text:p>11472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73" calcext:value-type="float">
            <text:p>11473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Полностью не доверяю</text:p>
          </table:table-cell>
          <table:table-cell office:value-type="float" office:value="11462" calcext:value-type="float">
            <text:p>11462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7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11463" calcext:value-type="float">
            <text:p>11463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7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11464" calcext:value-type="float">
            <text:p>11464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7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11465" calcext:value-type="float">
            <text:p>11465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7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11466" calcext:value-type="float">
            <text:p>11466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7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11467" calcext:value-type="float">
            <text:p>11467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7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11468" calcext:value-type="float">
            <text:p>11468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7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11469" calcext:value-type="float">
            <text:p>11469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7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11470" calcext:value-type="float">
            <text:p>11470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7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11471" calcext:value-type="float">
            <text:p>11471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1472" calcext:value-type="float">
            <text:p>11472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73" calcext:value-type="float">
            <text:p>11473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Полностью не доверяю</text:p>
          </table:table-cell>
          <table:table-cell office:value-type="float" office:value="11462" calcext:value-type="float">
            <text:p>11462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8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11463" calcext:value-type="float">
            <text:p>11463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8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11464" calcext:value-type="float">
            <text:p>11464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8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11465" calcext:value-type="float">
            <text:p>11465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8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11466" calcext:value-type="float">
            <text:p>11466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8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11467" calcext:value-type="float">
            <text:p>11467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8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11468" calcext:value-type="float">
            <text:p>11468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8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11469" calcext:value-type="float">
            <text:p>11469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8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11470" calcext:value-type="float">
            <text:p>11470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8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11471" calcext:value-type="float">
            <text:p>11471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1472" calcext:value-type="float">
            <text:p>11472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73" calcext:value-type="float">
            <text:p>11473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5_2010_RUS_LT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Да</text:p>
          </table:table-cell>
          <table:table-cell office:value-type="float" office:value="11474" calcext:value-type="float">
            <text:p>11474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ESS_R05_2010_RUS_LT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т</text:p>
          </table:table-cell>
          <table:table-cell office:value-type="float" office:value="11475" calcext:value-type="float">
            <text:p>11475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ESS_R05_2010_RUS_LT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 имею права голосовать</text:p>
          </table:table-cell>
          <table:table-cell office:value-type="float" office:value="11476" calcext:value-type="float">
            <text:p>11476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ESS_R05_2010_RUS_LT_1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77" calcext:value-type="float">
            <text:p>11477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ESS_R05_2010_RUS_LT_20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20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20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Литовская социал-демократическая партия</text:p>
          </table:table-cell>
          <table:table-cell office:value-type="float" office:value="11481" calcext:value-type="float">
            <text:p>11481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Союз русских Литвы</text:p>
          </table:table-cell>
          <table:table-cell office:value-type="float" office:value="11482" calcext:value-type="float">
            <text:p>11482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Партия «Фронт»</text:p>
          </table:table-cell>
          <table:table-cell office:value-type="float" office:value="11483" calcext:value-type="float">
            <text:p>11483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Партия центра Литвы</text:p>
          </table:table-cell>
          <table:table-cell office:value-type="float" office:value="11484" calcext:value-type="float">
            <text:p>11484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«Союз Отечества» - Христианские демократы Литвы</text:p>
          </table:table-cell>
          <table:table-cell office:value-type="float" office:value="11485" calcext:value-type="float">
            <text:p>11485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Новый союз (социал-либералы)</text:p>
          </table:table-cell>
          <table:table-cell office:value-type="float" office:value="11486" calcext:value-type="float">
            <text:p>11486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Партия гражданской демократии</text:p>
          </table:table-cell>
          <table:table-cell office:value-type="float" office:value="11487" calcext:value-type="float">
            <text:p>11487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Избирательная акция поляков Литвы</text:p>
          </table:table-cell>
          <table:table-cell office:value-type="float" office:value="11488" calcext:value-type="float">
            <text:p>11488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Партия национального возрождения</text:p>
          </table:table-cell>
          <table:table-cell office:value-type="float" office:value="11489" calcext:value-type="float">
            <text:p>11489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Партия труда</text:p>
          </table:table-cell>
          <table:table-cell office:value-type="float" office:value="11490" calcext:value-type="float">
            <text:p>1149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Партия лейбористов</text:p>
          </table:table-cell>
          <table:table-cell office:value-type="float" office:value="11491" calcext:value-type="float">
            <text:p>11491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Движение либералов Литовской Республики</text:p>
          </table:table-cell>
          <table:table-cell office:value-type="float" office:value="11492" calcext:value-type="float">
            <text:p>11492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Союз крестьян-народников Литвы</text:p>
          </table:table-cell>
          <table:table-cell office:value-type="float" office:value="11493" calcext:value-type="float">
            <text:p>11493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Партия Порядок и справедливость</text:p>
          </table:table-cell>
          <table:table-cell office:value-type="float" office:value="11494" calcext:value-type="float">
            <text:p>11494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Союз либералов и центра Литвы</text:p>
          </table:table-cell>
          <table:table-cell office:value-type="float" office:value="11495" calcext:value-type="float">
            <text:p>11495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Партия «Молодая Литва»</text:p>
          </table:table-cell>
          <table:table-cell office:value-type="float" office:value="11496" calcext:value-type="float">
            <text:p>11496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Союз социал-демократов Литвы</text:p>
          </table:table-cell>
          <table:table-cell office:value-type="float" office:value="11497" calcext:value-type="float">
            <text:p>11497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Литовский союз свободы</text:p>
          </table:table-cell>
          <table:table-cell office:value-type="float" office:value="11498" calcext:value-type="float">
            <text:p>11498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Народный союз Литвы «За справедливую Литву»</text:p>
          </table:table-cell>
          <table:table-cell office:value-type="float" office:value="11499" calcext:value-type="float">
            <text:p>11499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Самостоятельный кандидат</text:p>
          </table:table-cell>
          <table:table-cell office:value-type="float" office:value="11500" calcext:value-type="float">
            <text:p>1150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01" calcext:value-type="float">
            <text:p>11501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2</text:p>
          </table:table-cell>
          <table:table-cell office:value-type="string" calcext:value-type="string">
            <text:p>B12c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22</text:p>
          </table:table-cell>
          <table:table-cell office:value-type="string" calcext:value-type="string">
            <text:p>B12c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22</text:p>
          </table:table-cell>
          <table:table-cell office:value-type="string" calcext:value-type="string">
            <text:p>B12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Литовская социал-демократическая партия</text:p>
          </table:table-cell>
          <table:table-cell office:value-type="float" office:value="11481" calcext:value-type="float">
            <text:p>11481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Союз русских Литвы</text:p>
          </table:table-cell>
          <table:table-cell office:value-type="float" office:value="11482" calcext:value-type="float">
            <text:p>11482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Партия «Фронт»</text:p>
          </table:table-cell>
          <table:table-cell office:value-type="float" office:value="11483" calcext:value-type="float">
            <text:p>11483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Партия центра Литвы</text:p>
          </table:table-cell>
          <table:table-cell office:value-type="float" office:value="11484" calcext:value-type="float">
            <text:p>11484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«Союз Отечества» - Христианские демократы Литвы</text:p>
          </table:table-cell>
          <table:table-cell office:value-type="float" office:value="11485" calcext:value-type="float">
            <text:p>11485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Новый союз (социал-либералы)</text:p>
          </table:table-cell>
          <table:table-cell office:value-type="float" office:value="11486" calcext:value-type="float">
            <text:p>11486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Партия гражданской демократии</text:p>
          </table:table-cell>
          <table:table-cell office:value-type="float" office:value="11487" calcext:value-type="float">
            <text:p>11487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Избирательная акция поляков Литвы</text:p>
          </table:table-cell>
          <table:table-cell office:value-type="float" office:value="11488" calcext:value-type="float">
            <text:p>11488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Партия национального возрождения</text:p>
          </table:table-cell>
          <table:table-cell office:value-type="float" office:value="11489" calcext:value-type="float">
            <text:p>11489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Партия труда</text:p>
          </table:table-cell>
          <table:table-cell office:value-type="float" office:value="11490" calcext:value-type="float">
            <text:p>1149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Партия лейбористов</text:p>
          </table:table-cell>
          <table:table-cell office:value-type="float" office:value="11491" calcext:value-type="float">
            <text:p>11491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Движение либералов Литовской Республики</text:p>
          </table:table-cell>
          <table:table-cell office:value-type="float" office:value="11492" calcext:value-type="float">
            <text:p>11492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Союз крестьян-народников Литвы</text:p>
          </table:table-cell>
          <table:table-cell office:value-type="float" office:value="11493" calcext:value-type="float">
            <text:p>11493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Партия Порядок и справедливость</text:p>
          </table:table-cell>
          <table:table-cell office:value-type="float" office:value="11494" calcext:value-type="float">
            <text:p>11494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Союз либералов и центра Литвы</text:p>
          </table:table-cell>
          <table:table-cell office:value-type="float" office:value="11495" calcext:value-type="float">
            <text:p>11495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Партия «Молодая Литва»</text:p>
          </table:table-cell>
          <table:table-cell office:value-type="float" office:value="11496" calcext:value-type="float">
            <text:p>11496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Союз социал-демократов Литвы</text:p>
          </table:table-cell>
          <table:table-cell office:value-type="float" office:value="11497" calcext:value-type="float">
            <text:p>11497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Литовский союз свободы</text:p>
          </table:table-cell>
          <table:table-cell office:value-type="float" office:value="11498" calcext:value-type="float">
            <text:p>11498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Народный союз Литвы «За справедливую Литву»</text:p>
          </table:table-cell>
          <table:table-cell office:value-type="float" office:value="11499" calcext:value-type="float">
            <text:p>11499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Самостоятельный кандидат</text:p>
          </table:table-cell>
          <table:table-cell office:value-type="float" office:value="11500" calcext:value-type="float">
            <text:p>1150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01" calcext:value-type="float">
            <text:p>11501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4</text:p>
          </table:table-cell>
          <table:table-cell office:value-type="string" calcext:value-type="string">
            <text:p>B12e</text:p>
          </table:table-cell>
          <table:table-cell office:value-type="string" calcext:value-type="string">
            <text:p>Да</text:p>
          </table:table-cell>
          <table:table-cell office:value-type="float" office:value="11502" calcext:value-type="float">
            <text:p>11502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ESS_R05_2010_RUS_LT_24</text:p>
          </table:table-cell>
          <table:table-cell office:value-type="string" calcext:value-type="string">
            <text:p>B12e</text:p>
          </table:table-cell>
          <table:table-cell office:value-type="string" calcext:value-type="string">
            <text:p>Нет</text:p>
          </table:table-cell>
          <table:table-cell office:value-type="float" office:value="11503" calcext:value-type="float">
            <text:p>11503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ESS_R05_2010_RUS_LT_24</text:p>
          </table:table-cell>
          <table:table-cell office:value-type="string" calcext:value-type="string">
            <text:p>B12e</text:p>
          </table:table-cell>
          <table:table-cell office:value-type="string" calcext:value-type="string">
            <text:p>Не было второго тура выборов</text:p>
          </table:table-cell>
          <table:table-cell office:value-type="float" office:value="11504" calcext:value-type="float">
            <text:p>11504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ESS_R05_2010_RUS_LT_24</text:p>
          </table:table-cell>
          <table:table-cell office:value-type="string" calcext:value-type="string">
            <text:p>B12e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05" calcext:value-type="float">
            <text:p>11505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ESS_R05_2010_RUS_LT_25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Литовская социал-демократическая партия</text:p>
          </table:table-cell>
          <table:table-cell office:value-type="float" office:value="11481" calcext:value-type="float">
            <text:p>11481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5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Союз русских Литвы</text:p>
          </table:table-cell>
          <table:table-cell office:value-type="float" office:value="11482" calcext:value-type="float">
            <text:p>11482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5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Партия «Фронт»</text:p>
          </table:table-cell>
          <table:table-cell office:value-type="float" office:value="11483" calcext:value-type="float">
            <text:p>11483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5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Партия центра Литвы</text:p>
          </table:table-cell>
          <table:table-cell office:value-type="float" office:value="11484" calcext:value-type="float">
            <text:p>11484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5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«Союз Отечества» - Христианские демократы Литвы</text:p>
          </table:table-cell>
          <table:table-cell office:value-type="float" office:value="11485" calcext:value-type="float">
            <text:p>11485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5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Новый союз (социал-либералы)</text:p>
          </table:table-cell>
          <table:table-cell office:value-type="float" office:value="11486" calcext:value-type="float">
            <text:p>11486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5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Партия гражданской демократии</text:p>
          </table:table-cell>
          <table:table-cell office:value-type="float" office:value="11487" calcext:value-type="float">
            <text:p>11487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5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Избирательная акция поляков Литвы</text:p>
          </table:table-cell>
          <table:table-cell office:value-type="float" office:value="11488" calcext:value-type="float">
            <text:p>11488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5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Партия национального возрождения</text:p>
          </table:table-cell>
          <table:table-cell office:value-type="float" office:value="11489" calcext:value-type="float">
            <text:p>11489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5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Партия труда</text:p>
          </table:table-cell>
          <table:table-cell office:value-type="float" office:value="11490" calcext:value-type="float">
            <text:p>1149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5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Партия лейбористов</text:p>
          </table:table-cell>
          <table:table-cell office:value-type="float" office:value="11491" calcext:value-type="float">
            <text:p>11491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5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Движение либералов Литовской Республики</text:p>
          </table:table-cell>
          <table:table-cell office:value-type="float" office:value="11492" calcext:value-type="float">
            <text:p>11492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5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Союз крестьян-народников Литвы</text:p>
          </table:table-cell>
          <table:table-cell office:value-type="float" office:value="11493" calcext:value-type="float">
            <text:p>11493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5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Партия Порядок и справедливость</text:p>
          </table:table-cell>
          <table:table-cell office:value-type="float" office:value="11494" calcext:value-type="float">
            <text:p>11494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5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Союз либералов и центра Литвы</text:p>
          </table:table-cell>
          <table:table-cell office:value-type="float" office:value="11495" calcext:value-type="float">
            <text:p>11495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5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Партия «Молодая Литва»</text:p>
          </table:table-cell>
          <table:table-cell office:value-type="float" office:value="11496" calcext:value-type="float">
            <text:p>11496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5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Союз социал-демократов Литвы</text:p>
          </table:table-cell>
          <table:table-cell office:value-type="float" office:value="11497" calcext:value-type="float">
            <text:p>11497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5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Литовский союз свободы</text:p>
          </table:table-cell>
          <table:table-cell office:value-type="float" office:value="11498" calcext:value-type="float">
            <text:p>11498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5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Народный союз Литвы «За справедливую Литву»</text:p>
          </table:table-cell>
          <table:table-cell office:value-type="float" office:value="11499" calcext:value-type="float">
            <text:p>11499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5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Самостоятельный кандидат</text:p>
          </table:table-cell>
          <table:table-cell office:value-type="float" office:value="11500" calcext:value-type="float">
            <text:p>1150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5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01" calcext:value-type="float">
            <text:p>11501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5_2010_RUS_LT_26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26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26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27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27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27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28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28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28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29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29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29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30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30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30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3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3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3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32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32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32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33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33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33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34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Литовская социал-демократическая партия</text:p>
          </table:table-cell>
          <table:table-cell office:value-type="float" office:value="11506" calcext:value-type="float">
            <text:p>11506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5_2010_RUS_LT_34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Союз русских Литвы</text:p>
          </table:table-cell>
          <table:table-cell office:value-type="float" office:value="11507" calcext:value-type="float">
            <text:p>11507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5_2010_RUS_LT_34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артия «Фронт»</text:p>
          </table:table-cell>
          <table:table-cell office:value-type="float" office:value="11508" calcext:value-type="float">
            <text:p>11508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5_2010_RUS_LT_34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артия центра Литвы</text:p>
          </table:table-cell>
          <table:table-cell office:value-type="float" office:value="11509" calcext:value-type="float">
            <text:p>11509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5_2010_RUS_LT_34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«Союз Отечества» - Христианские демократы Литвы</text:p>
          </table:table-cell>
          <table:table-cell office:value-type="float" office:value="11510" calcext:value-type="float">
            <text:p>11510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5_2010_RUS_LT_34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Новый союз (социал-либералы)</text:p>
          </table:table-cell>
          <table:table-cell office:value-type="float" office:value="11511" calcext:value-type="float">
            <text:p>11511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5_2010_RUS_LT_34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артия гражданской демократии</text:p>
          </table:table-cell>
          <table:table-cell office:value-type="float" office:value="11512" calcext:value-type="float">
            <text:p>11512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5_2010_RUS_LT_34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Избирательная акция поляков Литвы</text:p>
          </table:table-cell>
          <table:table-cell office:value-type="float" office:value="11513" calcext:value-type="float">
            <text:p>11513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5_2010_RUS_LT_34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артия национального возрождения</text:p>
          </table:table-cell>
          <table:table-cell office:value-type="float" office:value="11514" calcext:value-type="float">
            <text:p>11514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5_2010_RUS_LT_34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артия труда</text:p>
          </table:table-cell>
          <table:table-cell office:value-type="float" office:value="11515" calcext:value-type="float">
            <text:p>11515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5_2010_RUS_LT_34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артия лейбористов</text:p>
          </table:table-cell>
          <table:table-cell office:value-type="float" office:value="11516" calcext:value-type="float">
            <text:p>11516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5_2010_RUS_LT_34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Движение либералов Литовской Республики</text:p>
          </table:table-cell>
          <table:table-cell office:value-type="float" office:value="11517" calcext:value-type="float">
            <text:p>11517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5_2010_RUS_LT_34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Союз крестьян-народников Литвы</text:p>
          </table:table-cell>
          <table:table-cell office:value-type="float" office:value="11518" calcext:value-type="float">
            <text:p>11518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5_2010_RUS_LT_34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артия Порядок и справедливость</text:p>
          </table:table-cell>
          <table:table-cell office:value-type="float" office:value="11519" calcext:value-type="float">
            <text:p>11519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5_2010_RUS_LT_34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Союз либералов и центра Литвы</text:p>
          </table:table-cell>
          <table:table-cell office:value-type="float" office:value="11520" calcext:value-type="float">
            <text:p>11520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5_2010_RUS_LT_34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артия «Молодая Литва»</text:p>
          </table:table-cell>
          <table:table-cell office:value-type="float" office:value="11521" calcext:value-type="float">
            <text:p>11521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5_2010_RUS_LT_34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Союз социал-демократов Литвы</text:p>
          </table:table-cell>
          <table:table-cell office:value-type="float" office:value="11522" calcext:value-type="float">
            <text:p>11522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5_2010_RUS_LT_34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Литовский союз свободы</text:p>
          </table:table-cell>
          <table:table-cell office:value-type="float" office:value="11523" calcext:value-type="float">
            <text:p>11523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5_2010_RUS_LT_34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Народный союз Литвы «За справедливую Литву»</text:p>
          </table:table-cell>
          <table:table-cell office:value-type="float" office:value="11524" calcext:value-type="float">
            <text:p>11524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5_2010_RUS_LT_34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25" calcext:value-type="float">
            <text:p>11525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5_2010_RUS_LT_35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... очень близка</text:p>
          </table:table-cell>
          <table:table-cell office:value-type="float" office:value="11526" calcext:value-type="float">
            <text:p>11526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ESS_R05_2010_RUS_LT_35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близка</text:p>
          </table:table-cell>
          <table:table-cell office:value-type="float" office:value="11527" calcext:value-type="float">
            <text:p>11527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ESS_R05_2010_RUS_LT_35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не близка</text:p>
          </table:table-cell>
          <table:table-cell office:value-type="float" office:value="11528" calcext:value-type="float">
            <text:p>11528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ESS_R05_2010_RUS_LT_35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совсем не близка</text:p>
          </table:table-cell>
          <table:table-cell office:value-type="float" office:value="11529" calcext:value-type="float">
            <text:p>11529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ESS_R05_2010_RUS_LT_35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30" calcext:value-type="float">
            <text:p>11530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ESS_R05_2010_RUS_LT_36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36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36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37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Литовская социал-демократическая партия</text:p>
          </table:table-cell>
          <table:table-cell office:value-type="float" office:value="11531" calcext:value-type="float">
            <text:p>11531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SS_R05_2010_RUS_LT_37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Союз русских Литвы</text:p>
          </table:table-cell>
          <table:table-cell office:value-type="float" office:value="11532" calcext:value-type="float">
            <text:p>11532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SS_R05_2010_RUS_LT_37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артия «Фронт»</text:p>
          </table:table-cell>
          <table:table-cell office:value-type="float" office:value="11533" calcext:value-type="float">
            <text:p>11533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SS_R05_2010_RUS_LT_37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артия центра Литвы</text:p>
          </table:table-cell>
          <table:table-cell office:value-type="float" office:value="11534" calcext:value-type="float">
            <text:p>11534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SS_R05_2010_RUS_LT_37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«Союз Отечества» - Христианские демократы Литвы</text:p>
          </table:table-cell>
          <table:table-cell office:value-type="float" office:value="11535" calcext:value-type="float">
            <text:p>11535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SS_R05_2010_RUS_LT_37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Новый союз (социал-либералы)</text:p>
          </table:table-cell>
          <table:table-cell office:value-type="float" office:value="11536" calcext:value-type="float">
            <text:p>11536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SS_R05_2010_RUS_LT_37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артия гражданской демократии</text:p>
          </table:table-cell>
          <table:table-cell office:value-type="float" office:value="11537" calcext:value-type="float">
            <text:p>11537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SS_R05_2010_RUS_LT_37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Избирательная акция поляков Литвы</text:p>
          </table:table-cell>
          <table:table-cell office:value-type="float" office:value="11538" calcext:value-type="float">
            <text:p>11538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SS_R05_2010_RUS_LT_37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артия национального возрождения</text:p>
          </table:table-cell>
          <table:table-cell office:value-type="float" office:value="11539" calcext:value-type="float">
            <text:p>11539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SS_R05_2010_RUS_LT_37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артия труда</text:p>
          </table:table-cell>
          <table:table-cell office:value-type="float" office:value="11540" calcext:value-type="float">
            <text:p>11540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SS_R05_2010_RUS_LT_37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артия лейбористов</text:p>
          </table:table-cell>
          <table:table-cell office:value-type="float" office:value="11541" calcext:value-type="float">
            <text:p>11541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SS_R05_2010_RUS_LT_37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Движение либералов Литовской Республики</text:p>
          </table:table-cell>
          <table:table-cell office:value-type="float" office:value="11542" calcext:value-type="float">
            <text:p>11542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SS_R05_2010_RUS_LT_37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Союз крестьян-народников Литвы</text:p>
          </table:table-cell>
          <table:table-cell office:value-type="float" office:value="11543" calcext:value-type="float">
            <text:p>11543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SS_R05_2010_RUS_LT_37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Партия Порядок и справедливость</text:p>
          </table:table-cell>
          <table:table-cell office:value-type="float" office:value="11544" calcext:value-type="float">
            <text:p>11544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SS_R05_2010_RUS_LT_37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Союз либералов и центра Литвы 15 Партия «Молодая Литва» 16 Союз социал-демократов Литвы 17 Литовский союз свободы 18 Народный союз Литвы «За справедливую Литву»</text:p>
          </table:table-cell>
          <table:table-cell office:value-type="float" office:value="11545" calcext:value-type="float">
            <text:p>11545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SS_R05_2010_RUS_LT_37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46" calcext:value-type="float">
            <text:p>11546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SS_R05_2010_RUS_LT_38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Левый</text:p>
          </table:table-cell>
          <table:table-cell office:value-type="float" office:value="11547" calcext:value-type="float">
            <text:p>11547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LT_38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11548" calcext:value-type="float">
            <text:p>11548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LT_38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11549" calcext:value-type="float">
            <text:p>11549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LT_38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11550" calcext:value-type="float">
            <text:p>11550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LT_38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11551" calcext:value-type="float">
            <text:p>11551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LT_38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11552" calcext:value-type="float">
            <text:p>11552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LT_38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11553" calcext:value-type="float">
            <text:p>11553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LT_38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11554" calcext:value-type="float">
            <text:p>11554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LT_38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11555" calcext:value-type="float">
            <text:p>11555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LT_38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11556" calcext:value-type="float">
            <text:p>11556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LT_38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Правый</text:p>
          </table:table-cell>
          <table:table-cell office:value-type="float" office:value="11557" calcext:value-type="float">
            <text:p>11557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LT_38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58" calcext:value-type="float">
            <text:p>11558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5_2010_RUS_LT_39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Чрезвычайно не удовлетворен/-на</text:p>
          </table:table-cell>
          <table:table-cell office:value-type="float" office:value="11559" calcext:value-type="float">
            <text:p>11559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39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11560" calcext:value-type="float">
            <text:p>1156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39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11561" calcext:value-type="float">
            <text:p>11561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39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11562" calcext:value-type="float">
            <text:p>11562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39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11563" calcext:value-type="float">
            <text:p>11563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39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11564" calcext:value-type="float">
            <text:p>11564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39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11565" calcext:value-type="float">
            <text:p>11565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39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11566" calcext:value-type="float">
            <text:p>11566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39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11567" calcext:value-type="float">
            <text:p>11567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39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11568" calcext:value-type="float">
            <text:p>11568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39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Чрезвычайно удовлетворен/-на</text:p>
          </table:table-cell>
          <table:table-cell office:value-type="float" office:value="11569" calcext:value-type="float">
            <text:p>11569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39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70" calcext:value-type="float">
            <text:p>1157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Чрезвычайно не удовлетворен/-на</text:p>
          </table:table-cell>
          <table:table-cell office:value-type="float" office:value="11559" calcext:value-type="float">
            <text:p>11559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0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11560" calcext:value-type="float">
            <text:p>1156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0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11561" calcext:value-type="float">
            <text:p>11561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0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11562" calcext:value-type="float">
            <text:p>11562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0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11563" calcext:value-type="float">
            <text:p>11563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0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11564" calcext:value-type="float">
            <text:p>11564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0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11565" calcext:value-type="float">
            <text:p>11565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0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11566" calcext:value-type="float">
            <text:p>11566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0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11567" calcext:value-type="float">
            <text:p>11567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0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11568" calcext:value-type="float">
            <text:p>11568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Чрезвычайно удовлетворен/-на</text:p>
          </table:table-cell>
          <table:table-cell office:value-type="float" office:value="11569" calcext:value-type="float">
            <text:p>11569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70" calcext:value-type="float">
            <text:p>1157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Чрезвычайно не удовлетворен/-на</text:p>
          </table:table-cell>
          <table:table-cell office:value-type="float" office:value="11559" calcext:value-type="float">
            <text:p>11559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1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11560" calcext:value-type="float">
            <text:p>1156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1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11561" calcext:value-type="float">
            <text:p>11561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1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11562" calcext:value-type="float">
            <text:p>11562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1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11563" calcext:value-type="float">
            <text:p>11563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1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11564" calcext:value-type="float">
            <text:p>11564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1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11565" calcext:value-type="float">
            <text:p>11565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1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11566" calcext:value-type="float">
            <text:p>11566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1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11567" calcext:value-type="float">
            <text:p>11567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1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11568" calcext:value-type="float">
            <text:p>11568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Чрезвычайно удовлетворен/-на</text:p>
          </table:table-cell>
          <table:table-cell office:value-type="float" office:value="11569" calcext:value-type="float">
            <text:p>11569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70" calcext:value-type="float">
            <text:p>1157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Чрезвычайно не удовлетворен/-на</text:p>
          </table:table-cell>
          <table:table-cell office:value-type="float" office:value="11559" calcext:value-type="float">
            <text:p>11559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2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11560" calcext:value-type="float">
            <text:p>1156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2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11561" calcext:value-type="float">
            <text:p>11561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2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11562" calcext:value-type="float">
            <text:p>11562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2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11563" calcext:value-type="float">
            <text:p>11563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2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11564" calcext:value-type="float">
            <text:p>11564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2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11565" calcext:value-type="float">
            <text:p>11565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2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11566" calcext:value-type="float">
            <text:p>11566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2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11567" calcext:value-type="float">
            <text:p>11567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2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11568" calcext:value-type="float">
            <text:p>11568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Чрезвычайно удовлетворен/-на</text:p>
          </table:table-cell>
          <table:table-cell office:value-type="float" office:value="11569" calcext:value-type="float">
            <text:p>11569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70" calcext:value-type="float">
            <text:p>1157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5_2010_RUS_LT_43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Чрезвычайно плохое</text:p>
          </table:table-cell>
          <table:table-cell office:value-type="float" office:value="11571" calcext:value-type="float">
            <text:p>11571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3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11572" calcext:value-type="float">
            <text:p>11572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3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11573" calcext:value-type="float">
            <text:p>11573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3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11574" calcext:value-type="float">
            <text:p>11574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3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11575" calcext:value-type="float">
            <text:p>11575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3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11576" calcext:value-type="float">
            <text:p>11576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3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11577" calcext:value-type="float">
            <text:p>11577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3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11578" calcext:value-type="float">
            <text:p>11578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3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11579" calcext:value-type="float">
            <text:p>11579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3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11580" calcext:value-type="float">
            <text:p>11580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3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Чрезвычайно хорошее</text:p>
          </table:table-cell>
          <table:table-cell office:value-type="float" office:value="11581" calcext:value-type="float">
            <text:p>11581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3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82" calcext:value-type="float">
            <text:p>11582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4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Чрезвычайно плохое</text:p>
          </table:table-cell>
          <table:table-cell office:value-type="float" office:value="11571" calcext:value-type="float">
            <text:p>11571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4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11572" calcext:value-type="float">
            <text:p>11572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4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11573" calcext:value-type="float">
            <text:p>11573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4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11574" calcext:value-type="float">
            <text:p>11574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4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11575" calcext:value-type="float">
            <text:p>11575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4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11576" calcext:value-type="float">
            <text:p>11576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4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11577" calcext:value-type="float">
            <text:p>11577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4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11578" calcext:value-type="float">
            <text:p>11578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4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11579" calcext:value-type="float">
            <text:p>11579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4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11580" calcext:value-type="float">
            <text:p>11580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4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Чрезвычайно хорошее</text:p>
          </table:table-cell>
          <table:table-cell office:value-type="float" office:value="11581" calcext:value-type="float">
            <text:p>11581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4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82" calcext:value-type="float">
            <text:p>11582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5_2010_RUS_LT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1583" calcext:value-type="float">
            <text:p>1158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Согласен/- сна</text:p>
          </table:table-cell>
          <table:table-cell office:value-type="float" office:value="11584" calcext:value-type="float">
            <text:p>1158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1585" calcext:value-type="float">
            <text:p>1158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1586" calcext:value-type="float">
            <text:p>11586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Решительно не согласен/-сна</text:p>
          </table:table-cell>
          <table:table-cell office:value-type="float" office:value="11587" calcext:value-type="float">
            <text:p>1158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88" calcext:value-type="float">
            <text:p>1158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1583" calcext:value-type="float">
            <text:p>1158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Согласен/- сна</text:p>
          </table:table-cell>
          <table:table-cell office:value-type="float" office:value="11584" calcext:value-type="float">
            <text:p>1158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1585" calcext:value-type="float">
            <text:p>1158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1586" calcext:value-type="float">
            <text:p>11586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Решительно не согласен/-сна</text:p>
          </table:table-cell>
          <table:table-cell office:value-type="float" office:value="11587" calcext:value-type="float">
            <text:p>1158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6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88" calcext:value-type="float">
            <text:p>1158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1583" calcext:value-type="float">
            <text:p>1158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Согласен/- сна</text:p>
          </table:table-cell>
          <table:table-cell office:value-type="float" office:value="11584" calcext:value-type="float">
            <text:p>1158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1585" calcext:value-type="float">
            <text:p>1158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1586" calcext:value-type="float">
            <text:p>11586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Решительно не согласен/-сна</text:p>
          </table:table-cell>
          <table:table-cell office:value-type="float" office:value="11587" calcext:value-type="float">
            <text:p>1158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7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88" calcext:value-type="float">
            <text:p>1158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1583" calcext:value-type="float">
            <text:p>1158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Согласен/- сна</text:p>
          </table:table-cell>
          <table:table-cell office:value-type="float" office:value="11584" calcext:value-type="float">
            <text:p>1158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1585" calcext:value-type="float">
            <text:p>1158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1586" calcext:value-type="float">
            <text:p>11586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Решительно не согласен/-сна</text:p>
          </table:table-cell>
          <table:table-cell office:value-type="float" office:value="11587" calcext:value-type="float">
            <text:p>1158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8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88" calcext:value-type="float">
            <text:p>1158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49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Многим должно быть разрешено переселиться в Литву</text:p>
          </table:table-cell>
          <table:table-cell office:value-type="float" office:value="11589" calcext:value-type="float">
            <text:p>11589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5_2010_RUS_LT_49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Некоторому количеству</text:p>
          </table:table-cell>
          <table:table-cell office:value-type="float" office:value="11590" calcext:value-type="float">
            <text:p>11590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5_2010_RUS_LT_49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Мало кому</text:p>
          </table:table-cell>
          <table:table-cell office:value-type="float" office:value="11591" calcext:value-type="float">
            <text:p>11591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5_2010_RUS_LT_49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Никому</text:p>
          </table:table-cell>
          <table:table-cell office:value-type="float" office:value="11592" calcext:value-type="float">
            <text:p>11592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5_2010_RUS_LT_49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93" calcext:value-type="float">
            <text:p>11593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5_2010_RUS_LT_50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Многим должно быть разрешено переселиться в Литву</text:p>
          </table:table-cell>
          <table:table-cell office:value-type="float" office:value="11589" calcext:value-type="float">
            <text:p>11589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5_2010_RUS_LT_50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Некоторому количеству</text:p>
          </table:table-cell>
          <table:table-cell office:value-type="float" office:value="11590" calcext:value-type="float">
            <text:p>11590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5_2010_RUS_LT_50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Мало кому</text:p>
          </table:table-cell>
          <table:table-cell office:value-type="float" office:value="11591" calcext:value-type="float">
            <text:p>11591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5_2010_RUS_LT_50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Никому</text:p>
          </table:table-cell>
          <table:table-cell office:value-type="float" office:value="11592" calcext:value-type="float">
            <text:p>11592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5_2010_RUS_LT_50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93" calcext:value-type="float">
            <text:p>11593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5_2010_RUS_LT_51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Многим должно быть разрешено переселиться в Литву</text:p>
          </table:table-cell>
          <table:table-cell office:value-type="float" office:value="11589" calcext:value-type="float">
            <text:p>11589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5_2010_RUS_LT_51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Некоторому количеству</text:p>
          </table:table-cell>
          <table:table-cell office:value-type="float" office:value="11590" calcext:value-type="float">
            <text:p>11590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5_2010_RUS_LT_51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Мало кому</text:p>
          </table:table-cell>
          <table:table-cell office:value-type="float" office:value="11591" calcext:value-type="float">
            <text:p>11591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5_2010_RUS_LT_51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Никому</text:p>
          </table:table-cell>
          <table:table-cell office:value-type="float" office:value="11592" calcext:value-type="float">
            <text:p>11592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5_2010_RUS_LT_51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93" calcext:value-type="float">
            <text:p>11593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5_2010_RUS_LT_52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Плохо для экономики</text:p>
          </table:table-cell>
          <table:table-cell office:value-type="float" office:value="11594" calcext:value-type="float">
            <text:p>11594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LT_52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11595" calcext:value-type="float">
            <text:p>11595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LT_52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11596" calcext:value-type="float">
            <text:p>11596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LT_52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11597" calcext:value-type="float">
            <text:p>11597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LT_52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11598" calcext:value-type="float">
            <text:p>11598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LT_52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11599" calcext:value-type="float">
            <text:p>11599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LT_52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11600" calcext:value-type="float">
            <text:p>11600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LT_52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11601" calcext:value-type="float">
            <text:p>11601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LT_52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11602" calcext:value-type="float">
            <text:p>11602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LT_52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11603" calcext:value-type="float">
            <text:p>11603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LT_52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Хорошо для экономики</text:p>
          </table:table-cell>
          <table:table-cell office:value-type="float" office:value="11604" calcext:value-type="float">
            <text:p>11604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LT_52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05" calcext:value-type="float">
            <text:p>11605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5_2010_RUS_LT_53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Разрушают культуру</text:p>
          </table:table-cell>
          <table:table-cell office:value-type="float" office:value="11606" calcext:value-type="float">
            <text:p>11606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5_2010_RUS_LT_53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11607" calcext:value-type="float">
            <text:p>11607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5_2010_RUS_LT_53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11608" calcext:value-type="float">
            <text:p>11608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5_2010_RUS_LT_53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11609" calcext:value-type="float">
            <text:p>11609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5_2010_RUS_LT_53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11610" calcext:value-type="float">
            <text:p>11610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5_2010_RUS_LT_53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11611" calcext:value-type="float">
            <text:p>11611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5_2010_RUS_LT_53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11612" calcext:value-type="float">
            <text:p>11612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5_2010_RUS_LT_53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11613" calcext:value-type="float">
            <text:p>11613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5_2010_RUS_LT_53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11614" calcext:value-type="float">
            <text:p>11614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5_2010_RUS_LT_53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11615" calcext:value-type="float">
            <text:p>11615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5_2010_RUS_LT_53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Обогащают культуру</text:p>
          </table:table-cell>
          <table:table-cell office:value-type="float" office:value="11616" calcext:value-type="float">
            <text:p>11616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5_2010_RUS_LT_53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17" calcext:value-type="float">
            <text:p>11617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5_2010_RUS_LT_54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Более плохим местом для жизни</text:p>
          </table:table-cell>
          <table:table-cell office:value-type="float" office:value="11618" calcext:value-type="float">
            <text:p>11618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5_2010_RUS_LT_54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11619" calcext:value-type="float">
            <text:p>11619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5_2010_RUS_LT_54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11620" calcext:value-type="float">
            <text:p>1162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5_2010_RUS_LT_54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11621" calcext:value-type="float">
            <text:p>11621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5_2010_RUS_LT_54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11622" calcext:value-type="float">
            <text:p>11622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5_2010_RUS_LT_54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11623" calcext:value-type="float">
            <text:p>11623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5_2010_RUS_LT_54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11624" calcext:value-type="float">
            <text:p>11624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5_2010_RUS_LT_54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11625" calcext:value-type="float">
            <text:p>11625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5_2010_RUS_LT_54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11626" calcext:value-type="float">
            <text:p>11626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5_2010_RUS_LT_54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11627" calcext:value-type="float">
            <text:p>11627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5_2010_RUS_LT_54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Более хорошим местом для жизни</text:p>
          </table:table-cell>
          <table:table-cell office:value-type="float" office:value="11628" calcext:value-type="float">
            <text:p>11628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5_2010_RUS_LT_54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29" calcext:value-type="float">
            <text:p>11629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5_2010_RUS_LT_5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Чрезвычайно несчастным/-ой</text:p>
          </table:table-cell>
          <table:table-cell office:value-type="float" office:value="11630" calcext:value-type="float">
            <text:p>11630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5_2010_RUS_LT_56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11631" calcext:value-type="float">
            <text:p>11631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5_2010_RUS_LT_56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11632" calcext:value-type="float">
            <text:p>11632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5_2010_RUS_LT_56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11633" calcext:value-type="float">
            <text:p>11633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5_2010_RUS_LT_56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11634" calcext:value-type="float">
            <text:p>11634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5_2010_RUS_LT_56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11635" calcext:value-type="float">
            <text:p>11635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5_2010_RUS_LT_56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11636" calcext:value-type="float">
            <text:p>11636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5_2010_RUS_LT_56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11637" calcext:value-type="float">
            <text:p>11637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5_2010_RUS_LT_56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11638" calcext:value-type="float">
            <text:p>11638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5_2010_RUS_LT_56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11639" calcext:value-type="float">
            <text:p>11639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5_2010_RUS_LT_5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Чрезвычайно счастливым/-ой</text:p>
          </table:table-cell>
          <table:table-cell office:value-type="float" office:value="11640" calcext:value-type="float">
            <text:p>11640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5_2010_RUS_LT_5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41" calcext:value-type="float">
            <text:p>11641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5_2010_RUS_LT_5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икогда</text:p>
          </table:table-cell>
          <table:table-cell office:value-type="float" office:value="11642" calcext:value-type="float">
            <text:p>11642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5_2010_RUS_LT_5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Менее одного раза в месяц</text:p>
          </table:table-cell>
          <table:table-cell office:value-type="float" office:value="11643" calcext:value-type="float">
            <text:p>11643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5_2010_RUS_LT_5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аз в месяц</text:p>
          </table:table-cell>
          <table:table-cell office:value-type="float" office:value="11644" calcext:value-type="float">
            <text:p>11644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5_2010_RUS_LT_5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1645" calcext:value-type="float">
            <text:p>11645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5_2010_RUS_LT_5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аз в неделю</text:p>
          </table:table-cell>
          <table:table-cell office:value-type="float" office:value="11646" calcext:value-type="float">
            <text:p>11646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5_2010_RUS_LT_5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1647" calcext:value-type="float">
            <text:p>11647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5_2010_RUS_LT_5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Ежедневно</text:p>
          </table:table-cell>
          <table:table-cell office:value-type="float" office:value="11648" calcext:value-type="float">
            <text:p>11648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5_2010_RUS_LT_5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49" calcext:value-type="float">
            <text:p>11649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5_2010_RUS_LT_5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5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5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5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Намного реже, чем большинство</text:p>
          </table:table-cell>
          <table:table-cell office:value-type="float" office:value="11650" calcext:value-type="float">
            <text:p>11650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ESS_R05_2010_RUS_LT_5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Реже, чем большинство</text:p>
          </table:table-cell>
          <table:table-cell office:value-type="float" office:value="11651" calcext:value-type="float">
            <text:p>11651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ESS_R05_2010_RUS_LT_5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Приблизительно столько же, сколько и большинство</text:p>
          </table:table-cell>
          <table:table-cell office:value-type="float" office:value="11652" calcext:value-type="float">
            <text:p>11652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ESS_R05_2010_RUS_LT_5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Чаще, чем большинство</text:p>
          </table:table-cell>
          <table:table-cell office:value-type="float" office:value="11653" calcext:value-type="float">
            <text:p>11653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ESS_R05_2010_RUS_LT_5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Гораздо чаще, чем большинство</text:p>
          </table:table-cell>
          <table:table-cell office:value-type="float" office:value="11654" calcext:value-type="float">
            <text:p>11654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ESS_R05_2010_RUS_LT_5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55" calcext:value-type="float">
            <text:p>11655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ESS_R05_2010_RUS_LT_6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6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6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6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очень безопасно</text:p>
          </table:table-cell>
          <table:table-cell office:value-type="float" office:value="11656" calcext:value-type="float">
            <text:p>11656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ESS_R05_2010_RUS_LT_6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безопасно</text:p>
          </table:table-cell>
          <table:table-cell office:value-type="float" office:value="11657" calcext:value-type="float">
            <text:p>11657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ESS_R05_2010_RUS_LT_6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небезопасно</text:p>
          </table:table-cell>
          <table:table-cell office:value-type="float" office:value="11658" calcext:value-type="float">
            <text:p>1165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ESS_R05_2010_RUS_LT_6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или очень небезопасно</text:p>
          </table:table-cell>
          <table:table-cell office:value-type="float" office:value="11659" calcext:value-type="float">
            <text:p>11659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ESS_R05_2010_RUS_LT_6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60" calcext:value-type="float">
            <text:p>1166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ESS_R05_2010_RUS_LT_6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Постоянно или очень часто</text:p>
          </table:table-cell>
          <table:table-cell office:value-type="float" office:value="11661" calcext:value-type="float">
            <text:p>11661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ESS_R05_2010_RUS_LT_6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Иногда</text:p>
          </table:table-cell>
          <table:table-cell office:value-type="float" office:value="11662" calcext:value-type="float">
            <text:p>11662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ESS_R05_2010_RUS_LT_6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Изредка</text:p>
          </table:table-cell>
          <table:table-cell office:value-type="float" office:value="11663" calcext:value-type="float">
            <text:p>11663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ESS_R05_2010_RUS_LT_6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Никогда</text:p>
          </table:table-cell>
          <table:table-cell office:value-type="float" office:value="11664" calcext:value-type="float">
            <text:p>11664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ESS_R05_2010_RUS_LT_6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65" calcext:value-type="float">
            <text:p>1166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ESS_R05_2010_RUS_LT_63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.. оказывает серьёзное воздействие на качество вашей жизни,</text:p>
          </table:table-cell>
          <table:table-cell office:value-type="float" office:value="11666" calcext:value-type="float">
            <text:p>11666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ESS_R05_2010_RUS_LT_63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оказывает некоторое воздействие,</text:p>
          </table:table-cell>
          <table:table-cell office:value-type="float" office:value="11667" calcext:value-type="float">
            <text:p>11667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ESS_R05_2010_RUS_LT_63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или не имеет воздействия на качество вашей жизни.</text:p>
          </table:table-cell>
          <table:table-cell office:value-type="float" office:value="11668" calcext:value-type="float">
            <text:p>11668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ESS_R05_2010_RUS_LT_63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69" calcext:value-type="float">
            <text:p>11669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ESS_R05_2010_RUS_LT_6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Постоянно или очень часто</text:p>
          </table:table-cell>
          <table:table-cell office:value-type="float" office:value="11661" calcext:value-type="float">
            <text:p>11661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ESS_R05_2010_RUS_LT_6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Иногда</text:p>
          </table:table-cell>
          <table:table-cell office:value-type="float" office:value="11662" calcext:value-type="float">
            <text:p>11662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ESS_R05_2010_RUS_LT_6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Изредка</text:p>
          </table:table-cell>
          <table:table-cell office:value-type="float" office:value="11663" calcext:value-type="float">
            <text:p>11663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ESS_R05_2010_RUS_LT_6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Никогда</text:p>
          </table:table-cell>
          <table:table-cell office:value-type="float" office:value="11664" calcext:value-type="float">
            <text:p>11664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ESS_R05_2010_RUS_LT_6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65" calcext:value-type="float">
            <text:p>11665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ESS_R05_2010_RUS_LT_65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... оказывает серьёзное воздействие на качество вашей жизни,</text:p>
          </table:table-cell>
          <table:table-cell office:value-type="float" office:value="11666" calcext:value-type="float">
            <text:p>11666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ESS_R05_2010_RUS_LT_65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оказывает некоторое воздействие,</text:p>
          </table:table-cell>
          <table:table-cell office:value-type="float" office:value="11667" calcext:value-type="float">
            <text:p>11667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ESS_R05_2010_RUS_LT_65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или не имеет воздействия на качество вашей жизни.</text:p>
          </table:table-cell>
          <table:table-cell office:value-type="float" office:value="11668" calcext:value-type="float">
            <text:p>11668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ESS_R05_2010_RUS_LT_65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69" calcext:value-type="float">
            <text:p>11669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ESS_R05_2010_RUS_LT_66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.. очень хорошее</text:p>
          </table:table-cell>
          <table:table-cell office:value-type="float" office:value="11670" calcext:value-type="float">
            <text:p>11670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ESS_R05_2010_RUS_LT_66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хорошее</text:p>
          </table:table-cell>
          <table:table-cell office:value-type="float" office:value="11671" calcext:value-type="float">
            <text:p>11671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ESS_R05_2010_RUS_LT_66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удовлетворительное</text:p>
          </table:table-cell>
          <table:table-cell office:value-type="float" office:value="11672" calcext:value-type="float">
            <text:p>11672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ESS_R05_2010_RUS_LT_66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плохое</text:p>
          </table:table-cell>
          <table:table-cell office:value-type="float" office:value="11673" calcext:value-type="float">
            <text:p>11673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ESS_R05_2010_RUS_LT_66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или очень плохое</text:p>
          </table:table-cell>
          <table:table-cell office:value-type="float" office:value="11674" calcext:value-type="float">
            <text:p>11674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ESS_R05_2010_RUS_LT_66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75" calcext:value-type="float">
            <text:p>11675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ESS_R05_2010_RUS_LT_67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Да, очень</text:p>
          </table:table-cell>
          <table:table-cell office:value-type="float" office:value="11676" calcext:value-type="float">
            <text:p>11676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ESS_R05_2010_RUS_LT_67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Да, частично</text:p>
          </table:table-cell>
          <table:table-cell office:value-type="float" office:value="11677" calcext:value-type="float">
            <text:p>11677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ESS_R05_2010_RUS_LT_67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Нет</text:p>
          </table:table-cell>
          <table:table-cell office:value-type="float" office:value="11678" calcext:value-type="float">
            <text:p>11678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ESS_R05_2010_RUS_LT_67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79" calcext:value-type="float">
            <text:p>11679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ESS_R05_2010_RUS_LT_68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68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68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69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Римо-католическая (римские католики)</text:p>
          </table:table-cell>
          <table:table-cell office:value-type="float" office:value="11680" calcext:value-type="float">
            <text:p>11680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ESS_R05_2010_RUS_LT_69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Восточная православная (православные, староверы и т. д.)</text:p>
          </table:table-cell>
          <table:table-cell office:value-type="float" office:value="11681" calcext:value-type="float">
            <text:p>11681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ESS_R05_2010_RUS_LT_69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Протестантская (лютеране, кальвинисты, реформаты и т. д.)</text:p>
          </table:table-cell>
          <table:table-cell office:value-type="float" office:value="11682" calcext:value-type="float">
            <text:p>11682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ESS_R05_2010_RUS_LT_69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83" calcext:value-type="float">
            <text:p>11683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ESS_R05_2010_RUS_LT_70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70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70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7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Римо-католическая (римские католики)</text:p>
          </table:table-cell>
          <table:table-cell office:value-type="float" office:value="11680" calcext:value-type="float">
            <text:p>11680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ESS_R05_2010_RUS_LT_7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Восточная православная (православные, староверы и т. д.)</text:p>
          </table:table-cell>
          <table:table-cell office:value-type="float" office:value="11681" calcext:value-type="float">
            <text:p>11681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ESS_R05_2010_RUS_LT_7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Протестантская (лютеране, кальвинисты, реформаты и т. д.)</text:p>
          </table:table-cell>
          <table:table-cell office:value-type="float" office:value="11682" calcext:value-type="float">
            <text:p>11682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ESS_R05_2010_RUS_LT_7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83" calcext:value-type="float">
            <text:p>11683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ESS_R05_2010_RUS_LT_72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Совсем неверующий/-ая</text:p>
          </table:table-cell>
          <table:table-cell office:value-type="float" office:value="11684" calcext:value-type="float">
            <text:p>11684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ESS_R05_2010_RUS_LT_72</text:p>
          </table:table-cell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float" office:value="11685" calcext:value-type="float">
            <text:p>11685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ESS_R05_2010_RUS_LT_72</text:p>
          </table:table-cell>
          <table:table-cell office:value-type="string" calcext:value-type="string">
            <text:p>C21</text:p>
          </table:table-cell>
          <table:table-cell office:value-type="float" office:value="2" calcext:value-type="float">
            <text:p>2</text:p>
          </table:table-cell>
          <table:table-cell office:value-type="float" office:value="11686" calcext:value-type="float">
            <text:p>11686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ESS_R05_2010_RUS_LT_72</text:p>
          </table:table-cell>
          <table:table-cell office:value-type="string" calcext:value-type="string">
            <text:p>C21</text:p>
          </table:table-cell>
          <table:table-cell office:value-type="float" office:value="3" calcext:value-type="float">
            <text:p>3</text:p>
          </table:table-cell>
          <table:table-cell office:value-type="float" office:value="11687" calcext:value-type="float">
            <text:p>11687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ESS_R05_2010_RUS_LT_72</text:p>
          </table:table-cell>
          <table:table-cell office:value-type="string" calcext:value-type="string">
            <text:p>C21</text:p>
          </table:table-cell>
          <table:table-cell office:value-type="float" office:value="4" calcext:value-type="float">
            <text:p>4</text:p>
          </table:table-cell>
          <table:table-cell office:value-type="float" office:value="11688" calcext:value-type="float">
            <text:p>11688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ESS_R05_2010_RUS_LT_72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 office:value-type="float" office:value="11689" calcext:value-type="float">
            <text:p>11689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ESS_R05_2010_RUS_LT_72</text:p>
          </table:table-cell>
          <table:table-cell office:value-type="string" calcext:value-type="string">
            <text:p>C21</text:p>
          </table:table-cell>
          <table:table-cell office:value-type="float" office:value="6" calcext:value-type="float">
            <text:p>6</text:p>
          </table:table-cell>
          <table:table-cell office:value-type="float" office:value="11690" calcext:value-type="float">
            <text:p>11690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ESS_R05_2010_RUS_LT_72</text:p>
          </table:table-cell>
          <table:table-cell office:value-type="string" calcext:value-type="string">
            <text:p>C21</text:p>
          </table:table-cell>
          <table:table-cell office:value-type="float" office:value="7" calcext:value-type="float">
            <text:p>7</text:p>
          </table:table-cell>
          <table:table-cell office:value-type="float" office:value="11691" calcext:value-type="float">
            <text:p>11691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ESS_R05_2010_RUS_LT_72</text:p>
          </table:table-cell>
          <table:table-cell office:value-type="string" calcext:value-type="string">
            <text:p>C21</text:p>
          </table:table-cell>
          <table:table-cell office:value-type="float" office:value="8" calcext:value-type="float">
            <text:p>8</text:p>
          </table:table-cell>
          <table:table-cell office:value-type="float" office:value="11692" calcext:value-type="float">
            <text:p>11692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ESS_R05_2010_RUS_LT_72</text:p>
          </table:table-cell>
          <table:table-cell office:value-type="string" calcext:value-type="string">
            <text:p>C21</text:p>
          </table:table-cell>
          <table:table-cell office:value-type="float" office:value="9" calcext:value-type="float">
            <text:p>9</text:p>
          </table:table-cell>
          <table:table-cell office:value-type="float" office:value="11693" calcext:value-type="float">
            <text:p>11693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ESS_R05_2010_RUS_LT_72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Очень верующий/-ая</text:p>
          </table:table-cell>
          <table:table-cell office:value-type="float" office:value="11694" calcext:value-type="float">
            <text:p>11694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ESS_R05_2010_RUS_LT_72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95" calcext:value-type="float">
            <text:p>11695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ESS_R05_2010_RUS_LT_73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Ежедневно</text:p>
          </table:table-cell>
          <table:table-cell office:value-type="float" office:value="11696" calcext:value-type="float">
            <text:p>11696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5_2010_RUS_LT_73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Чаще, чем раз в неделю</text:p>
          </table:table-cell>
          <table:table-cell office:value-type="float" office:value="11697" calcext:value-type="float">
            <text:p>11697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5_2010_RUS_LT_73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Раз в неделю</text:p>
          </table:table-cell>
          <table:table-cell office:value-type="float" office:value="11698" calcext:value-type="float">
            <text:p>11698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5_2010_RUS_LT_73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Не реже, чем раз в месяц</text:p>
          </table:table-cell>
          <table:table-cell office:value-type="float" office:value="11699" calcext:value-type="float">
            <text:p>11699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5_2010_RUS_LT_73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Только по религиозным праздникам</text:p>
          </table:table-cell>
          <table:table-cell office:value-type="float" office:value="11700" calcext:value-type="float">
            <text:p>1170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5_2010_RUS_LT_73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Реже</text:p>
          </table:table-cell>
          <table:table-cell office:value-type="float" office:value="11701" calcext:value-type="float">
            <text:p>11701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5_2010_RUS_LT_73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Никогда</text:p>
          </table:table-cell>
          <table:table-cell office:value-type="float" office:value="11702" calcext:value-type="float">
            <text:p>11702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5_2010_RUS_LT_73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03" calcext:value-type="float">
            <text:p>11703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5_2010_RUS_LT_74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Ежедневно</text:p>
          </table:table-cell>
          <table:table-cell office:value-type="float" office:value="11696" calcext:value-type="float">
            <text:p>11696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5_2010_RUS_LT_74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Чаще, чем раз в неделю</text:p>
          </table:table-cell>
          <table:table-cell office:value-type="float" office:value="11697" calcext:value-type="float">
            <text:p>11697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5_2010_RUS_LT_74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Раз в неделю</text:p>
          </table:table-cell>
          <table:table-cell office:value-type="float" office:value="11698" calcext:value-type="float">
            <text:p>11698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5_2010_RUS_LT_74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Не реже, чем раз в месяц</text:p>
          </table:table-cell>
          <table:table-cell office:value-type="float" office:value="11699" calcext:value-type="float">
            <text:p>11699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5_2010_RUS_LT_74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Только по религиозным праздникам</text:p>
          </table:table-cell>
          <table:table-cell office:value-type="float" office:value="11700" calcext:value-type="float">
            <text:p>1170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5_2010_RUS_LT_74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Реже</text:p>
          </table:table-cell>
          <table:table-cell office:value-type="float" office:value="11701" calcext:value-type="float">
            <text:p>11701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5_2010_RUS_LT_74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Никогда</text:p>
          </table:table-cell>
          <table:table-cell office:value-type="float" office:value="11702" calcext:value-type="float">
            <text:p>11702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5_2010_RUS_LT_74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03" calcext:value-type="float">
            <text:p>11703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ESS_R05_2010_RUS_LT_75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75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75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76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Цвета кожи или расы</text:p>
          </table:table-cell>
          <table:table-cell office:value-type="float" office:value="11704" calcext:value-type="float">
            <text:p>11704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ESS_R05_2010_RUS_LT_76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Гражданства</text:p>
          </table:table-cell>
          <table:table-cell office:value-type="float" office:value="11705" calcext:value-type="float">
            <text:p>11705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ESS_R05_2010_RUS_LT_76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Религии</text:p>
          </table:table-cell>
          <table:table-cell office:value-type="float" office:value="11706" calcext:value-type="float">
            <text:p>11706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ESS_R05_2010_RUS_LT_76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Языка</text:p>
          </table:table-cell>
          <table:table-cell office:value-type="float" office:value="11707" calcext:value-type="float">
            <text:p>11707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ESS_R05_2010_RUS_LT_76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Этнической группы</text:p>
          </table:table-cell>
          <table:table-cell office:value-type="float" office:value="11708" calcext:value-type="float">
            <text:p>11708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ESS_R05_2010_RUS_LT_76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Возраста</text:p>
          </table:table-cell>
          <table:table-cell office:value-type="float" office:value="11709" calcext:value-type="float">
            <text:p>11709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ESS_R05_2010_RUS_LT_76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Пола</text:p>
          </table:table-cell>
          <table:table-cell office:value-type="float" office:value="11710" calcext:value-type="float">
            <text:p>11710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ESS_R05_2010_RUS_LT_76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Сексуальной ориентации</text:p>
          </table:table-cell>
          <table:table-cell office:value-type="float" office:value="11711" calcext:value-type="float">
            <text:p>11711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ESS_R05_2010_RUS_LT_76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Инвалидности</text:p>
          </table:table-cell>
          <table:table-cell office:value-type="float" office:value="11712" calcext:value-type="float">
            <text:p>11712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ESS_R05_2010_RUS_LT_76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На других</text:p>
          </table:table-cell>
          <table:table-cell office:value-type="float" office:value="11713" calcext:value-type="float">
            <text:p>11713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ESS_R05_2010_RUS_LT_76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14" calcext:value-type="float">
            <text:p>11714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ESS_R05_2010_RUS_LT_77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77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77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78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79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79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79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80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81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8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8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8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8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84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84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84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85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86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86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86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87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8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Совсем неплохо</text:p>
          </table:table-cell>
          <table:table-cell office:value-type="float" office:value="11715" calcext:value-type="float">
            <text:p>11715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ESS_R05_2010_RUS_LT_8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Немного плохо</text:p>
          </table:table-cell>
          <table:table-cell office:value-type="float" office:value="11716" calcext:value-type="float">
            <text:p>11716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ESS_R05_2010_RUS_LT_8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Плохо</text:p>
          </table:table-cell>
          <table:table-cell office:value-type="float" office:value="11717" calcext:value-type="float">
            <text:p>11717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ESS_R05_2010_RUS_LT_8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Чрезвычайно плохо</text:p>
          </table:table-cell>
          <table:table-cell office:value-type="float" office:value="11718" calcext:value-type="float">
            <text:p>11718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ESS_R05_2010_RUS_LT_8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19" calcext:value-type="float">
            <text:p>11719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ESS_R05_2010_RUS_LT_8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Совсем неплохо</text:p>
          </table:table-cell>
          <table:table-cell office:value-type="float" office:value="11715" calcext:value-type="float">
            <text:p>11715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ESS_R05_2010_RUS_LT_8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Немного плохо</text:p>
          </table:table-cell>
          <table:table-cell office:value-type="float" office:value="11716" calcext:value-type="float">
            <text:p>11716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ESS_R05_2010_RUS_LT_8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Плохо</text:p>
          </table:table-cell>
          <table:table-cell office:value-type="float" office:value="11717" calcext:value-type="float">
            <text:p>11717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ESS_R05_2010_RUS_LT_8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Чрезвычайно плохо</text:p>
          </table:table-cell>
          <table:table-cell office:value-type="float" office:value="11718" calcext:value-type="float">
            <text:p>11718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ESS_R05_2010_RUS_LT_8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19" calcext:value-type="float">
            <text:p>11719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ESS_R05_2010_RUS_LT_9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Совсем неплохо</text:p>
          </table:table-cell>
          <table:table-cell office:value-type="float" office:value="11715" calcext:value-type="float">
            <text:p>11715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ESS_R05_2010_RUS_LT_9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Немного плохо</text:p>
          </table:table-cell>
          <table:table-cell office:value-type="float" office:value="11716" calcext:value-type="float">
            <text:p>11716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ESS_R05_2010_RUS_LT_9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Плохо</text:p>
          </table:table-cell>
          <table:table-cell office:value-type="float" office:value="11717" calcext:value-type="float">
            <text:p>11717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ESS_R05_2010_RUS_LT_9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Чрезвычайно плохо</text:p>
          </table:table-cell>
          <table:table-cell office:value-type="float" office:value="11718" calcext:value-type="float">
            <text:p>11718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ESS_R05_2010_RUS_LT_9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19" calcext:value-type="float">
            <text:p>11719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ESS_R05_2010_RUS_LT_9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Полностью невероятно</text:p>
          </table:table-cell>
          <table:table-cell office:value-type="float" office:value="11720" calcext:value-type="float">
            <text:p>11720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ESS_R05_2010_RUS_LT_9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Маловероятно</text:p>
          </table:table-cell>
          <table:table-cell office:value-type="float" office:value="11721" calcext:value-type="float">
            <text:p>11721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ESS_R05_2010_RUS_LT_9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Вероятно</text:p>
          </table:table-cell>
          <table:table-cell office:value-type="float" office:value="11722" calcext:value-type="float">
            <text:p>11722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ESS_R05_2010_RUS_LT_9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Очень вероятно</text:p>
          </table:table-cell>
          <table:table-cell office:value-type="float" office:value="11723" calcext:value-type="float">
            <text:p>11723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ESS_R05_2010_RUS_LT_9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24" calcext:value-type="float">
            <text:p>11724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ESS_R05_2010_RUS_LT_9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Полностью невероятно</text:p>
          </table:table-cell>
          <table:table-cell office:value-type="float" office:value="11720" calcext:value-type="float">
            <text:p>11720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ESS_R05_2010_RUS_LT_9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Маловероятно</text:p>
          </table:table-cell>
          <table:table-cell office:value-type="float" office:value="11721" calcext:value-type="float">
            <text:p>11721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ESS_R05_2010_RUS_LT_9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Вероятно</text:p>
          </table:table-cell>
          <table:table-cell office:value-type="float" office:value="11722" calcext:value-type="float">
            <text:p>11722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ESS_R05_2010_RUS_LT_9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Очень вероятно</text:p>
          </table:table-cell>
          <table:table-cell office:value-type="float" office:value="11723" calcext:value-type="float">
            <text:p>11723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ESS_R05_2010_RUS_LT_9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24" calcext:value-type="float">
            <text:p>11724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ESS_R05_2010_RUS_LT_9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Полностью невероятно</text:p>
          </table:table-cell>
          <table:table-cell office:value-type="float" office:value="11720" calcext:value-type="float">
            <text:p>11720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ESS_R05_2010_RUS_LT_9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Маловероятно</text:p>
          </table:table-cell>
          <table:table-cell office:value-type="float" office:value="11721" calcext:value-type="float">
            <text:p>11721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ESS_R05_2010_RUS_LT_9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Вероятно</text:p>
          </table:table-cell>
          <table:table-cell office:value-type="float" office:value="11722" calcext:value-type="float">
            <text:p>11722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ESS_R05_2010_RUS_LT_9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Очень вероятно</text:p>
          </table:table-cell>
          <table:table-cell office:value-type="float" office:value="11723" calcext:value-type="float">
            <text:p>11723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ESS_R05_2010_RUS_LT_9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24" calcext:value-type="float">
            <text:p>11724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ESS_R05_2010_RUS_LT_94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Очень хорошо</text:p>
          </table:table-cell>
          <table:table-cell office:value-type="float" office:value="11725" calcext:value-type="float">
            <text:p>11725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ESS_R05_2010_RUS_LT_94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Хорошо</text:p>
          </table:table-cell>
          <table:table-cell office:value-type="float" office:value="11726" calcext:value-type="float">
            <text:p>11726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ESS_R05_2010_RUS_LT_94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Ни хорошо и ни плохо</text:p>
          </table:table-cell>
          <table:table-cell office:value-type="float" office:value="11727" calcext:value-type="float">
            <text:p>11727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ESS_R05_2010_RUS_LT_94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Плохо</text:p>
          </table:table-cell>
          <table:table-cell office:value-type="float" office:value="11728" calcext:value-type="float">
            <text:p>11728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ESS_R05_2010_RUS_LT_94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Очень плохо</text:p>
          </table:table-cell>
          <table:table-cell office:value-type="float" office:value="11729" calcext:value-type="float">
            <text:p>11729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ESS_R05_2010_RUS_LT_94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30" calcext:value-type="float">
            <text:p>11730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ESS_R05_2010_RUS_LT_9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9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9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9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Очень недоволен/-льна</text:p>
          </table:table-cell>
          <table:table-cell office:value-type="float" office:value="11731" calcext:value-type="float">
            <text:p>11731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ESS_R05_2010_RUS_LT_9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Недоволен/-льна</text:p>
          </table:table-cell>
          <table:table-cell office:value-type="float" office:value="11732" calcext:value-type="float">
            <text:p>11732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ESS_R05_2010_RUS_LT_9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Ни доволен/-льна, ни недоволен/-льна</text:p>
          </table:table-cell>
          <table:table-cell office:value-type="float" office:value="11733" calcext:value-type="float">
            <text:p>11733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ESS_R05_2010_RUS_LT_9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Доволен/-льна</text:p>
          </table:table-cell>
          <table:table-cell office:value-type="float" office:value="11734" calcext:value-type="float">
            <text:p>11734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ESS_R05_2010_RUS_LT_9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Очень доволен/-льна</text:p>
          </table:table-cell>
          <table:table-cell office:value-type="float" office:value="11735" calcext:value-type="float">
            <text:p>11735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ESS_R05_2010_RUS_LT_9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36" calcext:value-type="float">
            <text:p>11736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ESS_R05_2010_RUS_LT_9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Обращается хуже с богатыми людьми</text:p>
          </table:table-cell>
          <table:table-cell office:value-type="float" office:value="11737" calcext:value-type="float">
            <text:p>11737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ESS_R05_2010_RUS_LT_9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Обращается хуже с бедными людьми</text:p>
          </table:table-cell>
          <table:table-cell office:value-type="float" office:value="11738" calcext:value-type="float">
            <text:p>11738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ESS_R05_2010_RUS_LT_9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С богатыми и бедными обращается одинаково</text:p>
          </table:table-cell>
          <table:table-cell office:value-type="float" office:value="11739" calcext:value-type="float">
            <text:p>11739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ESS_R05_2010_RUS_LT_9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40" calcext:value-type="float">
            <text:p>11740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ESS_R05_2010_RUS_LT_9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Хуже относится к людям другой расы или этнической группы, чем большинство жителей Литвы</text:p>
          </table:table-cell>
          <table:table-cell office:value-type="float" office:value="11741" calcext:value-type="float">
            <text:p>11741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ESS_R05_2010_RUS_LT_9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Хуже относится к людям той же расы или этнической группы, что и большинство жителей Литвы</text:p>
          </table:table-cell>
          <table:table-cell office:value-type="float" office:value="11742" calcext:value-type="float">
            <text:p>11742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ESS_R05_2010_RUS_LT_9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Со всеми обращается одинаково, независимо от их расы или этнической группы</text:p>
          </table:table-cell>
          <table:table-cell office:value-type="float" office:value="11743" calcext:value-type="float">
            <text:p>11743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ESS_R05_2010_RUS_LT_9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44" calcext:value-type="float">
            <text:p>11744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ESS_R05_2010_RUS_LT_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Чрезвычайно не успешна</text:p>
          </table:table-cell>
          <table:table-cell office:value-type="float" office:value="11745" calcext:value-type="float">
            <text:p>11745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99</text:p>
          </table:table-cell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float" office:value="11746" calcext:value-type="float">
            <text:p>11746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99</text:p>
          </table:table-cell>
          <table:table-cell office:value-type="string" calcext:value-type="string">
            <text:p>D12</text:p>
          </table:table-cell>
          <table:table-cell office:value-type="float" office:value="2" calcext:value-type="float">
            <text:p>2</text:p>
          </table:table-cell>
          <table:table-cell office:value-type="float" office:value="11747" calcext:value-type="float">
            <text:p>1174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99</text:p>
          </table:table-cell>
          <table:table-cell office:value-type="string" calcext:value-type="string">
            <text:p>D12</text:p>
          </table:table-cell>
          <table:table-cell office:value-type="float" office:value="3" calcext:value-type="float">
            <text:p>3</text:p>
          </table:table-cell>
          <table:table-cell office:value-type="float" office:value="11748" calcext:value-type="float">
            <text:p>11748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99</text:p>
          </table:table-cell>
          <table:table-cell office:value-type="string" calcext:value-type="string">
            <text:p>D12</text:p>
          </table:table-cell>
          <table:table-cell office:value-type="float" office:value="4" calcext:value-type="float">
            <text:p>4</text:p>
          </table:table-cell>
          <table:table-cell office:value-type="float" office:value="11749" calcext:value-type="float">
            <text:p>11749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99</text:p>
          </table:table-cell>
          <table:table-cell office:value-type="string" calcext:value-type="string">
            <text:p>D12</text:p>
          </table:table-cell>
          <table:table-cell office:value-type="float" office:value="5" calcext:value-type="float">
            <text:p>5</text:p>
          </table:table-cell>
          <table:table-cell office:value-type="float" office:value="11750" calcext:value-type="float">
            <text:p>11750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99</text:p>
          </table:table-cell>
          <table:table-cell office:value-type="string" calcext:value-type="string">
            <text:p>D12</text:p>
          </table:table-cell>
          <table:table-cell office:value-type="float" office:value="6" calcext:value-type="float">
            <text:p>6</text:p>
          </table:table-cell>
          <table:table-cell office:value-type="float" office:value="11751" calcext:value-type="float">
            <text:p>11751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99</text:p>
          </table:table-cell>
          <table:table-cell office:value-type="string" calcext:value-type="string">
            <text:p>D12</text:p>
          </table:table-cell>
          <table:table-cell office:value-type="float" office:value="7" calcext:value-type="float">
            <text:p>7</text:p>
          </table:table-cell>
          <table:table-cell office:value-type="float" office:value="11752" calcext:value-type="float">
            <text:p>11752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99</text:p>
          </table:table-cell>
          <table:table-cell office:value-type="string" calcext:value-type="string">
            <text:p>D12</text:p>
          </table:table-cell>
          <table:table-cell office:value-type="float" office:value="8" calcext:value-type="float">
            <text:p>8</text:p>
          </table:table-cell>
          <table:table-cell office:value-type="float" office:value="11753" calcext:value-type="float">
            <text:p>11753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99</text:p>
          </table:table-cell>
          <table:table-cell office:value-type="string" calcext:value-type="string">
            <text:p>D12</text:p>
          </table:table-cell>
          <table:table-cell office:value-type="float" office:value="9" calcext:value-type="float">
            <text:p>9</text:p>
          </table:table-cell>
          <table:table-cell office:value-type="float" office:value="11754" calcext:value-type="float">
            <text:p>11754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Чрезвычайно успешна</text:p>
          </table:table-cell>
          <table:table-cell office:value-type="float" office:value="11755" calcext:value-type="float">
            <text:p>11755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56" calcext:value-type="float">
            <text:p>11756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100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Чрезвычайно не успешна</text:p>
          </table:table-cell>
          <table:table-cell office:value-type="float" office:value="11745" calcext:value-type="float">
            <text:p>11745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100</text:p>
          </table:table-cell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office:value-type="float" office:value="11746" calcext:value-type="float">
            <text:p>11746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100</text:p>
          </table:table-cell>
          <table:table-cell office:value-type="string" calcext:value-type="string">
            <text:p>D13</text:p>
          </table:table-cell>
          <table:table-cell office:value-type="float" office:value="2" calcext:value-type="float">
            <text:p>2</text:p>
          </table:table-cell>
          <table:table-cell office:value-type="float" office:value="11747" calcext:value-type="float">
            <text:p>1174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100</text:p>
          </table:table-cell>
          <table:table-cell office:value-type="string" calcext:value-type="string">
            <text:p>D13</text:p>
          </table:table-cell>
          <table:table-cell office:value-type="float" office:value="3" calcext:value-type="float">
            <text:p>3</text:p>
          </table:table-cell>
          <table:table-cell office:value-type="float" office:value="11748" calcext:value-type="float">
            <text:p>11748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100</text:p>
          </table:table-cell>
          <table:table-cell office:value-type="string" calcext:value-type="string">
            <text:p>D13</text:p>
          </table:table-cell>
          <table:table-cell office:value-type="float" office:value="4" calcext:value-type="float">
            <text:p>4</text:p>
          </table:table-cell>
          <table:table-cell office:value-type="float" office:value="11749" calcext:value-type="float">
            <text:p>11749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100</text:p>
          </table:table-cell>
          <table:table-cell office:value-type="string" calcext:value-type="string">
            <text:p>D13</text:p>
          </table:table-cell>
          <table:table-cell office:value-type="float" office:value="5" calcext:value-type="float">
            <text:p>5</text:p>
          </table:table-cell>
          <table:table-cell office:value-type="float" office:value="11750" calcext:value-type="float">
            <text:p>11750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100</text:p>
          </table:table-cell>
          <table:table-cell office:value-type="string" calcext:value-type="string">
            <text:p>D13</text:p>
          </table:table-cell>
          <table:table-cell office:value-type="float" office:value="6" calcext:value-type="float">
            <text:p>6</text:p>
          </table:table-cell>
          <table:table-cell office:value-type="float" office:value="11751" calcext:value-type="float">
            <text:p>11751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100</text:p>
          </table:table-cell>
          <table:table-cell office:value-type="string" calcext:value-type="string">
            <text:p>D13</text:p>
          </table:table-cell>
          <table:table-cell office:value-type="float" office:value="7" calcext:value-type="float">
            <text:p>7</text:p>
          </table:table-cell>
          <table:table-cell office:value-type="float" office:value="11752" calcext:value-type="float">
            <text:p>11752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100</text:p>
          </table:table-cell>
          <table:table-cell office:value-type="string" calcext:value-type="string">
            <text:p>D13</text:p>
          </table:table-cell>
          <table:table-cell office:value-type="float" office:value="8" calcext:value-type="float">
            <text:p>8</text:p>
          </table:table-cell>
          <table:table-cell office:value-type="float" office:value="11753" calcext:value-type="float">
            <text:p>11753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100</text:p>
          </table:table-cell>
          <table:table-cell office:value-type="string" calcext:value-type="string">
            <text:p>D13</text:p>
          </table:table-cell>
          <table:table-cell office:value-type="float" office:value="9" calcext:value-type="float">
            <text:p>9</text:p>
          </table:table-cell>
          <table:table-cell office:value-type="float" office:value="11754" calcext:value-type="float">
            <text:p>11754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100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Чрезвычайно успешна</text:p>
          </table:table-cell>
          <table:table-cell office:value-type="float" office:value="11755" calcext:value-type="float">
            <text:p>11755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100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56" calcext:value-type="float">
            <text:p>11756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ESS_R05_2010_RUS_LT_10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Чрезвычайно медленно</text:p>
          </table:table-cell>
          <table:table-cell office:value-type="float" office:value="11757" calcext:value-type="float">
            <text:p>11757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ESS_R05_2010_RUS_LT_101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float" office:value="11758" calcext:value-type="float">
            <text:p>11758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ESS_R05_2010_RUS_LT_101</text:p>
          </table:table-cell>
          <table:table-cell office:value-type="string" calcext:value-type="string">
            <text:p>D14</text:p>
          </table:table-cell>
          <table:table-cell office:value-type="float" office:value="2" calcext:value-type="float">
            <text:p>2</text:p>
          </table:table-cell>
          <table:table-cell office:value-type="float" office:value="11759" calcext:value-type="float">
            <text:p>11759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ESS_R05_2010_RUS_LT_101</text:p>
          </table:table-cell>
          <table:table-cell office:value-type="string" calcext:value-type="string">
            <text:p>D14</text:p>
          </table:table-cell>
          <table:table-cell office:value-type="float" office:value="3" calcext:value-type="float">
            <text:p>3</text:p>
          </table:table-cell>
          <table:table-cell office:value-type="float" office:value="11760" calcext:value-type="float">
            <text:p>11760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ESS_R05_2010_RUS_LT_101</text:p>
          </table:table-cell>
          <table:table-cell office:value-type="string" calcext:value-type="string">
            <text:p>D14</text:p>
          </table:table-cell>
          <table:table-cell office:value-type="float" office:value="4" calcext:value-type="float">
            <text:p>4</text:p>
          </table:table-cell>
          <table:table-cell office:value-type="float" office:value="11761" calcext:value-type="float">
            <text:p>11761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ESS_R05_2010_RUS_LT_101</text:p>
          </table:table-cell>
          <table:table-cell office:value-type="string" calcext:value-type="string">
            <text:p>D14</text:p>
          </table:table-cell>
          <table:table-cell office:value-type="float" office:value="5" calcext:value-type="float">
            <text:p>5</text:p>
          </table:table-cell>
          <table:table-cell office:value-type="float" office:value="11762" calcext:value-type="float">
            <text:p>11762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ESS_R05_2010_RUS_LT_101</text:p>
          </table:table-cell>
          <table:table-cell office:value-type="string" calcext:value-type="string">
            <text:p>D14</text:p>
          </table:table-cell>
          <table:table-cell office:value-type="float" office:value="6" calcext:value-type="float">
            <text:p>6</text:p>
          </table:table-cell>
          <table:table-cell office:value-type="float" office:value="11763" calcext:value-type="float">
            <text:p>11763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ESS_R05_2010_RUS_LT_101</text:p>
          </table:table-cell>
          <table:table-cell office:value-type="string" calcext:value-type="string">
            <text:p>D14</text:p>
          </table:table-cell>
          <table:table-cell office:value-type="float" office:value="7" calcext:value-type="float">
            <text:p>7</text:p>
          </table:table-cell>
          <table:table-cell office:value-type="float" office:value="11764" calcext:value-type="float">
            <text:p>11764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ESS_R05_2010_RUS_LT_101</text:p>
          </table:table-cell>
          <table:table-cell office:value-type="string" calcext:value-type="string">
            <text:p>D14</text:p>
          </table:table-cell>
          <table:table-cell office:value-type="float" office:value="8" calcext:value-type="float">
            <text:p>8</text:p>
          </table:table-cell>
          <table:table-cell office:value-type="float" office:value="11765" calcext:value-type="float">
            <text:p>11765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ESS_R05_2010_RUS_LT_101</text:p>
          </table:table-cell>
          <table:table-cell office:value-type="string" calcext:value-type="string">
            <text:p>D14</text:p>
          </table:table-cell>
          <table:table-cell office:value-type="float" office:value="9" calcext:value-type="float">
            <text:p>9</text:p>
          </table:table-cell>
          <table:table-cell office:value-type="float" office:value="11766" calcext:value-type="float">
            <text:p>11766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ESS_R05_2010_RUS_LT_10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Чрезвычайно быстро</text:p>
          </table:table-cell>
          <table:table-cell office:value-type="float" office:value="11767" calcext:value-type="float">
            <text:p>11767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ESS_R05_2010_RUS_LT_10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68" calcext:value-type="float">
            <text:p>11768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ESS_R05_2010_RUS_LT_102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... совсем нечасто,</text:p>
          </table:table-cell>
          <table:table-cell office:value-type="float" office:value="11769" calcext:value-type="float">
            <text:p>11769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ESS_R05_2010_RUS_LT_102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не очень часто,</text:p>
          </table:table-cell>
          <table:table-cell office:value-type="float" office:value="11770" calcext:value-type="float">
            <text:p>11770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ESS_R05_2010_RUS_LT_102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часто,</text:p>
          </table:table-cell>
          <table:table-cell office:value-type="float" office:value="11771" calcext:value-type="float">
            <text:p>11771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ESS_R05_2010_RUS_LT_102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или очень часто?</text:p>
          </table:table-cell>
          <table:table-cell office:value-type="float" office:value="11772" calcext:value-type="float">
            <text:p>11772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ESS_R05_2010_RUS_LT_102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73" calcext:value-type="float">
            <text:p>11773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ESS_R05_2010_RUS_LT_103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...совсем нечасто</text:p>
          </table:table-cell>
          <table:table-cell office:value-type="float" office:value="11774" calcext:value-type="float">
            <text:p>11774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ESS_R05_2010_RUS_LT_103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не очень часто</text:p>
          </table:table-cell>
          <table:table-cell office:value-type="float" office:value="11775" calcext:value-type="float">
            <text:p>11775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ESS_R05_2010_RUS_LT_103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часто</text:p>
          </table:table-cell>
          <table:table-cell office:value-type="float" office:value="11776" calcext:value-type="float">
            <text:p>11776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ESS_R05_2010_RUS_LT_103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или очень часто?</text:p>
          </table:table-cell>
          <table:table-cell office:value-type="float" office:value="11777" calcext:value-type="float">
            <text:p>11777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ESS_R05_2010_RUS_LT_103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78" calcext:value-type="float">
            <text:p>11778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ESS_R05_2010_RUS_LT_104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...совсем нечасто</text:p>
          </table:table-cell>
          <table:table-cell office:value-type="float" office:value="11774" calcext:value-type="float">
            <text:p>11774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ESS_R05_2010_RUS_LT_104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не очень часто</text:p>
          </table:table-cell>
          <table:table-cell office:value-type="float" office:value="11775" calcext:value-type="float">
            <text:p>11775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ESS_R05_2010_RUS_LT_104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часто</text:p>
          </table:table-cell>
          <table:table-cell office:value-type="float" office:value="11776" calcext:value-type="float">
            <text:p>11776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ESS_R05_2010_RUS_LT_104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или очень часто?</text:p>
          </table:table-cell>
          <table:table-cell office:value-type="float" office:value="11777" calcext:value-type="float">
            <text:p>11777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ESS_R05_2010_RUS_LT_104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78" calcext:value-type="float">
            <text:p>11778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ESS_R05_2010_RUS_LT_105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Совершенно не мои обязанности</text:p>
          </table:table-cell>
          <table:table-cell office:value-type="float" office:value="11779" calcext:value-type="float">
            <text:p>11779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5</text:p>
          </table:table-cell>
          <table:table-cell office:value-type="string" calcext:value-type="string">
            <text:p>D18</text:p>
          </table:table-cell>
          <table:table-cell office:value-type="float" office:value="1" calcext:value-type="float">
            <text:p>1</text:p>
          </table:table-cell>
          <table:table-cell office:value-type="float" office:value="11780" calcext:value-type="float">
            <text:p>11780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5</text:p>
          </table:table-cell>
          <table:table-cell office:value-type="string" calcext:value-type="string">
            <text:p>D18</text:p>
          </table:table-cell>
          <table:table-cell office:value-type="float" office:value="2" calcext:value-type="float">
            <text:p>2</text:p>
          </table:table-cell>
          <table:table-cell office:value-type="float" office:value="11781" calcext:value-type="float">
            <text:p>11781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5</text:p>
          </table:table-cell>
          <table:table-cell office:value-type="string" calcext:value-type="string">
            <text:p>D18</text:p>
          </table:table-cell>
          <table:table-cell office:value-type="float" office:value="3" calcext:value-type="float">
            <text:p>3</text:p>
          </table:table-cell>
          <table:table-cell office:value-type="float" office:value="11782" calcext:value-type="float">
            <text:p>11782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5</text:p>
          </table:table-cell>
          <table:table-cell office:value-type="string" calcext:value-type="string">
            <text:p>D18</text:p>
          </table:table-cell>
          <table:table-cell office:value-type="float" office:value="4" calcext:value-type="float">
            <text:p>4</text:p>
          </table:table-cell>
          <table:table-cell office:value-type="float" office:value="11783" calcext:value-type="float">
            <text:p>11783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5</text:p>
          </table:table-cell>
          <table:table-cell office:value-type="string" calcext:value-type="string">
            <text:p>D18</text:p>
          </table:table-cell>
          <table:table-cell office:value-type="float" office:value="5" calcext:value-type="float">
            <text:p>5</text:p>
          </table:table-cell>
          <table:table-cell office:value-type="float" office:value="11784" calcext:value-type="float">
            <text:p>11784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5</text:p>
          </table:table-cell>
          <table:table-cell office:value-type="string" calcext:value-type="string">
            <text:p>D18</text:p>
          </table:table-cell>
          <table:table-cell office:value-type="float" office:value="6" calcext:value-type="float">
            <text:p>6</text:p>
          </table:table-cell>
          <table:table-cell office:value-type="float" office:value="11785" calcext:value-type="float">
            <text:p>11785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5</text:p>
          </table:table-cell>
          <table:table-cell office:value-type="string" calcext:value-type="string">
            <text:p>D18</text:p>
          </table:table-cell>
          <table:table-cell office:value-type="float" office:value="7" calcext:value-type="float">
            <text:p>7</text:p>
          </table:table-cell>
          <table:table-cell office:value-type="float" office:value="11786" calcext:value-type="float">
            <text:p>11786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5</text:p>
          </table:table-cell>
          <table:table-cell office:value-type="string" calcext:value-type="string">
            <text:p>D18</text:p>
          </table:table-cell>
          <table:table-cell office:value-type="float" office:value="8" calcext:value-type="float">
            <text:p>8</text:p>
          </table:table-cell>
          <table:table-cell office:value-type="float" office:value="11787" calcext:value-type="float">
            <text:p>11787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5</text:p>
          </table:table-cell>
          <table:table-cell office:value-type="string" calcext:value-type="string">
            <text:p>D18</text:p>
          </table:table-cell>
          <table:table-cell office:value-type="float" office:value="9" calcext:value-type="float">
            <text:p>9</text:p>
          </table:table-cell>
          <table:table-cell office:value-type="float" office:value="11788" calcext:value-type="float">
            <text:p>11788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5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Полностью мои обязанности</text:p>
          </table:table-cell>
          <table:table-cell office:value-type="float" office:value="11789" calcext:value-type="float">
            <text:p>11789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5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90" calcext:value-type="float">
            <text:p>11790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6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Совершенно не мои обязанности</text:p>
          </table:table-cell>
          <table:table-cell office:value-type="float" office:value="11779" calcext:value-type="float">
            <text:p>11779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6</text:p>
          </table:table-cell>
          <table:table-cell office:value-type="string" calcext:value-type="string">
            <text:p>D19</text:p>
          </table:table-cell>
          <table:table-cell office:value-type="float" office:value="1" calcext:value-type="float">
            <text:p>1</text:p>
          </table:table-cell>
          <table:table-cell office:value-type="float" office:value="11780" calcext:value-type="float">
            <text:p>11780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6</text:p>
          </table:table-cell>
          <table:table-cell office:value-type="string" calcext:value-type="string">
            <text:p>D19</text:p>
          </table:table-cell>
          <table:table-cell office:value-type="float" office:value="2" calcext:value-type="float">
            <text:p>2</text:p>
          </table:table-cell>
          <table:table-cell office:value-type="float" office:value="11781" calcext:value-type="float">
            <text:p>11781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6</text:p>
          </table:table-cell>
          <table:table-cell office:value-type="string" calcext:value-type="string">
            <text:p>D19</text:p>
          </table:table-cell>
          <table:table-cell office:value-type="float" office:value="3" calcext:value-type="float">
            <text:p>3</text:p>
          </table:table-cell>
          <table:table-cell office:value-type="float" office:value="11782" calcext:value-type="float">
            <text:p>11782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6</text:p>
          </table:table-cell>
          <table:table-cell office:value-type="string" calcext:value-type="string">
            <text:p>D19</text:p>
          </table:table-cell>
          <table:table-cell office:value-type="float" office:value="4" calcext:value-type="float">
            <text:p>4</text:p>
          </table:table-cell>
          <table:table-cell office:value-type="float" office:value="11783" calcext:value-type="float">
            <text:p>11783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6</text:p>
          </table:table-cell>
          <table:table-cell office:value-type="string" calcext:value-type="string">
            <text:p>D19</text:p>
          </table:table-cell>
          <table:table-cell office:value-type="float" office:value="5" calcext:value-type="float">
            <text:p>5</text:p>
          </table:table-cell>
          <table:table-cell office:value-type="float" office:value="11784" calcext:value-type="float">
            <text:p>11784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6</text:p>
          </table:table-cell>
          <table:table-cell office:value-type="string" calcext:value-type="string">
            <text:p>D19</text:p>
          </table:table-cell>
          <table:table-cell office:value-type="float" office:value="6" calcext:value-type="float">
            <text:p>6</text:p>
          </table:table-cell>
          <table:table-cell office:value-type="float" office:value="11785" calcext:value-type="float">
            <text:p>11785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6</text:p>
          </table:table-cell>
          <table:table-cell office:value-type="string" calcext:value-type="string">
            <text:p>D19</text:p>
          </table:table-cell>
          <table:table-cell office:value-type="float" office:value="7" calcext:value-type="float">
            <text:p>7</text:p>
          </table:table-cell>
          <table:table-cell office:value-type="float" office:value="11786" calcext:value-type="float">
            <text:p>11786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6</text:p>
          </table:table-cell>
          <table:table-cell office:value-type="string" calcext:value-type="string">
            <text:p>D19</text:p>
          </table:table-cell>
          <table:table-cell office:value-type="float" office:value="8" calcext:value-type="float">
            <text:p>8</text:p>
          </table:table-cell>
          <table:table-cell office:value-type="float" office:value="11787" calcext:value-type="float">
            <text:p>11787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6</text:p>
          </table:table-cell>
          <table:table-cell office:value-type="string" calcext:value-type="string">
            <text:p>D19</text:p>
          </table:table-cell>
          <table:table-cell office:value-type="float" office:value="9" calcext:value-type="float">
            <text:p>9</text:p>
          </table:table-cell>
          <table:table-cell office:value-type="float" office:value="11788" calcext:value-type="float">
            <text:p>11788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6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Полностью мои обязанности</text:p>
          </table:table-cell>
          <table:table-cell office:value-type="float" office:value="11789" calcext:value-type="float">
            <text:p>11789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6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90" calcext:value-type="float">
            <text:p>11790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Совершенно не мои обязанности</text:p>
          </table:table-cell>
          <table:table-cell office:value-type="float" office:value="11779" calcext:value-type="float">
            <text:p>11779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7</text:p>
          </table:table-cell>
          <table:table-cell office:value-type="string" calcext:value-type="string">
            <text:p>D20</text:p>
          </table:table-cell>
          <table:table-cell office:value-type="float" office:value="1" calcext:value-type="float">
            <text:p>1</text:p>
          </table:table-cell>
          <table:table-cell office:value-type="float" office:value="11780" calcext:value-type="float">
            <text:p>11780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7</text:p>
          </table:table-cell>
          <table:table-cell office:value-type="string" calcext:value-type="string">
            <text:p>D20</text:p>
          </table:table-cell>
          <table:table-cell office:value-type="float" office:value="2" calcext:value-type="float">
            <text:p>2</text:p>
          </table:table-cell>
          <table:table-cell office:value-type="float" office:value="11781" calcext:value-type="float">
            <text:p>11781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7</text:p>
          </table:table-cell>
          <table:table-cell office:value-type="string" calcext:value-type="string">
            <text:p>D20</text:p>
          </table:table-cell>
          <table:table-cell office:value-type="float" office:value="3" calcext:value-type="float">
            <text:p>3</text:p>
          </table:table-cell>
          <table:table-cell office:value-type="float" office:value="11782" calcext:value-type="float">
            <text:p>11782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7</text:p>
          </table:table-cell>
          <table:table-cell office:value-type="string" calcext:value-type="string">
            <text:p>D20</text:p>
          </table:table-cell>
          <table:table-cell office:value-type="float" office:value="4" calcext:value-type="float">
            <text:p>4</text:p>
          </table:table-cell>
          <table:table-cell office:value-type="float" office:value="11783" calcext:value-type="float">
            <text:p>11783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7</text:p>
          </table:table-cell>
          <table:table-cell office:value-type="string" calcext:value-type="string">
            <text:p>D20</text:p>
          </table:table-cell>
          <table:table-cell office:value-type="float" office:value="5" calcext:value-type="float">
            <text:p>5</text:p>
          </table:table-cell>
          <table:table-cell office:value-type="float" office:value="11784" calcext:value-type="float">
            <text:p>11784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7</text:p>
          </table:table-cell>
          <table:table-cell office:value-type="string" calcext:value-type="string">
            <text:p>D20</text:p>
          </table:table-cell>
          <table:table-cell office:value-type="float" office:value="6" calcext:value-type="float">
            <text:p>6</text:p>
          </table:table-cell>
          <table:table-cell office:value-type="float" office:value="11785" calcext:value-type="float">
            <text:p>11785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7</text:p>
          </table:table-cell>
          <table:table-cell office:value-type="string" calcext:value-type="string">
            <text:p>D20</text:p>
          </table:table-cell>
          <table:table-cell office:value-type="float" office:value="7" calcext:value-type="float">
            <text:p>7</text:p>
          </table:table-cell>
          <table:table-cell office:value-type="float" office:value="11786" calcext:value-type="float">
            <text:p>11786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7</text:p>
          </table:table-cell>
          <table:table-cell office:value-type="string" calcext:value-type="string">
            <text:p>D20</text:p>
          </table:table-cell>
          <table:table-cell office:value-type="float" office:value="8" calcext:value-type="float">
            <text:p>8</text:p>
          </table:table-cell>
          <table:table-cell office:value-type="float" office:value="11787" calcext:value-type="float">
            <text:p>11787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7</text:p>
          </table:table-cell>
          <table:table-cell office:value-type="string" calcext:value-type="string">
            <text:p>D20</text:p>
          </table:table-cell>
          <table:table-cell office:value-type="float" office:value="9" calcext:value-type="float">
            <text:p>9</text:p>
          </table:table-cell>
          <table:table-cell office:value-type="float" office:value="11788" calcext:value-type="float">
            <text:p>11788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Полностью мои обязанности</text:p>
          </table:table-cell>
          <table:table-cell office:value-type="float" office:value="11789" calcext:value-type="float">
            <text:p>11789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790" calcext:value-type="float">
            <text:p>11790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ESS_R05_2010_RUS_LT_108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1583" calcext:value-type="float">
            <text:p>1158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08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Согласен/- сна</text:p>
          </table:table-cell>
          <table:table-cell office:value-type="float" office:value="11584" calcext:value-type="float">
            <text:p>1158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08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1585" calcext:value-type="float">
            <text:p>1158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08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1586" calcext:value-type="float">
            <text:p>11586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08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Решительно не согласен/-сна</text:p>
          </table:table-cell>
          <table:table-cell office:value-type="float" office:value="11587" calcext:value-type="float">
            <text:p>1158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08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88" calcext:value-type="float">
            <text:p>1158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09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1583" calcext:value-type="float">
            <text:p>1158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09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Согласен/- сна</text:p>
          </table:table-cell>
          <table:table-cell office:value-type="float" office:value="11584" calcext:value-type="float">
            <text:p>1158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09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1585" calcext:value-type="float">
            <text:p>1158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09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1586" calcext:value-type="float">
            <text:p>11586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09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Решительно не согласен/-сна</text:p>
          </table:table-cell>
          <table:table-cell office:value-type="float" office:value="11587" calcext:value-type="float">
            <text:p>1158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09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88" calcext:value-type="float">
            <text:p>1158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10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1583" calcext:value-type="float">
            <text:p>1158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10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Согласен/- сна</text:p>
          </table:table-cell>
          <table:table-cell office:value-type="float" office:value="11584" calcext:value-type="float">
            <text:p>1158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10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1585" calcext:value-type="float">
            <text:p>1158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10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1586" calcext:value-type="float">
            <text:p>11586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10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Решительно не согласен/-сна</text:p>
          </table:table-cell>
          <table:table-cell office:value-type="float" office:value="11587" calcext:value-type="float">
            <text:p>1158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10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88" calcext:value-type="float">
            <text:p>1158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11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1583" calcext:value-type="float">
            <text:p>1158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11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Согласен/- сна</text:p>
          </table:table-cell>
          <table:table-cell office:value-type="float" office:value="11584" calcext:value-type="float">
            <text:p>1158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11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1585" calcext:value-type="float">
            <text:p>1158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11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1586" calcext:value-type="float">
            <text:p>11586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11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Решительно не согласен/-сна</text:p>
          </table:table-cell>
          <table:table-cell office:value-type="float" office:value="11587" calcext:value-type="float">
            <text:p>1158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11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88" calcext:value-type="float">
            <text:p>1158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Никогда</text:p>
          </table:table-cell>
          <table:table-cell office:value-type="float" office:value="11791" calcext:value-type="float">
            <text:p>11791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2</text:p>
          </table:table-cell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float" office:value="11792" calcext:value-type="float">
            <text:p>11792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2</text:p>
          </table:table-cell>
          <table:table-cell office:value-type="string" calcext:value-type="string">
            <text:p>D25</text:p>
          </table:table-cell>
          <table:table-cell office:value-type="float" office:value="2" calcext:value-type="float">
            <text:p>2</text:p>
          </table:table-cell>
          <table:table-cell office:value-type="float" office:value="11793" calcext:value-type="float">
            <text:p>11793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2</text:p>
          </table:table-cell>
          <table:table-cell office:value-type="string" calcext:value-type="string">
            <text:p>D25</text:p>
          </table:table-cell>
          <table:table-cell office:value-type="float" office:value="3" calcext:value-type="float">
            <text:p>3</text:p>
          </table:table-cell>
          <table:table-cell office:value-type="float" office:value="11794" calcext:value-type="float">
            <text:p>1179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2</text:p>
          </table:table-cell>
          <table:table-cell office:value-type="string" calcext:value-type="string">
            <text:p>D25</text:p>
          </table:table-cell>
          <table:table-cell office:value-type="float" office:value="4" calcext:value-type="float">
            <text:p>4</text:p>
          </table:table-cell>
          <table:table-cell office:value-type="float" office:value="11795" calcext:value-type="float">
            <text:p>11795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2</text:p>
          </table:table-cell>
          <table:table-cell office:value-type="string" calcext:value-type="string">
            <text:p>D25</text:p>
          </table:table-cell>
          <table:table-cell office:value-type="float" office:value="5" calcext:value-type="float">
            <text:p>5</text:p>
          </table:table-cell>
          <table:table-cell office:value-type="float" office:value="11796" calcext:value-type="float">
            <text:p>11796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2</text:p>
          </table:table-cell>
          <table:table-cell office:value-type="string" calcext:value-type="string">
            <text:p>D25</text:p>
          </table:table-cell>
          <table:table-cell office:value-type="float" office:value="6" calcext:value-type="float">
            <text:p>6</text:p>
          </table:table-cell>
          <table:table-cell office:value-type="float" office:value="11797" calcext:value-type="float">
            <text:p>11797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2</text:p>
          </table:table-cell>
          <table:table-cell office:value-type="string" calcext:value-type="string">
            <text:p>D25</text:p>
          </table:table-cell>
          <table:table-cell office:value-type="float" office:value="7" calcext:value-type="float">
            <text:p>7</text:p>
          </table:table-cell>
          <table:table-cell office:value-type="float" office:value="11798" calcext:value-type="float">
            <text:p>11798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2</text:p>
          </table:table-cell>
          <table:table-cell office:value-type="string" calcext:value-type="string">
            <text:p>D25</text:p>
          </table:table-cell>
          <table:table-cell office:value-type="float" office:value="8" calcext:value-type="float">
            <text:p>8</text:p>
          </table:table-cell>
          <table:table-cell office:value-type="float" office:value="11799" calcext:value-type="float">
            <text:p>11799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2</text:p>
          </table:table-cell>
          <table:table-cell office:value-type="string" calcext:value-type="string">
            <text:p>D25</text:p>
          </table:table-cell>
          <table:table-cell office:value-type="float" office:value="9" calcext:value-type="float">
            <text:p>9</text:p>
          </table:table-cell>
          <table:table-cell office:value-type="float" office:value="11800" calcext:value-type="float">
            <text:p>11800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Всегда</text:p>
          </table:table-cell>
          <table:table-cell office:value-type="float" office:value="11801" calcext:value-type="float">
            <text:p>11801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02" calcext:value-type="float">
            <text:p>11802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3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Очень хорошо</text:p>
          </table:table-cell>
          <table:table-cell office:value-type="float" office:value="11803" calcext:value-type="float">
            <text:p>11803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ESS_R05_2010_RUS_LT_113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Хорошо</text:p>
          </table:table-cell>
          <table:table-cell office:value-type="float" office:value="11804" calcext:value-type="float">
            <text:p>11804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ESS_R05_2010_RUS_LT_113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Ни хорошо, ни плохо</text:p>
          </table:table-cell>
          <table:table-cell office:value-type="float" office:value="11805" calcext:value-type="float">
            <text:p>11805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ESS_R05_2010_RUS_LT_113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Плохо</text:p>
          </table:table-cell>
          <table:table-cell office:value-type="float" office:value="11806" calcext:value-type="float">
            <text:p>11806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ESS_R05_2010_RUS_LT_113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Очень плохо</text:p>
          </table:table-cell>
          <table:table-cell office:value-type="float" office:value="11807" calcext:value-type="float">
            <text:p>11807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ESS_R05_2010_RUS_LT_113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08" calcext:value-type="float">
            <text:p>11808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ESS_R05_2010_RUS_LT_114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Никогда</text:p>
          </table:table-cell>
          <table:table-cell office:value-type="float" office:value="11791" calcext:value-type="float">
            <text:p>11791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4</text:p>
          </table:table-cell>
          <table:table-cell office:value-type="string" calcext:value-type="string">
            <text:p>D27</text:p>
          </table:table-cell>
          <table:table-cell office:value-type="float" office:value="1" calcext:value-type="float">
            <text:p>1</text:p>
          </table:table-cell>
          <table:table-cell office:value-type="float" office:value="11792" calcext:value-type="float">
            <text:p>11792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4</text:p>
          </table:table-cell>
          <table:table-cell office:value-type="string" calcext:value-type="string">
            <text:p>D27</text:p>
          </table:table-cell>
          <table:table-cell office:value-type="float" office:value="2" calcext:value-type="float">
            <text:p>2</text:p>
          </table:table-cell>
          <table:table-cell office:value-type="float" office:value="11793" calcext:value-type="float">
            <text:p>11793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4</text:p>
          </table:table-cell>
          <table:table-cell office:value-type="string" calcext:value-type="string">
            <text:p>D27</text:p>
          </table:table-cell>
          <table:table-cell office:value-type="float" office:value="3" calcext:value-type="float">
            <text:p>3</text:p>
          </table:table-cell>
          <table:table-cell office:value-type="float" office:value="11794" calcext:value-type="float">
            <text:p>1179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4</text:p>
          </table:table-cell>
          <table:table-cell office:value-type="string" calcext:value-type="string">
            <text:p>D27</text:p>
          </table:table-cell>
          <table:table-cell office:value-type="float" office:value="4" calcext:value-type="float">
            <text:p>4</text:p>
          </table:table-cell>
          <table:table-cell office:value-type="float" office:value="11795" calcext:value-type="float">
            <text:p>11795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4</text:p>
          </table:table-cell>
          <table:table-cell office:value-type="string" calcext:value-type="string">
            <text:p>D27</text:p>
          </table:table-cell>
          <table:table-cell office:value-type="float" office:value="5" calcext:value-type="float">
            <text:p>5</text:p>
          </table:table-cell>
          <table:table-cell office:value-type="float" office:value="11796" calcext:value-type="float">
            <text:p>11796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4</text:p>
          </table:table-cell>
          <table:table-cell office:value-type="string" calcext:value-type="string">
            <text:p>D27</text:p>
          </table:table-cell>
          <table:table-cell office:value-type="float" office:value="6" calcext:value-type="float">
            <text:p>6</text:p>
          </table:table-cell>
          <table:table-cell office:value-type="float" office:value="11797" calcext:value-type="float">
            <text:p>11797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4</text:p>
          </table:table-cell>
          <table:table-cell office:value-type="string" calcext:value-type="string">
            <text:p>D27</text:p>
          </table:table-cell>
          <table:table-cell office:value-type="float" office:value="7" calcext:value-type="float">
            <text:p>7</text:p>
          </table:table-cell>
          <table:table-cell office:value-type="float" office:value="11798" calcext:value-type="float">
            <text:p>11798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4</text:p>
          </table:table-cell>
          <table:table-cell office:value-type="string" calcext:value-type="string">
            <text:p>D27</text:p>
          </table:table-cell>
          <table:table-cell office:value-type="float" office:value="8" calcext:value-type="float">
            <text:p>8</text:p>
          </table:table-cell>
          <table:table-cell office:value-type="float" office:value="11799" calcext:value-type="float">
            <text:p>11799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4</text:p>
          </table:table-cell>
          <table:table-cell office:value-type="string" calcext:value-type="string">
            <text:p>D27</text:p>
          </table:table-cell>
          <table:table-cell office:value-type="float" office:value="9" calcext:value-type="float">
            <text:p>9</text:p>
          </table:table-cell>
          <table:table-cell office:value-type="float" office:value="11800" calcext:value-type="float">
            <text:p>11800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4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Всегда</text:p>
          </table:table-cell>
          <table:table-cell office:value-type="float" office:value="11801" calcext:value-type="float">
            <text:p>11801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4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02" calcext:value-type="float">
            <text:p>11802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5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Никогда</text:p>
          </table:table-cell>
          <table:table-cell office:value-type="float" office:value="11791" calcext:value-type="float">
            <text:p>11791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5</text:p>
          </table:table-cell>
          <table:table-cell office:value-type="string" calcext:value-type="string">
            <text:p>D28</text:p>
          </table:table-cell>
          <table:table-cell office:value-type="float" office:value="1" calcext:value-type="float">
            <text:p>1</text:p>
          </table:table-cell>
          <table:table-cell office:value-type="float" office:value="11792" calcext:value-type="float">
            <text:p>11792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5</text:p>
          </table:table-cell>
          <table:table-cell office:value-type="string" calcext:value-type="string">
            <text:p>D28</text:p>
          </table:table-cell>
          <table:table-cell office:value-type="float" office:value="2" calcext:value-type="float">
            <text:p>2</text:p>
          </table:table-cell>
          <table:table-cell office:value-type="float" office:value="11793" calcext:value-type="float">
            <text:p>11793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5</text:p>
          </table:table-cell>
          <table:table-cell office:value-type="string" calcext:value-type="string">
            <text:p>D28</text:p>
          </table:table-cell>
          <table:table-cell office:value-type="float" office:value="3" calcext:value-type="float">
            <text:p>3</text:p>
          </table:table-cell>
          <table:table-cell office:value-type="float" office:value="11794" calcext:value-type="float">
            <text:p>1179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5</text:p>
          </table:table-cell>
          <table:table-cell office:value-type="string" calcext:value-type="string">
            <text:p>D28</text:p>
          </table:table-cell>
          <table:table-cell office:value-type="float" office:value="4" calcext:value-type="float">
            <text:p>4</text:p>
          </table:table-cell>
          <table:table-cell office:value-type="float" office:value="11795" calcext:value-type="float">
            <text:p>11795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5</text:p>
          </table:table-cell>
          <table:table-cell office:value-type="string" calcext:value-type="string">
            <text:p>D28</text:p>
          </table:table-cell>
          <table:table-cell office:value-type="float" office:value="5" calcext:value-type="float">
            <text:p>5</text:p>
          </table:table-cell>
          <table:table-cell office:value-type="float" office:value="11796" calcext:value-type="float">
            <text:p>11796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5</text:p>
          </table:table-cell>
          <table:table-cell office:value-type="string" calcext:value-type="string">
            <text:p>D28</text:p>
          </table:table-cell>
          <table:table-cell office:value-type="float" office:value="6" calcext:value-type="float">
            <text:p>6</text:p>
          </table:table-cell>
          <table:table-cell office:value-type="float" office:value="11797" calcext:value-type="float">
            <text:p>11797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5</text:p>
          </table:table-cell>
          <table:table-cell office:value-type="string" calcext:value-type="string">
            <text:p>D28</text:p>
          </table:table-cell>
          <table:table-cell office:value-type="float" office:value="7" calcext:value-type="float">
            <text:p>7</text:p>
          </table:table-cell>
          <table:table-cell office:value-type="float" office:value="11798" calcext:value-type="float">
            <text:p>11798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5</text:p>
          </table:table-cell>
          <table:table-cell office:value-type="string" calcext:value-type="string">
            <text:p>D28</text:p>
          </table:table-cell>
          <table:table-cell office:value-type="float" office:value="8" calcext:value-type="float">
            <text:p>8</text:p>
          </table:table-cell>
          <table:table-cell office:value-type="float" office:value="11799" calcext:value-type="float">
            <text:p>11799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5</text:p>
          </table:table-cell>
          <table:table-cell office:value-type="string" calcext:value-type="string">
            <text:p>D28</text:p>
          </table:table-cell>
          <table:table-cell office:value-type="float" office:value="9" calcext:value-type="float">
            <text:p>9</text:p>
          </table:table-cell>
          <table:table-cell office:value-type="float" office:value="11800" calcext:value-type="float">
            <text:p>11800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5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Всегда</text:p>
          </table:table-cell>
          <table:table-cell office:value-type="float" office:value="11801" calcext:value-type="float">
            <text:p>11801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5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02" calcext:value-type="float">
            <text:p>11802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6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Богатый человек более вероятно будет признан виновным</text:p>
          </table:table-cell>
          <table:table-cell office:value-type="float" office:value="11809" calcext:value-type="float">
            <text:p>11809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ESS_R05_2010_RUS_LT_116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Бедный человек более вероятно будет признан виновным</text:p>
          </table:table-cell>
          <table:table-cell office:value-type="float" office:value="11810" calcext:value-type="float">
            <text:p>11810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ESS_R05_2010_RUS_LT_116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Они оба имеют одинаковые возможности быть признанны виновными</text:p>
          </table:table-cell>
          <table:table-cell office:value-type="float" office:value="11811" calcext:value-type="float">
            <text:p>11811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ESS_R05_2010_RUS_LT_116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12" calcext:value-type="float">
            <text:p>11812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ESS_R05_2010_RUS_LT_117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Человек другой расы или этнической группы, чем большинство людей в Литве, более вероятно, будет признан виновным</text:p>
          </table:table-cell>
          <table:table-cell office:value-type="float" office:value="11813" calcext:value-type="float">
            <text:p>11813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ESS_R05_2010_RUS_LT_117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Человек той же расы или этнической группы, что и большинство людей в Литве, более вероятно, будет признан виновным</text:p>
          </table:table-cell>
          <table:table-cell office:value-type="float" office:value="11814" calcext:value-type="float">
            <text:p>11814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ESS_R05_2010_RUS_LT_117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Они оба имеют одинаковые возможности быть признанными виновными</text:p>
          </table:table-cell>
          <table:table-cell office:value-type="float" office:value="11815" calcext:value-type="float">
            <text:p>11815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ESS_R05_2010_RUS_LT_117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16" calcext:value-type="float">
            <text:p>11816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ESS_R05_2010_RUS_LT_118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Никогда</text:p>
          </table:table-cell>
          <table:table-cell office:value-type="float" office:value="11791" calcext:value-type="float">
            <text:p>11791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8</text:p>
          </table:table-cell>
          <table:table-cell office:value-type="string" calcext:value-type="string">
            <text:p>D31</text:p>
          </table:table-cell>
          <table:table-cell office:value-type="float" office:value="1" calcext:value-type="float">
            <text:p>1</text:p>
          </table:table-cell>
          <table:table-cell office:value-type="float" office:value="11792" calcext:value-type="float">
            <text:p>11792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8</text:p>
          </table:table-cell>
          <table:table-cell office:value-type="string" calcext:value-type="string">
            <text:p>D31</text:p>
          </table:table-cell>
          <table:table-cell office:value-type="float" office:value="2" calcext:value-type="float">
            <text:p>2</text:p>
          </table:table-cell>
          <table:table-cell office:value-type="float" office:value="11793" calcext:value-type="float">
            <text:p>11793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8</text:p>
          </table:table-cell>
          <table:table-cell office:value-type="string" calcext:value-type="string">
            <text:p>D31</text:p>
          </table:table-cell>
          <table:table-cell office:value-type="float" office:value="3" calcext:value-type="float">
            <text:p>3</text:p>
          </table:table-cell>
          <table:table-cell office:value-type="float" office:value="11794" calcext:value-type="float">
            <text:p>1179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8</text:p>
          </table:table-cell>
          <table:table-cell office:value-type="string" calcext:value-type="string">
            <text:p>D31</text:p>
          </table:table-cell>
          <table:table-cell office:value-type="float" office:value="4" calcext:value-type="float">
            <text:p>4</text:p>
          </table:table-cell>
          <table:table-cell office:value-type="float" office:value="11795" calcext:value-type="float">
            <text:p>11795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8</text:p>
          </table:table-cell>
          <table:table-cell office:value-type="string" calcext:value-type="string">
            <text:p>D31</text:p>
          </table:table-cell>
          <table:table-cell office:value-type="float" office:value="5" calcext:value-type="float">
            <text:p>5</text:p>
          </table:table-cell>
          <table:table-cell office:value-type="float" office:value="11796" calcext:value-type="float">
            <text:p>11796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8</text:p>
          </table:table-cell>
          <table:table-cell office:value-type="string" calcext:value-type="string">
            <text:p>D31</text:p>
          </table:table-cell>
          <table:table-cell office:value-type="float" office:value="6" calcext:value-type="float">
            <text:p>6</text:p>
          </table:table-cell>
          <table:table-cell office:value-type="float" office:value="11797" calcext:value-type="float">
            <text:p>11797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8</text:p>
          </table:table-cell>
          <table:table-cell office:value-type="string" calcext:value-type="string">
            <text:p>D31</text:p>
          </table:table-cell>
          <table:table-cell office:value-type="float" office:value="7" calcext:value-type="float">
            <text:p>7</text:p>
          </table:table-cell>
          <table:table-cell office:value-type="float" office:value="11798" calcext:value-type="float">
            <text:p>11798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8</text:p>
          </table:table-cell>
          <table:table-cell office:value-type="string" calcext:value-type="string">
            <text:p>D31</text:p>
          </table:table-cell>
          <table:table-cell office:value-type="float" office:value="8" calcext:value-type="float">
            <text:p>8</text:p>
          </table:table-cell>
          <table:table-cell office:value-type="float" office:value="11799" calcext:value-type="float">
            <text:p>11799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8</text:p>
          </table:table-cell>
          <table:table-cell office:value-type="string" calcext:value-type="string">
            <text:p>D31</text:p>
          </table:table-cell>
          <table:table-cell office:value-type="float" office:value="9" calcext:value-type="float">
            <text:p>9</text:p>
          </table:table-cell>
          <table:table-cell office:value-type="float" office:value="11800" calcext:value-type="float">
            <text:p>11800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8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Всегда</text:p>
          </table:table-cell>
          <table:table-cell office:value-type="float" office:value="11801" calcext:value-type="float">
            <text:p>11801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8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02" calcext:value-type="float">
            <text:p>11802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ESS_R05_2010_RUS_LT_119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1583" calcext:value-type="float">
            <text:p>1158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19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Согласен/- сна</text:p>
          </table:table-cell>
          <table:table-cell office:value-type="float" office:value="11584" calcext:value-type="float">
            <text:p>1158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19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1585" calcext:value-type="float">
            <text:p>1158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19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1586" calcext:value-type="float">
            <text:p>11586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19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Решительно не согласен/-сна</text:p>
          </table:table-cell>
          <table:table-cell office:value-type="float" office:value="11587" calcext:value-type="float">
            <text:p>1158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19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88" calcext:value-type="float">
            <text:p>1158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0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1583" calcext:value-type="float">
            <text:p>1158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0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Согласен/- сна</text:p>
          </table:table-cell>
          <table:table-cell office:value-type="float" office:value="11584" calcext:value-type="float">
            <text:p>1158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0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1585" calcext:value-type="float">
            <text:p>1158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0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1586" calcext:value-type="float">
            <text:p>11586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0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Решительно не согласен/-сна</text:p>
          </table:table-cell>
          <table:table-cell office:value-type="float" office:value="11587" calcext:value-type="float">
            <text:p>1158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0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88" calcext:value-type="float">
            <text:p>1158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1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1583" calcext:value-type="float">
            <text:p>1158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1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Согласен/- сна</text:p>
          </table:table-cell>
          <table:table-cell office:value-type="float" office:value="11584" calcext:value-type="float">
            <text:p>1158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1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1585" calcext:value-type="float">
            <text:p>1158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1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1586" calcext:value-type="float">
            <text:p>11586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1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Решительно не согласен/-сна</text:p>
          </table:table-cell>
          <table:table-cell office:value-type="float" office:value="11587" calcext:value-type="float">
            <text:p>1158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1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88" calcext:value-type="float">
            <text:p>1158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1583" calcext:value-type="float">
            <text:p>1158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Согласен/- сна</text:p>
          </table:table-cell>
          <table:table-cell office:value-type="float" office:value="11584" calcext:value-type="float">
            <text:p>1158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1585" calcext:value-type="float">
            <text:p>1158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1586" calcext:value-type="float">
            <text:p>11586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Решительно не согласен/-сна</text:p>
          </table:table-cell>
          <table:table-cell office:value-type="float" office:value="11587" calcext:value-type="float">
            <text:p>1158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88" calcext:value-type="float">
            <text:p>1158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3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1583" calcext:value-type="float">
            <text:p>1158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3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Согласен/- сна</text:p>
          </table:table-cell>
          <table:table-cell office:value-type="float" office:value="11584" calcext:value-type="float">
            <text:p>1158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3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1585" calcext:value-type="float">
            <text:p>1158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3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1586" calcext:value-type="float">
            <text:p>11586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3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Решительно не согласен/-сна</text:p>
          </table:table-cell>
          <table:table-cell office:value-type="float" office:value="11587" calcext:value-type="float">
            <text:p>1158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3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88" calcext:value-type="float">
            <text:p>1158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4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Решительно согласен/-сна</text:p>
          </table:table-cell>
          <table:table-cell office:value-type="float" office:value="11583" calcext:value-type="float">
            <text:p>1158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4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Согласен/- сна</text:p>
          </table:table-cell>
          <table:table-cell office:value-type="float" office:value="11584" calcext:value-type="float">
            <text:p>1158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4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Ни согласен/-сна, ни не согласен/-сна</text:p>
          </table:table-cell>
          <table:table-cell office:value-type="float" office:value="11585" calcext:value-type="float">
            <text:p>1158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4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Не согласен/-сна</text:p>
          </table:table-cell>
          <table:table-cell office:value-type="float" office:value="11586" calcext:value-type="float">
            <text:p>11586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4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Решительно не согласен/-сна</text:p>
          </table:table-cell>
          <table:table-cell office:value-type="float" office:value="11587" calcext:value-type="float">
            <text:p>1158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4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88" calcext:value-type="float">
            <text:p>1158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5_2010_RUS_LT_1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Лишение свободы</text:p>
          </table:table-cell>
          <table:table-cell office:value-type="float" office:value="11817" calcext:value-type="float">
            <text:p>11817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ESS_R05_2010_RUS_LT_1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Условное лишения свободы</text:p>
          </table:table-cell>
          <table:table-cell office:value-type="float" office:value="11818" calcext:value-type="float">
            <text:p>11818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ESS_R05_2010_RUS_LT_1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Штраф</text:p>
          </table:table-cell>
          <table:table-cell office:value-type="float" office:value="11819" calcext:value-type="float">
            <text:p>11819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ESS_R05_2010_RUS_LT_1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Общественные работы</text:p>
          </table:table-cell>
          <table:table-cell office:value-type="float" office:value="11820" calcext:value-type="float">
            <text:p>1182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ESS_R05_2010_RUS_LT_1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Любые другие приговоры</text:p>
          </table:table-cell>
          <table:table-cell office:value-type="float" office:value="11821" calcext:value-type="float">
            <text:p>1182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ESS_R05_2010_RUS_LT_1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22" calcext:value-type="float">
            <text:p>11822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ESS_R05_2010_RUS_LT_126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1-3 месяца</text:p>
          </table:table-cell>
          <table:table-cell office:value-type="float" office:value="11823" calcext:value-type="float">
            <text:p>11823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ESS_R05_2010_RUS_LT_126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4-6 месяцев</text:p>
          </table:table-cell>
          <table:table-cell office:value-type="float" office:value="11824" calcext:value-type="float">
            <text:p>11824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ESS_R05_2010_RUS_LT_126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7-11 месяцев</text:p>
          </table:table-cell>
          <table:table-cell office:value-type="float" office:value="11825" calcext:value-type="float">
            <text:p>11825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ESS_R05_2010_RUS_LT_126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Около 1 года</text:p>
          </table:table-cell>
          <table:table-cell office:value-type="float" office:value="11826" calcext:value-type="float">
            <text:p>11826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ESS_R05_2010_RUS_LT_126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Около 2 лет</text:p>
          </table:table-cell>
          <table:table-cell office:value-type="float" office:value="11827" calcext:value-type="float">
            <text:p>11827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ESS_R05_2010_RUS_LT_126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Около 3 лет</text:p>
          </table:table-cell>
          <table:table-cell office:value-type="float" office:value="11828" calcext:value-type="float">
            <text:p>11828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ESS_R05_2010_RUS_LT_126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Около 4 лет</text:p>
          </table:table-cell>
          <table:table-cell office:value-type="float" office:value="11829" calcext:value-type="float">
            <text:p>11829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ESS_R05_2010_RUS_LT_126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Около 5 лет</text:p>
          </table:table-cell>
          <table:table-cell office:value-type="float" office:value="11830" calcext:value-type="float">
            <text:p>11830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ESS_R05_2010_RUS_LT_126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6-10 лет</text:p>
          </table:table-cell>
          <table:table-cell office:value-type="float" office:value="11831" calcext:value-type="float">
            <text:p>11831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ESS_R05_2010_RUS_LT_126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Более 10 лет</text:p>
          </table:table-cell>
          <table:table-cell office:value-type="float" office:value="11832" calcext:value-type="float">
            <text:p>11832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ESS_R05_2010_RUS_LT_126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33" calcext:value-type="float">
            <text:p>11833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ESS_R05_2010_RUS_LT_127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... полностью невероятно,</text:p>
          </table:table-cell>
          <table:table-cell office:value-type="float" office:value="11834" calcext:value-type="float">
            <text:p>11834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ESS_R05_2010_RUS_LT_127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не очень вероятно,</text:p>
          </table:table-cell>
          <table:table-cell office:value-type="float" office:value="11835" calcext:value-type="float">
            <text:p>11835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ESS_R05_2010_RUS_LT_127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вероятно,</text:p>
          </table:table-cell>
          <table:table-cell office:value-type="float" office:value="11836" calcext:value-type="float">
            <text:p>11836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ESS_R05_2010_RUS_LT_127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или очень вероятно?</text:p>
          </table:table-cell>
          <table:table-cell office:value-type="float" office:value="11837" calcext:value-type="float">
            <text:p>11837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ESS_R05_2010_RUS_LT_127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38" calcext:value-type="float">
            <text:p>11838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ESS_R05_2010_RUS_LT_128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... совсем не готов/-а</text:p>
          </table:table-cell>
          <table:table-cell office:value-type="float" office:value="11839" calcext:value-type="float">
            <text:p>11839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ESS_R05_2010_RUS_LT_128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не очень готов/-а,</text:p>
          </table:table-cell>
          <table:table-cell office:value-type="float" office:value="11840" calcext:value-type="float">
            <text:p>11840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ESS_R05_2010_RUS_LT_128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готов/-а,</text:p>
          </table:table-cell>
          <table:table-cell office:value-type="float" office:value="11841" calcext:value-type="float">
            <text:p>11841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ESS_R05_2010_RUS_LT_128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или очень готов/-а?</text:p>
          </table:table-cell>
          <table:table-cell office:value-type="float" office:value="11842" calcext:value-type="float">
            <text:p>11842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ESS_R05_2010_RUS_LT_128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43" calcext:value-type="float">
            <text:p>11843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ESS_R05_2010_RUS_LT_129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... совсем не готов/-а</text:p>
          </table:table-cell>
          <table:table-cell office:value-type="float" office:value="11839" calcext:value-type="float">
            <text:p>11839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ESS_R05_2010_RUS_LT_129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не очень готов/-а,</text:p>
          </table:table-cell>
          <table:table-cell office:value-type="float" office:value="11840" calcext:value-type="float">
            <text:p>11840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ESS_R05_2010_RUS_LT_129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готов/-а,</text:p>
          </table:table-cell>
          <table:table-cell office:value-type="float" office:value="11841" calcext:value-type="float">
            <text:p>11841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ESS_R05_2010_RUS_LT_129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или очень готов/-а?</text:p>
          </table:table-cell>
          <table:table-cell office:value-type="float" office:value="11842" calcext:value-type="float">
            <text:p>11842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ESS_R05_2010_RUS_LT_129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43" calcext:value-type="float">
            <text:p>11843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ESS_R05_2010_RUS_LT_130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Никогда</text:p>
          </table:table-cell>
          <table:table-cell office:value-type="float" office:value="11844" calcext:value-type="float">
            <text:p>11844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ESS_R05_2010_RUS_LT_130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Однажды</text:p>
          </table:table-cell>
          <table:table-cell office:value-type="float" office:value="11845" calcext:value-type="float">
            <text:p>11845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ESS_R05_2010_RUS_LT_130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Дважды</text:p>
          </table:table-cell>
          <table:table-cell office:value-type="float" office:value="11846" calcext:value-type="float">
            <text:p>1184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ESS_R05_2010_RUS_LT_130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3 или 4 раза</text:p>
          </table:table-cell>
          <table:table-cell office:value-type="float" office:value="11847" calcext:value-type="float">
            <text:p>11847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ESS_R05_2010_RUS_LT_130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<text:s/>раз или больше</text:p>
          </table:table-cell>
          <table:table-cell office:value-type="float" office:value="11848" calcext:value-type="float">
            <text:p>11848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ESS_R05_2010_RUS_LT_130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49" calcext:value-type="float">
            <text:p>11849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ESS_R05_2010_RUS_LT_131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Никогда</text:p>
          </table:table-cell>
          <table:table-cell office:value-type="float" office:value="11844" calcext:value-type="float">
            <text:p>11844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ESS_R05_2010_RUS_LT_131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Однажды</text:p>
          </table:table-cell>
          <table:table-cell office:value-type="float" office:value="11845" calcext:value-type="float">
            <text:p>11845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ESS_R05_2010_RUS_LT_131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Дважды</text:p>
          </table:table-cell>
          <table:table-cell office:value-type="float" office:value="11846" calcext:value-type="float">
            <text:p>1184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ESS_R05_2010_RUS_LT_131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3 или 4 раза</text:p>
          </table:table-cell>
          <table:table-cell office:value-type="float" office:value="11847" calcext:value-type="float">
            <text:p>11847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ESS_R05_2010_RUS_LT_131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<text:s/>раз или больше</text:p>
          </table:table-cell>
          <table:table-cell office:value-type="float" office:value="11848" calcext:value-type="float">
            <text:p>11848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ESS_R05_2010_RUS_LT_131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49" calcext:value-type="float">
            <text:p>11849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ESS_R05_2010_RUS_LT_132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Никогда</text:p>
          </table:table-cell>
          <table:table-cell office:value-type="float" office:value="11844" calcext:value-type="float">
            <text:p>11844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ESS_R05_2010_RUS_LT_132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Однажды</text:p>
          </table:table-cell>
          <table:table-cell office:value-type="float" office:value="11845" calcext:value-type="float">
            <text:p>11845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ESS_R05_2010_RUS_LT_132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Дважды</text:p>
          </table:table-cell>
          <table:table-cell office:value-type="float" office:value="11846" calcext:value-type="float">
            <text:p>11846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ESS_R05_2010_RUS_LT_132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3 или 4 раза</text:p>
          </table:table-cell>
          <table:table-cell office:value-type="float" office:value="11847" calcext:value-type="float">
            <text:p>11847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ESS_R05_2010_RUS_LT_132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<text:s/>раз или больше</text:p>
          </table:table-cell>
          <table:table-cell office:value-type="float" office:value="11848" calcext:value-type="float">
            <text:p>11848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ESS_R05_2010_RUS_LT_132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49" calcext:value-type="float">
            <text:p>11849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ESS_R05_2010_RUS_LT_134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135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Мужчина</text:p>
          </table:table-cell>
          <table:table-cell office:value-type="float" office:value="11850" calcext:value-type="float">
            <text:p>11850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ESS_R05_2010_RUS_LT_135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Женщина</text:p>
          </table:table-cell>
          <table:table-cell office:value-type="float" office:value="11851" calcext:value-type="float">
            <text:p>11851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ESS_R05_2010_RUS_LT_135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52" calcext:value-type="float">
            <text:p>11852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ESS_R05_2010_RUS_LT_136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13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Муж, жена или партнёр/-ша</text:p>
          </table:table-cell>
          <table:table-cell office:value-type="float" office:value="11853" calcext:value-type="float">
            <text:p>11853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ESS_R05_2010_RUS_LT_13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Сын или дочь (в т. ч. сводные, приёмные, опекаемые, дети партнёра/-ши)</text:p>
          </table:table-cell>
          <table:table-cell office:value-type="float" office:value="11854" calcext:value-type="float">
            <text:p>11854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ESS_R05_2010_RUS_LT_13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Родители, родители мужа/ жены, приёмные родители</text:p>
          </table:table-cell>
          <table:table-cell office:value-type="float" office:value="11855" calcext:value-type="float">
            <text:p>11855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ESS_R05_2010_RUS_LT_13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Брат или сестра (в т. ч. сводный/-ая, приёмный/-ая, опекаемый/-ая)</text:p>
          </table:table-cell>
          <table:table-cell office:value-type="float" office:value="11856" calcext:value-type="float">
            <text:p>11856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ESS_R05_2010_RUS_LT_13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Другой/-ая родственник/-ца</text:p>
          </table:table-cell>
          <table:table-cell office:value-type="float" office:value="11857" calcext:value-type="float">
            <text:p>11857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ESS_R05_2010_RUS_LT_13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Другой/-ая, несвязанный/-ая родственными узами</text:p>
          </table:table-cell>
          <table:table-cell office:value-type="float" office:value="11858" calcext:value-type="float">
            <text:p>11858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ESS_R05_2010_RUS_LT_13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59" calcext:value-type="float">
            <text:p>11859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ESS_R05_2010_RUS_LT_138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Состоим в официальном браке</text:p>
          </table:table-cell>
          <table:table-cell office:value-type="float" office:value="11860" calcext:value-type="float">
            <text:p>11860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ESS_R05_2010_RUS_LT_138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Живём вместе, официально не заключая брака</text:p>
          </table:table-cell>
          <table:table-cell office:value-type="float" office:value="11861" calcext:value-type="float">
            <text:p>11861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ESS_R05_2010_RUS_LT_138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Живём отдельно по решению суда (официальная сепарация)</text:p>
          </table:table-cell>
          <table:table-cell office:value-type="float" office:value="11862" calcext:value-type="float">
            <text:p>11862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ESS_R05_2010_RUS_LT_138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Официально разведены</text:p>
          </table:table-cell>
          <table:table-cell office:value-type="float" office:value="11863" calcext:value-type="float">
            <text:p>11863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ESS_R05_2010_RUS_LT_138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64" calcext:value-type="float">
            <text:p>11864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ESS_R05_2010_RUS_LT_139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39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39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4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4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4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4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Состою в официальном браке</text:p>
          </table:table-cell>
          <table:table-cell office:value-type="float" office:value="11865" calcext:value-type="float">
            <text:p>11865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ESS_R05_2010_RUS_LT_14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Живу отдельно от мужа/жены по решению суда (официальная сепарация)</text:p>
          </table:table-cell>
          <table:table-cell office:value-type="float" office:value="11866" calcext:value-type="float">
            <text:p>11866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ESS_R05_2010_RUS_LT_14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Официально разведён/разведена</text:p>
          </table:table-cell>
          <table:table-cell office:value-type="float" office:value="11867" calcext:value-type="float">
            <text:p>11867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ESS_R05_2010_RUS_LT_14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Вдовец/вдова</text:p>
          </table:table-cell>
          <table:table-cell office:value-type="float" office:value="11868" calcext:value-type="float">
            <text:p>11868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ESS_R05_2010_RUS_LT_14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Ни один из указанных вариантов (НИКОГДА не был/-а в браке)</text:p>
          </table:table-cell>
          <table:table-cell office:value-type="float" office:value="11869" calcext:value-type="float">
            <text:p>11869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ESS_R05_2010_RUS_LT_14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70" calcext:value-type="float">
            <text:p>11870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ESS_R05_2010_RUS_LT_142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42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42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43</text:p>
          </table:table-cell>
          <table:table-cell office:value-type="string" calcext:value-type="string">
            <text:p>F13а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43</text:p>
          </table:table-cell>
          <table:table-cell office:value-type="string" calcext:value-type="string">
            <text:p>F13а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43</text:p>
          </table:table-cell>
          <table:table-cell office:value-type="string" calcext:value-type="string">
            <text:p>F13а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4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Большой город</text:p>
          </table:table-cell>
          <table:table-cell office:value-type="float" office:value="11871" calcext:value-type="float">
            <text:p>11871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ESS_R05_2010_RUS_LT_14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Пригород или окраина большого города</text:p>
          </table:table-cell>
          <table:table-cell office:value-type="float" office:value="11872" calcext:value-type="float">
            <text:p>11872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ESS_R05_2010_RUS_LT_14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Город или небольшой городок</text:p>
          </table:table-cell>
          <table:table-cell office:value-type="float" office:value="11873" calcext:value-type="float">
            <text:p>11873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ESS_R05_2010_RUS_LT_14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Деревня</text:p>
          </table:table-cell>
          <table:table-cell office:value-type="float" office:value="11874" calcext:value-type="float">
            <text:p>11874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ESS_R05_2010_RUS_LT_14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Хутор или отдельная усадьба</text:p>
          </table:table-cell>
          <table:table-cell office:value-type="float" office:value="11875" calcext:value-type="float">
            <text:p>11875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ESS_R05_2010_RUS_LT_14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76" calcext:value-type="float">
            <text:p>11876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ESS_R05_2010_RUS_LT_14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Неоконченное начальное</text:p>
          </table:table-cell>
          <table:table-cell office:value-type="float" office:value="11877" calcext:value-type="float">
            <text:p>11877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4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Начальное</text:p>
          </table:table-cell>
          <table:table-cell office:value-type="float" office:value="11878" calcext:value-type="float">
            <text:p>11878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4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Профессиональное, полученное без завершения основного образования</text:p>
          </table:table-cell>
          <table:table-cell office:value-type="float" office:value="11879" calcext:value-type="float">
            <text:p>11879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4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Основное (в т. ч. школы молодёжи, вечерние школы)</text:p>
          </table:table-cell>
          <table:table-cell office:value-type="float" office:value="11880" calcext:value-type="float">
            <text:p>11880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4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Профессиональное, полученное одновременно с завершением и основного образования</text:p>
          </table:table-cell>
          <table:table-cell office:value-type="float" office:value="11881" calcext:value-type="float">
            <text:p>11881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4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Профессиональное, полученное после завершения основного образования (когда программа профессионального обучения продолжалась меньше двух лет)</text:p>
          </table:table-cell>
          <table:table-cell office:value-type="float" office:value="11882" calcext:value-type="float">
            <text:p>11882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4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Профессиональное, полученное после завершения основного образования (когда программа профессионального обучения продолжалась два года и более)</text:p>
          </table:table-cell>
          <table:table-cell office:value-type="float" office:value="11883" calcext:value-type="float">
            <text:p>11883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4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Среднее (в т. ч. гимназии, лицеи, вечерние школы)</text:p>
          </table:table-cell>
          <table:table-cell office:value-type="float" office:value="11884" calcext:value-type="float">
            <text:p>11884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4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Профессиональное, полученное после завершения основного образования, с одновременным получением и среднего образования</text:p>
          </table:table-cell>
          <table:table-cell office:value-type="float" office:value="11885" calcext:value-type="float">
            <text:p>11885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4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Профессиональное, полученное после завершения среднего образования</text:p>
          </table:table-cell>
          <table:table-cell office:value-type="float" office:value="11886" calcext:value-type="float">
            <text:p>11886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4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Высшее или среднее специальное образование, полученное после завершения основного (в т. ч. техникумы, если поступали после получения основного образования)</text:p>
          </table:table-cell>
          <table:table-cell office:value-type="float" office:value="11887" calcext:value-type="float">
            <text:p>11887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4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Высшее или специальное среднее образование, полученное после завершения среднего (в т. ч. техникумы, если поступали после получения среднего образования)</text:p>
          </table:table-cell>
          <table:table-cell office:value-type="float" office:value="11888" calcext:value-type="float">
            <text:p>11888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4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Высшее не университетское или коллегии</text:p>
          </table:table-cell>
          <table:table-cell office:value-type="float" office:value="11889" calcext:value-type="float">
            <text:p>11889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4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Высшее университетское, полученное после завершения бакалавриата</text:p>
          </table:table-cell>
          <table:table-cell office:value-type="float" office:value="11890" calcext:value-type="float">
            <text:p>11890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4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Высшее университетское, полученное после завершения единой программы обучения (в т. ч. обучение в высшей школе до реформы 1991-1992 г.), или высшее специальное профессиональное (дипломированный специалист)</text:p>
          </table:table-cell>
          <table:table-cell office:value-type="float" office:value="11891" calcext:value-type="float">
            <text:p>11891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4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Высшее университетское, полученное после завершения магистрантуры или резидентуры</text:p>
          </table:table-cell>
          <table:table-cell office:value-type="float" office:value="11892" calcext:value-type="float">
            <text:p>11892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4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Научная степень кандидата или доктора наук</text:p>
          </table:table-cell>
          <table:table-cell office:value-type="float" office:value="11893" calcext:value-type="float">
            <text:p>11893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4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94" calcext:value-type="float">
            <text:p>11894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4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147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Оплачиваемая работа: работник/-ца, самостоятельная работа или семейный бизнес (или временно отсутствовал/-а из-за болезни, отпуска, простоя, забастовки и т. п.)</text:p>
          </table:table-cell>
          <table:table-cell office:value-type="float" office:value="11895" calcext:value-type="float">
            <text:p>11895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47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Учёба (не за счёт работодателя), в том числе включая каникулы, академический отпуск</text:p>
          </table:table-cell>
          <table:table-cell office:value-type="float" office:value="11896" calcext:value-type="float">
            <text:p>11896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47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Безработный/-ая, активно искал/-а работу</text:p>
          </table:table-cell>
          <table:table-cell office:value-type="float" office:value="11897" calcext:value-type="float">
            <text:p>11897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47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Безработный/-ая, активно работу не искал/-а</text:p>
          </table:table-cell>
          <table:table-cell office:value-type="float" office:value="11898" calcext:value-type="float">
            <text:p>11898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47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Больной/-ая хронической болезнью или на инвалидности и нетрудоспособен/-бна</text:p>
          </table:table-cell>
          <table:table-cell office:value-type="float" office:value="11899" calcext:value-type="float">
            <text:p>11899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47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На пенсии</text:p>
          </table:table-cell>
          <table:table-cell office:value-type="float" office:value="11900" calcext:value-type="float">
            <text:p>11900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47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Военная служба по призыву, в том числе альтернативная</text:p>
          </table:table-cell>
          <table:table-cell office:value-type="float" office:value="11901" calcext:value-type="float">
            <text:p>11901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47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Работа по дому, присмотр за детьми или другими людьми</text:p>
          </table:table-cell>
          <table:table-cell office:value-type="float" office:value="11902" calcext:value-type="float">
            <text:p>11902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47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903" calcext:value-type="float">
            <text:p>11903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48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Оплачиваемая работа: работник/-ца, самостоятельная работа или семейный бизнес (или временно отсутствовал/-а из-за болезни, отпуска, простоя, забастовки и т. п.)</text:p>
          </table:table-cell>
          <table:table-cell office:value-type="float" office:value="11895" calcext:value-type="float">
            <text:p>11895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48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Учёба (не за счёт работодателя), в том числе включая каникулы, академический отпуск</text:p>
          </table:table-cell>
          <table:table-cell office:value-type="float" office:value="11896" calcext:value-type="float">
            <text:p>11896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48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Безработный/-ая, активно искал/-а работу</text:p>
          </table:table-cell>
          <table:table-cell office:value-type="float" office:value="11897" calcext:value-type="float">
            <text:p>11897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48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Безработный/-ая, активно работу не искал/-а</text:p>
          </table:table-cell>
          <table:table-cell office:value-type="float" office:value="11898" calcext:value-type="float">
            <text:p>11898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48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Больной/-ая хронической болезнью или на инвалидности и нетрудоспособен/-бна</text:p>
          </table:table-cell>
          <table:table-cell office:value-type="float" office:value="11899" calcext:value-type="float">
            <text:p>11899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48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На пенсии</text:p>
          </table:table-cell>
          <table:table-cell office:value-type="float" office:value="11900" calcext:value-type="float">
            <text:p>11900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48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Военная служба по призыву, в том числе альтернативная</text:p>
          </table:table-cell>
          <table:table-cell office:value-type="float" office:value="11901" calcext:value-type="float">
            <text:p>11901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48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Работа по дому, присмотр за детьми или другими людьми</text:p>
          </table:table-cell>
          <table:table-cell office:value-type="float" office:value="11902" calcext:value-type="float">
            <text:p>11902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48</text:p>
          </table:table-cell>
          <table:table-cell office:value-type="string" calcext:value-type="string">
            <text:p>F17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903" calcext:value-type="float">
            <text:p>11903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4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4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4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5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5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5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51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152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... вы являетесь/вы были наёмным работником/-цей,</text:p>
          </table:table-cell>
          <table:table-cell office:value-type="float" office:value="11904" calcext:value-type="float">
            <text:p>11904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ESS_R05_2010_RUS_LT_152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работаете/работали самостоятельно,</text:p>
          </table:table-cell>
          <table:table-cell office:value-type="float" office:value="11905" calcext:value-type="float">
            <text:p>11905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ESS_R05_2010_RUS_LT_152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работаете/работали в собственном семейном бизнесе?</text:p>
          </table:table-cell>
          <table:table-cell office:value-type="float" office:value="11906" calcext:value-type="float">
            <text:p>11906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ESS_R05_2010_RUS_LT_152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907" calcext:value-type="float">
            <text:p>11907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ESS_R05_2010_RUS_LT_153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15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... бессрочному трудовому договору,</text:p>
          </table:table-cell>
          <table:table-cell office:value-type="float" office:value="11908" calcext:value-type="float">
            <text:p>11908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ESS_R05_2010_RUS_LT_15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... трудовому договору с ограниченным сроком,</text:p>
          </table:table-cell>
          <table:table-cell office:value-type="float" office:value="11909" calcext:value-type="float">
            <text:p>11909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ESS_R05_2010_RUS_LT_15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... или же у вас нет/не было договора?</text:p>
          </table:table-cell>
          <table:table-cell office:value-type="float" office:value="11910" calcext:value-type="float">
            <text:p>11910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ESS_R05_2010_RUS_LT_15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911" calcext:value-type="float">
            <text:p>11911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ESS_R05_2010_RUS_LT_155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... временная или на ограниченный срок работа, продолжающаяся меньше 12 месяцев,</text:p>
          </table:table-cell>
          <table:table-cell office:value-type="float" office:value="11912" calcext:value-type="float">
            <text:p>11912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ESS_R05_2010_RUS_LT_155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временная или на ограниченный срок работа, продолжающаяся 12 месяцев и больше,</text:p>
          </table:table-cell>
          <table:table-cell office:value-type="float" office:value="11913" calcext:value-type="float">
            <text:p>11913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ESS_R05_2010_RUS_LT_155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или постоянная работа?</text:p>
          </table:table-cell>
          <table:table-cell office:value-type="float" office:value="11914" calcext:value-type="float">
            <text:p>11914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ESS_R05_2010_RUS_LT_155</text:p>
          </table:table-cell>
          <table:table-cell office:value-type="string" calcext:value-type="string">
            <text:p>F23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915" calcext:value-type="float">
            <text:p>11915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ESS_R05_2010_RUS_LT_156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...меньше 10</text:p>
          </table:table-cell>
          <table:table-cell office:value-type="float" office:value="11916" calcext:value-type="float">
            <text:p>11916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ESS_R05_2010_RUS_LT_156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от 10 до 24</text:p>
          </table:table-cell>
          <table:table-cell office:value-type="float" office:value="11917" calcext:value-type="float">
            <text:p>11917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ESS_R05_2010_RUS_LT_156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от 25 до 99</text:p>
          </table:table-cell>
          <table:table-cell office:value-type="float" office:value="11918" calcext:value-type="float">
            <text:p>11918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ESS_R05_2010_RUS_LT_156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от 100 до 499</text:p>
          </table:table-cell>
          <table:table-cell office:value-type="float" office:value="11919" calcext:value-type="float">
            <text:p>11919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ESS_R05_2010_RUS_LT_156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<text:s/>или, 500 и больше?</text:p>
          </table:table-cell>
          <table:table-cell office:value-type="float" office:value="11920" calcext:value-type="float">
            <text:p>11920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ESS_R05_2010_RUS_LT_156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921" calcext:value-type="float">
            <text:p>11921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ESS_R05_2010_RUS_LT_157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57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57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5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15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<text:s/>Я не имею/ не имел/-а влияния</text:p>
          </table:table-cell>
          <table:table-cell office:value-type="float" office:value="11922" calcext:value-type="float">
            <text:p>11922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59</text:p>
          </table:table-cell>
          <table:table-cell office:value-type="string" calcext:value-type="string">
            <text:p>F27</text:p>
          </table:table-cell>
          <table:table-cell office:value-type="float" office:value="1" calcext:value-type="float">
            <text:p>1</text:p>
          </table:table-cell>
          <table:table-cell office:value-type="float" office:value="11923" calcext:value-type="float">
            <text:p>11923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59</text:p>
          </table:table-cell>
          <table:table-cell office:value-type="string" calcext:value-type="string">
            <text:p>F27</text:p>
          </table:table-cell>
          <table:table-cell office:value-type="float" office:value="2" calcext:value-type="float">
            <text:p>2</text:p>
          </table:table-cell>
          <table:table-cell office:value-type="float" office:value="11924" calcext:value-type="float">
            <text:p>11924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59</text:p>
          </table:table-cell>
          <table:table-cell office:value-type="string" calcext:value-type="string">
            <text:p>F27</text:p>
          </table:table-cell>
          <table:table-cell office:value-type="float" office:value="3" calcext:value-type="float">
            <text:p>3</text:p>
          </table:table-cell>
          <table:table-cell office:value-type="float" office:value="11925" calcext:value-type="float">
            <text:p>11925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59</text:p>
          </table:table-cell>
          <table:table-cell office:value-type="string" calcext:value-type="string">
            <text:p>F27</text:p>
          </table:table-cell>
          <table:table-cell office:value-type="float" office:value="4" calcext:value-type="float">
            <text:p>4</text:p>
          </table:table-cell>
          <table:table-cell office:value-type="float" office:value="11926" calcext:value-type="float">
            <text:p>11926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59</text:p>
          </table:table-cell>
          <table:table-cell office:value-type="string" calcext:value-type="string">
            <text:p>F27</text:p>
          </table:table-cell>
          <table:table-cell office:value-type="float" office:value="5" calcext:value-type="float">
            <text:p>5</text:p>
          </table:table-cell>
          <table:table-cell office:value-type="float" office:value="11927" calcext:value-type="float">
            <text:p>11927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59</text:p>
          </table:table-cell>
          <table:table-cell office:value-type="string" calcext:value-type="string">
            <text:p>F27</text:p>
          </table:table-cell>
          <table:table-cell office:value-type="float" office:value="6" calcext:value-type="float">
            <text:p>6</text:p>
          </table:table-cell>
          <table:table-cell office:value-type="float" office:value="11928" calcext:value-type="float">
            <text:p>11928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59</text:p>
          </table:table-cell>
          <table:table-cell office:value-type="string" calcext:value-type="string">
            <text:p>F27</text:p>
          </table:table-cell>
          <table:table-cell office:value-type="float" office:value="7" calcext:value-type="float">
            <text:p>7</text:p>
          </table:table-cell>
          <table:table-cell office:value-type="float" office:value="11929" calcext:value-type="float">
            <text:p>11929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59</text:p>
          </table:table-cell>
          <table:table-cell office:value-type="string" calcext:value-type="string">
            <text:p>F27</text:p>
          </table:table-cell>
          <table:table-cell office:value-type="float" office:value="8" calcext:value-type="float">
            <text:p>8</text:p>
          </table:table-cell>
          <table:table-cell office:value-type="float" office:value="11930" calcext:value-type="float">
            <text:p>11930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59</text:p>
          </table:table-cell>
          <table:table-cell office:value-type="string" calcext:value-type="string">
            <text:p>F27</text:p>
          </table:table-cell>
          <table:table-cell office:value-type="float" office:value="9" calcext:value-type="float">
            <text:p>9</text:p>
          </table:table-cell>
          <table:table-cell office:value-type="float" office:value="11931" calcext:value-type="float">
            <text:p>11931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5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<text:s/>Я имею/ имел/-а пол- ное право контроля</text:p>
          </table:table-cell>
          <table:table-cell office:value-type="float" office:value="11932" calcext:value-type="float">
            <text:p>11932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5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933" calcext:value-type="float">
            <text:p>11933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<text:s/>Я не имею/ не имел/-а влияния</text:p>
          </table:table-cell>
          <table:table-cell office:value-type="float" office:value="11922" calcext:value-type="float">
            <text:p>11922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0</text:p>
          </table:table-cell>
          <table:table-cell office:value-type="string" calcext:value-type="string">
            <text:p>F28</text:p>
          </table:table-cell>
          <table:table-cell office:value-type="float" office:value="1" calcext:value-type="float">
            <text:p>1</text:p>
          </table:table-cell>
          <table:table-cell office:value-type="float" office:value="11923" calcext:value-type="float">
            <text:p>11923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0</text:p>
          </table:table-cell>
          <table:table-cell office:value-type="string" calcext:value-type="string">
            <text:p>F28</text:p>
          </table:table-cell>
          <table:table-cell office:value-type="float" office:value="2" calcext:value-type="float">
            <text:p>2</text:p>
          </table:table-cell>
          <table:table-cell office:value-type="float" office:value="11924" calcext:value-type="float">
            <text:p>11924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0</text:p>
          </table:table-cell>
          <table:table-cell office:value-type="string" calcext:value-type="string">
            <text:p>F28</text:p>
          </table:table-cell>
          <table:table-cell office:value-type="float" office:value="3" calcext:value-type="float">
            <text:p>3</text:p>
          </table:table-cell>
          <table:table-cell office:value-type="float" office:value="11925" calcext:value-type="float">
            <text:p>11925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0</text:p>
          </table:table-cell>
          <table:table-cell office:value-type="string" calcext:value-type="string">
            <text:p>F28</text:p>
          </table:table-cell>
          <table:table-cell office:value-type="float" office:value="4" calcext:value-type="float">
            <text:p>4</text:p>
          </table:table-cell>
          <table:table-cell office:value-type="float" office:value="11926" calcext:value-type="float">
            <text:p>11926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0</text:p>
          </table:table-cell>
          <table:table-cell office:value-type="string" calcext:value-type="string">
            <text:p>F28</text:p>
          </table:table-cell>
          <table:table-cell office:value-type="float" office:value="5" calcext:value-type="float">
            <text:p>5</text:p>
          </table:table-cell>
          <table:table-cell office:value-type="float" office:value="11927" calcext:value-type="float">
            <text:p>11927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0</text:p>
          </table:table-cell>
          <table:table-cell office:value-type="string" calcext:value-type="string">
            <text:p>F28</text:p>
          </table:table-cell>
          <table:table-cell office:value-type="float" office:value="6" calcext:value-type="float">
            <text:p>6</text:p>
          </table:table-cell>
          <table:table-cell office:value-type="float" office:value="11928" calcext:value-type="float">
            <text:p>11928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0</text:p>
          </table:table-cell>
          <table:table-cell office:value-type="string" calcext:value-type="string">
            <text:p>F28</text:p>
          </table:table-cell>
          <table:table-cell office:value-type="float" office:value="7" calcext:value-type="float">
            <text:p>7</text:p>
          </table:table-cell>
          <table:table-cell office:value-type="float" office:value="11929" calcext:value-type="float">
            <text:p>11929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0</text:p>
          </table:table-cell>
          <table:table-cell office:value-type="string" calcext:value-type="string">
            <text:p>F28</text:p>
          </table:table-cell>
          <table:table-cell office:value-type="float" office:value="8" calcext:value-type="float">
            <text:p>8</text:p>
          </table:table-cell>
          <table:table-cell office:value-type="float" office:value="11930" calcext:value-type="float">
            <text:p>11930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0</text:p>
          </table:table-cell>
          <table:table-cell office:value-type="string" calcext:value-type="string">
            <text:p>F28</text:p>
          </table:table-cell>
          <table:table-cell office:value-type="float" office:value="9" calcext:value-type="float">
            <text:p>9</text:p>
          </table:table-cell>
          <table:table-cell office:value-type="float" office:value="11931" calcext:value-type="float">
            <text:p>11931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<text:s/>Я имею/ имел/-а пол- ное право контроля</text:p>
          </table:table-cell>
          <table:table-cell office:value-type="float" office:value="11932" calcext:value-type="float">
            <text:p>11932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933" calcext:value-type="float">
            <text:p>11933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1</text:p>
          </table:table-cell>
          <table:table-cell office:value-type="string" calcext:value-type="string">
            <text:p>F28а</text:p>
          </table:table-cell>
          <table:table-cell office:value-type="string" calcext:value-type="string">
            <text:p><text:s/>Я не имею/ не имел/-а влияния</text:p>
          </table:table-cell>
          <table:table-cell office:value-type="float" office:value="11922" calcext:value-type="float">
            <text:p>11922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1</text:p>
          </table:table-cell>
          <table:table-cell office:value-type="string" calcext:value-type="string">
            <text:p>F28а</text:p>
          </table:table-cell>
          <table:table-cell office:value-type="float" office:value="1" calcext:value-type="float">
            <text:p>1</text:p>
          </table:table-cell>
          <table:table-cell office:value-type="float" office:value="11923" calcext:value-type="float">
            <text:p>11923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1</text:p>
          </table:table-cell>
          <table:table-cell office:value-type="string" calcext:value-type="string">
            <text:p>F28а</text:p>
          </table:table-cell>
          <table:table-cell office:value-type="float" office:value="2" calcext:value-type="float">
            <text:p>2</text:p>
          </table:table-cell>
          <table:table-cell office:value-type="float" office:value="11924" calcext:value-type="float">
            <text:p>11924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1</text:p>
          </table:table-cell>
          <table:table-cell office:value-type="string" calcext:value-type="string">
            <text:p>F28а</text:p>
          </table:table-cell>
          <table:table-cell office:value-type="float" office:value="3" calcext:value-type="float">
            <text:p>3</text:p>
          </table:table-cell>
          <table:table-cell office:value-type="float" office:value="11925" calcext:value-type="float">
            <text:p>11925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1</text:p>
          </table:table-cell>
          <table:table-cell office:value-type="string" calcext:value-type="string">
            <text:p>F28а</text:p>
          </table:table-cell>
          <table:table-cell office:value-type="float" office:value="4" calcext:value-type="float">
            <text:p>4</text:p>
          </table:table-cell>
          <table:table-cell office:value-type="float" office:value="11926" calcext:value-type="float">
            <text:p>11926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1</text:p>
          </table:table-cell>
          <table:table-cell office:value-type="string" calcext:value-type="string">
            <text:p>F28а</text:p>
          </table:table-cell>
          <table:table-cell office:value-type="float" office:value="5" calcext:value-type="float">
            <text:p>5</text:p>
          </table:table-cell>
          <table:table-cell office:value-type="float" office:value="11927" calcext:value-type="float">
            <text:p>11927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1</text:p>
          </table:table-cell>
          <table:table-cell office:value-type="string" calcext:value-type="string">
            <text:p>F28а</text:p>
          </table:table-cell>
          <table:table-cell office:value-type="float" office:value="6" calcext:value-type="float">
            <text:p>6</text:p>
          </table:table-cell>
          <table:table-cell office:value-type="float" office:value="11928" calcext:value-type="float">
            <text:p>11928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1</text:p>
          </table:table-cell>
          <table:table-cell office:value-type="string" calcext:value-type="string">
            <text:p>F28а</text:p>
          </table:table-cell>
          <table:table-cell office:value-type="float" office:value="7" calcext:value-type="float">
            <text:p>7</text:p>
          </table:table-cell>
          <table:table-cell office:value-type="float" office:value="11929" calcext:value-type="float">
            <text:p>11929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1</text:p>
          </table:table-cell>
          <table:table-cell office:value-type="string" calcext:value-type="string">
            <text:p>F28а</text:p>
          </table:table-cell>
          <table:table-cell office:value-type="float" office:value="8" calcext:value-type="float">
            <text:p>8</text:p>
          </table:table-cell>
          <table:table-cell office:value-type="float" office:value="11930" calcext:value-type="float">
            <text:p>11930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1</text:p>
          </table:table-cell>
          <table:table-cell office:value-type="string" calcext:value-type="string">
            <text:p>F28а</text:p>
          </table:table-cell>
          <table:table-cell office:value-type="float" office:value="9" calcext:value-type="float">
            <text:p>9</text:p>
          </table:table-cell>
          <table:table-cell office:value-type="float" office:value="11931" calcext:value-type="float">
            <text:p>11931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1</text:p>
          </table:table-cell>
          <table:table-cell office:value-type="string" calcext:value-type="string">
            <text:p>F28а</text:p>
          </table:table-cell>
          <table:table-cell office:value-type="string" calcext:value-type="string">
            <text:p><text:s/>Я имею/ имел/-а пол- ное право контроля</text:p>
          </table:table-cell>
          <table:table-cell office:value-type="float" office:value="11932" calcext:value-type="float">
            <text:p>11932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1</text:p>
          </table:table-cell>
          <table:table-cell office:value-type="string" calcext:value-type="string">
            <text:p>F28а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933" calcext:value-type="float">
            <text:p>11933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ESS_R05_2010_RUS_LT_162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163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164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165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Институция центральной власти или местного управления</text:p>
          </table:table-cell>
          <table:table-cell office:value-type="float" office:value="11934" calcext:value-type="float">
            <text:p>11934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ESS_R05_2010_RUS_LT_165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Другая институция общественного сектора (напр. просвещения или здравоохранения)</text:p>
          </table:table-cell>
          <table:table-cell office:value-type="float" office:value="11935" calcext:value-type="float">
            <text:p>11935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ESS_R05_2010_RUS_LT_165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Фирма, принадлежащая государству</text:p>
          </table:table-cell>
          <table:table-cell office:value-type="float" office:value="11936" calcext:value-type="float">
            <text:p>11936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ESS_R05_2010_RUS_LT_165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Частная фирма или сектор</text:p>
          </table:table-cell>
          <table:table-cell office:value-type="float" office:value="11937" calcext:value-type="float">
            <text:p>11937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ESS_R05_2010_RUS_LT_165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Самостоятельная работа</text:p>
          </table:table-cell>
          <table:table-cell office:value-type="float" office:value="11938" calcext:value-type="float">
            <text:p>11938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ESS_R05_2010_RUS_LT_165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Другое</text:p>
          </table:table-cell>
          <table:table-cell office:value-type="float" office:value="11939" calcext:value-type="float">
            <text:p>11939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ESS_R05_2010_RUS_LT_165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940" calcext:value-type="float">
            <text:p>11940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ESS_R05_2010_RUS_LT_166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167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168</text:p>
          </table:table-cell>
          <table:table-cell office:value-type="string" calcext:value-type="string">
            <text:p>F34а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169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Я получил/-а работу лучше</text:p>
          </table:table-cell>
          <table:table-cell office:value-type="float" office:value="11941" calcext:value-type="float">
            <text:p>11941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ESS_R05_2010_RUS_LT_169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Я решил/-а начать свой бизнес или работать самостоятельно</text:p>
          </table:table-cell>
          <table:table-cell office:value-type="float" office:value="11942" calcext:value-type="float">
            <text:p>11942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ESS_R05_2010_RUS_LT_169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Закончился мой договор</text:p>
          </table:table-cell>
          <table:table-cell office:value-type="float" office:value="11943" calcext:value-type="float">
            <text:p>11943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ESS_R05_2010_RUS_LT_169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Мой этат был сокращён или меня уволили</text:p>
          </table:table-cell>
          <table:table-cell office:value-type="float" office:value="11944" calcext:value-type="float">
            <text:p>11944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ESS_R05_2010_RUS_LT_169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Мой работодатель прекратил деятельность</text:p>
          </table:table-cell>
          <table:table-cell office:value-type="float" office:value="11945" calcext:value-type="float">
            <text:p>11945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ESS_R05_2010_RUS_LT_169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Мой личный или семейный бизнес закрылся или был продан</text:p>
          </table:table-cell>
          <table:table-cell office:value-type="float" office:value="11946" calcext:value-type="float">
            <text:p>11946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ESS_R05_2010_RUS_LT_169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Болезнь или инвалидность</text:p>
          </table:table-cell>
          <table:table-cell office:value-type="float" office:value="11947" calcext:value-type="float">
            <text:p>11947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ESS_R05_2010_RUS_LT_169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Вышел/-шла на пенсию</text:p>
          </table:table-cell>
          <table:table-cell office:value-type="float" office:value="11948" calcext:value-type="float">
            <text:p>11948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ESS_R05_2010_RUS_LT_169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По личным или семейным причинам</text:p>
          </table:table-cell>
          <table:table-cell office:value-type="float" office:value="11949" calcext:value-type="float">
            <text:p>11949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ESS_R05_2010_RUS_LT_169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Другое</text:p>
          </table:table-cell>
          <table:table-cell office:value-type="float" office:value="11950" calcext:value-type="float">
            <text:p>11950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ESS_R05_2010_RUS_LT_169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Никогда не уходил от работодателя</text:p>
          </table:table-cell>
          <table:table-cell office:value-type="float" office:value="11951" calcext:value-type="float">
            <text:p>11951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ESS_R05_2010_RUS_LT_169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952" calcext:value-type="float">
            <text:p>11952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ESS_R05_2010_RUS_LT_170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70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70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71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71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71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72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72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72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73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73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73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74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Да, в настоящее время</text:p>
          </table:table-cell>
          <table:table-cell office:value-type="float" office:value="11953" calcext:value-type="float">
            <text:p>11953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string" calcext:value-type="string">
            <text:p>ESS_R05_2010_RUS_LT_174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Да, раньше</text:p>
          </table:table-cell>
          <table:table-cell office:value-type="float" office:value="11954" calcext:value-type="float">
            <text:p>11954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string" calcext:value-type="string">
            <text:p>ESS_R05_2010_RUS_LT_174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Нет</text:p>
          </table:table-cell>
          <table:table-cell office:value-type="float" office:value="11955" calcext:value-type="float">
            <text:p>11955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string" calcext:value-type="string">
            <text:p>ESS_R05_2010_RUS_LT_174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956" calcext:value-type="float">
            <text:p>1195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string" calcext:value-type="string">
            <text:p>ESS_R05_2010_RUS_LT_17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Зарплата</text:p>
          </table:table-cell>
          <table:table-cell office:value-type="float" office:value="11957" calcext:value-type="float">
            <text:p>11957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ESS_R05_2010_RUS_LT_17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Доходы от самостоятельной работы (за исключением сельского хозяйства)</text:p>
          </table:table-cell>
          <table:table-cell office:value-type="float" office:value="11958" calcext:value-type="float">
            <text:p>11958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ESS_R05_2010_RUS_LT_17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Доходы от сельского хозяйства</text:p>
          </table:table-cell>
          <table:table-cell office:value-type="float" office:value="11959" calcext:value-type="float">
            <text:p>11959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ESS_R05_2010_RUS_LT_17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Пенсии</text:p>
          </table:table-cell>
          <table:table-cell office:value-type="float" office:value="11960" calcext:value-type="float">
            <text:p>11960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ESS_R05_2010_RUS_LT_17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Пособия по безработице или выплаты по сокращению</text:p>
          </table:table-cell>
          <table:table-cell office:value-type="float" office:value="11961" calcext:value-type="float">
            <text:p>11961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ESS_R05_2010_RUS_LT_17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Любые другие социальные пособия или субсидии</text:p>
          </table:table-cell>
          <table:table-cell office:value-type="float" office:value="11962" calcext:value-type="float">
            <text:p>11962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ESS_R05_2010_RUS_LT_17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Доходы от инвестиций, сбережений, страховки или доходы от имущества</text:p>
          </table:table-cell>
          <table:table-cell office:value-type="float" office:value="11963" calcext:value-type="float">
            <text:p>11963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ESS_R05_2010_RUS_LT_17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Доходы из других источников</text:p>
          </table:table-cell>
          <table:table-cell office:value-type="float" office:value="11964" calcext:value-type="float">
            <text:p>11964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ESS_R05_2010_RUS_LT_17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965" calcext:value-type="float">
            <text:p>11965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ESS_R05_2010_RUS_LT_17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И Меньше 700 литов</text:p>
          </table:table-cell>
          <table:table-cell office:value-type="float" office:value="11966" calcext:value-type="float">
            <text:p>11966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string" calcext:value-type="string">
            <text:p>ESS_R05_2010_RUS_LT_17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Р От 700 до 800 литов</text:p>
          </table:table-cell>
          <table:table-cell office:value-type="float" office:value="11967" calcext:value-type="float">
            <text:p>11967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string" calcext:value-type="string">
            <text:p>ESS_R05_2010_RUS_LT_17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А Более 800, до 900 литов</text:p>
          </table:table-cell>
          <table:table-cell office:value-type="float" office:value="11968" calcext:value-type="float">
            <text:p>11968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string" calcext:value-type="string">
            <text:p>ESS_R05_2010_RUS_LT_17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М Более 900, до 1100 литов</text:p>
          </table:table-cell>
          <table:table-cell office:value-type="float" office:value="11969" calcext:value-type="float">
            <text:p>11969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string" calcext:value-type="string">
            <text:p>ESS_R05_2010_RUS_LT_17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Т Более 1100, до 1400 литов</text:p>
          </table:table-cell>
          <table:table-cell office:value-type="float" office:value="11970" calcext:value-type="float">
            <text:p>11970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string" calcext:value-type="string">
            <text:p>ESS_R05_2010_RUS_LT_17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С Более 1400, до 1700 литов</text:p>
          </table:table-cell>
          <table:table-cell office:value-type="float" office:value="11971" calcext:value-type="float">
            <text:p>11971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string" calcext:value-type="string">
            <text:p>ESS_R05_2010_RUS_LT_17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Более 1700, до 2000 литов</text:p>
          </table:table-cell>
          <table:table-cell office:value-type="float" office:value="11972" calcext:value-type="float">
            <text:p>11972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string" calcext:value-type="string">
            <text:p>ESS_R05_2010_RUS_LT_17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О Более 2000, до 2500 литов</text:p>
          </table:table-cell>
          <table:table-cell office:value-type="float" office:value="11973" calcext:value-type="float">
            <text:p>11973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string" calcext:value-type="string">
            <text:p>ESS_R05_2010_RUS_LT_17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Б Более 2500, до 3500 литов</text:p>
          </table:table-cell>
          <table:table-cell office:value-type="float" office:value="11974" calcext:value-type="float">
            <text:p>11974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string" calcext:value-type="string">
            <text:p>ESS_R05_2010_RUS_LT_17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В Более 3500 литов</text:p>
          </table:table-cell>
          <table:table-cell office:value-type="float" office:value="11975" calcext:value-type="float">
            <text:p>11975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string" calcext:value-type="string">
            <text:p>ESS_R05_2010_RUS_LT_17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976" calcext:value-type="float">
            <text:p>11976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string" calcext:value-type="string">
            <text:p>ESS_R05_2010_RUS_LT_177</text:p>
          </table:table-cell>
          <table:table-cell office:value-type="string" calcext:value-type="string">
            <text:p>F41а</text:p>
          </table:table-cell>
          <table:table-cell office:value-type="string" calcext:value-type="string">
            <text:p>Моих доходов вообще нет</text:p>
          </table:table-cell>
          <table:table-cell office:value-type="float" office:value="11977" calcext:value-type="float">
            <text:p>11977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ESS_R05_2010_RUS_LT_177</text:p>
          </table:table-cell>
          <table:table-cell office:value-type="string" calcext:value-type="string">
            <text:p>F41а</text:p>
          </table:table-cell>
          <table:table-cell office:value-type="string" calcext:value-type="string">
            <text:p>Очень малую</text:p>
          </table:table-cell>
          <table:table-cell office:value-type="float" office:value="11978" calcext:value-type="float">
            <text:p>11978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ESS_R05_2010_RUS_LT_177</text:p>
          </table:table-cell>
          <table:table-cell office:value-type="string" calcext:value-type="string">
            <text:p>F41а</text:p>
          </table:table-cell>
          <table:table-cell office:value-type="string" calcext:value-type="string">
            <text:p>Меньше половины</text:p>
          </table:table-cell>
          <table:table-cell office:value-type="float" office:value="11979" calcext:value-type="float">
            <text:p>11979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ESS_R05_2010_RUS_LT_177</text:p>
          </table:table-cell>
          <table:table-cell office:value-type="string" calcext:value-type="string">
            <text:p>F41а</text:p>
          </table:table-cell>
          <table:table-cell office:value-type="string" calcext:value-type="string">
            <text:p>Примерно половину</text:p>
          </table:table-cell>
          <table:table-cell office:value-type="float" office:value="11980" calcext:value-type="float">
            <text:p>11980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ESS_R05_2010_RUS_LT_177</text:p>
          </table:table-cell>
          <table:table-cell office:value-type="string" calcext:value-type="string">
            <text:p>F41а</text:p>
          </table:table-cell>
          <table:table-cell office:value-type="string" calcext:value-type="string">
            <text:p>Больше половины</text:p>
          </table:table-cell>
          <table:table-cell office:value-type="float" office:value="11981" calcext:value-type="float">
            <text:p>11981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ESS_R05_2010_RUS_LT_177</text:p>
          </table:table-cell>
          <table:table-cell office:value-type="string" calcext:value-type="string">
            <text:p>F41а</text:p>
          </table:table-cell>
          <table:table-cell office:value-type="string" calcext:value-type="string">
            <text:p>Очень большую</text:p>
          </table:table-cell>
          <table:table-cell office:value-type="float" office:value="11982" calcext:value-type="float">
            <text:p>11982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ESS_R05_2010_RUS_LT_177</text:p>
          </table:table-cell>
          <table:table-cell office:value-type="string" calcext:value-type="string">
            <text:p>F41а</text:p>
          </table:table-cell>
          <table:table-cell office:value-type="string" calcext:value-type="string">
            <text:p>Все доходы являются моими</text:p>
          </table:table-cell>
          <table:table-cell office:value-type="float" office:value="11983" calcext:value-type="float">
            <text:p>11983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ESS_R05_2010_RUS_LT_177</text:p>
          </table:table-cell>
          <table:table-cell office:value-type="string" calcext:value-type="string">
            <text:p>F41а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984" calcext:value-type="float">
            <text:p>11984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ESS_R05_2010_RUS_LT_178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Обеспеченная жизнь с нынешними доходами</text:p>
          </table:table-cell>
          <table:table-cell office:value-type="float" office:value="11985" calcext:value-type="float">
            <text:p>11985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ESS_R05_2010_RUS_LT_178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Справляюсь при нынешних доходах</text:p>
          </table:table-cell>
          <table:table-cell office:value-type="float" office:value="11986" calcext:value-type="float">
            <text:p>11986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ESS_R05_2010_RUS_LT_178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Трудно жить при нынешних доходах</text:p>
          </table:table-cell>
          <table:table-cell office:value-type="float" office:value="11987" calcext:value-type="float">
            <text:p>11987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ESS_R05_2010_RUS_LT_178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Очень трудно жить при нынешних доходах</text:p>
          </table:table-cell>
          <table:table-cell office:value-type="float" office:value="11988" calcext:value-type="float">
            <text:p>11988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ESS_R05_2010_RUS_LT_178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989" calcext:value-type="float">
            <text:p>11989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ESS_R05_2010_RUS_LT_179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Очень трудно</text:p>
          </table:table-cell>
          <table:table-cell office:value-type="float" office:value="11990" calcext:value-type="float">
            <text:p>11990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ESS_R05_2010_RUS_LT_179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Достаточно трудно</text:p>
          </table:table-cell>
          <table:table-cell office:value-type="float" office:value="11991" calcext:value-type="float">
            <text:p>11991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ESS_R05_2010_RUS_LT_179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Ни легко, ни трудно</text:p>
          </table:table-cell>
          <table:table-cell office:value-type="float" office:value="11992" calcext:value-type="float">
            <text:p>11992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ESS_R05_2010_RUS_LT_179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Достаточно легко</text:p>
          </table:table-cell>
          <table:table-cell office:value-type="float" office:value="11993" calcext:value-type="float">
            <text:p>11993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ESS_R05_2010_RUS_LT_179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Очень легко</text:p>
          </table:table-cell>
          <table:table-cell office:value-type="float" office:value="11994" calcext:value-type="float">
            <text:p>11994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ESS_R05_2010_RUS_LT_179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995" calcext:value-type="float">
            <text:p>11995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ESS_R05_2010_RUS_LT_18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Неоконченное начальное</text:p>
          </table:table-cell>
          <table:table-cell office:value-type="float" office:value="11877" calcext:value-type="float">
            <text:p>11877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8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Начальное</text:p>
          </table:table-cell>
          <table:table-cell office:value-type="float" office:value="11878" calcext:value-type="float">
            <text:p>11878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8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Профессиональное, полученное без завершения основного образования</text:p>
          </table:table-cell>
          <table:table-cell office:value-type="float" office:value="11879" calcext:value-type="float">
            <text:p>11879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8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Основное (в т. ч. школы молодёжи, вечерние школы)</text:p>
          </table:table-cell>
          <table:table-cell office:value-type="float" office:value="11880" calcext:value-type="float">
            <text:p>11880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8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Профессиональное, полученное одновременно с завершением и основного образования</text:p>
          </table:table-cell>
          <table:table-cell office:value-type="float" office:value="11881" calcext:value-type="float">
            <text:p>11881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8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Профессиональное, полученное после завершения основного образования (когда программа профессионального обучения продолжалась меньше двух лет)</text:p>
          </table:table-cell>
          <table:table-cell office:value-type="float" office:value="11882" calcext:value-type="float">
            <text:p>11882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8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Профессиональное, полученное после завершения основного образования (когда программа профессионального обучения продолжалась два года и более)</text:p>
          </table:table-cell>
          <table:table-cell office:value-type="float" office:value="11883" calcext:value-type="float">
            <text:p>11883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8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Среднее (в т. ч. гимназии, лицеи, вечерние школы)</text:p>
          </table:table-cell>
          <table:table-cell office:value-type="float" office:value="11884" calcext:value-type="float">
            <text:p>11884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8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Профессиональное, полученное после завершения основного образования, с одновременным получением и среднего образования</text:p>
          </table:table-cell>
          <table:table-cell office:value-type="float" office:value="11885" calcext:value-type="float">
            <text:p>11885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8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Профессиональное, полученное после завершения среднего образования</text:p>
          </table:table-cell>
          <table:table-cell office:value-type="float" office:value="11886" calcext:value-type="float">
            <text:p>11886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8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Высшее или среднее специальное образование, полученное после завершения основного (в т. ч. техникумы, если поступали после получения основного образования)</text:p>
          </table:table-cell>
          <table:table-cell office:value-type="float" office:value="11887" calcext:value-type="float">
            <text:p>11887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8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Высшее или специальное среднее образование, полученное после завершения среднего (в т. ч. техникумы, если поступали после получения среднего образования)</text:p>
          </table:table-cell>
          <table:table-cell office:value-type="float" office:value="11888" calcext:value-type="float">
            <text:p>11888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8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Высшее не университетское или коллегии</text:p>
          </table:table-cell>
          <table:table-cell office:value-type="float" office:value="11889" calcext:value-type="float">
            <text:p>11889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8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Высшее университетское, полученное после завершения бакалавриата</text:p>
          </table:table-cell>
          <table:table-cell office:value-type="float" office:value="11890" calcext:value-type="float">
            <text:p>11890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8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Высшее университетское, полученное после завершения единой программы обучения (в т. ч. обучение в высшей школе до реформы 1991-1992 г.), или высшее специальное профессиональное (дипломированный специалист)</text:p>
          </table:table-cell>
          <table:table-cell office:value-type="float" office:value="11891" calcext:value-type="float">
            <text:p>11891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8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Высшее университетское, полученное после завершения магистрантуры или резидентуры</text:p>
          </table:table-cell>
          <table:table-cell office:value-type="float" office:value="11892" calcext:value-type="float">
            <text:p>11892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8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Научная степень кандидата или доктора наук</text:p>
          </table:table-cell>
          <table:table-cell office:value-type="float" office:value="11893" calcext:value-type="float">
            <text:p>11893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8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94" calcext:value-type="float">
            <text:p>11894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81</text:p>
          </table:table-cell>
          <table:table-cell office:value-type="string" calcext:value-type="string">
            <text:p>F45R</text:p>
          </table:table-cell>
          <table:table-cell office:value-type="string" calcext:value-type="string">
            <text:p>Незаконченная начальная школа</text:p>
          </table:table-cell>
          <table:table-cell office:value-type="float" office:value="11996" calcext:value-type="float">
            <text:p>11996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ESS_R05_2010_RUS_LT_181</text:p>
          </table:table-cell>
          <table:table-cell office:value-type="string" calcext:value-type="string">
            <text:p>F45R</text:p>
          </table:table-cell>
          <table:table-cell office:value-type="string" calcext:value-type="string">
            <text:p>Начальная школа</text:p>
          </table:table-cell>
          <table:table-cell office:value-type="float" office:value="11997" calcext:value-type="float">
            <text:p>11997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ESS_R05_2010_RUS_LT_181</text:p>
          </table:table-cell>
          <table:table-cell office:value-type="string" calcext:value-type="string">
            <text:p>F45R</text:p>
          </table:table-cell>
          <table:table-cell office:value-type="string" calcext:value-type="string">
            <text:p>Неполная средняя школа (8-9 классов средней школы), с аттестатом о неполном среднем образовании, но без профессионального образования</text:p>
          </table:table-cell>
          <table:table-cell office:value-type="float" office:value="11998" calcext:value-type="float">
            <text:p>11998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ESS_R05_2010_RUS_LT_181</text:p>
          </table:table-cell>
          <table:table-cell office:value-type="string" calcext:value-type="string">
            <text:p>F45R</text:p>
          </table:table-cell>
          <table:table-cell office:value-type="string" calcext:value-type="string">
            <text:p>Начальное профессиональное образование (ПТУ, ФЗУ, ФЗО), но без полного среднего общего образования</text:p>
          </table:table-cell>
          <table:table-cell office:value-type="float" office:value="11999" calcext:value-type="float">
            <text:p>11999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ESS_R05_2010_RUS_LT_181</text:p>
          </table:table-cell>
          <table:table-cell office:value-type="string" calcext:value-type="string">
            <text:p>F45R</text:p>
          </table:table-cell>
          <table:table-cell office:value-type="string" calcext:value-type="string">
            <text:p>Полное общее среднее образование (10 лет по старой системе, 11 лет по новой системе) с аттестатом зрелости, но без профессионального образования.</text:p>
          </table:table-cell>
          <table:table-cell office:value-type="float" office:value="12000" calcext:value-type="float">
            <text:p>12000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ESS_R05_2010_RUS_LT_181</text:p>
          </table:table-cell>
          <table:table-cell office:value-type="string" calcext:value-type="string">
            <text:p>F45R</text:p>
          </table:table-cell>
          <table:table-cell office:value-type="string" calcext:value-type="string">
            <text:p>Полное общее среднее образование (с аттестатом) и начальное профессиональное образование (закончил ПТУ, ФЗУ, ФЗО, лицей после окончания неполной средней школы: 8-9 классов)</text:p>
          </table:table-cell>
          <table:table-cell office:value-type="float" office:value="12001" calcext:value-type="float">
            <text:p>12001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ESS_R05_2010_RUS_LT_181</text:p>
          </table:table-cell>
          <table:table-cell office:value-type="string" calcext:value-type="string">
            <text:p>F45R</text:p>
          </table:table-cell>
          <table:table-cell office:value-type="string" calcext:value-type="string">
            <text:p>Полное общее среднее образование (с аттестатом) и начальное профессиональное образование (закончил ПТУ, ФЗУ, ФЗО, лицей после окончания полной средней школы: 10-11 классов)</text:p>
          </table:table-cell>
          <table:table-cell office:value-type="float" office:value="12002" calcext:value-type="float">
            <text:p>12002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ESS_R05_2010_RUS_LT_181</text:p>
          </table:table-cell>
          <table:table-cell office:value-type="string" calcext:value-type="string">
            <text:p>F45R</text:p>
          </table:table-cell>
          <table:table-cell office:value-type="string" calcext:value-type="string">
            <text:p>Полное общее среднее образование (с аттестатом) и среднее специальное образование (окончил техникум, училище, колледж: 3-4 года обучения)</text:p>
          </table:table-cell>
          <table:table-cell office:value-type="float" office:value="12003" calcext:value-type="float">
            <text:p>12003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ESS_R05_2010_RUS_LT_181</text:p>
          </table:table-cell>
          <table:table-cell office:value-type="string" calcext:value-type="string">
            <text:p>F45R</text:p>
          </table:table-cell>
          <table:table-cell office:value-type="string" calcext:value-type="string">
            <text:p>Диплом бакалавра в высшем учебном заведении (после 4-х лет обучения по новой двухступенчатой системе обучения)</text:p>
          </table:table-cell>
          <table:table-cell office:value-type="float" office:value="12004" calcext:value-type="float">
            <text:p>12004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ESS_R05_2010_RUS_LT_181</text:p>
          </table:table-cell>
          <table:table-cell office:value-type="string" calcext:value-type="string">
            <text:p>F45R</text:p>
          </table:table-cell>
          <table:table-cell office:value-type="string" calcext:value-type="string">
            <text:p>Законченное высшее образование с дипломом (по системе без подразделения на бакалавра и магистра) или Диплом магистра в высшем учебном заведении (после дополнительных 2-х лет обучения по новой двухступенчатой системе обучения)</text:p>
          </table:table-cell>
          <table:table-cell office:value-type="float" office:value="12005" calcext:value-type="float">
            <text:p>1200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ESS_R05_2010_RUS_LT_181</text:p>
          </table:table-cell>
          <table:table-cell office:value-type="string" calcext:value-type="string">
            <text:p>F45R</text:p>
          </table:table-cell>
          <table:table-cell office:value-type="string" calcext:value-type="string">
            <text:p>Научная степень (кандидат, доктор наук)</text:p>
          </table:table-cell>
          <table:table-cell office:value-type="float" office:value="12006" calcext:value-type="float">
            <text:p>12006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ESS_R05_2010_RUS_LT_181</text:p>
          </table:table-cell>
          <table:table-cell office:value-type="string" calcext:value-type="string">
            <text:p>F45R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07" calcext:value-type="float">
            <text:p>12007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ESS_R05_2010_RUS_LT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Оплачиваемая работа: работник/-ца, самостоятельная работа или семейный бизнес (или временно отсутствовал/-а из-за болезни, отпуска, простоя, забастовки и т. п.)</text:p>
          </table:table-cell>
          <table:table-cell office:value-type="float" office:value="11895" calcext:value-type="float">
            <text:p>11895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Учёба (не за счёт работодателя), в том числе включая каникулы, академический отпуск</text:p>
          </table:table-cell>
          <table:table-cell office:value-type="float" office:value="11896" calcext:value-type="float">
            <text:p>11896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Безработный/-ая, активно искал/-а работу</text:p>
          </table:table-cell>
          <table:table-cell office:value-type="float" office:value="11897" calcext:value-type="float">
            <text:p>11897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Безработный/-ая, активно работу не искал/-а</text:p>
          </table:table-cell>
          <table:table-cell office:value-type="float" office:value="11898" calcext:value-type="float">
            <text:p>11898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Больной/-ая хронической болезнью или на инвалидности и нетрудоспособен/-бна</text:p>
          </table:table-cell>
          <table:table-cell office:value-type="float" office:value="11899" calcext:value-type="float">
            <text:p>11899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На пенсии</text:p>
          </table:table-cell>
          <table:table-cell office:value-type="float" office:value="11900" calcext:value-type="float">
            <text:p>11900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Военная служба по призыву, в том числе альтернативная</text:p>
          </table:table-cell>
          <table:table-cell office:value-type="float" office:value="11901" calcext:value-type="float">
            <text:p>11901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Работа по дому, присмотр за детьми или другими людьми</text:p>
          </table:table-cell>
          <table:table-cell office:value-type="float" office:value="11902" calcext:value-type="float">
            <text:p>11902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903" calcext:value-type="float">
            <text:p>11903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83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Оплачиваемая работа: работник/-ца, самостоятельная работа или семейный бизнес (или временно отсутствовал/-а из-за болезни, отпуска, простоя, забастовки и т. п.)</text:p>
          </table:table-cell>
          <table:table-cell office:value-type="float" office:value="11895" calcext:value-type="float">
            <text:p>11895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83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Учёба (не за счёт работодателя), в том числе включая каникулы, академический отпуск</text:p>
          </table:table-cell>
          <table:table-cell office:value-type="float" office:value="11896" calcext:value-type="float">
            <text:p>11896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83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Безработный/-ая, активно искал/-а работу</text:p>
          </table:table-cell>
          <table:table-cell office:value-type="float" office:value="11897" calcext:value-type="float">
            <text:p>11897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83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Безработный/-ая, активно работу не искал/-а</text:p>
          </table:table-cell>
          <table:table-cell office:value-type="float" office:value="11898" calcext:value-type="float">
            <text:p>11898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83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Больной/-ая хронической болезнью или на инвалидности и нетрудоспособен/-бна</text:p>
          </table:table-cell>
          <table:table-cell office:value-type="float" office:value="11899" calcext:value-type="float">
            <text:p>11899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83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На пенсии</text:p>
          </table:table-cell>
          <table:table-cell office:value-type="float" office:value="11900" calcext:value-type="float">
            <text:p>11900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83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Военная служба по призыву, в том числе альтернативная</text:p>
          </table:table-cell>
          <table:table-cell office:value-type="float" office:value="11901" calcext:value-type="float">
            <text:p>11901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83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Работа по дому, присмотр за детьми или другими людьми</text:p>
          </table:table-cell>
          <table:table-cell office:value-type="float" office:value="11902" calcext:value-type="float">
            <text:p>11902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83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903" calcext:value-type="float">
            <text:p>11903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ESS_R05_2010_RUS_LT_184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84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84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85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18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187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188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... является наёмным работником,</text:p>
          </table:table-cell>
          <table:table-cell office:value-type="float" office:value="12008" calcext:value-type="float">
            <text:p>12008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string" calcext:value-type="string">
            <text:p>ESS_R05_2010_RUS_LT_188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работает самостоятельно,</text:p>
          </table:table-cell>
          <table:table-cell office:value-type="float" office:value="12009" calcext:value-type="float">
            <text:p>12009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string" calcext:value-type="string">
            <text:p>ESS_R05_2010_RUS_LT_188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или работает в собственном семейном бизнесе?</text:p>
          </table:table-cell>
          <table:table-cell office:value-type="float" office:value="12010" calcext:value-type="float">
            <text:p>12010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string" calcext:value-type="string">
            <text:p>ESS_R05_2010_RUS_LT_188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11" calcext:value-type="float">
            <text:p>12011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string" calcext:value-type="string">
            <text:p>ESS_R05_2010_RUS_LT_189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190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90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90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9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19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Неоконченное начальное</text:p>
          </table:table-cell>
          <table:table-cell office:value-type="float" office:value="11877" calcext:value-type="float">
            <text:p>11877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Начальное</text:p>
          </table:table-cell>
          <table:table-cell office:value-type="float" office:value="11878" calcext:value-type="float">
            <text:p>11878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Профессиональное, полученное без завершения основного образования</text:p>
          </table:table-cell>
          <table:table-cell office:value-type="float" office:value="11879" calcext:value-type="float">
            <text:p>11879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Основное (в т. ч. школы молодёжи, вечерние школы)</text:p>
          </table:table-cell>
          <table:table-cell office:value-type="float" office:value="11880" calcext:value-type="float">
            <text:p>11880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Профессиональное, полученное одновременно с завершением и основного образования</text:p>
          </table:table-cell>
          <table:table-cell office:value-type="float" office:value="11881" calcext:value-type="float">
            <text:p>11881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Профессиональное, полученное после завершения основного образования (когда программа профессионального обучения продолжалась меньше двух лет)</text:p>
          </table:table-cell>
          <table:table-cell office:value-type="float" office:value="11882" calcext:value-type="float">
            <text:p>11882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Профессиональное, полученное после завершения основного образования (когда программа профессионального обучения продолжалась два года и более)</text:p>
          </table:table-cell>
          <table:table-cell office:value-type="float" office:value="11883" calcext:value-type="float">
            <text:p>11883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Среднее (в т. ч. гимназии, лицеи, вечерние школы)</text:p>
          </table:table-cell>
          <table:table-cell office:value-type="float" office:value="11884" calcext:value-type="float">
            <text:p>11884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Профессиональное, полученное после завершения основного образования, с одновременным получением и среднего образования</text:p>
          </table:table-cell>
          <table:table-cell office:value-type="float" office:value="11885" calcext:value-type="float">
            <text:p>11885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Профессиональное, полученное после завершения среднего образования</text:p>
          </table:table-cell>
          <table:table-cell office:value-type="float" office:value="11886" calcext:value-type="float">
            <text:p>11886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Высшее или среднее специальное образование, полученное после завершения основного (в т. ч. техникумы, если поступали после получения основного образования)</text:p>
          </table:table-cell>
          <table:table-cell office:value-type="float" office:value="11887" calcext:value-type="float">
            <text:p>11887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Высшее или специальное среднее образование, полученное после завершения среднего (в т. ч. техникумы, если поступали после получения среднего образования)</text:p>
          </table:table-cell>
          <table:table-cell office:value-type="float" office:value="11888" calcext:value-type="float">
            <text:p>11888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Высшее не университетское или коллегии</text:p>
          </table:table-cell>
          <table:table-cell office:value-type="float" office:value="11889" calcext:value-type="float">
            <text:p>11889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Высшее университетское, полученное после завершения бакалавриата</text:p>
          </table:table-cell>
          <table:table-cell office:value-type="float" office:value="11890" calcext:value-type="float">
            <text:p>11890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Высшее университетское, полученное после завершения единой программы обучения (в т. ч. обучение в высшей школе до реформы 1991-1992 г.), или высшее специальное профессиональное (дипломированный специалист)</text:p>
          </table:table-cell>
          <table:table-cell office:value-type="float" office:value="11891" calcext:value-type="float">
            <text:p>11891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Высшее университетское, полученное после завершения магистрантуры или резидентуры</text:p>
          </table:table-cell>
          <table:table-cell office:value-type="float" office:value="11892" calcext:value-type="float">
            <text:p>11892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Научная степень кандидата или доктора наук</text:p>
          </table:table-cell>
          <table:table-cell office:value-type="float" office:value="11893" calcext:value-type="float">
            <text:p>11893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94" calcext:value-type="float">
            <text:p>11894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4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Был наёмным работником</text:p>
          </table:table-cell>
          <table:table-cell office:value-type="float" office:value="12012" calcext:value-type="float">
            <text:p>12012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ESS_R05_2010_RUS_LT_194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Работал самостоятельно</text:p>
          </table:table-cell>
          <table:table-cell office:value-type="float" office:value="12013" calcext:value-type="float">
            <text:p>12013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ESS_R05_2010_RUS_LT_194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Не работал</text:p>
          </table:table-cell>
          <table:table-cell office:value-type="float" office:value="12014" calcext:value-type="float">
            <text:p>12014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ESS_R05_2010_RUS_LT_194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Отец был умерший/отсутствовал, когда респонденту было 14 лет)</text:p>
          </table:table-cell>
          <table:table-cell office:value-type="float" office:value="12015" calcext:value-type="float">
            <text:p>12015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ESS_R05_2010_RUS_LT_194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16" calcext:value-type="float">
            <text:p>12016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ESS_R05_2010_RUS_LT_19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Ни одного</text:p>
          </table:table-cell>
          <table:table-cell office:value-type="float" office:value="12017" calcext:value-type="float">
            <text:p>12017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ESS_R05_2010_RUS_LT_19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От 1 до 24</text:p>
          </table:table-cell>
          <table:table-cell office:value-type="float" office:value="12018" calcext:value-type="float">
            <text:p>12018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ESS_R05_2010_RUS_LT_19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25 и больше</text:p>
          </table:table-cell>
          <table:table-cell office:value-type="float" office:value="12019" calcext:value-type="float">
            <text:p>12019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ESS_R05_2010_RUS_LT_19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20" calcext:value-type="float">
            <text:p>12020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ESS_R05_2010_RUS_LT_19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9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9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19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19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Специалист высокой квалификации 01 Например: врач, учитель, инженер, финансист, художник</text:p>
          </table:table-cell>
          <table:table-cell office:value-type="float" office:value="12021" calcext:value-type="float">
            <text:p>12021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ESS_R05_2010_RUS_LT_19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Высокого уровня должностное лицо или начальник Например: банкир, директор большой фирмы, государственный чиновник высокого уровня, начальник профессиональной организации</text:p>
          </table:table-cell>
          <table:table-cell office:value-type="float" office:value="12022" calcext:value-type="float">
            <text:p>12022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ESS_R05_2010_RUS_LT_19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Офисный работник Например: секретарь, администратор, служащий учреждения или фирмы, начальник офиса, бухгалтер</text:p>
          </table:table-cell>
          <table:table-cell office:value-type="float" office:value="12023" calcext:value-type="float">
            <text:p>12023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ESS_R05_2010_RUS_LT_19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Работник торгового сектора Например: управляющий по сбыту, владелец магазина, продавец, страховой агент</text:p>
          </table:table-cell>
          <table:table-cell office:value-type="float" office:value="12024" calcext:value-type="float">
            <text:p>12024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ESS_R05_2010_RUS_LT_19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Служащий в сфере услуг Например: хозяин ресторана, полицейский, официант, смотритель, парикмахер, военный</text:p>
          </table:table-cell>
          <table:table-cell office:value-type="float" office:value="12025" calcext:value-type="float">
            <text:p>12025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ESS_R05_2010_RUS_LT_19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Рабочий высокой квалификации Например: мастер, прораб, автомеханик, типограф, слесарь, электрик</text:p>
          </table:table-cell>
          <table:table-cell office:value-type="float" office:value="12026" calcext:value-type="float">
            <text:p>12026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ESS_R05_2010_RUS_LT_19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Рабочий средней квалификации Например: каменщик, водитель общественного транспорта, упаковщик, плотник, пекарь</text:p>
          </table:table-cell>
          <table:table-cell office:value-type="float" office:value="12027" calcext:value-type="float">
            <text:p>12027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ESS_R05_2010_RUS_LT_19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Неквалифицированный рабочий Например: чернорабочий, грузчик (носильщик), неквалифицированный рабочий, работающий на заводах или фабриках</text:p>
          </table:table-cell>
          <table:table-cell office:value-type="float" office:value="12028" calcext:value-type="float">
            <text:p>12028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ESS_R05_2010_RUS_LT_19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Рабочий сельского хозяйства Например: фермер, наёмный рабочий в сельском хозяйстве, тракторист, рыболовство</text:p>
          </table:table-cell>
          <table:table-cell office:value-type="float" office:value="12029" calcext:value-type="float">
            <text:p>12029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ESS_R05_2010_RUS_LT_19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30" calcext:value-type="float">
            <text:p>12030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ESS_R05_2010_RUS_LT_19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Неоконченное начальное</text:p>
          </table:table-cell>
          <table:table-cell office:value-type="float" office:value="11877" calcext:value-type="float">
            <text:p>11877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Начальное</text:p>
          </table:table-cell>
          <table:table-cell office:value-type="float" office:value="11878" calcext:value-type="float">
            <text:p>11878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Профессиональное, полученное без завершения основного образования</text:p>
          </table:table-cell>
          <table:table-cell office:value-type="float" office:value="11879" calcext:value-type="float">
            <text:p>11879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Основное (в т. ч. школы молодёжи, вечерние школы)</text:p>
          </table:table-cell>
          <table:table-cell office:value-type="float" office:value="11880" calcext:value-type="float">
            <text:p>11880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Профессиональное, полученное одновременно с завершением и основного образования</text:p>
          </table:table-cell>
          <table:table-cell office:value-type="float" office:value="11881" calcext:value-type="float">
            <text:p>11881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Профессиональное, полученное после завершения основного образования (когда программа профессионального обучения продолжалась меньше двух лет)</text:p>
          </table:table-cell>
          <table:table-cell office:value-type="float" office:value="11882" calcext:value-type="float">
            <text:p>11882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Профессиональное, полученное после завершения основного образования (когда программа профессионального обучения продолжалась два года и более)</text:p>
          </table:table-cell>
          <table:table-cell office:value-type="float" office:value="11883" calcext:value-type="float">
            <text:p>11883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Среднее (в т. ч. гимназии, лицеи, вечерние школы)</text:p>
          </table:table-cell>
          <table:table-cell office:value-type="float" office:value="11884" calcext:value-type="float">
            <text:p>11884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Профессиональное, полученное после завершения основного образования, с одновременным получением и среднего образования</text:p>
          </table:table-cell>
          <table:table-cell office:value-type="float" office:value="11885" calcext:value-type="float">
            <text:p>11885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Профессиональное, полученное после завершения среднего образования</text:p>
          </table:table-cell>
          <table:table-cell office:value-type="float" office:value="11886" calcext:value-type="float">
            <text:p>11886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Высшее или среднее специальное образование, полученное после завершения основного (в т. ч. техникумы, если поступали после получения основного образования)</text:p>
          </table:table-cell>
          <table:table-cell office:value-type="float" office:value="11887" calcext:value-type="float">
            <text:p>11887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Высшее или специальное среднее образование, полученное после завершения среднего (в т. ч. техникумы, если поступали после получения среднего образования)</text:p>
          </table:table-cell>
          <table:table-cell office:value-type="float" office:value="11888" calcext:value-type="float">
            <text:p>11888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Высшее не университетское или коллегии</text:p>
          </table:table-cell>
          <table:table-cell office:value-type="float" office:value="11889" calcext:value-type="float">
            <text:p>11889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Высшее университетское, полученное после завершения бакалавриата</text:p>
          </table:table-cell>
          <table:table-cell office:value-type="float" office:value="11890" calcext:value-type="float">
            <text:p>11890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Высшее университетское, полученное после завершения единой программы обучения (в т. ч. обучение в высшей школе до реформы 1991-1992 г.), или высшее специальное профессиональное (дипломированный специалист)</text:p>
          </table:table-cell>
          <table:table-cell office:value-type="float" office:value="11891" calcext:value-type="float">
            <text:p>11891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Высшее университетское, полученное после завершения магистрантуры или резидентуры</text:p>
          </table:table-cell>
          <table:table-cell office:value-type="float" office:value="11892" calcext:value-type="float">
            <text:p>11892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Научная степень кандидата или доктора наук</text:p>
          </table:table-cell>
          <table:table-cell office:value-type="float" office:value="11893" calcext:value-type="float">
            <text:p>11893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19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894" calcext:value-type="float">
            <text:p>11894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ESS_R05_2010_RUS_LT_20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Была наёмной работницей</text:p>
          </table:table-cell>
          <table:table-cell office:value-type="float" office:value="12031" calcext:value-type="float">
            <text:p>12031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string" calcext:value-type="string">
            <text:p>ESS_R05_2010_RUS_LT_20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Работала самостоятельно</text:p>
          </table:table-cell>
          <table:table-cell office:value-type="float" office:value="12032" calcext:value-type="float">
            <text:p>12032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string" calcext:value-type="string">
            <text:p>ESS_R05_2010_RUS_LT_20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Не работала</text:p>
          </table:table-cell>
          <table:table-cell office:value-type="float" office:value="12033" calcext:value-type="float">
            <text:p>12033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string" calcext:value-type="string">
            <text:p>ESS_R05_2010_RUS_LT_20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Мать была умершей/отсутствовала, когда респонденту было 14 лет)</text:p>
          </table:table-cell>
          <table:table-cell office:value-type="float" office:value="12034" calcext:value-type="float">
            <text:p>12034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string" calcext:value-type="string">
            <text:p>ESS_R05_2010_RUS_LT_20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35" calcext:value-type="float">
            <text:p>12035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string" calcext:value-type="string">
            <text:p>ESS_R05_2010_RUS_LT_201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Ни одного</text:p>
          </table:table-cell>
          <table:table-cell office:value-type="float" office:value="12036" calcext:value-type="float">
            <text:p>12036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ESS_R05_2010_RUS_LT_201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От 1 до 24</text:p>
          </table:table-cell>
          <table:table-cell office:value-type="float" office:value="12037" calcext:value-type="float">
            <text:p>12037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ESS_R05_2010_RUS_LT_201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25 и более</text:p>
          </table:table-cell>
          <table:table-cell office:value-type="float" office:value="12038" calcext:value-type="float">
            <text:p>12038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ESS_R05_2010_RUS_LT_201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39" calcext:value-type="float">
            <text:p>12039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ESS_R05_2010_RUS_LT_202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202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202</text:p>
          </table:table-cell>
          <table:table-cell office:value-type="string" calcext:value-type="string">
            <text:p>F6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203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204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Специалист высокой квалификации Например: врач, учительница, инженер, финансист, художницак на ферме Такие как: фермер – рабочий на ферме – тракторист - рыбак</text:p>
          </table:table-cell>
          <table:table-cell office:value-type="float" office:value="12040" calcext:value-type="float">
            <text:p>12040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ESS_R05_2010_RUS_LT_204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Высокого уровня должностное лицо или начальница Например: банкир, директор большой фирмы, государственная чиновница высокого уровня, начальница профессиональной организации</text:p>
          </table:table-cell>
          <table:table-cell office:value-type="float" office:value="12041" calcext:value-type="float">
            <text:p>12041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ESS_R05_2010_RUS_LT_204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Офисная работница Например: секретарь, администратор, служащая учреждения или фирмы, начальница офиса, бухгалтер</text:p>
          </table:table-cell>
          <table:table-cell office:value-type="float" office:value="12042" calcext:value-type="float">
            <text:p>12042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ESS_R05_2010_RUS_LT_204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Работница торгового сектора Например: управляющая по сбыту, владелица магазина, продавщица, страховой агент</text:p>
          </table:table-cell>
          <table:table-cell office:value-type="float" office:value="12043" calcext:value-type="float">
            <text:p>12043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ESS_R05_2010_RUS_LT_204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Служащая в сфере услуг Например: хозяйка ресторана, полицейский, официантка, смотрительница, парикмахер, военнослужащая</text:p>
          </table:table-cell>
          <table:table-cell office:value-type="float" office:value="12044" calcext:value-type="float">
            <text:p>12044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ESS_R05_2010_RUS_LT_204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Рабочая высокой квалификации Например: мастер, прораб, автомеханик, типограф, слесарь, электрик</text:p>
          </table:table-cell>
          <table:table-cell office:value-type="float" office:value="12045" calcext:value-type="float">
            <text:p>12045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ESS_R05_2010_RUS_LT_204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Рабочая средней квалификации Например: каменщик, водитель общественного транспорта, упаковщица, плотник, пекарь</text:p>
          </table:table-cell>
          <table:table-cell office:value-type="float" office:value="12046" calcext:value-type="float">
            <text:p>12046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ESS_R05_2010_RUS_LT_204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Неквалифицированная рабочая Например: чернорабочая, грузчица (носильщица), неквалифицированная рабочая, работающая на заводах или фабриках</text:p>
          </table:table-cell>
          <table:table-cell office:value-type="float" office:value="12047" calcext:value-type="float">
            <text:p>12047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ESS_R05_2010_RUS_LT_204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Рабочая сельского хозяйства Например: фермер, наёмная рабочая в сельском хозяйстве, трактористка, рыболовство</text:p>
          </table:table-cell>
          <table:table-cell office:value-type="float" office:value="12048" calcext:value-type="float">
            <text:p>12048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ESS_R05_2010_RUS_LT_204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49" calcext:value-type="float">
            <text:p>12049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ESS_R05_2010_RUS_LT_205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205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205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5_2010_RUS_LT_206</text:p>
          </table:table-cell>
          <table:table-cell office:value-type="string" calcext:value-type="string">
            <text:p>F70а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5_2010_RUS_LT_207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Очень полезным</text:p>
          </table:table-cell>
          <table:table-cell office:value-type="float" office:value="12050" calcext:value-type="float">
            <text:p>12050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ESS_R05_2010_RUS_LT_207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Весьма полезным</text:p>
          </table:table-cell>
          <table:table-cell office:value-type="float" office:value="12051" calcext:value-type="float">
            <text:p>12051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ESS_R05_2010_RUS_LT_207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Не очень полезным</text:p>
          </table:table-cell>
          <table:table-cell office:value-type="float" office:value="12052" calcext:value-type="float">
            <text:p>12052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ESS_R05_2010_RUS_LT_207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Совсем не полезным</text:p>
          </table:table-cell>
          <table:table-cell office:value-type="float" office:value="12053" calcext:value-type="float">
            <text:p>12053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ESS_R05_2010_RUS_LT_207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54" calcext:value-type="float">
            <text:p>12054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ESS_R05_2010_RUS_LT_208</text:p>
          </table:table-cell>
          <table:table-cell office:value-type="string" calcext:value-type="string">
            <text:p>F70с</text:p>
          </table:table-cell>
          <table:table-cell office:value-type="string" calcext:value-type="string">
            <text:p>Полностью</text:p>
          </table:table-cell>
          <table:table-cell office:value-type="float" office:value="12055" calcext:value-type="float">
            <text:p>12055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string" calcext:value-type="string">
            <text:p>ESS_R05_2010_RUS_LT_208</text:p>
          </table:table-cell>
          <table:table-cell office:value-type="string" calcext:value-type="string">
            <text:p>F70с</text:p>
          </table:table-cell>
          <table:table-cell office:value-type="string" calcext:value-type="string">
            <text:p>Большая часть</text:p>
          </table:table-cell>
          <table:table-cell office:value-type="float" office:value="12056" calcext:value-type="float">
            <text:p>12056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string" calcext:value-type="string">
            <text:p>ESS_R05_2010_RUS_LT_208</text:p>
          </table:table-cell>
          <table:table-cell office:value-type="string" calcext:value-type="string">
            <text:p>F70с</text:p>
          </table:table-cell>
          <table:table-cell office:value-type="string" calcext:value-type="string">
            <text:p>Около половины</text:p>
          </table:table-cell>
          <table:table-cell office:value-type="float" office:value="12057" calcext:value-type="float">
            <text:p>12057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string" calcext:value-type="string">
            <text:p>ESS_R05_2010_RUS_LT_208</text:p>
          </table:table-cell>
          <table:table-cell office:value-type="string" calcext:value-type="string">
            <text:p>F70с</text:p>
          </table:table-cell>
          <table:table-cell office:value-type="string" calcext:value-type="string">
            <text:p>Частично</text:p>
          </table:table-cell>
          <table:table-cell office:value-type="float" office:value="12058" calcext:value-type="float">
            <text:p>12058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string" calcext:value-type="string">
            <text:p>ESS_R05_2010_RUS_LT_208</text:p>
          </table:table-cell>
          <table:table-cell office:value-type="string" calcext:value-type="string">
            <text:p>F70с</text:p>
          </table:table-cell>
          <table:table-cell office:value-type="string" calcext:value-type="string">
            <text:p>Нисколько</text:p>
          </table:table-cell>
          <table:table-cell office:value-type="float" office:value="12059" calcext:value-type="float">
            <text:p>12059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string" calcext:value-type="string">
            <text:p>ESS_R05_2010_RUS_LT_208</text:p>
          </table:table-cell>
          <table:table-cell office:value-type="string" calcext:value-type="string">
            <text:p>F70с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60" calcext:value-type="float">
            <text:p>12060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string" calcext:value-type="string">
            <text:p>ESS_R05_2010_RUS_LT_209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2061" calcext:value-type="float">
            <text:p>12061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09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2062" calcext:value-type="float">
            <text:p>12062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09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2063" calcext:value-type="float">
            <text:p>12063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09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2064" calcext:value-type="float">
            <text:p>12064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09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2065" calcext:value-type="float">
            <text:p>12065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09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Более двух часов, до двух с половиной часов</text:p>
          </table:table-cell>
          <table:table-cell office:value-type="float" office:value="12066" calcext:value-type="float">
            <text:p>12066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09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Более двух с половиной часов, до трёх часов</text:p>
          </table:table-cell>
          <table:table-cell office:value-type="float" office:value="12067" calcext:value-type="float">
            <text:p>12067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09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2068" calcext:value-type="float">
            <text:p>12068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09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69" calcext:value-type="float">
            <text:p>12069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10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2061" calcext:value-type="float">
            <text:p>12061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10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2062" calcext:value-type="float">
            <text:p>12062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10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2063" calcext:value-type="float">
            <text:p>12063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10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2064" calcext:value-type="float">
            <text:p>12064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10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2065" calcext:value-type="float">
            <text:p>12065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10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Более двух часов, до двух с половиной часов</text:p>
          </table:table-cell>
          <table:table-cell office:value-type="float" office:value="12066" calcext:value-type="float">
            <text:p>12066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10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Более двух с половиной часов, до трёх часов</text:p>
          </table:table-cell>
          <table:table-cell office:value-type="float" office:value="12067" calcext:value-type="float">
            <text:p>12067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10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2068" calcext:value-type="float">
            <text:p>12068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10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69" calcext:value-type="float">
            <text:p>12069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11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2061" calcext:value-type="float">
            <text:p>12061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11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2062" calcext:value-type="float">
            <text:p>12062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11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2063" calcext:value-type="float">
            <text:p>12063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11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2064" calcext:value-type="float">
            <text:p>12064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11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2065" calcext:value-type="float">
            <text:p>12065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11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Более двух часов, до двух с половиной часов</text:p>
          </table:table-cell>
          <table:table-cell office:value-type="float" office:value="12066" calcext:value-type="float">
            <text:p>12066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11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Более двух с половиной часов, до трёх часов</text:p>
          </table:table-cell>
          <table:table-cell office:value-type="float" office:value="12067" calcext:value-type="float">
            <text:p>12067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11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12068" calcext:value-type="float">
            <text:p>12068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11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69" calcext:value-type="float">
            <text:p>12069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ESS_R05_2010_RUS_LT_212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Совсем не позволяет</text:p>
          </table:table-cell>
          <table:table-cell office:value-type="float" office:value="12070" calcext:value-type="float">
            <text:p>1207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ESS_R05_2010_RUS_LT_212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Очень мало</text:p>
          </table:table-cell>
          <table:table-cell office:value-type="float" office:value="12071" calcext:value-type="float">
            <text:p>12071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ESS_R05_2010_RUS_LT_212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Немного</text:p>
          </table:table-cell>
          <table:table-cell office:value-type="float" office:value="12072" calcext:value-type="float">
            <text:p>1207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ESS_R05_2010_RUS_LT_212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Много</text:p>
          </table:table-cell>
          <table:table-cell office:value-type="float" office:value="12073" calcext:value-type="float">
            <text:p>12073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ESS_R05_2010_RUS_LT_212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Очень много</text:p>
          </table:table-cell>
          <table:table-cell office:value-type="float" office:value="12074" calcext:value-type="float">
            <text:p>12074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ESS_R05_2010_RUS_LT_212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75" calcext:value-type="float">
            <text:p>12075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ESS_R05_2010_RUS_LT_213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Определённо, нет</text:p>
          </table:table-cell>
          <table:table-cell office:value-type="float" office:value="12076" calcext:value-type="float">
            <text:p>12076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ESS_R05_2010_RUS_LT_213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Скорее всего, нет</text:p>
          </table:table-cell>
          <table:table-cell office:value-type="float" office:value="12077" calcext:value-type="float">
            <text:p>12077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ESS_R05_2010_RUS_LT_213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Не уверен/-а, да или нет</text:p>
          </table:table-cell>
          <table:table-cell office:value-type="float" office:value="12078" calcext:value-type="float">
            <text:p>12078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ESS_R05_2010_RUS_LT_213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Скорее всего, да</text:p>
          </table:table-cell>
          <table:table-cell office:value-type="float" office:value="12079" calcext:value-type="float">
            <text:p>12079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ESS_R05_2010_RUS_LT_213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Определённо, да</text:p>
          </table:table-cell>
          <table:table-cell office:value-type="float" office:value="12080" calcext:value-type="float">
            <text:p>12080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ESS_R05_2010_RUS_LT_213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81" calcext:value-type="float">
            <text:p>12081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ESS_R05_2010_RUS_LT_214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Совсем не позволяет</text:p>
          </table:table-cell>
          <table:table-cell office:value-type="float" office:value="12070" calcext:value-type="float">
            <text:p>1207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ESS_R05_2010_RUS_LT_214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Очень мало</text:p>
          </table:table-cell>
          <table:table-cell office:value-type="float" office:value="12071" calcext:value-type="float">
            <text:p>12071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ESS_R05_2010_RUS_LT_214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Немного</text:p>
          </table:table-cell>
          <table:table-cell office:value-type="float" office:value="12072" calcext:value-type="float">
            <text:p>1207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ESS_R05_2010_RUS_LT_214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Много</text:p>
          </table:table-cell>
          <table:table-cell office:value-type="float" office:value="12073" calcext:value-type="float">
            <text:p>12073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ESS_R05_2010_RUS_LT_214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Очень много</text:p>
          </table:table-cell>
          <table:table-cell office:value-type="float" office:value="12074" calcext:value-type="float">
            <text:p>12074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ESS_R05_2010_RUS_LT_214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75" calcext:value-type="float">
            <text:p>12075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ESS_R05_2010_RUS_LT_215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Совершенно не уверен/-а</text:p>
          </table:table-cell>
          <table:table-cell office:value-type="float" office:value="12082" calcext:value-type="float">
            <text:p>12082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string" calcext:value-type="string">
            <text:p>ESS_R05_2010_RUS_LT_215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Мало уверен/-а</text:p>
          </table:table-cell>
          <table:table-cell office:value-type="float" office:value="12083" calcext:value-type="float">
            <text:p>12083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string" calcext:value-type="string">
            <text:p>ESS_R05_2010_RUS_LT_215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Достаточно уверен/-а</text:p>
          </table:table-cell>
          <table:table-cell office:value-type="float" office:value="12084" calcext:value-type="float">
            <text:p>12084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string" calcext:value-type="string">
            <text:p>ESS_R05_2010_RUS_LT_215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Очень уверен/-а</text:p>
          </table:table-cell>
          <table:table-cell office:value-type="float" office:value="12085" calcext:value-type="float">
            <text:p>12085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string" calcext:value-type="string">
            <text:p>ESS_R05_2010_RUS_LT_215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Совершенно уверен/-а</text:p>
          </table:table-cell>
          <table:table-cell office:value-type="float" office:value="12086" calcext:value-type="float">
            <text:p>12086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string" calcext:value-type="string">
            <text:p>ESS_R05_2010_RUS_LT_215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87" calcext:value-type="float">
            <text:p>12087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string" calcext:value-type="string">
            <text:p>ESS_R05_2010_RUS_LT_216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2088" calcext:value-type="float">
            <text:p>1208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6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2089" calcext:value-type="float">
            <text:p>12089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6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2090" calcext:value-type="float">
            <text:p>12090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6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2091" calcext:value-type="float">
            <text:p>12091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6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2092" calcext:value-type="float">
            <text:p>12092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6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Более двух часов, до двух с половиной часов</text:p>
          </table:table-cell>
          <table:table-cell office:value-type="float" office:value="12093" calcext:value-type="float">
            <text:p>12093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6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Более двух с половиной часов, до трёх часов</text:p>
          </table:table-cell>
          <table:table-cell office:value-type="float" office:value="12094" calcext:value-type="float">
            <text:p>12094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6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Более трёх часов, до четырёх часов</text:p>
          </table:table-cell>
          <table:table-cell office:value-type="float" office:value="12095" calcext:value-type="float">
            <text:p>1209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6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Более четырёх часов, до пяти часов</text:p>
          </table:table-cell>
          <table:table-cell office:value-type="float" office:value="12096" calcext:value-type="float">
            <text:p>12096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6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Более пяти часов, до шести часов</text:p>
          </table:table-cell>
          <table:table-cell office:value-type="float" office:value="12097" calcext:value-type="float">
            <text:p>12097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6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Более шести часов</text:p>
          </table:table-cell>
          <table:table-cell office:value-type="float" office:value="12098" calcext:value-type="float">
            <text:p>1209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6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99" calcext:value-type="float">
            <text:p>12099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7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2088" calcext:value-type="float">
            <text:p>1208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7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2089" calcext:value-type="float">
            <text:p>12089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7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2090" calcext:value-type="float">
            <text:p>12090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7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2091" calcext:value-type="float">
            <text:p>12091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7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2092" calcext:value-type="float">
            <text:p>12092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7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Более двух часов, до двух с половиной часов</text:p>
          </table:table-cell>
          <table:table-cell office:value-type="float" office:value="12093" calcext:value-type="float">
            <text:p>12093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7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Более двух с половиной часов, до трёх часов</text:p>
          </table:table-cell>
          <table:table-cell office:value-type="float" office:value="12094" calcext:value-type="float">
            <text:p>12094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7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Более трёх часов, до четырёх часов</text:p>
          </table:table-cell>
          <table:table-cell office:value-type="float" office:value="12095" calcext:value-type="float">
            <text:p>1209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7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Более четырёх часов, до пяти часов</text:p>
          </table:table-cell>
          <table:table-cell office:value-type="float" office:value="12096" calcext:value-type="float">
            <text:p>12096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7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Более пяти часов, до шести часов</text:p>
          </table:table-cell>
          <table:table-cell office:value-type="float" office:value="12097" calcext:value-type="float">
            <text:p>12097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7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Более шести часов</text:p>
          </table:table-cell>
          <table:table-cell office:value-type="float" office:value="12098" calcext:value-type="float">
            <text:p>1209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7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99" calcext:value-type="float">
            <text:p>12099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8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2088" calcext:value-type="float">
            <text:p>1208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8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2089" calcext:value-type="float">
            <text:p>12089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8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2090" calcext:value-type="float">
            <text:p>12090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8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2091" calcext:value-type="float">
            <text:p>12091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8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2092" calcext:value-type="float">
            <text:p>12092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8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Более двух часов, до двух с половиной часов</text:p>
          </table:table-cell>
          <table:table-cell office:value-type="float" office:value="12093" calcext:value-type="float">
            <text:p>12093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8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Более двух с половиной часов, до трёх часов</text:p>
          </table:table-cell>
          <table:table-cell office:value-type="float" office:value="12094" calcext:value-type="float">
            <text:p>12094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8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Более трёх часов, до четырёх часов</text:p>
          </table:table-cell>
          <table:table-cell office:value-type="float" office:value="12095" calcext:value-type="float">
            <text:p>1209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8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Более четырёх часов, до пяти часов</text:p>
          </table:table-cell>
          <table:table-cell office:value-type="float" office:value="12096" calcext:value-type="float">
            <text:p>12096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8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Более пяти часов, до шести часов</text:p>
          </table:table-cell>
          <table:table-cell office:value-type="float" office:value="12097" calcext:value-type="float">
            <text:p>12097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8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Более шести часов</text:p>
          </table:table-cell>
          <table:table-cell office:value-type="float" office:value="12098" calcext:value-type="float">
            <text:p>1209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8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99" calcext:value-type="float">
            <text:p>12099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9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2088" calcext:value-type="float">
            <text:p>1208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9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2089" calcext:value-type="float">
            <text:p>12089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9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2090" calcext:value-type="float">
            <text:p>12090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9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2091" calcext:value-type="float">
            <text:p>12091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9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2092" calcext:value-type="float">
            <text:p>12092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9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Более двух часов, до двух с половиной часов</text:p>
          </table:table-cell>
          <table:table-cell office:value-type="float" office:value="12093" calcext:value-type="float">
            <text:p>12093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9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Более двух с половиной часов, до трёх часов</text:p>
          </table:table-cell>
          <table:table-cell office:value-type="float" office:value="12094" calcext:value-type="float">
            <text:p>12094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9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Более трёх часов, до четырёх часов</text:p>
          </table:table-cell>
          <table:table-cell office:value-type="float" office:value="12095" calcext:value-type="float">
            <text:p>1209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9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Более четырёх часов, до пяти часов</text:p>
          </table:table-cell>
          <table:table-cell office:value-type="float" office:value="12096" calcext:value-type="float">
            <text:p>12096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9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Более пяти часов, до шести часов</text:p>
          </table:table-cell>
          <table:table-cell office:value-type="float" office:value="12097" calcext:value-type="float">
            <text:p>12097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9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Более шести часов</text:p>
          </table:table-cell>
          <table:table-cell office:value-type="float" office:value="12098" calcext:value-type="float">
            <text:p>1209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19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99" calcext:value-type="float">
            <text:p>12099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0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2100" calcext:value-type="float">
            <text:p>12100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0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Менее пятнадцати минут</text:p>
          </table:table-cell>
          <table:table-cell office:value-type="float" office:value="12101" calcext:value-type="float">
            <text:p>12101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0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От пятнадцати минут до получаса</text:p>
          </table:table-cell>
          <table:table-cell office:value-type="float" office:value="12102" calcext:value-type="float">
            <text:p>12102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0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Более получаса до сорока пяти минут</text:p>
          </table:table-cell>
          <table:table-cell office:value-type="float" office:value="12103" calcext:value-type="float">
            <text:p>12103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0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Более сорока пяти минут до часа</text:p>
          </table:table-cell>
          <table:table-cell office:value-type="float" office:value="12104" calcext:value-type="float">
            <text:p>12104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0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2105" calcext:value-type="float">
            <text:p>12105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0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2106" calcext:value-type="float">
            <text:p>12106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0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Более двух часов, до двух с половиной часов</text:p>
          </table:table-cell>
          <table:table-cell office:value-type="float" office:value="12107" calcext:value-type="float">
            <text:p>12107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0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Более двух с половиной часов, до трёх часов</text:p>
          </table:table-cell>
          <table:table-cell office:value-type="float" office:value="12108" calcext:value-type="float">
            <text:p>12108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0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Более трёх часов</text:p>
          </table:table-cell>
          <table:table-cell office:value-type="float" office:value="12109" calcext:value-type="float">
            <text:p>1210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0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110" calcext:value-type="float">
            <text:p>12110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1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2100" calcext:value-type="float">
            <text:p>12100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1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Менее пятнадцати минут</text:p>
          </table:table-cell>
          <table:table-cell office:value-type="float" office:value="12101" calcext:value-type="float">
            <text:p>12101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1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От пятнадцати минут до получаса</text:p>
          </table:table-cell>
          <table:table-cell office:value-type="float" office:value="12102" calcext:value-type="float">
            <text:p>12102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1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Более получаса до сорока пяти минут</text:p>
          </table:table-cell>
          <table:table-cell office:value-type="float" office:value="12103" calcext:value-type="float">
            <text:p>12103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1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Более сорока пяти минут до часа</text:p>
          </table:table-cell>
          <table:table-cell office:value-type="float" office:value="12104" calcext:value-type="float">
            <text:p>12104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1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2105" calcext:value-type="float">
            <text:p>12105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1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2106" calcext:value-type="float">
            <text:p>12106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1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Более двух часов, до двух с половиной часов</text:p>
          </table:table-cell>
          <table:table-cell office:value-type="float" office:value="12107" calcext:value-type="float">
            <text:p>12107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1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Более двух с половиной часов, до трёх часов</text:p>
          </table:table-cell>
          <table:table-cell office:value-type="float" office:value="12108" calcext:value-type="float">
            <text:p>12108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1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Более трёх часов</text:p>
          </table:table-cell>
          <table:table-cell office:value-type="float" office:value="12109" calcext:value-type="float">
            <text:p>1210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1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110" calcext:value-type="float">
            <text:p>12110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2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2088" calcext:value-type="float">
            <text:p>1208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2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2089" calcext:value-type="float">
            <text:p>12089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2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2090" calcext:value-type="float">
            <text:p>12090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2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2091" calcext:value-type="float">
            <text:p>12091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2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2092" calcext:value-type="float">
            <text:p>12092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2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Более двух часов, до двух с половиной часов</text:p>
          </table:table-cell>
          <table:table-cell office:value-type="float" office:value="12093" calcext:value-type="float">
            <text:p>12093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2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Более двух с половиной часов, до трёх часов</text:p>
          </table:table-cell>
          <table:table-cell office:value-type="float" office:value="12094" calcext:value-type="float">
            <text:p>12094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2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Более трёх часов, до четырёх часов</text:p>
          </table:table-cell>
          <table:table-cell office:value-type="float" office:value="12095" calcext:value-type="float">
            <text:p>1209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2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Более четырёх часов, до пяти часов</text:p>
          </table:table-cell>
          <table:table-cell office:value-type="float" office:value="12096" calcext:value-type="float">
            <text:p>12096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2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Более пяти часов, до шести часов</text:p>
          </table:table-cell>
          <table:table-cell office:value-type="float" office:value="12097" calcext:value-type="float">
            <text:p>12097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2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Более шести часов</text:p>
          </table:table-cell>
          <table:table-cell office:value-type="float" office:value="12098" calcext:value-type="float">
            <text:p>1209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2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99" calcext:value-type="float">
            <text:p>12099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3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2088" calcext:value-type="float">
            <text:p>1208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3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2089" calcext:value-type="float">
            <text:p>12089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3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2090" calcext:value-type="float">
            <text:p>12090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3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2091" calcext:value-type="float">
            <text:p>12091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3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2092" calcext:value-type="float">
            <text:p>12092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3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Более двух часов, до двух с половиной часов</text:p>
          </table:table-cell>
          <table:table-cell office:value-type="float" office:value="12093" calcext:value-type="float">
            <text:p>12093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3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Более двух с половиной часов, до трёх часов</text:p>
          </table:table-cell>
          <table:table-cell office:value-type="float" office:value="12094" calcext:value-type="float">
            <text:p>12094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3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Более трёх часов, до четырёх часов</text:p>
          </table:table-cell>
          <table:table-cell office:value-type="float" office:value="12095" calcext:value-type="float">
            <text:p>1209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3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Более четырёх часов, до пяти часов</text:p>
          </table:table-cell>
          <table:table-cell office:value-type="float" office:value="12096" calcext:value-type="float">
            <text:p>12096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3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Более пяти часов, до шести часов</text:p>
          </table:table-cell>
          <table:table-cell office:value-type="float" office:value="12097" calcext:value-type="float">
            <text:p>12097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3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Более шести часов</text:p>
          </table:table-cell>
          <table:table-cell office:value-type="float" office:value="12098" calcext:value-type="float">
            <text:p>1209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3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99" calcext:value-type="float">
            <text:p>12099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4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2088" calcext:value-type="float">
            <text:p>1208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4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2089" calcext:value-type="float">
            <text:p>12089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4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2090" calcext:value-type="float">
            <text:p>12090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4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2091" calcext:value-type="float">
            <text:p>12091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4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2092" calcext:value-type="float">
            <text:p>12092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4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Более двух часов, до двух с половиной часов</text:p>
          </table:table-cell>
          <table:table-cell office:value-type="float" office:value="12093" calcext:value-type="float">
            <text:p>12093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4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Более двух с половиной часов, до трёх часов</text:p>
          </table:table-cell>
          <table:table-cell office:value-type="float" office:value="12094" calcext:value-type="float">
            <text:p>12094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4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Более трёх часов, до четырёх часов</text:p>
          </table:table-cell>
          <table:table-cell office:value-type="float" office:value="12095" calcext:value-type="float">
            <text:p>1209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4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Более четырёх часов, до пяти часов</text:p>
          </table:table-cell>
          <table:table-cell office:value-type="float" office:value="12096" calcext:value-type="float">
            <text:p>12096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4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Более пяти часов, до шести часов</text:p>
          </table:table-cell>
          <table:table-cell office:value-type="float" office:value="12097" calcext:value-type="float">
            <text:p>12097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4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Более шести часов</text:p>
          </table:table-cell>
          <table:table-cell office:value-type="float" office:value="12098" calcext:value-type="float">
            <text:p>1209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4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99" calcext:value-type="float">
            <text:p>12099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5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2088" calcext:value-type="float">
            <text:p>1208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5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2089" calcext:value-type="float">
            <text:p>12089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5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2090" calcext:value-type="float">
            <text:p>12090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5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2091" calcext:value-type="float">
            <text:p>12091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5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2092" calcext:value-type="float">
            <text:p>12092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5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Более двух часов, до двух с половиной часов</text:p>
          </table:table-cell>
          <table:table-cell office:value-type="float" office:value="12093" calcext:value-type="float">
            <text:p>12093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5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Более двух с половиной часов, до трёх часов</text:p>
          </table:table-cell>
          <table:table-cell office:value-type="float" office:value="12094" calcext:value-type="float">
            <text:p>12094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5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Более трёх часов, до четырёх часов</text:p>
          </table:table-cell>
          <table:table-cell office:value-type="float" office:value="12095" calcext:value-type="float">
            <text:p>1209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5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Более четырёх часов, до пяти часов</text:p>
          </table:table-cell>
          <table:table-cell office:value-type="float" office:value="12096" calcext:value-type="float">
            <text:p>12096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5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Более пяти часов, до шести часов</text:p>
          </table:table-cell>
          <table:table-cell office:value-type="float" office:value="12097" calcext:value-type="float">
            <text:p>12097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5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Более шести часов</text:p>
          </table:table-cell>
          <table:table-cell office:value-type="float" office:value="12098" calcext:value-type="float">
            <text:p>1209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5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99" calcext:value-type="float">
            <text:p>12099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6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2100" calcext:value-type="float">
            <text:p>12100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6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Менее пятнадцати минут</text:p>
          </table:table-cell>
          <table:table-cell office:value-type="float" office:value="12101" calcext:value-type="float">
            <text:p>12101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6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От пятнадцати минут до получаса</text:p>
          </table:table-cell>
          <table:table-cell office:value-type="float" office:value="12102" calcext:value-type="float">
            <text:p>12102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6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Более получаса до сорока пяти минут</text:p>
          </table:table-cell>
          <table:table-cell office:value-type="float" office:value="12103" calcext:value-type="float">
            <text:p>12103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6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Более сорока пяти минут до часа</text:p>
          </table:table-cell>
          <table:table-cell office:value-type="float" office:value="12104" calcext:value-type="float">
            <text:p>12104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6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2105" calcext:value-type="float">
            <text:p>12105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6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2106" calcext:value-type="float">
            <text:p>12106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6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Более двух часов, до двух с половиной часов</text:p>
          </table:table-cell>
          <table:table-cell office:value-type="float" office:value="12107" calcext:value-type="float">
            <text:p>12107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6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Более двух с половиной часов, до трёх часов</text:p>
          </table:table-cell>
          <table:table-cell office:value-type="float" office:value="12108" calcext:value-type="float">
            <text:p>12108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6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Более трёх часов</text:p>
          </table:table-cell>
          <table:table-cell office:value-type="float" office:value="12109" calcext:value-type="float">
            <text:p>1210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6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110" calcext:value-type="float">
            <text:p>12110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7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2100" calcext:value-type="float">
            <text:p>12100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7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Менее пятнадцати минут</text:p>
          </table:table-cell>
          <table:table-cell office:value-type="float" office:value="12101" calcext:value-type="float">
            <text:p>12101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7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От пятнадцати минут до получаса</text:p>
          </table:table-cell>
          <table:table-cell office:value-type="float" office:value="12102" calcext:value-type="float">
            <text:p>12102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7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Более получаса до сорока пяти минут</text:p>
          </table:table-cell>
          <table:table-cell office:value-type="float" office:value="12103" calcext:value-type="float">
            <text:p>12103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7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Более сорока пяти минут до часа</text:p>
          </table:table-cell>
          <table:table-cell office:value-type="float" office:value="12104" calcext:value-type="float">
            <text:p>12104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7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2105" calcext:value-type="float">
            <text:p>12105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7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2106" calcext:value-type="float">
            <text:p>12106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7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Более двух часов, до двух с половиной часов</text:p>
          </table:table-cell>
          <table:table-cell office:value-type="float" office:value="12107" calcext:value-type="float">
            <text:p>12107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7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Более двух с половиной часов, до трёх часов</text:p>
          </table:table-cell>
          <table:table-cell office:value-type="float" office:value="12108" calcext:value-type="float">
            <text:p>12108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7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Более трёх часов</text:p>
          </table:table-cell>
          <table:table-cell office:value-type="float" office:value="12109" calcext:value-type="float">
            <text:p>1210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7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110" calcext:value-type="float">
            <text:p>12110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5_2010_RUS_LT_228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2088" calcext:value-type="float">
            <text:p>1208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8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2089" calcext:value-type="float">
            <text:p>12089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8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2090" calcext:value-type="float">
            <text:p>12090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8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2091" calcext:value-type="float">
            <text:p>12091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8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2092" calcext:value-type="float">
            <text:p>12092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8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Более двух часов, до двух с половиной часов</text:p>
          </table:table-cell>
          <table:table-cell office:value-type="float" office:value="12093" calcext:value-type="float">
            <text:p>12093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8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Более двух с половиной часов, до трёх часов</text:p>
          </table:table-cell>
          <table:table-cell office:value-type="float" office:value="12094" calcext:value-type="float">
            <text:p>12094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8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Более трёх часов, до четырёх часов</text:p>
          </table:table-cell>
          <table:table-cell office:value-type="float" office:value="12095" calcext:value-type="float">
            <text:p>1209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8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Более четырёх часов, до пяти часов</text:p>
          </table:table-cell>
          <table:table-cell office:value-type="float" office:value="12096" calcext:value-type="float">
            <text:p>12096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8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Более пяти часов, до шести часов</text:p>
          </table:table-cell>
          <table:table-cell office:value-type="float" office:value="12097" calcext:value-type="float">
            <text:p>12097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8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Более шести часов</text:p>
          </table:table-cell>
          <table:table-cell office:value-type="float" office:value="12098" calcext:value-type="float">
            <text:p>1209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8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99" calcext:value-type="float">
            <text:p>12099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9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Совсем не уделяю времени</text:p>
          </table:table-cell>
          <table:table-cell office:value-type="float" office:value="12088" calcext:value-type="float">
            <text:p>1208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9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Менее получаса</text:p>
          </table:table-cell>
          <table:table-cell office:value-type="float" office:value="12089" calcext:value-type="float">
            <text:p>12089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9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12090" calcext:value-type="float">
            <text:p>12090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9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Более часа, до полутора часов</text:p>
          </table:table-cell>
          <table:table-cell office:value-type="float" office:value="12091" calcext:value-type="float">
            <text:p>12091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9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Более полутора часов, до двух часов</text:p>
          </table:table-cell>
          <table:table-cell office:value-type="float" office:value="12092" calcext:value-type="float">
            <text:p>12092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9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Более двух часов, до двух с половиной часов</text:p>
          </table:table-cell>
          <table:table-cell office:value-type="float" office:value="12093" calcext:value-type="float">
            <text:p>12093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9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Более двух с половиной часов, до трёх часов</text:p>
          </table:table-cell>
          <table:table-cell office:value-type="float" office:value="12094" calcext:value-type="float">
            <text:p>12094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9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Более трёх часов, до четырёх часов</text:p>
          </table:table-cell>
          <table:table-cell office:value-type="float" office:value="12095" calcext:value-type="float">
            <text:p>1209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9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Более четырёх часов, до пяти часов</text:p>
          </table:table-cell>
          <table:table-cell office:value-type="float" office:value="12096" calcext:value-type="float">
            <text:p>12096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9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Более пяти часов, до шести часов</text:p>
          </table:table-cell>
          <table:table-cell office:value-type="float" office:value="12097" calcext:value-type="float">
            <text:p>12097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9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Более шести часов</text:p>
          </table:table-cell>
          <table:table-cell office:value-type="float" office:value="12098" calcext:value-type="float">
            <text:p>1209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29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099" calcext:value-type="float">
            <text:p>12099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5_2010_RUS_LT_23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Чрезвычайно не успешна</text:p>
          </table:table-cell>
          <table:table-cell office:value-type="float" office:value="12111" calcext:value-type="float">
            <text:p>12111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ESS_R05_2010_RUS_LT_23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12112" calcext:value-type="float">
            <text:p>12112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ESS_R05_2010_RUS_LT_23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12113" calcext:value-type="float">
            <text:p>12113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ESS_R05_2010_RUS_LT_23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12114" calcext:value-type="float">
            <text:p>12114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ESS_R05_2010_RUS_LT_23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12115" calcext:value-type="float">
            <text:p>12115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ESS_R05_2010_RUS_LT_23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12116" calcext:value-type="float">
            <text:p>12116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ESS_R05_2010_RUS_LT_23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12117" calcext:value-type="float">
            <text:p>12117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ESS_R05_2010_RUS_LT_23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12118" calcext:value-type="float">
            <text:p>12118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ESS_R05_2010_RUS_LT_23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12119" calcext:value-type="float">
            <text:p>12119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ESS_R05_2010_RUS_LT_23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aN</text:p>
          </table:table-cell>
          <table:table-cell office:value-type="float" office:value="12120" calcext:value-type="float">
            <text:p>12120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ESS_R05_2010_RUS_LT_23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Чрезвычайно успешна</text:p>
          </table:table-cell>
          <table:table-cell office:value-type="float" office:value="12121" calcext:value-type="float">
            <text:p>12121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ESS_R05_2010_RUS_LT_23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122" calcext:value-type="float">
            <text:p>12122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ESS_R05_2010_RUS_LT_23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Чрезвычайно не успешна</text:p>
          </table:table-cell>
          <table:table-cell office:value-type="float" office:value="12123" calcext:value-type="float">
            <text:p>12123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ESS_R05_2010_RUS_LT_23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12124" calcext:value-type="float">
            <text:p>12124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ESS_R05_2010_RUS_LT_23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12125" calcext:value-type="float">
            <text:p>12125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ESS_R05_2010_RUS_LT_23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12126" calcext:value-type="float">
            <text:p>12126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ESS_R05_2010_RUS_LT_23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12127" calcext:value-type="float">
            <text:p>12127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ESS_R05_2010_RUS_LT_23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12128" calcext:value-type="float">
            <text:p>12128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ESS_R05_2010_RUS_LT_23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12129" calcext:value-type="float">
            <text:p>12129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ESS_R05_2010_RUS_LT_23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12130" calcext:value-type="float">
            <text:p>12130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ESS_R05_2010_RUS_LT_23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12131" calcext:value-type="float">
            <text:p>12131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ESS_R05_2010_RUS_LT_23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aN</text:p>
          </table:table-cell>
          <table:table-cell office:value-type="float" office:value="12132" calcext:value-type="float">
            <text:p>12132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ESS_R05_2010_RUS_LT_23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Чрезвычайно успешна</text:p>
          </table:table-cell>
          <table:table-cell office:value-type="float" office:value="12133" calcext:value-type="float">
            <text:p>12133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ESS_R05_2010_RUS_LT_23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134" calcext:value-type="float">
            <text:p>12134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ESS_R05_2010_RUS_LT_232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Чрезвычайно медленно</text:p>
          </table:table-cell>
          <table:table-cell office:value-type="float" office:value="12135" calcext:value-type="float">
            <text:p>12135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ESS_R05_2010_RUS_LT_232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12136" calcext:value-type="float">
            <text:p>12136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ESS_R05_2010_RUS_LT_232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12137" calcext:value-type="float">
            <text:p>12137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ESS_R05_2010_RUS_LT_232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12138" calcext:value-type="float">
            <text:p>12138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ESS_R05_2010_RUS_LT_232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12139" calcext:value-type="float">
            <text:p>12139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ESS_R05_2010_RUS_LT_232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12140" calcext:value-type="float">
            <text:p>12140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ESS_R05_2010_RUS_LT_232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12141" calcext:value-type="float">
            <text:p>12141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ESS_R05_2010_RUS_LT_232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12142" calcext:value-type="float">
            <text:p>12142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ESS_R05_2010_RUS_LT_232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12143" calcext:value-type="float">
            <text:p>12143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ESS_R05_2010_RUS_LT_232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aN</text:p>
          </table:table-cell>
          <table:table-cell office:value-type="float" office:value="12144" calcext:value-type="float">
            <text:p>12144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ESS_R05_2010_RUS_LT_232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Чрезвычайно быстро</text:p>
          </table:table-cell>
          <table:table-cell office:value-type="float" office:value="12145" calcext:value-type="float">
            <text:p>12145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ESS_R05_2010_RUS_LT_232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146" calcext:value-type="float">
            <text:p>12146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ESS_R05_2010_RUS_LT_233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 text:c="2"/>совсем нечасто</text:p>
          </table:table-cell>
          <table:table-cell office:value-type="float" office:value="12147" calcext:value-type="float">
            <text:p>12147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string" calcext:value-type="string">
            <text:p>ESS_R05_2010_RUS_LT_233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не очень часто</text:p>
          </table:table-cell>
          <table:table-cell office:value-type="float" office:value="12148" calcext:value-type="float">
            <text:p>12148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string" calcext:value-type="string">
            <text:p>ESS_R05_2010_RUS_LT_233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часто</text:p>
          </table:table-cell>
          <table:table-cell office:value-type="float" office:value="12149" calcext:value-type="float">
            <text:p>12149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string" calcext:value-type="string">
            <text:p>ESS_R05_2010_RUS_LT_233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или очень часто?</text:p>
          </table:table-cell>
          <table:table-cell office:value-type="float" office:value="12150" calcext:value-type="float">
            <text:p>12150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string" calcext:value-type="string">
            <text:p>ESS_R05_2010_RUS_LT_233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151" calcext:value-type="float">
            <text:p>12151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string" calcext:value-type="string">
            <text:p>ESS_R05_2010_RUS_LT_234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 text:c="2"/>совсем нечасто</text:p>
          </table:table-cell>
          <table:table-cell office:value-type="float" office:value="12147" calcext:value-type="float">
            <text:p>12147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string" calcext:value-type="string">
            <text:p>ESS_R05_2010_RUS_LT_234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не очень часто</text:p>
          </table:table-cell>
          <table:table-cell office:value-type="float" office:value="12148" calcext:value-type="float">
            <text:p>12148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string" calcext:value-type="string">
            <text:p>ESS_R05_2010_RUS_LT_234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часто</text:p>
          </table:table-cell>
          <table:table-cell office:value-type="float" office:value="12149" calcext:value-type="float">
            <text:p>12149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string" calcext:value-type="string">
            <text:p>ESS_R05_2010_RUS_LT_234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или очень часто?</text:p>
          </table:table-cell>
          <table:table-cell office:value-type="float" office:value="12150" calcext:value-type="float">
            <text:p>12150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string" calcext:value-type="string">
            <text:p>ESS_R05_2010_RUS_LT_234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151" calcext:value-type="float">
            <text:p>12151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string" calcext:value-type="string">
            <text:p>ESS_R05_2010_RUS_LT_235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 text:c="2"/>совсем нечасто</text:p>
          </table:table-cell>
          <table:table-cell office:value-type="float" office:value="12152" calcext:value-type="float">
            <text:p>12152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ESS_R05_2010_RUS_LT_235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не очень часто</text:p>
          </table:table-cell>
          <table:table-cell office:value-type="float" office:value="12153" calcext:value-type="float">
            <text:p>12153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ESS_R05_2010_RUS_LT_235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часто</text:p>
          </table:table-cell>
          <table:table-cell office:value-type="float" office:value="12154" calcext:value-type="float">
            <text:p>12154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ESS_R05_2010_RUS_LT_235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или очень часто?</text:p>
          </table:table-cell>
          <table:table-cell office:value-type="float" office:value="12155" calcext:value-type="float">
            <text:p>12155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ESS_R05_2010_RUS_LT_235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(Никто никогда не просит полицию объяснить свои решения и действия)</text:p>
          </table:table-cell>
          <table:table-cell office:value-type="float" office:value="12156" calcext:value-type="float">
            <text:p>12156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ESS_R05_2010_RUS_LT_235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157" calcext:value-type="float">
            <text:p>12157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ESS_R05_2010_RUS_LT_23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<text:s/>Полностью невероятно</text:p>
          </table:table-cell>
          <table:table-cell office:value-type="float" office:value="12158" calcext:value-type="float">
            <text:p>12158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ESS_R05_2010_RUS_LT_23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<text:s/>Мало- вероятно</text:p>
          </table:table-cell>
          <table:table-cell office:value-type="float" office:value="12159" calcext:value-type="float">
            <text:p>12159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ESS_R05_2010_RUS_LT_23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<text:s/>Вероятно</text:p>
          </table:table-cell>
          <table:table-cell office:value-type="float" office:value="12160" calcext:value-type="float">
            <text:p>12160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ESS_R05_2010_RUS_LT_23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2161" calcext:value-type="float">
            <text:p>12161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ESS_R05_2010_RUS_LT_23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162" calcext:value-type="float">
            <text:p>12162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ESS_R05_2010_RUS_LT_23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<text:s/>Полностью невероятно</text:p>
          </table:table-cell>
          <table:table-cell office:value-type="float" office:value="12158" calcext:value-type="float">
            <text:p>12158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ESS_R05_2010_RUS_LT_23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<text:s/>Мало- вероятно</text:p>
          </table:table-cell>
          <table:table-cell office:value-type="float" office:value="12159" calcext:value-type="float">
            <text:p>12159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ESS_R05_2010_RUS_LT_23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<text:s/>Вероятно</text:p>
          </table:table-cell>
          <table:table-cell office:value-type="float" office:value="12160" calcext:value-type="float">
            <text:p>12160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ESS_R05_2010_RUS_LT_23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2161" calcext:value-type="float">
            <text:p>12161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ESS_R05_2010_RUS_LT_23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162" calcext:value-type="float">
            <text:p>12162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ESS_R05_2010_RUS_LT_23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<text:s/>Полностью невероятно</text:p>
          </table:table-cell>
          <table:table-cell office:value-type="float" office:value="12158" calcext:value-type="float">
            <text:p>12158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ESS_R05_2010_RUS_LT_23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<text:s/>Мало- вероятно</text:p>
          </table:table-cell>
          <table:table-cell office:value-type="float" office:value="12159" calcext:value-type="float">
            <text:p>12159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ESS_R05_2010_RUS_LT_23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<text:s/>Вероятно</text:p>
          </table:table-cell>
          <table:table-cell office:value-type="float" office:value="12160" calcext:value-type="float">
            <text:p>12160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ESS_R05_2010_RUS_LT_23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2161" calcext:value-type="float">
            <text:p>12161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ESS_R05_2010_RUS_LT_23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162" calcext:value-type="float">
            <text:p>12162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ESS_R05_2010_RUS_LT_23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Полностью невероятно</text:p>
          </table:table-cell>
          <table:table-cell office:value-type="float" office:value="12163" calcext:value-type="float">
            <text:p>12163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ESS_R05_2010_RUS_LT_23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Маловероятно</text:p>
          </table:table-cell>
          <table:table-cell office:value-type="float" office:value="12164" calcext:value-type="float">
            <text:p>12164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ESS_R05_2010_RUS_LT_23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Вероятно</text:p>
          </table:table-cell>
          <table:table-cell office:value-type="float" office:value="12165" calcext:value-type="float">
            <text:p>12165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ESS_R05_2010_RUS_LT_23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2166" calcext:value-type="float">
            <text:p>12166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ESS_R05_2010_RUS_LT_23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167" calcext:value-type="float">
            <text:p>12167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ESS_R05_2010_RUS_LT_24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<text:s/>Полностью невероятно</text:p>
          </table:table-cell>
          <table:table-cell office:value-type="float" office:value="12163" calcext:value-type="float">
            <text:p>12163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ESS_R05_2010_RUS_LT_24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<text:s/>Маловероятно</text:p>
          </table:table-cell>
          <table:table-cell office:value-type="float" office:value="12164" calcext:value-type="float">
            <text:p>12164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ESS_R05_2010_RUS_LT_24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<text:s/>Вероятно</text:p>
          </table:table-cell>
          <table:table-cell office:value-type="float" office:value="12165" calcext:value-type="float">
            <text:p>12165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ESS_R05_2010_RUS_LT_24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2166" calcext:value-type="float">
            <text:p>12166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ESS_R05_2010_RUS_LT_24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167" calcext:value-type="float">
            <text:p>12167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ESS_R05_2010_RUS_LT_24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<text:s/>Полностью невероятно</text:p>
          </table:table-cell>
          <table:table-cell office:value-type="float" office:value="12163" calcext:value-type="float">
            <text:p>12163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ESS_R05_2010_RUS_LT_24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<text:s/>Маловероятно</text:p>
          </table:table-cell>
          <table:table-cell office:value-type="float" office:value="12164" calcext:value-type="float">
            <text:p>12164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ESS_R05_2010_RUS_LT_24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<text:s/>Вероятно</text:p>
          </table:table-cell>
          <table:table-cell office:value-type="float" office:value="12165" calcext:value-type="float">
            <text:p>12165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ESS_R05_2010_RUS_LT_24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2166" calcext:value-type="float">
            <text:p>12166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ESS_R05_2010_RUS_LT_24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167" calcext:value-type="float">
            <text:p>12167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ESS_R05_2010_RUS_LT_24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<text:s/>Очень не успешна</text:p>
          </table:table-cell>
          <table:table-cell office:value-type="float" office:value="12168" calcext:value-type="float">
            <text:p>12168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ESS_R05_2010_RUS_LT_24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<text:s/>Скорее всего не успешна</text:p>
          </table:table-cell>
          <table:table-cell office:value-type="float" office:value="12169" calcext:value-type="float">
            <text:p>1216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ESS_R05_2010_RUS_LT_24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<text:s/>Ни успешна, ни не успешна</text:p>
          </table:table-cell>
          <table:table-cell office:value-type="float" office:value="12170" calcext:value-type="float">
            <text:p>12170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ESS_R05_2010_RUS_LT_24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<text:s/>Скорее всего успешна</text:p>
          </table:table-cell>
          <table:table-cell office:value-type="float" office:value="12171" calcext:value-type="float">
            <text:p>12171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ESS_R05_2010_RUS_LT_24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<text:s/>Очень успешна</text:p>
          </table:table-cell>
          <table:table-cell office:value-type="float" office:value="12172" calcext:value-type="float">
            <text:p>12172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ESS_R05_2010_RUS_LT_24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173" calcext:value-type="float">
            <text:p>12173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ESS_R05_2010_RUS_LT_24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<text:s/>Очень не успешна</text:p>
          </table:table-cell>
          <table:table-cell office:value-type="float" office:value="12168" calcext:value-type="float">
            <text:p>12168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ESS_R05_2010_RUS_LT_24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<text:s/>Скорее всего не успешна</text:p>
          </table:table-cell>
          <table:table-cell office:value-type="float" office:value="12169" calcext:value-type="float">
            <text:p>1216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ESS_R05_2010_RUS_LT_24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<text:s/>Ни успешна, ни не успешна</text:p>
          </table:table-cell>
          <table:table-cell office:value-type="float" office:value="12170" calcext:value-type="float">
            <text:p>12170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ESS_R05_2010_RUS_LT_24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<text:s/>Скорее всего успешна</text:p>
          </table:table-cell>
          <table:table-cell office:value-type="float" office:value="12171" calcext:value-type="float">
            <text:p>12171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ESS_R05_2010_RUS_LT_24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<text:s/>Очень успешна</text:p>
          </table:table-cell>
          <table:table-cell office:value-type="float" office:value="12172" calcext:value-type="float">
            <text:p>12172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ESS_R05_2010_RUS_LT_24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173" calcext:value-type="float">
            <text:p>12173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ESS_R05_2010_RUS_LT_24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<text:s/>Очень медленно</text:p>
          </table:table-cell>
          <table:table-cell office:value-type="float" office:value="12174" calcext:value-type="float">
            <text:p>12174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ESS_R05_2010_RUS_LT_24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<text:s/>Скорее всего медленно</text:p>
          </table:table-cell>
          <table:table-cell office:value-type="float" office:value="12175" calcext:value-type="float">
            <text:p>12175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ESS_R05_2010_RUS_LT_24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<text:s/>Ни медленно, ни быстро</text:p>
          </table:table-cell>
          <table:table-cell office:value-type="float" office:value="12176" calcext:value-type="float">
            <text:p>12176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ESS_R05_2010_RUS_LT_24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<text:s/>Скорее всего быстро</text:p>
          </table:table-cell>
          <table:table-cell office:value-type="float" office:value="12177" calcext:value-type="float">
            <text:p>12177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ESS_R05_2010_RUS_LT_24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<text:s/>Очень быстро</text:p>
          </table:table-cell>
          <table:table-cell office:value-type="float" office:value="12178" calcext:value-type="float">
            <text:p>12178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ESS_R05_2010_RUS_LT_24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179" calcext:value-type="float">
            <text:p>12179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ESS_R05_2010_RUS_LT_24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<text:s/>Почти никогда</text:p>
          </table:table-cell>
          <table:table-cell office:value-type="float" office:value="12180" calcext:value-type="float">
            <text:p>12180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ESS_R05_2010_RUS_LT_24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NaN</text:p>
          </table:table-cell>
          <table:table-cell office:value-type="float" office:value="12181" calcext:value-type="float">
            <text:p>12181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ESS_R05_2010_RUS_LT_24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NaN</text:p>
          </table:table-cell>
          <table:table-cell office:value-type="float" office:value="12182" calcext:value-type="float">
            <text:p>12182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ESS_R05_2010_RUS_LT_24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NaN</text:p>
          </table:table-cell>
          <table:table-cell office:value-type="float" office:value="12183" calcext:value-type="float">
            <text:p>12183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ESS_R05_2010_RUS_LT_24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NaN</text:p>
          </table:table-cell>
          <table:table-cell office:value-type="float" office:value="12184" calcext:value-type="float">
            <text:p>12184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ESS_R05_2010_RUS_LT_24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NaN</text:p>
          </table:table-cell>
          <table:table-cell office:value-type="float" office:value="12185" calcext:value-type="float">
            <text:p>12185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ESS_R05_2010_RUS_LT_24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NaN</text:p>
          </table:table-cell>
          <table:table-cell office:value-type="float" office:value="12186" calcext:value-type="float">
            <text:p>12186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ESS_R05_2010_RUS_LT_24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NaN</text:p>
          </table:table-cell>
          <table:table-cell office:value-type="float" office:value="12187" calcext:value-type="float">
            <text:p>12187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ESS_R05_2010_RUS_LT_24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NaN</text:p>
          </table:table-cell>
          <table:table-cell office:value-type="float" office:value="12188" calcext:value-type="float">
            <text:p>12188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ESS_R05_2010_RUS_LT_24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NaN</text:p>
          </table:table-cell>
          <table:table-cell office:value-type="float" office:value="12189" calcext:value-type="float">
            <text:p>12189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ESS_R05_2010_RUS_LT_24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<text:s/>Почти всегда</text:p>
          </table:table-cell>
          <table:table-cell office:value-type="float" office:value="12190" calcext:value-type="float">
            <text:p>12190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ESS_R05_2010_RUS_LT_24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191" calcext:value-type="float">
            <text:p>12191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ESS_R05_2010_RUS_LT_24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<text:s/>Почти никогда</text:p>
          </table:table-cell>
          <table:table-cell office:value-type="float" office:value="12192" calcext:value-type="float">
            <text:p>12192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ESS_R05_2010_RUS_LT_24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NaN</text:p>
          </table:table-cell>
          <table:table-cell office:value-type="float" office:value="12193" calcext:value-type="float">
            <text:p>12193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ESS_R05_2010_RUS_LT_24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NaN</text:p>
          </table:table-cell>
          <table:table-cell office:value-type="float" office:value="12194" calcext:value-type="float">
            <text:p>12194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ESS_R05_2010_RUS_LT_24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NaN</text:p>
          </table:table-cell>
          <table:table-cell office:value-type="float" office:value="12195" calcext:value-type="float">
            <text:p>12195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ESS_R05_2010_RUS_LT_24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NaN</text:p>
          </table:table-cell>
          <table:table-cell office:value-type="float" office:value="12196" calcext:value-type="float">
            <text:p>12196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ESS_R05_2010_RUS_LT_24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NaN</text:p>
          </table:table-cell>
          <table:table-cell office:value-type="float" office:value="12197" calcext:value-type="float">
            <text:p>12197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ESS_R05_2010_RUS_LT_24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NaN</text:p>
          </table:table-cell>
          <table:table-cell office:value-type="float" office:value="12198" calcext:value-type="float">
            <text:p>12198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ESS_R05_2010_RUS_LT_24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NaN</text:p>
          </table:table-cell>
          <table:table-cell office:value-type="float" office:value="12199" calcext:value-type="float">
            <text:p>12199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ESS_R05_2010_RUS_LT_24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NaN</text:p>
          </table:table-cell>
          <table:table-cell office:value-type="float" office:value="12200" calcext:value-type="float">
            <text:p>12200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ESS_R05_2010_RUS_LT_24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NaN</text:p>
          </table:table-cell>
          <table:table-cell office:value-type="float" office:value="12201" calcext:value-type="float">
            <text:p>12201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ESS_R05_2010_RUS_LT_24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<text:s/>Почти всегда</text:p>
          </table:table-cell>
          <table:table-cell office:value-type="float" office:value="12202" calcext:value-type="float">
            <text:p>12202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ESS_R05_2010_RUS_LT_24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203" calcext:value-type="float">
            <text:p>12203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ESS_R05_2010_RUS_LT_24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<text:s/>Почти никогда</text:p>
          </table:table-cell>
          <table:table-cell office:value-type="float" office:value="12204" calcext:value-type="float">
            <text:p>12204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ESS_R05_2010_RUS_LT_24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NaN</text:p>
          </table:table-cell>
          <table:table-cell office:value-type="float" office:value="12205" calcext:value-type="float">
            <text:p>12205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ESS_R05_2010_RUS_LT_24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NaN</text:p>
          </table:table-cell>
          <table:table-cell office:value-type="float" office:value="12206" calcext:value-type="float">
            <text:p>12206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ESS_R05_2010_RUS_LT_24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NaN</text:p>
          </table:table-cell>
          <table:table-cell office:value-type="float" office:value="12207" calcext:value-type="float">
            <text:p>12207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ESS_R05_2010_RUS_LT_24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NaN</text:p>
          </table:table-cell>
          <table:table-cell office:value-type="float" office:value="12208" calcext:value-type="float">
            <text:p>12208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ESS_R05_2010_RUS_LT_24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NaN</text:p>
          </table:table-cell>
          <table:table-cell office:value-type="float" office:value="12209" calcext:value-type="float">
            <text:p>12209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ESS_R05_2010_RUS_LT_24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NaN</text:p>
          </table:table-cell>
          <table:table-cell office:value-type="float" office:value="12210" calcext:value-type="float">
            <text:p>12210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ESS_R05_2010_RUS_LT_24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NaN</text:p>
          </table:table-cell>
          <table:table-cell office:value-type="float" office:value="12211" calcext:value-type="float">
            <text:p>1221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ESS_R05_2010_RUS_LT_24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NaN</text:p>
          </table:table-cell>
          <table:table-cell office:value-type="float" office:value="12212" calcext:value-type="float">
            <text:p>12212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ESS_R05_2010_RUS_LT_24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NaN</text:p>
          </table:table-cell>
          <table:table-cell office:value-type="float" office:value="12213" calcext:value-type="float">
            <text:p>12213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ESS_R05_2010_RUS_LT_24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<text:s/>Почти всегда</text:p>
          </table:table-cell>
          <table:table-cell office:value-type="float" office:value="12214" calcext:value-type="float">
            <text:p>12214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ESS_R05_2010_RUS_LT_24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215" calcext:value-type="float">
            <text:p>12215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ESS_R05_2010_RUS_LT_24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<text:s/>Очень невероятно</text:p>
          </table:table-cell>
          <table:table-cell office:value-type="float" office:value="12216" calcext:value-type="float">
            <text:p>12216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ESS_R05_2010_RUS_LT_24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NaN</text:p>
          </table:table-cell>
          <table:table-cell office:value-type="float" office:value="12217" calcext:value-type="float">
            <text:p>12217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ESS_R05_2010_RUS_LT_24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NaN</text:p>
          </table:table-cell>
          <table:table-cell office:value-type="float" office:value="12218" calcext:value-type="float">
            <text:p>12218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ESS_R05_2010_RUS_LT_24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2219" calcext:value-type="float">
            <text:p>12219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ESS_R05_2010_RUS_LT_24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220" calcext:value-type="float">
            <text:p>12220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ESS_R05_2010_RUS_LT_24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<text:s/>Очень невероятно</text:p>
          </table:table-cell>
          <table:table-cell office:value-type="float" office:value="12221" calcext:value-type="float">
            <text:p>12221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ESS_R05_2010_RUS_LT_24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NaN</text:p>
          </table:table-cell>
          <table:table-cell office:value-type="float" office:value="12222" calcext:value-type="float">
            <text:p>12222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ESS_R05_2010_RUS_LT_24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NaN</text:p>
          </table:table-cell>
          <table:table-cell office:value-type="float" office:value="12223" calcext:value-type="float">
            <text:p>12223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ESS_R05_2010_RUS_LT_24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2224" calcext:value-type="float">
            <text:p>1222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ESS_R05_2010_RUS_LT_24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225" calcext:value-type="float">
            <text:p>12225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ESS_R05_2010_RUS_LT_25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<text:s/>Очень невероятно</text:p>
          </table:table-cell>
          <table:table-cell office:value-type="float" office:value="12226" calcext:value-type="float">
            <text:p>12226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ESS_R05_2010_RUS_LT_25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NaN</text:p>
          </table:table-cell>
          <table:table-cell office:value-type="float" office:value="12227" calcext:value-type="float">
            <text:p>12227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ESS_R05_2010_RUS_LT_25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NaN</text:p>
          </table:table-cell>
          <table:table-cell office:value-type="float" office:value="12228" calcext:value-type="float">
            <text:p>12228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ESS_R05_2010_RUS_LT_25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2229" calcext:value-type="float">
            <text:p>12229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ESS_R05_2010_RUS_LT_25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230" calcext:value-type="float">
            <text:p>12230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ESS_R05_2010_RUS_LT_251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<text:s/>Чрезвычайно не успешна</text:p>
          </table:table-cell>
          <table:table-cell office:value-type="float" office:value="12231" calcext:value-type="float">
            <text:p>12231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ESS_R05_2010_RUS_LT_251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<text:s/>Очень не успешна</text:p>
          </table:table-cell>
          <table:table-cell office:value-type="float" office:value="12232" calcext:value-type="float">
            <text:p>12232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ESS_R05_2010_RUS_LT_251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<text:s/>Скорее всего не успешна</text:p>
          </table:table-cell>
          <table:table-cell office:value-type="float" office:value="12233" calcext:value-type="float">
            <text:p>12233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ESS_R05_2010_RUS_LT_251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<text:s/>Ни успешна, ни не успешна</text:p>
          </table:table-cell>
          <table:table-cell office:value-type="float" office:value="12234" calcext:value-type="float">
            <text:p>12234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ESS_R05_2010_RUS_LT_251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<text:s/>Скорее всего успешна</text:p>
          </table:table-cell>
          <table:table-cell office:value-type="float" office:value="12235" calcext:value-type="float">
            <text:p>12235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ESS_R05_2010_RUS_LT_251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<text:s/>Очень успешна</text:p>
          </table:table-cell>
          <table:table-cell office:value-type="float" office:value="12236" calcext:value-type="float">
            <text:p>12236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ESS_R05_2010_RUS_LT_251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<text:s/>Чрезвычайно успешна</text:p>
          </table:table-cell>
          <table:table-cell office:value-type="float" office:value="12237" calcext:value-type="float">
            <text:p>12237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ESS_R05_2010_RUS_LT_251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238" calcext:value-type="float">
            <text:p>12238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ESS_R05_2010_RUS_LT_252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Чрезвычайно не успешна</text:p>
          </table:table-cell>
          <table:table-cell office:value-type="float" office:value="12231" calcext:value-type="float">
            <text:p>12231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ESS_R05_2010_RUS_LT_252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Очень не успешна</text:p>
          </table:table-cell>
          <table:table-cell office:value-type="float" office:value="12232" calcext:value-type="float">
            <text:p>12232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ESS_R05_2010_RUS_LT_252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Скорее всего не успешна</text:p>
          </table:table-cell>
          <table:table-cell office:value-type="float" office:value="12233" calcext:value-type="float">
            <text:p>12233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ESS_R05_2010_RUS_LT_252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Ни успешна, ни не успешна</text:p>
          </table:table-cell>
          <table:table-cell office:value-type="float" office:value="12234" calcext:value-type="float">
            <text:p>12234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ESS_R05_2010_RUS_LT_252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Скорее всего успешна</text:p>
          </table:table-cell>
          <table:table-cell office:value-type="float" office:value="12235" calcext:value-type="float">
            <text:p>12235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ESS_R05_2010_RUS_LT_252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Очень успешна</text:p>
          </table:table-cell>
          <table:table-cell office:value-type="float" office:value="12236" calcext:value-type="float">
            <text:p>12236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ESS_R05_2010_RUS_LT_252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Чрезвычайно успешна</text:p>
          </table:table-cell>
          <table:table-cell office:value-type="float" office:value="12237" calcext:value-type="float">
            <text:p>12237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ESS_R05_2010_RUS_LT_252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238" calcext:value-type="float">
            <text:p>12238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ESS_R05_2010_RUS_LT_253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Чрезвычайно медленно</text:p>
          </table:table-cell>
          <table:table-cell office:value-type="float" office:value="12239" calcext:value-type="float">
            <text:p>12239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ESS_R05_2010_RUS_LT_253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Очень медленно</text:p>
          </table:table-cell>
          <table:table-cell office:value-type="float" office:value="12240" calcext:value-type="float">
            <text:p>12240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ESS_R05_2010_RUS_LT_253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Скорее всего медленно</text:p>
          </table:table-cell>
          <table:table-cell office:value-type="float" office:value="12241" calcext:value-type="float">
            <text:p>12241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ESS_R05_2010_RUS_LT_253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Ни медленно, ни быстро</text:p>
          </table:table-cell>
          <table:table-cell office:value-type="float" office:value="12242" calcext:value-type="float">
            <text:p>12242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ESS_R05_2010_RUS_LT_253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Скорее всего быстро</text:p>
          </table:table-cell>
          <table:table-cell office:value-type="float" office:value="12243" calcext:value-type="float">
            <text:p>12243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ESS_R05_2010_RUS_LT_253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Очень быстро</text:p>
          </table:table-cell>
          <table:table-cell office:value-type="float" office:value="12244" calcext:value-type="float">
            <text:p>12244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ESS_R05_2010_RUS_LT_253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Чрезвычайно быстро</text:p>
          </table:table-cell>
          <table:table-cell office:value-type="float" office:value="12245" calcext:value-type="float">
            <text:p>12245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ESS_R05_2010_RUS_LT_253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246" calcext:value-type="float">
            <text:p>12246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ESS_R05_2010_RUS_LT_254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Никогда</text:p>
          </table:table-cell>
          <table:table-cell office:value-type="float" office:value="12247" calcext:value-type="float">
            <text:p>12247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4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Почти никогда</text:p>
          </table:table-cell>
          <table:table-cell office:value-type="float" office:value="12248" calcext:value-type="float">
            <text:p>12248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4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Редко</text:p>
          </table:table-cell>
          <table:table-cell office:value-type="float" office:value="12249" calcext:value-type="float">
            <text:p>12249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4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Раз от раза</text:p>
          </table:table-cell>
          <table:table-cell office:value-type="float" office:value="12250" calcext:value-type="float">
            <text:p>12250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4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Иногда</text:p>
          </table:table-cell>
          <table:table-cell office:value-type="float" office:value="12251" calcext:value-type="float">
            <text:p>12251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4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Половину времени</text:p>
          </table:table-cell>
          <table:table-cell office:value-type="float" office:value="12252" calcext:value-type="float">
            <text:p>12252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4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Более, чем половину времени</text:p>
          </table:table-cell>
          <table:table-cell office:value-type="float" office:value="12253" calcext:value-type="float">
            <text:p>12253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4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Часто</text:p>
          </table:table-cell>
          <table:table-cell office:value-type="float" office:value="12254" calcext:value-type="float">
            <text:p>12254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4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12255" calcext:value-type="float">
            <text:p>12255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4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Почти всегда</text:p>
          </table:table-cell>
          <table:table-cell office:value-type="float" office:value="12256" calcext:value-type="float">
            <text:p>12256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4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Всегда</text:p>
          </table:table-cell>
          <table:table-cell office:value-type="float" office:value="12257" calcext:value-type="float">
            <text:p>12257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4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258" calcext:value-type="float">
            <text:p>12258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5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Никогда</text:p>
          </table:table-cell>
          <table:table-cell office:value-type="float" office:value="12247" calcext:value-type="float">
            <text:p>12247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5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Почти никогда</text:p>
          </table:table-cell>
          <table:table-cell office:value-type="float" office:value="12248" calcext:value-type="float">
            <text:p>12248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5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Редко</text:p>
          </table:table-cell>
          <table:table-cell office:value-type="float" office:value="12249" calcext:value-type="float">
            <text:p>12249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5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Раз от раза</text:p>
          </table:table-cell>
          <table:table-cell office:value-type="float" office:value="12250" calcext:value-type="float">
            <text:p>12250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5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Иногда</text:p>
          </table:table-cell>
          <table:table-cell office:value-type="float" office:value="12251" calcext:value-type="float">
            <text:p>12251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5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Половину времени</text:p>
          </table:table-cell>
          <table:table-cell office:value-type="float" office:value="12252" calcext:value-type="float">
            <text:p>12252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5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Более, чем половину времени</text:p>
          </table:table-cell>
          <table:table-cell office:value-type="float" office:value="12253" calcext:value-type="float">
            <text:p>12253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5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Часто</text:p>
          </table:table-cell>
          <table:table-cell office:value-type="float" office:value="12254" calcext:value-type="float">
            <text:p>12254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5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12255" calcext:value-type="float">
            <text:p>12255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5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Почти всегда</text:p>
          </table:table-cell>
          <table:table-cell office:value-type="float" office:value="12256" calcext:value-type="float">
            <text:p>12256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5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Всегда</text:p>
          </table:table-cell>
          <table:table-cell office:value-type="float" office:value="12257" calcext:value-type="float">
            <text:p>12257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5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258" calcext:value-type="float">
            <text:p>12258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6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Никогда</text:p>
          </table:table-cell>
          <table:table-cell office:value-type="float" office:value="12247" calcext:value-type="float">
            <text:p>12247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6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Почти никогда</text:p>
          </table:table-cell>
          <table:table-cell office:value-type="float" office:value="12248" calcext:value-type="float">
            <text:p>12248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6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Редко</text:p>
          </table:table-cell>
          <table:table-cell office:value-type="float" office:value="12249" calcext:value-type="float">
            <text:p>12249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6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Раз от раза</text:p>
          </table:table-cell>
          <table:table-cell office:value-type="float" office:value="12250" calcext:value-type="float">
            <text:p>12250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6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Иногда</text:p>
          </table:table-cell>
          <table:table-cell office:value-type="float" office:value="12251" calcext:value-type="float">
            <text:p>12251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6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Половину времени</text:p>
          </table:table-cell>
          <table:table-cell office:value-type="float" office:value="12252" calcext:value-type="float">
            <text:p>12252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6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Более, чем половину времени</text:p>
          </table:table-cell>
          <table:table-cell office:value-type="float" office:value="12253" calcext:value-type="float">
            <text:p>12253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6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Часто</text:p>
          </table:table-cell>
          <table:table-cell office:value-type="float" office:value="12254" calcext:value-type="float">
            <text:p>12254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6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12255" calcext:value-type="float">
            <text:p>12255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6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Почти всегда</text:p>
          </table:table-cell>
          <table:table-cell office:value-type="float" office:value="12256" calcext:value-type="float">
            <text:p>12256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6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Всегда</text:p>
          </table:table-cell>
          <table:table-cell office:value-type="float" office:value="12257" calcext:value-type="float">
            <text:p>12257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ESS_R05_2010_RUS_LT_256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2258" calcext:value-type="float">
            <text:p>12258</text:p>
          </table:table-cell>
          <table:table-cell office:value-type="float" office:value="1558" calcext:value-type="float">
            <text:p>1558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5_2010_RUS_LT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ейчас я хотел/-а бы задать вам несколько вопросов о политике и руководстве страны.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ESS_R05_2010_RUS_LT_55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ейчас я задам несколько вопросов, касающихся вас и вашей жизни.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ESS_R05_2010_RUS_LT_13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А теперь я хотел/-а бы узнать некоторые подробности о вас и других людях в вашем домохозяйстве.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ESS_R05_2010_RUS_LT_233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Теперь несколько вопросов о том, как ведёт себя полиция в случаях преступлений, связанных с ограблением жилых домов и физическим нападением на людей.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ESS_R05_2010_RUS_LT_233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Несколько следующих вопросов без карточки.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ESS_R05_2010_RUS_LT_23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Теперь предположим, что вы сделали какую-нибудь из этих вещей в Литве.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ESS_R05_2010_RUS_LT_23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Сейчас несколько вопросов о том, насколько вероятно, что вы были бы пойманы и наказаны, если бы вы поступили определённым образом в Литве.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ESS_R05_2010_RUS_LT_24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Первые несколько вопросов о полиции в Литве.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ESS_R05_2010_RUS_LT_24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Теперь несколько вопросов о том, как ведёт себя полиция в случаях преступлений, связанных с ограблением жилых домов и физическим нападением на людей.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ESS_R05_2010_RUS_LT_24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Сейчас несколько вопросов о том, насколько вероятно, что вы были бы пойманы и наказаны, если бы вы поступили определённым образом в Литве.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ESS_R05_2010_RUS_LT_251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Следующие несколько вопросов о полиции в Литве.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ESS_R05_2010_RUS_LT_254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Теперь несколько вопросов о том, как ведёт себя полиция в случаях преступлений, связанных с ограблением жилых домов и физическим нападением на людей.</text:p>
          </table:table-cell>
          <table:table-cell office:value-type="float" office:value="266" calcext:value-type="float">
            <text:p>266</text:p>
          </table:table-cell>
        </table:table-row>
      </table:table>
      <table:table table:name="Instr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5_2010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ПОДАЙТЕ РЕСПОНДЕНТУ КАРТОЧКУ 1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ESS_R05_2010_RUS_LT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Используйте, пожалуйста, эту карточку для ответа.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ESS_R05_2010_RUS_L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ТА ЖЕ КАРТОЧКА 1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ESS_R05_2010_RUS_LT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Используйте эту же карточку для ответа.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ESS_R05_2010_RUS_L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ТА ЖЕ КАРТОЧКА 1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ESS_R05_2010_RUS_LT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Используйте эту же карточку для ответа.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ESS_R05_2010_RUS_L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ТА ЖЕ КАРТОЧКА 1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ESS_R05_2010_RUS_LT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Используйте эту же карточку для ответа.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ESS_R05_2010_RUS_L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ТА ЖЕ КАРТОЧКА 1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ESS_R05_2010_RUS_LT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Используйте эту же карточку для ответа.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ESS_R05_2010_RUS_L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ТА ЖЕ КАРТОЧКА 1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ESS_R05_2010_RUS_LT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Используйте эту же карточку для ответа.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ESS_R05_2010_RUS_LT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ПОДАЙТЕ РЕСПОНДЕНТУ КАРТОЧКУ 2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ESS_R05_2010_RUS_LT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ПОДАЙТЕ РЕСПОНДЕНТУ КАРТОЧКУ 3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ESS_R05_2010_RUS_LT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ПОДАЙТЕ РЕСПОНДЕНТУ КАРТОЧКУ 4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ESS_R05_2010_RUS_LT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ПОДАЙТЕ РЕСПОНДЕНТУ КАРТОЧКУ 5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ESS_R05_2010_RUS_LT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Пожалуйста, используйте эту карточку для ответа.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ESS_R05_2010_RUS_LT_1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ПОДАЙТЕ РЕСПОНДЕНТУ КАРТОЧКУ 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ESS_R05_2010_RUS_LT_21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ПОДАЙТЕ РЕСПОНДЕНТУ КАРТОЧКУ 8a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ESS_R05_2010_RUS_LT_23</text:p>
          </table:table-cell>
          <table:table-cell office:value-type="string" calcext:value-type="string">
            <text:p>B12d</text:p>
          </table:table-cell>
          <table:table-cell office:value-type="string" calcext:value-type="string">
            <text:p>ПОДАЙТЕ РЕСПОНДЕНТУ КАРТОЧКУ 8b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ESS_R05_2010_RUS_LT_25</text:p>
          </table:table-cell>
          <table:table-cell office:value-type="string" calcext:value-type="string">
            <text:p>B12f</text:p>
          </table:table-cell>
          <table:table-cell office:value-type="string" calcext:value-type="string">
            <text:p>ТА ЖЕ КАРТОЧКА 8b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ESS_R05_2010_RUS_LT_26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ДАЛЕЕ ЗАДАЙТЕ ВОПРОСЫ ВСЕМ РЕСПОНДЕНТАМ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ESS_R05_2010_RUS_LT_34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ПОДАЙТЕ РЕСПОНДЕНТУ КАРТОЧКУ 8c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ESS_R05_2010_RUS_LT_37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ТА ЖЕ КАРТОЧКА 8c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ESS_R05_2010_RUS_LT_38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ПОДАЙТЕ РЕСПОНДЕНТУ КАРТОЧКУ 9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ESS_R05_2010_RUS_LT_39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ПОДАЙТЕ РЕСПОНДЕНТУ КАРТОЧКУ 10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ESS_R05_2010_RUS_LT_4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ТА ЖЕ КАРТОЧКА 10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ESS_R05_2010_RUS_LT_40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Используйте эту же карточку для ответа.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ESS_R05_2010_RUS_LT_4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ТА ЖЕ КАРТОЧКА 10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ESS_R05_2010_RUS_LT_41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Используйте эту же карточку для ответа.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ESS_R05_2010_RUS_LT_4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ТА ЖЕ КАРТОЧКА 10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ESS_R05_2010_RUS_LT_42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Используйте эту же карточку для ответа.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ESS_R05_2010_RUS_LT_43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ПОДАЙТЕ РЕСПОНДЕНТУ КАРТОЧКУ 11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ESS_R05_2010_RUS_LT_44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ТА ЖЕ КАРТОЧКА 11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ESS_R05_2010_RUS_LT_45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ОДАЙТЕ РЕСПОНДЕНТУ КАРТОЧКУ 12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ESS_R05_2010_RUS_LT_49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ПОДАЙТЕ РЕСПОНДЕНТУ КАРТОЧКУ 1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ESS_R05_2010_RUS_LT_50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ТА ЖЕ КАРТОЧКА 14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ESS_R05_2010_RUS_LT_50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Используйте эту же карточку для ответа.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ESS_R05_2010_RUS_LT_51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ТА ЖЕ КАРТОЧКА 14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ESS_R05_2010_RUS_LT_51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Используйте эту же карточку для ответа.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ESS_R05_2010_RUS_LT_52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ПОДАЙТЕ РЕСПОНДЕНТУ КАРТОЧКУ 15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ESS_R05_2010_RUS_LT_52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Используйте эту карточку для ответа.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ESS_R05_2010_RUS_LT_53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ПОДАЙТЕ РЕСПОНДЕНТУ КАРТОЧКУ 16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ESS_R05_2010_RUS_LT_54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ПОДАЙТЕ РЕСПОНДЕНТУ КАРТОЧКУ 17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ESS_R05_2010_RUS_LT_54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Используйте эту карточку.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ESS_R05_2010_RUS_LT_5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ПОДАЙТЕ РЕСПОНДЕНТУ КАРТОЧКУ 18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ESS_R05_2010_RUS_LT_5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Используйте эту карточку для ответа.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ESS_R05_2010_RUS_LT_5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ПОДАЙТЕ РЕСПОНДЕНТУ КАРТОЧКУ 19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ESS_R05_2010_RUS_LT_5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ПОДАЙТЕ РЕСПОНДЕНТУ КАРТОЧКУ 2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ESS_R05_2010_RUS_LT_5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Используйте эту карточку для ответа.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ESS_R05_2010_RUS_LT_6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ПОДАЙТЕ РЕСПОНДЕНТУ КАРТОЧКУ 2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ESS_R05_2010_RUS_LT_6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Выберите, пожалуйста, ответ из этой карточки.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ESS_R05_2010_RUS_LT_6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ТА ЖЕ КАРТОЧКА 21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ESS_R05_2010_RUS_LT_6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Выберите, пожалуйста, ответ из карточки.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ESS_R05_2010_RUS_LT_72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ПОДАЙТЕ РЕСПОНДЕНТУ КАРТОЧКУ 23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ESS_R05_2010_RUS_LT_72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Пожалуйста, используйте эту карточку для ответа.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ESS_R05_2010_RUS_LT_73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ПОДАЙТЕ РЕСПОНДЕНТУ КАРТОЧКУ 24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ESS_R05_2010_RUS_LT_73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Пожалуйста, используйте эту карточку для ответа.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ESS_R05_2010_RUS_LT_74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ТА ЖЕ КАРТОЧКА 24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ESS_R05_2010_RUS_LT_74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Используйте эту же карточку для ответа.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ESS_R05_2010_RUS_LT_9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ПОДАЙТЕ РЕСПОНДЕНТУ КАРТОЧКУ 26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ESS_R05_2010_RUS_LT_94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ПОДАЙТЕ РЕСПОНДЕНТУ КАРТОЧКУ 27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ESS_R05_2010_RUS_LT_94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Выберите ответ из этой карточки.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ESS_R05_2010_RUS_LT_9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ПОДАЙТЕ РЕСПОНДЕНТУ КАРТОЧКУ 28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ESS_R05_2010_RUS_LT_9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Выберите ответ из этой карточки.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ESS_R05_2010_RUS_LT_9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ПОДАЙТЕ РЕСПОНДЕНТУ КАРТОЧКУ 29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ESS_R05_2010_RUS_LT_9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Выберите ответ из этой карточки.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ESS_R05_2010_RUS_LT_9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ПОДАЙТЕ РЕСПОНДЕНТУ КАРТОЧКУ 30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ESS_R05_2010_RUS_LT_9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Выберите ответ из этой карточки.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ESS_R05_2010_RUS_LT_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ПОДАЙТЕ РЕСПОНДЕНТУ КАРТОЧКУ 31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ESS_R05_2010_RUS_LT_100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ТА ЖЕ КАРТОЧКА 31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ESS_R05_2010_RUS_LT_100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Используйте эту же карточку для ответа.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ESS_R05_2010_RUS_LT_10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ПОДАЙТЕ РЕСПОНДЕНТУ КАРТОЧКУ 32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ESS_R05_2010_RUS_LT_105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ПОДАЙТЕ РЕСПОНДЕНТУ КАРТОЧКУ 33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ESS_R05_2010_RUS_LT_108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ПОДАЙТЕ РЕСПОНДЕНТУ КАРТОЧКУ 3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ESS_R05_2010_RUS_LT_1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ПОДАЙТЕ РЕСПОНДЕНТУ КАРТОЧКУ 35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ESS_R05_2010_RUS_LT_113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ПОДАЙТЕ РЕСПОНДЕНТУ КАРТОЧКУ 36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ESS_R05_2010_RUS_LT_113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Выберите ответ из этой карточки.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ESS_R05_2010_RUS_LT_114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ПОДАЙТЕ РЕСПОНДЕНТУ КАРТОЧКУ 37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ESS_R05_2010_RUS_LT_115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ТА ЖЕ КАРТОЧКА 37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ESS_R05_2010_RUS_LT_115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Используйте эту же карточку для ответа.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ESS_R05_2010_RUS_LT_116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ПОДАЙТЕ РЕСПОНДЕНТУ КАРТОЧКУ 38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ESS_R05_2010_RUS_LT_117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ПОДАЙТЕ РЕСПОНДЕНТУ КАРТОЧКУ 39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ESS_R05_2010_RUS_LT_118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ПОДАЙТЕ РЕСПОНДЕНТУ КАРТОЧКУ 40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ESS_R05_2010_RUS_LT_119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ПОДАЙТЕ РЕСПОНДЕНТУ КАРТОЧКУ 41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ESS_R05_2010_RUS_LT_1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ПОДАЙТЕ РЕСПОНДЕНТУ КАРТОЧКУ 4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ESS_R05_2010_RUS_LT_1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Пожалуйста, используйте эту карточку для ответа.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ESS_R05_2010_RUS_LT_126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ПОДАЙТЕ РЕСПОНДЕНТУ КАРТОЧКУ 43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ESS_R05_2010_RUS_LT_126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Пожалуйста, используйте эту карточку для ответа.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ESS_R05_2010_RUS_LT_130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ПОДАЙТЕ РЕСПОНДЕНТУ КАРТОЧКУ 44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ESS_R05_2010_RUS_LT_138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ОДАЙТЕ РЕСПОНДЕНТУ КАРТОЧКУ 46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ESS_R05_2010_RUS_LT_14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ПОДАЙТЕ РЕСПОНДЕНТУ КАРТОЧКУ 47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ESS_R05_2010_RUS_LT_14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ПОДАЙТЕ РЕСПОНДЕНТУ КАРТОЧКУ 48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ESS_R05_2010_RUS_LT_14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ПОДАЙТЕ РЕСПОНДЕНТУ КАРТОЧКУ 49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ESS_R05_2010_RUS_LT_14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Пожалуйста, используйте эту карточку для ответа.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ESS_R05_2010_RUS_LT_147</text:p>
          </table:table-cell>
          <table:table-cell office:value-type="string" calcext:value-type="string">
            <text:p>F17a</text:p>
          </table:table-cell>
          <table:table-cell office:value-type="string" calcext:value-type="string">
            <text:p>ПОДАЙТЕ РЕСПОНДЕНТУ КАРТОЧКУ 5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ESS_R05_2010_RUS_LT_15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ПОДАЙТЕ РЕСПОНДЕНТУ КАРТОЧКУ 51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ESS_R05_2010_RUS_LT_165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ПОДАЙТЕ РЕСПОНДЕНТУ КАРТОЧКУ 52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ESS_R05_2010_RUS_LT_169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ПОДАЙТЕ РЕСПОНДЕНТУ КАРТОЧКУ 53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ESS_R05_2010_RUS_LT_17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ПОДАЙТЕ РЕСПОНДЕНТУ КАРТОЧКУ 54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ESS_R05_2010_RUS_LT_17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Пожалуйста, используйте эту карточку для ответа.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ESS_R05_2010_RUS_LT_17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ПОДАЙТЕ РЕСПОНДЕНТУ КАРТОЧКУ 5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ESS_R05_2010_RUS_LT_177</text:p>
          </table:table-cell>
          <table:table-cell office:value-type="string" calcext:value-type="string">
            <text:p>F41а</text:p>
          </table:table-cell>
          <table:table-cell office:value-type="string" calcext:value-type="string">
            <text:p>ПОДАЙТЕ РЕСПОНДЕНТУ КАРТОЧКУ 56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ESS_R05_2010_RUS_LT_177</text:p>
          </table:table-cell>
          <table:table-cell office:value-type="string" calcext:value-type="string">
            <text:p>F41а</text:p>
          </table:table-cell>
          <table:table-cell office:value-type="string" calcext:value-type="string">
            <text:p>Пожалуйста, используйте эту карточку для ответа.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ESS_R05_2010_RUS_LT_178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ПОДАЙТЕ РЕСПОНДЕНТУ КАРТОЧКУ 57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ESS_R05_2010_RUS_LT_179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ПОДАЙТЕ РЕСПОНДЕНТУ КАРТОЧКУ 58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ESS_R05_2010_RUS_LT_179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Пожалуйста, используйте эту карточку для ответа.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ESS_R05_2010_RUS_LT_18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ПОДАЙТЕ РЕСПОНДЕНТУ КАРТОЧКУ 59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string" calcext:value-type="string">
            <text:p>ESS_R05_2010_RUS_LT_18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Пожалуйста, используйте эту карточку для ответа.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ESS_R05_2010_RUS_LT_182</text:p>
          </table:table-cell>
          <table:table-cell office:value-type="string" calcext:value-type="string">
            <text:p>F46a</text:p>
          </table:table-cell>
          <table:table-cell office:value-type="string" calcext:value-type="string">
            <text:p>ПОДАЙТЕ РЕСПОНДЕНТУ КАРТОЧКУ 60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ESS_R05_2010_RUS_LT_183</text:p>
          </table:table-cell>
          <table:table-cell office:value-type="string" calcext:value-type="string">
            <text:p>F46c</text:p>
          </table:table-cell>
          <table:table-cell office:value-type="string" calcext:value-type="string">
            <text:p>ТА ЖЕ КАРТОЧКА 60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ESS_R05_2010_RUS_LT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ПОДАЙТЕ РЕСПОНДЕНТУ КАРТОЧКУ 61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ESS_R05_2010_RUS_LT_19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Пожалуйста, используйте эту карточку для ответа.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ESS_R05_2010_RUS_LT_19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ПОДАЙТЕ РЕСПОНДЕНТУ КАРТОЧКУ 62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ESS_R05_2010_RUS_LT_19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ПОДАЙТЕ РЕСПОНДЕНТУ КАРТОЧКУ 63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ESS_R05_2010_RUS_LT_19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Пожалуйста, используйте эту карточку для ответа.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ESS_R05_2010_RUS_LT_204</text:p>
          </table:table-cell>
          <table:table-cell office:value-type="string" calcext:value-type="string">
            <text:p>F69</text:p>
          </table:table-cell>
          <table:table-cell office:value-type="string" calcext:value-type="string">
            <text:p>ПОДАЙТЕ РЕСПОНДЕНТУ КАРТОЧКУ 64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ESS_R05_2010_RUS_LT_207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ПОДАЙТЕ РЕСПОНДЕНТУ КАРТОЧКУ 6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ESS_R05_2010_RUS_LT_207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Пожалуйста, используйте эту карточку для ответа.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ESS_R05_2010_RUS_LT_208</text:p>
          </table:table-cell>
          <table:table-cell office:value-type="string" calcext:value-type="string">
            <text:p>F70с</text:p>
          </table:table-cell>
          <table:table-cell office:value-type="string" calcext:value-type="string">
            <text:p>ПОДАЙТЕ РЕСПОНДЕНТУ КАРТОЧКУ 66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ESS_R05_2010_RUS_LT_208</text:p>
          </table:table-cell>
          <table:table-cell office:value-type="string" calcext:value-type="string">
            <text:p>F70с</text:p>
          </table:table-cell>
          <table:table-cell office:value-type="string" calcext:value-type="string">
            <text:p>Пожалуйста, используйте эту карточку для ответа.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ESS_R05_2010_RUS_LT_209</text:p>
          </table:table-cell>
          <table:table-cell office:value-type="string" calcext:value-type="string">
            <text:p>IS1</text:p>
          </table:table-cell>
          <table:table-cell office:value-type="string" calcext:value-type="string">
            <text:p>Отметьте, пожалуйста, одну клетку.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S_R05_2010_RUS_LT_210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Отметьте, пожалуйста, одну клетку.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S_R05_2010_RUS_LT_211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Отметьте, пожалуйста, одну клетку.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S_R05_2010_RUS_LT_212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Отметьте, пожалуйста, одну клетку.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S_R05_2010_RUS_LT_213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Отметьте, пожалуйста, одну клетку.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S_R05_2010_RUS_LT_214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Отметьте, пожалуйста, одну клетку.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S_R05_2010_RUS_LT_215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Отметьте, пожалуйста, одну клетку.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S_R05_2010_RUS_LT_216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Отметьте, пожалуйста, одну клетку.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S_R05_2010_RUS_LT_217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Отметьте, пожалуйста, одну клетку.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S_R05_2010_RUS_LT_218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Отметьте, пожалуйста, одну клетку.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S_R05_2010_RUS_LT_219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Отметьте, пожалуйста, одну клетку.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S_R05_2010_RUS_LT_220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Отметьте, пожалуйста, одну клетку.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S_R05_2010_RUS_LT_221</text:p>
          </table:table-cell>
          <table:table-cell office:value-type="string" calcext:value-type="string">
            <text:p>IS31</text:p>
          </table:table-cell>
          <table:table-cell office:value-type="string" calcext:value-type="string">
            <text:p>Отметьте, пожалуйста, одну клетку.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S_R05_2010_RUS_LT_223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Отметьте, пожалуйста, одну клетку.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S_R05_2010_RUS_LT_224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Отметьте, пожалуйста, одну клетку.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S_R05_2010_RUS_LT_225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Отметьте, пожалуйста, одну клетку.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S_R05_2010_RUS_LT_226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Отметьте, пожалуйста, одну клетку.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S_R05_2010_RUS_LT_227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Отметьте, пожалуйста, одну клетку.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S_R05_2010_RUS_LT_228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Отметьте, пожалуйста, одну клетку.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S_R05_2010_RUS_LT_229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Отметьте, пожалуйста, одну клетку.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S_R05_2010_RUS_LT_23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5_2010_RUS_LT_24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5_2010_RUS_LT_24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5_2010_RUS_LT_24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5_2010_RUS_LT_24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5_2010_RUS_LT_24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5_2010_RUS_LT_24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5_2010_RUS_LT_24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5_2010_RUS_LT_24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5_2010_RUS_LT_24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5_2010_RUS_LT_24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5_2010_RUS_LT_25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5_2010_RUS_LT_251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5_2010_RUS_LT_252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5_2010_RUS_LT_253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5_2010_RUS_LT_254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5_2010_RUS_LT_255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ESS_R05_2010_RUS_LT_256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Отметьте, пожалуйста, одну клетку.</text:p>
          </table:table-cell>
          <table:table-cell office:value-type="float" office:value="851" calcext:value-type="float">
            <text:p>8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3:39:58.460725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3:40:48.416313633</dc:date>
    <meta:editing-duration>PT1M45S</meta:editing-duration>
    <meta:editing-cycles>3</meta:editing-cycles>
    <meta:generator>LibreOffice/6.0.7.3$Linux_X86_64 LibreOffice_project/00m0$Build-3</meta:generator>
    <meta:document-statistic meta:table-count="4" meta:cell-count="11129" meta:object-count="0"/>
  </office:meta>
</office:document-meta>
</file>